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open-0.9" table:style-name="ta1">
        <table:shapes>
          <draw:frame draw:z-index="0" draw:style-name="gr1" draw:text-style-name="P1" svg:width="453.51pt" svg:height="255.09pt" svg:x="579.06pt" svg:y="44.25pt">
            <draw:object draw:notify-on-update-of-ranges="'data-open-0.9'.B1:'data-open-0.9'.B1000 'data-open-0.9'.C1:'data-open-0.9'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.9842527" calcext:value-type="float">
            <text:p>1.9842527</text:p>
          </table:table-cell>
          <table:table-cell office:value-type="float" office:value="0.12599203" calcext:value-type="float">
            <text:p>0.12599203</text:p>
          </table:table-cell>
          <table:table-cell table:formula="of:=[.A1]" office:value-type="float" office:value="1.9842527" calcext:value-type="float">
            <text:p>1.9842527</text:p>
          </table:table-cell>
        </table:table-row>
        <table:table-row table:style-name="ro1">
          <table:table-cell office:value-type="float" office:value="0.47040513" calcext:value-type="float">
            <text:p>0.47040513</text:p>
          </table:table-cell>
          <table:table-cell office:value-type="float" office:value="0.53145677" calcext:value-type="float">
            <text:p>0.53145677</text:p>
          </table:table-cell>
          <table:table-cell table:formula="of:=[.C1]+[.A2]" office:value-type="float" office:value="2.45465783" calcext:value-type="float">
            <text:p>2.45465783</text:p>
          </table:table-cell>
        </table:table-row>
        <table:table-row table:style-name="ro1">
          <table:table-cell office:value-type="float" office:value="0.49309528" calcext:value-type="float">
            <text:p>0.49309528</text:p>
          </table:table-cell>
          <table:table-cell office:value-type="float" office:value="0.5070014" calcext:value-type="float">
            <text:p>0.5070014</text:p>
          </table:table-cell>
          <table:table-cell table:formula="of:=[.C2]+[.A3]" office:value-type="float" office:value="2.94775311" calcext:value-type="float">
            <text:p>2.94775311</text:p>
          </table:table-cell>
        </table:table-row>
        <table:table-row table:style-name="ro1">
          <table:table-cell office:value-type="float" office:value="0.123842224" calcext:value-type="float">
            <text:p>0.123842224</text:p>
          </table:table-cell>
          <table:table-cell office:value-type="float" office:value="2.0186977" calcext:value-type="float">
            <text:p>2.0186977</text:p>
          </table:table-cell>
          <table:table-cell table:formula="of:=[.C3]+[.A4]" office:value-type="float" office:value="3.071595334" calcext:value-type="float">
            <text:p>3.071595334</text:p>
          </table:table-cell>
        </table:table-row>
        <table:table-row table:style-name="ro1">
          <table:table-cell office:value-type="float" office:value="0.08136111" calcext:value-type="float">
            <text:p>0.08136111</text:p>
          </table:table-cell>
          <table:table-cell office:value-type="float" office:value="3.0727212" calcext:value-type="float">
            <text:p>3.0727212</text:p>
          </table:table-cell>
          <table:table-cell table:formula="of:=[.C4]+[.A5]" office:value-type="float" office:value="3.152956444" calcext:value-type="float">
            <text:p>3.152956444</text:p>
          </table:table-cell>
        </table:table-row>
        <table:table-row table:style-name="ro1">
          <table:table-cell office:value-type="float" office:value="0.06636149" calcext:value-type="float">
            <text:p>0.06636149</text:p>
          </table:table-cell>
          <table:table-cell office:value-type="float" office:value="3.7672453" calcext:value-type="float">
            <text:p>3.7672453</text:p>
          </table:table-cell>
          <table:table-cell table:formula="of:=[.C5]+[.A6]" office:value-type="float" office:value="3.219317934" calcext:value-type="float">
            <text:p>3.219317934</text:p>
          </table:table-cell>
        </table:table-row>
        <table:table-row table:style-name="ro1">
          <table:table-cell office:value-type="float" office:value="0.056961928" calcext:value-type="float">
            <text:p>0.056961928</text:p>
          </table:table-cell>
          <table:table-cell office:value-type="float" office:value="4.3888965" calcext:value-type="float">
            <text:p>4.3888965</text:p>
          </table:table-cell>
          <table:table-cell table:formula="of:=[.C6]+[.A7]" office:value-type="float" office:value="3.276279862" calcext:value-type="float">
            <text:p>3.276279862</text:p>
          </table:table-cell>
        </table:table-row>
        <table:table-row table:style-name="ro1">
          <table:table-cell office:value-type="float" office:value="0.050797284" calcext:value-type="float">
            <text:p>0.050797284</text:p>
          </table:table-cell>
          <table:table-cell office:value-type="float" office:value="4.921523" calcext:value-type="float">
            <text:p>4.921523</text:p>
          </table:table-cell>
          <table:table-cell table:formula="of:=[.C7]+[.A8]" office:value-type="float" office:value="3.327077146" calcext:value-type="float">
            <text:p>3.327077146</text:p>
          </table:table-cell>
        </table:table-row>
        <table:table-row table:style-name="ro1">
          <table:table-cell office:value-type="float" office:value="0.04473945" calcext:value-type="float">
            <text:p>0.04473945</text:p>
          </table:table-cell>
          <table:table-cell office:value-type="float" office:value="5.5879097" calcext:value-type="float">
            <text:p>5.5879097</text:p>
          </table:table-cell>
          <table:table-cell table:formula="of:=[.C8]+[.A9]" office:value-type="float" office:value="3.371816596" calcext:value-type="float">
            <text:p>3.371816596</text:p>
          </table:table-cell>
        </table:table-row>
        <table:table-row table:style-name="ro1">
          <table:table-cell office:value-type="float" office:value="0.041748684" calcext:value-type="float">
            <text:p>0.041748684</text:p>
          </table:table-cell>
          <table:table-cell office:value-type="float" office:value="5.988213" calcext:value-type="float">
            <text:p>5.988213</text:p>
          </table:table-cell>
          <table:table-cell table:formula="of:=[.C9]+[.A10]" office:value-type="float" office:value="3.41356528" calcext:value-type="float">
            <text:p>3.41356528</text:p>
          </table:table-cell>
        </table:table-row>
        <table:table-row table:style-name="ro1">
          <table:table-cell office:value-type="float" office:value="0.038895246" calcext:value-type="float">
            <text:p>0.038895246</text:p>
          </table:table-cell>
          <table:table-cell office:value-type="float" office:value="6.427521" calcext:value-type="float">
            <text:p>6.427521</text:p>
          </table:table-cell>
          <table:table-cell table:formula="of:=[.C10]+[.A11]" office:value-type="float" office:value="3.452460526" calcext:value-type="float">
            <text:p>3.452460526</text:p>
          </table:table-cell>
        </table:table-row>
        <table:table-row table:style-name="ro1">
          <table:table-cell office:value-type="float" office:value="0.036621653" calcext:value-type="float">
            <text:p>0.036621653</text:p>
          </table:table-cell>
          <table:table-cell office:value-type="float" office:value="6.8265624" calcext:value-type="float">
            <text:p>6.8265624</text:p>
          </table:table-cell>
          <table:table-cell table:formula="of:=[.C11]+[.A12]" office:value-type="float" office:value="3.489082179" calcext:value-type="float">
            <text:p>3.489082179</text:p>
          </table:table-cell>
        </table:table-row>
        <table:table-row table:style-name="ro1">
          <table:table-cell office:value-type="float" office:value="0.03367666" calcext:value-type="float">
            <text:p>0.03367666</text:p>
          </table:table-cell>
          <table:table-cell office:value-type="float" office:value="7.4235387" calcext:value-type="float">
            <text:p>7.4235387</text:p>
          </table:table-cell>
          <table:table-cell table:formula="of:=[.C12]+[.A13]" office:value-type="float" office:value="3.522758839" calcext:value-type="float">
            <text:p>3.522758839</text:p>
          </table:table-cell>
        </table:table-row>
        <table:table-row table:style-name="ro1">
          <table:table-cell office:value-type="float" office:value="0.032425422" calcext:value-type="float">
            <text:p>0.032425422</text:p>
          </table:table-cell>
          <table:table-cell office:value-type="float" office:value="7.7099996" calcext:value-type="float">
            <text:p>7.7099996</text:p>
          </table:table-cell>
          <table:table-cell table:formula="of:=[.C13]+[.A14]" office:value-type="float" office:value="3.555184261" calcext:value-type="float">
            <text:p>3.555184261</text:p>
          </table:table-cell>
        </table:table-row>
        <table:table-row table:style-name="ro1">
          <table:table-cell office:value-type="float" office:value="0.031097887" calcext:value-type="float">
            <text:p>0.031097887</text:p>
          </table:table-cell>
          <table:table-cell office:value-type="float" office:value="8.039131" calcext:value-type="float">
            <text:p>8.039131</text:p>
          </table:table-cell>
          <table:table-cell table:formula="of:=[.C14]+[.A15]" office:value-type="float" office:value="3.586282148" calcext:value-type="float">
            <text:p>3.586282148</text:p>
          </table:table-cell>
        </table:table-row>
        <table:table-row table:style-name="ro1">
          <table:table-cell office:value-type="float" office:value="0.030014496" calcext:value-type="float">
            <text:p>0.030014496</text:p>
          </table:table-cell>
          <table:table-cell office:value-type="float" office:value="8.3293085" calcext:value-type="float">
            <text:p>8.3293085</text:p>
          </table:table-cell>
          <table:table-cell table:formula="of:=[.C15]+[.A16]" office:value-type="float" office:value="3.616296644" calcext:value-type="float">
            <text:p>3.616296644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16]+[.A17]" office:value-type="float" office:value="3.644419021" calcext:value-type="float">
            <text:p>3.644419021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17]+[.A18]" office:value-type="float" office:value="3.671946297" calcext:value-type="float">
            <text:p>3.671946297</text:p>
          </table:table-cell>
        </table:table-row>
        <table:table-row table:style-name="ro1">
          <table:table-cell office:value-type="float" office:value="0.026718548" calcext:value-type="float">
            <text:p>0.026718548</text:p>
          </table:table-cell>
          <table:table-cell office:value-type="float" office:value="9.356796" calcext:value-type="float">
            <text:p>9.356796</text:p>
          </table:table-cell>
          <table:table-cell table:formula="of:=[.C18]+[.A19]" office:value-type="float" office:value="3.698664845" calcext:value-type="float">
            <text:p>3.698664845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19]+[.A20]" office:value-type="float" office:value="3.724803549" calcext:value-type="float">
            <text:p>3.724803549</text:p>
          </table:table-cell>
        </table:table-row>
        <table:table-row table:style-name="ro1">
          <table:table-cell office:value-type="float" office:value="0.024719616" calcext:value-type="float">
            <text:p>0.024719616</text:p>
          </table:table-cell>
          <table:table-cell office:value-type="float" office:value="10.113426" calcext:value-type="float">
            <text:p>10.113426</text:p>
          </table:table-cell>
          <table:table-cell table:formula="of:=[.C20]+[.A21]" office:value-type="float" office:value="3.749523165" calcext:value-type="float">
            <text:p>3.749523165</text:p>
          </table:table-cell>
        </table:table-row>
        <table:table-row table:style-name="ro1">
          <table:table-cell office:value-type="float" office:value="0.02450599" calcext:value-type="float">
            <text:p>0.02450599</text:p>
          </table:table-cell>
          <table:table-cell office:value-type="float" office:value="10.201588" calcext:value-type="float">
            <text:p>10.201588</text:p>
          </table:table-cell>
          <table:table-cell table:formula="of:=[.C21]+[.A22]" office:value-type="float" office:value="3.774029155" calcext:value-type="float">
            <text:p>3.774029155</text:p>
          </table:table-cell>
        </table:table-row>
        <table:table-row table:style-name="ro1">
          <table:table-cell office:value-type="float" office:value="0.0240177" calcext:value-type="float">
            <text:p>0.0240177</text:p>
          </table:table-cell>
          <table:table-cell office:value-type="float" office:value="10.408989" calcext:value-type="float">
            <text:p>10.408989</text:p>
          </table:table-cell>
          <table:table-cell table:formula="of:=[.C22]+[.A23]" office:value-type="float" office:value="3.798046855" calcext:value-type="float">
            <text:p>3.798046855</text:p>
          </table:table-cell>
        </table:table-row>
        <table:table-row table:style-name="ro1">
          <table:table-cell office:value-type="float" office:value="0.023666743" calcext:value-type="float">
            <text:p>0.023666743</text:p>
          </table:table-cell>
          <table:table-cell office:value-type="float" office:value="10.563346" calcext:value-type="float">
            <text:p>10.563346</text:p>
          </table:table-cell>
          <table:table-cell table:formula="of:=[.C23]+[.A24]" office:value-type="float" office:value="3.821713598" calcext:value-type="float">
            <text:p>3.821713598</text:p>
          </table:table-cell>
        </table:table-row>
        <table:table-row table:style-name="ro1">
          <table:table-cell office:value-type="float" office:value="0.022522317" calcext:value-type="float">
            <text:p>0.022522317</text:p>
          </table:table-cell>
          <table:table-cell office:value-type="float" office:value="11.1001005" calcext:value-type="float">
            <text:p>11.1001005</text:p>
          </table:table-cell>
          <table:table-cell table:formula="of:=[.C24]+[.A25]" office:value-type="float" office:value="3.844235915" calcext:value-type="float">
            <text:p>3.844235915</text:p>
          </table:table-cell>
        </table:table-row>
        <table:table-row table:style-name="ro1">
          <table:table-cell office:value-type="float" office:value="0.022446021" calcext:value-type="float">
            <text:p>0.022446021</text:p>
          </table:table-cell>
          <table:table-cell office:value-type="float" office:value="11.137832" calcext:value-type="float">
            <text:p>11.137832</text:p>
          </table:table-cell>
          <table:table-cell table:formula="of:=[.C25]+[.A26]" office:value-type="float" office:value="3.866681936" calcext:value-type="float">
            <text:p>3.866681936</text:p>
          </table:table-cell>
        </table:table-row>
        <table:table-row table:style-name="ro1">
          <table:table-cell office:value-type="float" office:value="0.0221561" calcext:value-type="float">
            <text:p>0.0221561</text:p>
          </table:table-cell>
          <table:table-cell office:value-type="float" office:value="11.283574" calcext:value-type="float">
            <text:p>11.283574</text:p>
          </table:table-cell>
          <table:table-cell table:formula="of:=[.C26]+[.A27]" office:value-type="float" office:value="3.888838036" calcext:value-type="float">
            <text:p>3.888838036</text:p>
          </table:table-cell>
        </table:table-row>
        <table:table-row table:style-name="ro1">
          <table:table-cell office:value-type="float" office:value="0.021957733" calcext:value-type="float">
            <text:p>0.021957733</text:p>
          </table:table-cell>
          <table:table-cell office:value-type="float" office:value="11.38551" calcext:value-type="float">
            <text:p>11.38551</text:p>
          </table:table-cell>
          <table:table-cell table:formula="of:=[.C27]+[.A28]" office:value-type="float" office:value="3.910795769" calcext:value-type="float">
            <text:p>3.910795769</text:p>
          </table:table-cell>
        </table:table-row>
        <table:table-row table:style-name="ro1">
          <table:table-cell office:value-type="float" office:value="0.020996414" calcext:value-type="float">
            <text:p>0.020996414</text:p>
          </table:table-cell>
          <table:table-cell office:value-type="float" office:value="11.9067955" calcext:value-type="float">
            <text:p>11.9067955</text:p>
          </table:table-cell>
          <table:table-cell table:formula="of:=[.C28]+[.A29]" office:value-type="float" office:value="3.931792183" calcext:value-type="float">
            <text:p>3.931792183</text:p>
          </table:table-cell>
        </table:table-row>
        <table:table-row table:style-name="ro1">
          <table:table-cell office:value-type="float" office:value="0.021026932" calcext:value-type="float">
            <text:p>0.021026932</text:p>
          </table:table-cell>
          <table:table-cell office:value-type="float" office:value="11.889514" calcext:value-type="float">
            <text:p>11.889514</text:p>
          </table:table-cell>
          <table:table-cell table:formula="of:=[.C29]+[.A30]" office:value-type="float" office:value="3.952819115" calcext:value-type="float">
            <text:p>3.952819115</text:p>
          </table:table-cell>
        </table:table-row>
        <table:table-row table:style-name="ro1">
          <table:table-cell office:value-type="float" office:value="0.020828566" calcext:value-type="float">
            <text:p>0.020828566</text:p>
          </table:table-cell>
          <table:table-cell office:value-type="float" office:value="12.002748" calcext:value-type="float">
            <text:p>12.002748</text:p>
          </table:table-cell>
          <table:table-cell table:formula="of:=[.C30]+[.A31]" office:value-type="float" office:value="3.973647681" calcext:value-type="float">
            <text:p>3.973647681</text:p>
          </table:table-cell>
        </table:table-row>
        <table:table-row table:style-name="ro1">
          <table:table-cell office:value-type="float" office:value="0.020706493" calcext:value-type="float">
            <text:p>0.020706493</text:p>
          </table:table-cell>
          <table:table-cell office:value-type="float" office:value="12.073507" calcext:value-type="float">
            <text:p>12.073507</text:p>
          </table:table-cell>
          <table:table-cell table:formula="of:=[.C31]+[.A32]" office:value-type="float" office:value="3.994354174" calcext:value-type="float">
            <text:p>3.994354174</text:p>
          </table:table-cell>
        </table:table-row>
        <table:table-row table:style-name="ro1">
          <table:table-cell office:value-type="float" office:value="0.019913023" calcext:value-type="float">
            <text:p>0.019913023</text:p>
          </table:table-cell>
          <table:table-cell office:value-type="float" office:value="12.554598" calcext:value-type="float">
            <text:p>12.554598</text:p>
          </table:table-cell>
          <table:table-cell table:formula="of:=[.C32]+[.A33]" office:value-type="float" office:value="4.014267197" calcext:value-type="float">
            <text:p>4.014267197</text:p>
          </table:table-cell>
        </table:table-row>
        <table:table-row table:style-name="ro1">
          <table:table-cell office:value-type="float" office:value="0.019913023" calcext:value-type="float">
            <text:p>0.019913023</text:p>
          </table:table-cell>
          <table:table-cell office:value-type="float" office:value="12.554598" calcext:value-type="float">
            <text:p>12.554598</text:p>
          </table:table-cell>
          <table:table-cell table:formula="of:=[.C33]+[.A34]" office:value-type="float" office:value="4.03418022" calcext:value-type="float">
            <text:p>4.03418022</text:p>
          </table:table-cell>
        </table:table-row>
        <table:table-row table:style-name="ro1">
          <table:table-cell office:value-type="float" office:value="0.01980621" calcext:value-type="float">
            <text:p>0.01980621</text:p>
          </table:table-cell>
          <table:table-cell office:value-type="float" office:value="12.622304" calcext:value-type="float">
            <text:p>12.622304</text:p>
          </table:table-cell>
          <table:table-cell table:formula="of:=[.C34]+[.A35]" office:value-type="float" office:value="4.05398643" calcext:value-type="float">
            <text:p>4.05398643</text:p>
          </table:table-cell>
        </table:table-row>
        <table:table-row table:style-name="ro1">
          <table:table-cell office:value-type="float" office:value="0.019745175" calcext:value-type="float">
            <text:p>0.019745175</text:p>
          </table:table-cell>
          <table:table-cell office:value-type="float" office:value="12.661322" calcext:value-type="float">
            <text:p>12.661322</text:p>
          </table:table-cell>
          <table:table-cell table:formula="of:=[.C35]+[.A36]" office:value-type="float" office:value="4.073731605" calcext:value-type="float">
            <text:p>4.073731605</text:p>
          </table:table-cell>
        </table:table-row>
        <table:table-row table:style-name="ro1">
          <table:table-cell office:value-type="float" office:value="0.018982224" calcext:value-type="float">
            <text:p>0.018982224</text:p>
          </table:table-cell>
          <table:table-cell office:value-type="float" office:value="13.170217" calcext:value-type="float">
            <text:p>13.170217</text:p>
          </table:table-cell>
          <table:table-cell table:formula="of:=[.C36]+[.A37]" office:value-type="float" office:value="4.092713829" calcext:value-type="float">
            <text:p>4.092713829</text:p>
          </table:table-cell>
        </table:table-row>
        <table:table-row table:style-name="ro1">
          <table:table-cell office:value-type="float" office:value="0.019089036" calcext:value-type="float">
            <text:p>0.019089036</text:p>
          </table:table-cell>
          <table:table-cell office:value-type="float" office:value="13.096523" calcext:value-type="float">
            <text:p>13.096523</text:p>
          </table:table-cell>
          <table:table-cell table:formula="of:=[.C37]+[.A38]" office:value-type="float" office:value="4.111802865" calcext:value-type="float">
            <text:p>4.111802865</text:p>
          </table:table-cell>
        </table:table-row>
        <table:table-row table:style-name="ro1">
          <table:table-cell office:value-type="float" office:value="0.019028" calcext:value-type="float">
            <text:p>0.019028</text:p>
          </table:table-cell>
          <table:table-cell office:value-type="float" office:value="13.138533" calcext:value-type="float">
            <text:p>13.138533</text:p>
          </table:table-cell>
          <table:table-cell table:formula="of:=[.C38]+[.A39]" office:value-type="float" office:value="4.130830865" calcext:value-type="float">
            <text:p>4.130830865</text:p>
          </table:table-cell>
        </table:table-row>
        <table:table-row table:style-name="ro1">
          <table:table-cell office:value-type="float" office:value="0.018982224" calcext:value-type="float">
            <text:p>0.018982224</text:p>
          </table:table-cell>
          <table:table-cell office:value-type="float" office:value="13.170217" calcext:value-type="float">
            <text:p>13.170217</text:p>
          </table:table-cell>
          <table:table-cell table:formula="of:=[.C39]+[.A40]" office:value-type="float" office:value="4.149813089" calcext:value-type="float">
            <text:p>4.149813089</text:p>
          </table:table-cell>
        </table:table-row>
        <table:table-row table:style-name="ro1">
          <table:table-cell office:value-type="float" office:value="0.018310826" calcext:value-type="float">
            <text:p>0.018310826</text:p>
          </table:table-cell>
          <table:table-cell office:value-type="float" office:value="13.653125" calcext:value-type="float">
            <text:p>13.653125</text:p>
          </table:table-cell>
          <table:table-cell table:formula="of:=[.C40]+[.A41]" office:value-type="float" office:value="4.168123915" calcext:value-type="float">
            <text:p>4.168123915</text:p>
          </table:table-cell>
        </table:table-row>
        <table:table-row table:style-name="ro1">
          <table:table-cell office:value-type="float" office:value="0.018478675" calcext:value-type="float">
            <text:p>0.018478675</text:p>
          </table:table-cell>
          <table:table-cell office:value-type="float" office:value="13.529109" calcext:value-type="float">
            <text:p>13.529109</text:p>
          </table:table-cell>
          <table:table-cell table:formula="of:=[.C41]+[.A42]" office:value-type="float" office:value="4.18660259" calcext:value-type="float">
            <text:p>4.18660259</text:p>
          </table:table-cell>
        </table:table-row>
        <table:table-row table:style-name="ro1">
          <table:table-cell office:value-type="float" office:value="0.018387122" calcext:value-type="float">
            <text:p>0.018387122</text:p>
          </table:table-cell>
          <table:table-cell office:value-type="float" office:value="13.596473" calcext:value-type="float">
            <text:p>13.596473</text:p>
          </table:table-cell>
          <table:table-cell table:formula="of:=[.C42]+[.A43]" office:value-type="float" office:value="4.204989712" calcext:value-type="float">
            <text:p>4.204989712</text:p>
          </table:table-cell>
        </table:table-row>
        <table:table-row table:style-name="ro1">
          <table:table-cell office:value-type="float" office:value="0.01840238" calcext:value-type="float">
            <text:p>0.01840238</text:p>
          </table:table-cell>
          <table:table-cell office:value-type="float" office:value="13.585199" calcext:value-type="float">
            <text:p>13.585199</text:p>
          </table:table-cell>
          <table:table-cell table:formula="of:=[.C43]+[.A44]" office:value-type="float" office:value="4.223392092" calcext:value-type="float">
            <text:p>4.223392092</text:p>
          </table:table-cell>
        </table:table-row>
        <table:table-row table:style-name="ro1">
          <table:table-cell office:value-type="float" office:value="0.01779202" calcext:value-type="float">
            <text:p>0.01779202</text:p>
          </table:table-cell>
          <table:table-cell office:value-type="float" office:value="14.051243" calcext:value-type="float">
            <text:p>14.051243</text:p>
          </table:table-cell>
          <table:table-cell table:formula="of:=[.C44]+[.A45]" office:value-type="float" office:value="4.241184112" calcext:value-type="float">
            <text:p>4.241184112</text:p>
          </table:table-cell>
        </table:table-row>
        <table:table-row table:style-name="ro1">
          <table:table-cell office:value-type="float" office:value="0.01794461" calcext:value-type="float">
            <text:p>0.01794461</text:p>
          </table:table-cell>
          <table:table-cell office:value-type="float" office:value="13.931761" calcext:value-type="float">
            <text:p>13.931761</text:p>
          </table:table-cell>
          <table:table-cell table:formula="of:=[.C45]+[.A46]" office:value-type="float" office:value="4.259128722" calcext:value-type="float">
            <text:p>4.259128722</text:p>
          </table:table-cell>
        </table:table-row>
        <table:table-row table:style-name="ro1">
          <table:table-cell office:value-type="float" office:value="0.017929351" calcext:value-type="float">
            <text:p>0.017929351</text:p>
          </table:table-cell>
          <table:table-cell office:value-type="float" office:value="13.943617" calcext:value-type="float">
            <text:p>13.943617</text:p>
          </table:table-cell>
          <table:table-cell table:formula="of:=[.C46]+[.A47]" office:value-type="float" office:value="4.277058073" calcext:value-type="float">
            <text:p>4.277058073</text:p>
          </table:table-cell>
        </table:table-row>
        <table:table-row table:style-name="ro1">
          <table:table-cell office:value-type="float" office:value="0.017990386" calcext:value-type="float">
            <text:p>0.017990386</text:p>
          </table:table-cell>
          <table:table-cell office:value-type="float" office:value="13.896312" calcext:value-type="float">
            <text:p>13.896312</text:p>
          </table:table-cell>
          <table:table-cell table:formula="of:=[.C47]+[.A48]" office:value-type="float" office:value="4.295048459" calcext:value-type="float">
            <text:p>4.295048459</text:p>
          </table:table-cell>
        </table:table-row>
        <table:table-row table:style-name="ro1">
          <table:table-cell office:value-type="float" office:value="0.017395286" calcext:value-type="float">
            <text:p>0.017395286</text:p>
          </table:table-cell>
          <table:table-cell office:value-type="float" office:value="14.37171" calcext:value-type="float">
            <text:p>14.37171</text:p>
          </table:table-cell>
          <table:table-cell table:formula="of:=[.C48]+[.A49]" office:value-type="float" office:value="4.312443745" calcext:value-type="float">
            <text:p>4.312443745</text:p>
          </table:table-cell>
        </table:table-row>
        <table:table-row table:style-name="ro1">
          <table:table-cell office:value-type="float" office:value="0.01760891" calcext:value-type="float">
            <text:p>0.01760891</text:p>
          </table:table-cell>
          <table:table-cell office:value-type="float" office:value="14.197357" calcext:value-type="float">
            <text:p>14.197357</text:p>
          </table:table-cell>
          <table:table-cell table:formula="of:=[.C49]+[.A50]" office:value-type="float" office:value="4.330052655" calcext:value-type="float">
            <text:p>4.330052655</text:p>
          </table:table-cell>
        </table:table-row>
        <table:table-row table:style-name="ro1">
          <table:table-cell office:value-type="float" office:value="0.017578393" calcext:value-type="float">
            <text:p>0.017578393</text:p>
          </table:table-cell>
          <table:table-cell office:value-type="float" office:value="14.222005" calcext:value-type="float">
            <text:p>14.222005</text:p>
          </table:table-cell>
          <table:table-cell table:formula="of:=[.C50]+[.A51]" office:value-type="float" office:value="4.347631048" calcext:value-type="float">
            <text:p>4.347631048</text:p>
          </table:table-cell>
        </table:table-row>
        <table:table-row table:style-name="ro1">
          <table:table-cell office:value-type="float" office:value="0.01763943" calcext:value-type="float">
            <text:p>0.01763943</text:p>
          </table:table-cell>
          <table:table-cell office:value-type="float" office:value="14.172792" calcext:value-type="float">
            <text:p>14.172792</text:p>
          </table:table-cell>
          <table:table-cell table:formula="of:=[.C51]+[.A52]" office:value-type="float" office:value="4.365270478" calcext:value-type="float">
            <text:p>4.365270478</text:p>
          </table:table-cell>
        </table:table-row>
        <table:table-row table:style-name="ro1">
          <table:table-cell office:value-type="float" office:value="0.017090105" calcext:value-type="float">
            <text:p>0.017090105</text:p>
          </table:table-cell>
          <table:table-cell office:value-type="float" office:value="14.628348" calcext:value-type="float">
            <text:p>14.628348</text:p>
          </table:table-cell>
          <table:table-cell table:formula="of:=[.C52]+[.A53]" office:value-type="float" office:value="4.382360583" calcext:value-type="float">
            <text:p>4.382360583</text:p>
          </table:table-cell>
        </table:table-row>
        <table:table-row table:style-name="ro1">
          <table:table-cell office:value-type="float" office:value="0.017303731" calcext:value-type="float">
            <text:p>0.017303731</text:p>
          </table:table-cell>
          <table:table-cell office:value-type="float" office:value="14.447751" calcext:value-type="float">
            <text:p>14.447751</text:p>
          </table:table-cell>
          <table:table-cell table:formula="of:=[.C53]+[.A54]" office:value-type="float" office:value="4.399664314" calcext:value-type="float">
            <text:p>4.399664314</text:p>
          </table:table-cell>
        </table:table-row>
        <table:table-row table:style-name="ro1">
          <table:table-cell office:value-type="float" office:value="0.017273214" calcext:value-type="float">
            <text:p>0.017273214</text:p>
          </table:table-cell>
          <table:table-cell office:value-type="float" office:value="14.473276" calcext:value-type="float">
            <text:p>14.473276</text:p>
          </table:table-cell>
          <table:table-cell table:formula="of:=[.C54]+[.A55]" office:value-type="float" office:value="4.416937528" calcext:value-type="float">
            <text:p>4.416937528</text:p>
          </table:table-cell>
        </table:table-row>
        <table:table-row table:style-name="ro1">
          <table:table-cell office:value-type="float" office:value="0.017364766" calcext:value-type="float">
            <text:p>0.017364766</text:p>
          </table:table-cell>
          <table:table-cell office:value-type="float" office:value="14.396969" calcext:value-type="float">
            <text:p>14.396969</text:p>
          </table:table-cell>
          <table:table-cell table:formula="of:=[.C55]+[.A56]" office:value-type="float" office:value="4.434302294" calcext:value-type="float">
            <text:p>4.434302294</text:p>
          </table:table-cell>
        </table:table-row>
        <table:table-row table:style-name="ro1">
          <table:table-cell office:value-type="float" office:value="0.016830701" calcext:value-type="float">
            <text:p>0.016830701</text:p>
          </table:table-cell>
          <table:table-cell office:value-type="float" office:value="14.853807" calcext:value-type="float">
            <text:p>14.853807</text:p>
          </table:table-cell>
          <table:table-cell table:formula="of:=[.C56]+[.A57]" office:value-type="float" office:value="4.451132995" calcext:value-type="float">
            <text:p>4.451132995</text:p>
          </table:table-cell>
        </table:table-row>
        <table:table-row table:style-name="ro1">
          <table:table-cell office:value-type="float" office:value="0.017044328" calcext:value-type="float">
            <text:p>0.017044328</text:p>
          </table:table-cell>
          <table:table-cell office:value-type="float" office:value="14.667636" calcext:value-type="float">
            <text:p>14.667636</text:p>
          </table:table-cell>
          <table:table-cell table:formula="of:=[.C57]+[.A58]" office:value-type="float" office:value="4.468177323" calcext:value-type="float">
            <text:p>4.468177323</text:p>
          </table:table-cell>
        </table:table-row>
        <table:table-row table:style-name="ro1">
          <table:table-cell office:value-type="float" office:value="0.017044328" calcext:value-type="float">
            <text:p>0.017044328</text:p>
          </table:table-cell>
          <table:table-cell office:value-type="float" office:value="14.667636" calcext:value-type="float">
            <text:p>14.667636</text:p>
          </table:table-cell>
          <table:table-cell table:formula="of:=[.C58]+[.A59]" office:value-type="float" office:value="4.485221651" calcext:value-type="float">
            <text:p>4.485221651</text:p>
          </table:table-cell>
        </table:table-row>
        <table:table-row table:style-name="ro1">
          <table:table-cell office:value-type="float" office:value="0.01713588" calcext:value-type="float">
            <text:p>0.01713588</text:p>
          </table:table-cell>
          <table:table-cell office:value-type="float" office:value="14.589271" calcext:value-type="float">
            <text:p>14.589271</text:p>
          </table:table-cell>
          <table:table-cell table:formula="of:=[.C59]+[.A60]" office:value-type="float" office:value="4.502357531" calcext:value-type="float">
            <text:p>4.502357531</text:p>
          </table:table-cell>
        </table:table-row>
        <table:table-row table:style-name="ro1">
          <table:table-cell office:value-type="float" office:value="0.01652552" calcext:value-type="float">
            <text:p>0.01652552</text:p>
          </table:table-cell>
          <table:table-cell office:value-type="float" office:value="15.128118" calcext:value-type="float">
            <text:p>15.128118</text:p>
          </table:table-cell>
          <table:table-cell table:formula="of:=[.C60]+[.A61]" office:value-type="float" office:value="4.518883051" calcext:value-type="float">
            <text:p>4.518883051</text:p>
          </table:table-cell>
        </table:table-row>
        <table:table-row table:style-name="ro1">
          <table:table-cell office:value-type="float" office:value="0.016662853" calcext:value-type="float">
            <text:p>0.016662853</text:p>
          </table:table-cell>
          <table:table-cell office:value-type="float" office:value="15.003432" calcext:value-type="float">
            <text:p>15.003432</text:p>
          </table:table-cell>
          <table:table-cell table:formula="of:=[.C61]+[.A62]" office:value-type="float" office:value="4.535545904" calcext:value-type="float">
            <text:p>4.535545904</text:p>
          </table:table-cell>
        </table:table-row>
        <table:table-row table:style-name="ro1">
          <table:table-cell office:value-type="float" office:value="0.016601816" calcext:value-type="float">
            <text:p>0.016601816</text:p>
          </table:table-cell>
          <table:table-cell office:value-type="float" office:value="15.058594" calcext:value-type="float">
            <text:p>15.058594</text:p>
          </table:table-cell>
          <table:table-cell table:formula="of:=[.C62]+[.A63]" office:value-type="float" office:value="4.55214772" calcext:value-type="float">
            <text:p>4.55214772</text:p>
          </table:table-cell>
        </table:table-row>
        <table:table-row table:style-name="ro1">
          <table:table-cell office:value-type="float" office:value="0.016601816" calcext:value-type="float">
            <text:p>0.016601816</text:p>
          </table:table-cell>
          <table:table-cell office:value-type="float" office:value="15.058594" calcext:value-type="float">
            <text:p>15.058594</text:p>
          </table:table-cell>
          <table:table-cell table:formula="of:=[.C63]+[.A64]" office:value-type="float" office:value="4.568749536" calcext:value-type="float">
            <text:p>4.568749536</text:p>
          </table:table-cell>
        </table:table-row>
        <table:table-row table:style-name="ro1">
          <table:table-cell office:value-type="float" office:value="0.016037231" calcext:value-type="float">
            <text:p>0.016037231</text:p>
          </table:table-cell>
          <table:table-cell office:value-type="float" office:value="15.588726" calcext:value-type="float">
            <text:p>15.588726</text:p>
          </table:table-cell>
          <table:table-cell table:formula="of:=[.C64]+[.A65]" office:value-type="float" office:value="4.584786767" calcext:value-type="float">
            <text:p>4.584786767</text:p>
          </table:table-cell>
        </table:table-row>
        <table:table-row table:style-name="ro1">
          <table:table-cell office:value-type="float" office:value="0.016144045" calcext:value-type="float">
            <text:p>0.016144045</text:p>
          </table:table-cell>
          <table:table-cell office:value-type="float" office:value="15.485586" calcext:value-type="float">
            <text:p>15.485586</text:p>
          </table:table-cell>
          <table:table-cell table:formula="of:=[.C65]+[.A66]" office:value-type="float" office:value="4.600930812" calcext:value-type="float">
            <text:p>4.600930812</text:p>
          </table:table-cell>
        </table:table-row>
        <table:table-row table:style-name="ro1">
          <table:table-cell office:value-type="float" office:value="0.016037231" calcext:value-type="float">
            <text:p>0.016037231</text:p>
          </table:table-cell>
          <table:table-cell office:value-type="float" office:value="15.588726" calcext:value-type="float">
            <text:p>15.588726</text:p>
          </table:table-cell>
          <table:table-cell table:formula="of:=[.C66]+[.A67]" office:value-type="float" office:value="4.616968043" calcext:value-type="float">
            <text:p>4.616968043</text:p>
          </table:table-cell>
        </table:table-row>
        <table:table-row table:style-name="ro1">
          <table:table-cell office:value-type="float" office:value="0.016037231" calcext:value-type="float">
            <text:p>0.016037231</text:p>
          </table:table-cell>
          <table:table-cell office:value-type="float" office:value="15.588726" calcext:value-type="float">
            <text:p>15.588726</text:p>
          </table:table-cell>
          <table:table-cell table:formula="of:=[.C67]+[.A68]" office:value-type="float" office:value="4.633005274" calcext:value-type="float">
            <text:p>4.633005274</text:p>
          </table:table-cell>
        </table:table-row>
        <table:table-row table:style-name="ro1">
          <table:table-cell office:value-type="float" office:value="0.01544213" calcext:value-type="float">
            <text:p>0.01544213</text:p>
          </table:table-cell>
          <table:table-cell office:value-type="float" office:value="16.189476" calcext:value-type="float">
            <text:p>16.189476</text:p>
          </table:table-cell>
          <table:table-cell table:formula="of:=[.C68]+[.A69]" office:value-type="float" office:value="4.648447404" calcext:value-type="float">
            <text:p>4.648447404</text:p>
          </table:table-cell>
        </table:table-row>
        <table:table-row table:style-name="ro1">
          <table:table-cell office:value-type="float" office:value="0.015487907" calcext:value-type="float">
            <text:p>0.015487907</text:p>
          </table:table-cell>
          <table:table-cell office:value-type="float" office:value="16.141626" calcext:value-type="float">
            <text:p>16.141626</text:p>
          </table:table-cell>
          <table:table-cell table:formula="of:=[.C69]+[.A70]" office:value-type="float" office:value="4.663935311" calcext:value-type="float">
            <text:p>4.663935311</text:p>
          </table:table-cell>
        </table:table-row>
        <table:table-row table:style-name="ro1">
          <table:table-cell office:value-type="float" office:value="0.015487907" calcext:value-type="float">
            <text:p>0.015487907</text:p>
          </table:table-cell>
          <table:table-cell office:value-type="float" office:value="16.141626" calcext:value-type="float">
            <text:p>16.141626</text:p>
          </table:table-cell>
          <table:table-cell table:formula="of:=[.C70]+[.A71]" office:value-type="float" office:value="4.679423218" calcext:value-type="float">
            <text:p>4.679423218</text:p>
          </table:table-cell>
        </table:table-row>
        <table:table-row table:style-name="ro1">
          <table:table-cell office:value-type="float" office:value="0.015533685" calcext:value-type="float">
            <text:p>0.015533685</text:p>
          </table:table-cell>
          <table:table-cell office:value-type="float" office:value="16.094057" calcext:value-type="float">
            <text:p>16.094057</text:p>
          </table:table-cell>
          <table:table-cell table:formula="of:=[.C71]+[.A72]" office:value-type="float" office:value="4.694956903" calcext:value-type="float">
            <text:p>4.694956903</text:p>
          </table:table-cell>
        </table:table-row>
        <table:table-row table:style-name="ro1">
          <table:table-cell office:value-type="float" office:value="0.015045396" calcext:value-type="float">
            <text:p>0.015045396</text:p>
          </table:table-cell>
          <table:table-cell office:value-type="float" office:value="16.616379" calcext:value-type="float">
            <text:p>16.616379</text:p>
          </table:table-cell>
          <table:table-cell table:formula="of:=[.C72]+[.A73]" office:value-type="float" office:value="4.710002299" calcext:value-type="float">
            <text:p>4.710002299</text:p>
          </table:table-cell>
        </table:table-row>
        <table:table-row table:style-name="ro1">
          <table:table-cell office:value-type="float" office:value="0.015121691" calcext:value-type="float">
            <text:p>0.015121691</text:p>
          </table:table-cell>
          <table:table-cell office:value-type="float" office:value="16.532543" calcext:value-type="float">
            <text:p>16.532543</text:p>
          </table:table-cell>
          <table:table-cell table:formula="of:=[.C73]+[.A74]" office:value-type="float" office:value="4.72512399" calcext:value-type="float">
            <text:p>4.72512399</text:p>
          </table:table-cell>
        </table:table-row>
        <table:table-row table:style-name="ro1">
          <table:table-cell office:value-type="float" office:value="0.015091172" calcext:value-type="float">
            <text:p>0.015091172</text:p>
          </table:table-cell>
          <table:table-cell office:value-type="float" office:value="16.565977" calcext:value-type="float">
            <text:p>16.565977</text:p>
          </table:table-cell>
          <table:table-cell table:formula="of:=[.C74]+[.A75]" office:value-type="float" office:value="4.740215162" calcext:value-type="float">
            <text:p>4.740215162</text:p>
          </table:table-cell>
        </table:table-row>
        <table:table-row table:style-name="ro1">
          <table:table-cell office:value-type="float" office:value="0.015060655" calcext:value-type="float">
            <text:p>0.015060655</text:p>
          </table:table-cell>
          <table:table-cell office:value-type="float" office:value="16.599545" calcext:value-type="float">
            <text:p>16.599545</text:p>
          </table:table-cell>
          <table:table-cell table:formula="of:=[.C75]+[.A76]" office:value-type="float" office:value="4.755275817" calcext:value-type="float">
            <text:p>4.755275817</text:p>
          </table:table-cell>
        </table:table-row>
        <table:table-row table:style-name="ro1">
          <table:table-cell office:value-type="float" office:value="0.014572366" calcext:value-type="float">
            <text:p>0.014572366</text:p>
          </table:table-cell>
          <table:table-cell office:value-type="float" office:value="17.15576" calcext:value-type="float">
            <text:p>17.15576</text:p>
          </table:table-cell>
          <table:table-cell table:formula="of:=[.C76]+[.A77]" office:value-type="float" office:value="4.769848183" calcext:value-type="float">
            <text:p>4.769848183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77]+[.A78]" office:value-type="float" office:value="4.784496844" calcext:value-type="float">
            <text:p>4.784496844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78]+[.A79]" office:value-type="float" office:value="4.799145505" calcext:value-type="float">
            <text:p>4.799145505</text:p>
          </table:table-cell>
        </table:table-row>
        <table:table-row table:style-name="ro1">
          <table:table-cell office:value-type="float" office:value="0.014648661" calcext:value-type="float">
            <text:p>0.014648661</text:p>
          </table:table-cell>
          <table:table-cell office:value-type="float" office:value="17.066406" calcext:value-type="float">
            <text:p>17.066406</text:p>
          </table:table-cell>
          <table:table-cell table:formula="of:=[.C79]+[.A80]" office:value-type="float" office:value="4.813794166" calcext:value-type="float">
            <text:p>4.813794166</text:p>
          </table:table-cell>
        </table:table-row>
        <table:table-row table:style-name="ro1">
          <table:table-cell office:value-type="float" office:value="0.014190891" calcext:value-type="float">
            <text:p>0.014190891</text:p>
          </table:table-cell>
          <table:table-cell office:value-type="float" office:value="17.616934" calcext:value-type="float">
            <text:p>17.616934</text:p>
          </table:table-cell>
          <table:table-cell table:formula="of:=[.C80]+[.A81]" office:value-type="float" office:value="4.827985057" calcext:value-type="float">
            <text:p>4.827985057</text:p>
          </table:table-cell>
        </table:table-row>
        <table:table-row table:style-name="ro1">
          <table:table-cell office:value-type="float" office:value="0.014267186" calcext:value-type="float">
            <text:p>0.014267186</text:p>
          </table:table-cell>
          <table:table-cell office:value-type="float" office:value="17.522726" calcext:value-type="float">
            <text:p>17.522726</text:p>
          </table:table-cell>
          <table:table-cell table:formula="of:=[.C81]+[.A82]" office:value-type="float" office:value="4.842252243" calcext:value-type="float">
            <text:p>4.842252243</text:p>
          </table:table-cell>
        </table:table-row>
        <table:table-row table:style-name="ro1">
          <table:table-cell office:value-type="float" office:value="0.014312963" calcext:value-type="float">
            <text:p>0.014312963</text:p>
          </table:table-cell>
          <table:table-cell office:value-type="float" office:value="17.466684" calcext:value-type="float">
            <text:p>17.466684</text:p>
          </table:table-cell>
          <table:table-cell table:formula="of:=[.C82]+[.A83]" office:value-type="float" office:value="4.856565206" calcext:value-type="float">
            <text:p>4.856565206</text:p>
          </table:table-cell>
        </table:table-row>
        <table:table-row table:style-name="ro1">
          <table:table-cell office:value-type="float" office:value="0.01420615" calcext:value-type="float">
            <text:p>0.01420615</text:p>
          </table:table-cell>
          <table:table-cell office:value-type="float" office:value="17.598013" calcext:value-type="float">
            <text:p>17.598013</text:p>
          </table:table-cell>
          <table:table-cell table:formula="of:=[.C83]+[.A84]" office:value-type="float" office:value="4.870771356" calcext:value-type="float">
            <text:p>4.870771356</text:p>
          </table:table-cell>
        </table:table-row>
        <table:table-row table:style-name="ro1">
          <table:table-cell office:value-type="float" office:value="0.013824674" calcext:value-type="float">
            <text:p>0.013824674</text:p>
          </table:table-cell>
          <table:table-cell office:value-type="float" office:value="18.083609" calcext:value-type="float">
            <text:p>18.083609</text:p>
          </table:table-cell>
          <table:table-cell table:formula="of:=[.C84]+[.A85]" office:value-type="float" office:value="4.88459603" calcext:value-type="float">
            <text:p>4.88459603</text:p>
          </table:table-cell>
        </table:table-row>
        <table:table-row table:style-name="ro1">
          <table:table-cell office:value-type="float" office:value="0.013916228" calcext:value-type="float">
            <text:p>0.013916228</text:p>
          </table:table-cell>
          <table:table-cell office:value-type="float" office:value="17.964638" calcext:value-type="float">
            <text:p>17.964638</text:p>
          </table:table-cell>
          <table:table-cell table:formula="of:=[.C85]+[.A86]" office:value-type="float" office:value="4.898512258" calcext:value-type="float">
            <text:p>4.898512258</text:p>
          </table:table-cell>
        </table:table-row>
        <table:table-row table:style-name="ro1">
          <table:table-cell office:value-type="float" office:value="0.013916228" calcext:value-type="float">
            <text:p>0.013916228</text:p>
          </table:table-cell>
          <table:table-cell office:value-type="float" office:value="17.964638" calcext:value-type="float">
            <text:p>17.964638</text:p>
          </table:table-cell>
          <table:table-cell table:formula="of:=[.C86]+[.A87]" office:value-type="float" office:value="4.912428486" calcext:value-type="float">
            <text:p>4.912428486</text:p>
          </table:table-cell>
        </table:table-row>
        <table:table-row table:style-name="ro1">
          <table:table-cell office:value-type="float" office:value="0.013900969" calcext:value-type="float">
            <text:p>0.013900969</text:p>
          </table:table-cell>
          <table:table-cell office:value-type="float" office:value="17.984358" calcext:value-type="float">
            <text:p>17.984358</text:p>
          </table:table-cell>
          <table:table-cell table:formula="of:=[.C87]+[.A88]" office:value-type="float" office:value="4.926329455" calcext:value-type="float">
            <text:p>4.926329455</text:p>
          </table:table-cell>
        </table:table-row>
        <table:table-row table:style-name="ro1">
          <table:table-cell office:value-type="float" office:value="0.013504234" calcext:value-type="float">
            <text:p>0.013504234</text:p>
          </table:table-cell>
          <table:table-cell office:value-type="float" office:value="18.512712" calcext:value-type="float">
            <text:p>18.512712</text:p>
          </table:table-cell>
          <table:table-cell table:formula="of:=[.C88]+[.A89]" office:value-type="float" office:value="4.939833689" calcext:value-type="float">
            <text:p>4.939833689</text:p>
          </table:table-cell>
        </table:table-row>
        <table:table-row table:style-name="ro1">
          <table:table-cell office:value-type="float" office:value="0.0136110475" calcext:value-type="float">
            <text:p>0.0136110475</text:p>
          </table:table-cell>
          <table:table-cell office:value-type="float" office:value="18.367434" calcext:value-type="float">
            <text:p>18.367434</text:p>
          </table:table-cell>
          <table:table-cell table:formula="of:=[.C89]+[.A90]" office:value-type="float" office:value="4.9534447365" calcext:value-type="float">
            <text:p>4.9534447365</text:p>
          </table:table-cell>
        </table:table-row>
        <table:table-row table:style-name="ro1">
          <table:table-cell office:value-type="float" office:value="0.01356527" calcext:value-type="float">
            <text:p>0.01356527</text:p>
          </table:table-cell>
          <table:table-cell office:value-type="float" office:value="18.429417" calcext:value-type="float">
            <text:p>18.429417</text:p>
          </table:table-cell>
          <table:table-cell table:formula="of:=[.C90]+[.A91]" office:value-type="float" office:value="4.9670100065" calcext:value-type="float">
            <text:p>4.9670100065</text:p>
          </table:table-cell>
        </table:table-row>
        <table:table-row table:style-name="ro1">
          <table:table-cell office:value-type="float" office:value="0.0136110475" calcext:value-type="float">
            <text:p>0.0136110475</text:p>
          </table:table-cell>
          <table:table-cell office:value-type="float" office:value="18.367434" calcext:value-type="float">
            <text:p>18.367434</text:p>
          </table:table-cell>
          <table:table-cell table:formula="of:=[.C91]+[.A92]" office:value-type="float" office:value="4.980621054" calcext:value-type="float">
            <text:p>4.980621054</text:p>
          </table:table-cell>
        </table:table-row>
        <table:table-row table:style-name="ro1">
          <table:table-cell office:value-type="float" office:value="0.013168536" calcext:value-type="float">
            <text:p>0.013168536</text:p>
          </table:table-cell>
          <table:table-cell office:value-type="float" office:value="18.984646" calcext:value-type="float">
            <text:p>18.984646</text:p>
          </table:table-cell>
          <table:table-cell table:formula="of:=[.C92]+[.A93]" office:value-type="float" office:value="4.99378959" calcext:value-type="float">
            <text:p>4.99378959</text:p>
          </table:table-cell>
        </table:table-row>
        <table:table-row table:style-name="ro1">
          <table:table-cell office:value-type="float" office:value="0.013290608" calcext:value-type="float">
            <text:p>0.013290608</text:p>
          </table:table-cell>
          <table:table-cell office:value-type="float" office:value="18.810274" calcext:value-type="float">
            <text:p>18.810274</text:p>
          </table:table-cell>
          <table:table-cell table:formula="of:=[.C93]+[.A94]" office:value-type="float" office:value="5.007080198" calcext:value-type="float">
            <text:p>5.007080198</text:p>
          </table:table-cell>
        </table:table-row>
        <table:table-row table:style-name="ro1">
          <table:table-cell office:value-type="float" office:value="0.0132753495" calcext:value-type="float">
            <text:p>0.0132753495</text:p>
          </table:table-cell>
          <table:table-cell office:value-type="float" office:value="18.831896" calcext:value-type="float">
            <text:p>18.831896</text:p>
          </table:table-cell>
          <table:table-cell table:formula="of:=[.C94]+[.A95]" office:value-type="float" office:value="5.0203555475" calcext:value-type="float">
            <text:p>5.0203555475</text:p>
          </table:table-cell>
        </table:table-row>
        <table:table-row table:style-name="ro1">
          <table:table-cell office:value-type="float" office:value="0.013290608" calcext:value-type="float">
            <text:p>0.013290608</text:p>
          </table:table-cell>
          <table:table-cell office:value-type="float" office:value="18.810274" calcext:value-type="float">
            <text:p>18.810274</text:p>
          </table:table-cell>
          <table:table-cell table:formula="of:=[.C95]+[.A96]" office:value-type="float" office:value="5.0336461555" calcext:value-type="float">
            <text:p>5.0336461555</text:p>
          </table:table-cell>
        </table:table-row>
        <table:table-row table:style-name="ro1">
          <table:table-cell office:value-type="float" office:value="0.012893873" calcext:value-type="float">
            <text:p>0.012893873</text:p>
          </table:table-cell>
          <table:table-cell office:value-type="float" office:value="19.389053" calcext:value-type="float">
            <text:p>19.389053</text:p>
          </table:table-cell>
          <table:table-cell table:formula="of:=[.C96]+[.A97]" office:value-type="float" office:value="5.0465400285" calcext:value-type="float">
            <text:p>5.0465400285</text:p>
          </table:table-cell>
        </table:table-row>
        <table:table-row table:style-name="ro1">
          <table:table-cell office:value-type="float" office:value="0.013031205" calcext:value-type="float">
            <text:p>0.013031205</text:p>
          </table:table-cell>
          <table:table-cell office:value-type="float" office:value="19.18472" calcext:value-type="float">
            <text:p>19.18472</text:p>
          </table:table-cell>
          <table:table-cell table:formula="of:=[.C97]+[.A98]" office:value-type="float" office:value="5.0595712335" calcext:value-type="float">
            <text:p>5.0595712335</text:p>
          </table:table-cell>
        </table:table-row>
        <table:table-row table:style-name="ro1">
          <table:table-cell office:value-type="float" office:value="0.013000687" calcext:value-type="float">
            <text:p>0.013000687</text:p>
          </table:table-cell>
          <table:table-cell office:value-type="float" office:value="19.229753" calcext:value-type="float">
            <text:p>19.229753</text:p>
          </table:table-cell>
          <table:table-cell table:formula="of:=[.C98]+[.A99]" office:value-type="float" office:value="5.0725719205" calcext:value-type="float">
            <text:p>5.0725719205</text:p>
          </table:table-cell>
        </table:table-row>
        <table:table-row table:style-name="ro1">
          <table:table-cell office:value-type="float" office:value="0.013061723" calcext:value-type="float">
            <text:p>0.013061723</text:p>
          </table:table-cell>
          <table:table-cell office:value-type="float" office:value="19.139896" calcext:value-type="float">
            <text:p>19.139896</text:p>
          </table:table-cell>
          <table:table-cell table:formula="of:=[.C99]+[.A100]" office:value-type="float" office:value="5.0856336435" calcext:value-type="float">
            <text:p>5.0856336435</text:p>
          </table:table-cell>
        </table:table-row>
        <table:table-row table:style-name="ro1">
          <table:table-cell office:value-type="float" office:value="0.012603953" calcext:value-type="float">
            <text:p>0.012603953</text:p>
          </table:table-cell>
          <table:table-cell office:value-type="float" office:value="19.835049" calcext:value-type="float">
            <text:p>19.835049</text:p>
          </table:table-cell>
          <table:table-cell table:formula="of:=[.C100]+[.A101]" office:value-type="float" office:value="5.0982375965" calcext:value-type="float">
            <text:p>5.0982375965</text:p>
          </table:table-cell>
        </table:table-row>
        <table:table-row table:style-name="ro1">
          <table:table-cell office:value-type="float" office:value="0.012771801" calcext:value-type="float">
            <text:p>0.012771801</text:p>
          </table:table-cell>
          <table:table-cell office:value-type="float" office:value="19.574373" calcext:value-type="float">
            <text:p>19.574373</text:p>
          </table:table-cell>
          <table:table-cell table:formula="of:=[.C101]+[.A102]" office:value-type="float" office:value="5.1110093975" calcext:value-type="float">
            <text:p>5.1110093975</text:p>
          </table:table-cell>
        </table:table-row>
        <table:table-row table:style-name="ro1">
          <table:table-cell office:value-type="float" office:value="0.012787061" calcext:value-type="float">
            <text:p>0.012787061</text:p>
          </table:table-cell>
          <table:table-cell office:value-type="float" office:value="19.551012" calcext:value-type="float">
            <text:p>19.551012</text:p>
          </table:table-cell>
          <table:table-cell table:formula="of:=[.C102]+[.A103]" office:value-type="float" office:value="5.1237964585" calcext:value-type="float">
            <text:p>5.1237964585</text:p>
          </table:table-cell>
        </table:table-row>
        <table:table-row table:style-name="ro1">
          <table:table-cell office:value-type="float" office:value="0.012832837" calcext:value-type="float">
            <text:p>0.012832837</text:p>
          </table:table-cell>
          <table:table-cell office:value-type="float" office:value="19.481272" calcext:value-type="float">
            <text:p>19.481272</text:p>
          </table:table-cell>
          <table:table-cell table:formula="of:=[.C103]+[.A104]" office:value-type="float" office:value="5.1366292955" calcext:value-type="float">
            <text:p>5.1366292955</text:p>
          </table:table-cell>
        </table:table-row>
        <table:table-row table:style-name="ro1">
          <table:table-cell office:value-type="float" office:value="0.012390326" calcext:value-type="float">
            <text:p>0.012390326</text:p>
          </table:table-cell>
          <table:table-cell office:value-type="float" office:value="20.177032" calcext:value-type="float">
            <text:p>20.177032</text:p>
          </table:table-cell>
          <table:table-cell table:formula="of:=[.C104]+[.A105]" office:value-type="float" office:value="5.1490196215" calcext:value-type="float">
            <text:p>5.1490196215</text:p>
          </table:table-cell>
        </table:table-row>
        <table:table-row table:style-name="ro1">
          <table:table-cell office:value-type="float" office:value="0.012588693" calcext:value-type="float">
            <text:p>0.012588693</text:p>
          </table:table-cell>
          <table:table-cell office:value-type="float" office:value="19.859093" calcext:value-type="float">
            <text:p>19.859093</text:p>
          </table:table-cell>
          <table:table-cell table:formula="of:=[.C105]+[.A106]" office:value-type="float" office:value="5.1616083145" calcext:value-type="float">
            <text:p>5.1616083145</text:p>
          </table:table-cell>
        </table:table-row>
        <table:table-row table:style-name="ro1">
          <table:table-cell office:value-type="float" office:value="0.012573434" calcext:value-type="float">
            <text:p>0.012573434</text:p>
          </table:table-cell>
          <table:table-cell office:value-type="float" office:value="19.883192" calcext:value-type="float">
            <text:p>19.883192</text:p>
          </table:table-cell>
          <table:table-cell table:formula="of:=[.C106]+[.A107]" office:value-type="float" office:value="5.1741817485" calcext:value-type="float">
            <text:p>5.1741817485</text:p>
          </table:table-cell>
        </table:table-row>
        <table:table-row table:style-name="ro1">
          <table:table-cell office:value-type="float" office:value="0.012619211" calcext:value-type="float">
            <text:p>0.012619211</text:p>
          </table:table-cell>
          <table:table-cell office:value-type="float" office:value="19.811064" calcext:value-type="float">
            <text:p>19.811064</text:p>
          </table:table-cell>
          <table:table-cell table:formula="of:=[.C107]+[.A108]" office:value-type="float" office:value="5.1868009595" calcext:value-type="float">
            <text:p>5.1868009595</text:p>
          </table:table-cell>
        </table:table-row>
        <table:table-row table:style-name="ro1">
          <table:table-cell office:value-type="float" office:value="0.012237736" calcext:value-type="float">
            <text:p>0.012237736</text:p>
          </table:table-cell>
          <table:table-cell office:value-type="float" office:value="20.428616" calcext:value-type="float">
            <text:p>20.428616</text:p>
          </table:table-cell>
          <table:table-cell table:formula="of:=[.C108]+[.A109]" office:value-type="float" office:value="5.1990386955" calcext:value-type="float">
            <text:p>5.1990386955</text:p>
          </table:table-cell>
        </table:table-row>
        <table:table-row table:style-name="ro1">
          <table:table-cell office:value-type="float" office:value="0.012390326" calcext:value-type="float">
            <text:p>0.012390326</text:p>
          </table:table-cell>
          <table:table-cell office:value-type="float" office:value="20.177032" calcext:value-type="float">
            <text:p>20.177032</text:p>
          </table:table-cell>
          <table:table-cell table:formula="of:=[.C109]+[.A110]" office:value-type="float" office:value="5.2114290215" calcext:value-type="float">
            <text:p>5.2114290215</text:p>
          </table:table-cell>
        </table:table-row>
        <table:table-row table:style-name="ro1">
          <table:table-cell office:value-type="float" office:value="0.012375067" calcext:value-type="float">
            <text:p>0.012375067</text:p>
          </table:table-cell>
          <table:table-cell office:value-type="float" office:value="20.201912" calcext:value-type="float">
            <text:p>20.201912</text:p>
          </table:table-cell>
          <table:table-cell table:formula="of:=[.C110]+[.A111]" office:value-type="float" office:value="5.2238040885" calcext:value-type="float">
            <text:p>5.2238040885</text:p>
          </table:table-cell>
        </table:table-row>
        <table:table-row table:style-name="ro1">
          <table:table-cell office:value-type="float" office:value="0.012451362" calcext:value-type="float">
            <text:p>0.012451362</text:p>
          </table:table-cell>
          <table:table-cell office:value-type="float" office:value="20.078125" calcext:value-type="float">
            <text:p>20.078125</text:p>
          </table:table-cell>
          <table:table-cell table:formula="of:=[.C111]+[.A112]" office:value-type="float" office:value="5.2362554505" calcext:value-type="float">
            <text:p>5.2362554505</text:p>
          </table:table-cell>
        </table:table-row>
        <table:table-row table:style-name="ro1">
          <table:table-cell office:value-type="float" office:value="0.012085145" calcext:value-type="float">
            <text:p>0.012085145</text:p>
          </table:table-cell>
          <table:table-cell office:value-type="float" office:value="20.686554" calcext:value-type="float">
            <text:p>20.686554</text:p>
          </table:table-cell>
          <table:table-cell table:formula="of:=[.C112]+[.A113]" office:value-type="float" office:value="5.2483405955" calcext:value-type="float">
            <text:p>5.2483405955</text:p>
          </table:table-cell>
        </table:table-row>
        <table:table-row table:style-name="ro1">
          <table:table-cell office:value-type="float" office:value="0.012237736" calcext:value-type="float">
            <text:p>0.012237736</text:p>
          </table:table-cell>
          <table:table-cell office:value-type="float" office:value="20.428616" calcext:value-type="float">
            <text:p>20.428616</text:p>
          </table:table-cell>
          <table:table-cell table:formula="of:=[.C113]+[.A114]" office:value-type="float" office:value="5.2605783315" calcext:value-type="float">
            <text:p>5.2605783315</text:p>
          </table:table-cell>
        </table:table-row>
        <table:table-row table:style-name="ro1">
          <table:table-cell office:value-type="float" office:value="0.0122072175" calcext:value-type="float">
            <text:p>0.0122072175</text:p>
          </table:table-cell>
          <table:table-cell office:value-type="float" office:value="20.479687" calcext:value-type="float">
            <text:p>20.479687</text:p>
          </table:table-cell>
          <table:table-cell table:formula="of:=[.C114]+[.A115]" office:value-type="float" office:value="5.272785549" calcext:value-type="float">
            <text:p>5.272785549</text:p>
          </table:table-cell>
        </table:table-row>
        <table:table-row table:style-name="ro1">
          <table:table-cell office:value-type="float" office:value="0.012298772" calcext:value-type="float">
            <text:p>0.012298772</text:p>
          </table:table-cell>
          <table:table-cell office:value-type="float" office:value="20.327232" calcext:value-type="float">
            <text:p>20.327232</text:p>
          </table:table-cell>
          <table:table-cell table:formula="of:=[.C115]+[.A116]" office:value-type="float" office:value="5.285084321" calcext:value-type="float">
            <text:p>5.285084321</text:p>
          </table:table-cell>
        </table:table-row>
        <table:table-row table:style-name="ro1">
          <table:table-cell office:value-type="float" office:value="0.011932556" calcext:value-type="float">
            <text:p>0.011932556</text:p>
          </table:table-cell>
          <table:table-cell office:value-type="float" office:value="20.951086" calcext:value-type="float">
            <text:p>20.951086</text:p>
          </table:table-cell>
          <table:table-cell table:formula="of:=[.C116]+[.A117]" office:value-type="float" office:value="5.297016877" calcext:value-type="float">
            <text:p>5.297016877</text:p>
          </table:table-cell>
        </table:table-row>
        <table:table-row table:style-name="ro1">
          <table:table-cell office:value-type="float" office:value="0.012069887" calcext:value-type="float">
            <text:p>0.012069887</text:p>
          </table:table-cell>
          <table:table-cell office:value-type="float" office:value="20.712706" calcext:value-type="float">
            <text:p>20.712706</text:p>
          </table:table-cell>
          <table:table-cell table:formula="of:=[.C117]+[.A118]" office:value-type="float" office:value="5.309086764" calcext:value-type="float">
            <text:p>5.309086764</text:p>
          </table:table-cell>
        </table:table-row>
        <table:table-row table:style-name="ro1">
          <table:table-cell office:value-type="float" office:value="0.012100404" calcext:value-type="float">
            <text:p>0.012100404</text:p>
          </table:table-cell>
          <table:table-cell office:value-type="float" office:value="20.660467" calcext:value-type="float">
            <text:p>20.660467</text:p>
          </table:table-cell>
          <table:table-cell table:formula="of:=[.C118]+[.A119]" office:value-type="float" office:value="5.321187168" calcext:value-type="float">
            <text:p>5.321187168</text:p>
          </table:table-cell>
        </table:table-row>
        <table:table-row table:style-name="ro1">
          <table:table-cell office:value-type="float" office:value="0.01216144" calcext:value-type="float">
            <text:p>0.01216144</text:p>
          </table:table-cell>
          <table:table-cell office:value-type="float" office:value="20.556776" calcext:value-type="float">
            <text:p>20.556776</text:p>
          </table:table-cell>
          <table:table-cell table:formula="of:=[.C119]+[.A120]" office:value-type="float" office:value="5.333348608" calcext:value-type="float">
            <text:p>5.333348608</text:p>
          </table:table-cell>
        </table:table-row>
        <table:table-row table:style-name="ro1">
          <table:table-cell office:value-type="float" office:value="0.011810483" calcext:value-type="float">
            <text:p>0.011810483</text:p>
          </table:table-cell>
          <table:table-cell office:value-type="float" office:value="21.167633" calcext:value-type="float">
            <text:p>21.167633</text:p>
          </table:table-cell>
          <table:table-cell table:formula="of:=[.C120]+[.A121]" office:value-type="float" office:value="5.345159091" calcext:value-type="float">
            <text:p>5.345159091</text:p>
          </table:table-cell>
        </table:table-row>
        <table:table-row table:style-name="ro1">
          <table:table-cell office:value-type="float" office:value="0.011978332" calcext:value-type="float">
            <text:p>0.011978332</text:p>
          </table:table-cell>
          <table:table-cell office:value-type="float" office:value="20.87102" calcext:value-type="float">
            <text:p>20.87102</text:p>
          </table:table-cell>
          <table:table-cell table:formula="of:=[.C121]+[.A122]" office:value-type="float" office:value="5.357137423" calcext:value-type="float">
            <text:p>5.357137423</text:p>
          </table:table-cell>
        </table:table-row>
        <table:table-row table:style-name="ro1">
          <table:table-cell office:value-type="float" office:value="0.011978332" calcext:value-type="float">
            <text:p>0.011978332</text:p>
          </table:table-cell>
          <table:table-cell office:value-type="float" office:value="20.87102" calcext:value-type="float">
            <text:p>20.87102</text:p>
          </table:table-cell>
          <table:table-cell table:formula="of:=[.C122]+[.A123]" office:value-type="float" office:value="5.369115755" calcext:value-type="float">
            <text:p>5.369115755</text:p>
          </table:table-cell>
        </table:table-row>
        <table:table-row table:style-name="ro1">
          <table:table-cell office:value-type="float" office:value="0.012039368" calcext:value-type="float">
            <text:p>0.012039368</text:p>
          </table:table-cell>
          <table:table-cell office:value-type="float" office:value="20.76521" calcext:value-type="float">
            <text:p>20.76521</text:p>
          </table:table-cell>
          <table:table-cell table:formula="of:=[.C123]+[.A124]" office:value-type="float" office:value="5.381155123" calcext:value-type="float">
            <text:p>5.381155123</text:p>
          </table:table-cell>
        </table:table-row>
        <table:table-row table:style-name="ro1">
          <table:table-cell office:value-type="float" office:value="0.011688411" calcext:value-type="float">
            <text:p>0.011688411</text:p>
          </table:table-cell>
          <table:table-cell office:value-type="float" office:value="21.388706" calcext:value-type="float">
            <text:p>21.388706</text:p>
          </table:table-cell>
          <table:table-cell table:formula="of:=[.C124]+[.A125]" office:value-type="float" office:value="5.392843534" calcext:value-type="float">
            <text:p>5.392843534</text:p>
          </table:table-cell>
        </table:table-row>
        <table:table-row table:style-name="ro1">
          <table:table-cell office:value-type="float" office:value="0.01185626" calcext:value-type="float">
            <text:p>0.01185626</text:p>
          </table:table-cell>
          <table:table-cell office:value-type="float" office:value="21.085907" calcext:value-type="float">
            <text:p>21.085907</text:p>
          </table:table-cell>
          <table:table-cell table:formula="of:=[.C125]+[.A126]" office:value-type="float" office:value="5.404699794" calcext:value-type="float">
            <text:p>5.404699794</text:p>
          </table:table-cell>
        </table:table-row>
        <table:table-row table:style-name="ro1">
          <table:table-cell office:value-type="float" office:value="0.01185626" calcext:value-type="float">
            <text:p>0.01185626</text:p>
          </table:table-cell>
          <table:table-cell office:value-type="float" office:value="21.085907" calcext:value-type="float">
            <text:p>21.085907</text:p>
          </table:table-cell>
          <table:table-cell table:formula="of:=[.C126]+[.A127]" office:value-type="float" office:value="5.416556054" calcext:value-type="float">
            <text:p>5.416556054</text:p>
          </table:table-cell>
        </table:table-row>
        <table:table-row table:style-name="ro1">
          <table:table-cell office:value-type="float" office:value="0.011902037" calcext:value-type="float">
            <text:p>0.011902037</text:p>
          </table:table-cell>
          <table:table-cell office:value-type="float" office:value="21.004808" calcext:value-type="float">
            <text:p>21.004808</text:p>
          </table:table-cell>
          <table:table-cell table:formula="of:=[.C127]+[.A128]" office:value-type="float" office:value="5.428458091" calcext:value-type="float">
            <text:p>5.428458091</text:p>
          </table:table-cell>
        </table:table-row>
        <table:table-row table:style-name="ro1">
          <table:table-cell office:value-type="float" office:value="0.011581598" calcext:value-type="float">
            <text:p>0.011581598</text:p>
          </table:table-cell>
          <table:table-cell office:value-type="float" office:value="21.58597" calcext:value-type="float">
            <text:p>21.58597</text:p>
          </table:table-cell>
          <table:table-cell table:formula="of:=[.C128]+[.A129]" office:value-type="float" office:value="5.440039689" calcext:value-type="float">
            <text:p>5.440039689</text:p>
          </table:table-cell>
        </table:table-row>
        <table:table-row table:style-name="ro1">
          <table:table-cell office:value-type="float" office:value="0.011718929" calcext:value-type="float">
            <text:p>0.011718929</text:p>
          </table:table-cell>
          <table:table-cell office:value-type="float" office:value="21.333008" calcext:value-type="float">
            <text:p>21.333008</text:p>
          </table:table-cell>
          <table:table-cell table:formula="of:=[.C129]+[.A130]" office:value-type="float" office:value="5.451758618" calcext:value-type="float">
            <text:p>5.451758618</text:p>
          </table:table-cell>
        </table:table-row>
        <table:table-row table:style-name="ro1">
          <table:table-cell office:value-type="float" office:value="0.011779965" calcext:value-type="float">
            <text:p>0.011779965</text:p>
          </table:table-cell>
          <table:table-cell office:value-type="float" office:value="21.222473" calcext:value-type="float">
            <text:p>21.222473</text:p>
          </table:table-cell>
          <table:table-cell table:formula="of:=[.C130]+[.A131]" office:value-type="float" office:value="5.463538583" calcext:value-type="float">
            <text:p>5.463538583</text:p>
          </table:table-cell>
        </table:table-row>
        <table:table-row table:style-name="ro1">
          <table:table-cell office:value-type="float" office:value="0.01185626" calcext:value-type="float">
            <text:p>0.01185626</text:p>
          </table:table-cell>
          <table:table-cell office:value-type="float" office:value="21.085907" calcext:value-type="float">
            <text:p>21.085907</text:p>
          </table:table-cell>
          <table:table-cell table:formula="of:=[.C131]+[.A132]" office:value-type="float" office:value="5.475394843" calcext:value-type="float">
            <text:p>5.475394843</text:p>
          </table:table-cell>
        </table:table-row>
        <table:table-row table:style-name="ro1">
          <table:table-cell office:value-type="float" office:value="0.011490043" calcext:value-type="float">
            <text:p>0.011490043</text:p>
          </table:table-cell>
          <table:table-cell office:value-type="float" office:value="21.757969" calcext:value-type="float">
            <text:p>21.757969</text:p>
          </table:table-cell>
          <table:table-cell table:formula="of:=[.C132]+[.A133]" office:value-type="float" office:value="5.486884886" calcext:value-type="float">
            <text:p>5.486884886</text:p>
          </table:table-cell>
        </table:table-row>
        <table:table-row table:style-name="ro1">
          <table:table-cell office:value-type="float" office:value="0.0116731515" calcext:value-type="float">
            <text:p>0.0116731515</text:p>
          </table:table-cell>
          <table:table-cell office:value-type="float" office:value="21.416668" calcext:value-type="float">
            <text:p>21.416668</text:p>
          </table:table-cell>
          <table:table-cell table:formula="of:=[.C133]+[.A134]" office:value-type="float" office:value="5.4985580375" calcext:value-type="float">
            <text:p>5.4985580375</text:p>
          </table:table-cell>
        </table:table-row>
        <table:table-row table:style-name="ro1">
          <table:table-cell office:value-type="float" office:value="0.0116731515" calcext:value-type="float">
            <text:p>0.0116731515</text:p>
          </table:table-cell>
          <table:table-cell office:value-type="float" office:value="21.416668" calcext:value-type="float">
            <text:p>21.416668</text:p>
          </table:table-cell>
          <table:table-cell table:formula="of:=[.C134]+[.A135]" office:value-type="float" office:value="5.510231189" calcext:value-type="float">
            <text:p>5.510231189</text:p>
          </table:table-cell>
        </table:table-row>
        <table:table-row table:style-name="ro1">
          <table:table-cell office:value-type="float" office:value="0.011734188" calcext:value-type="float">
            <text:p>0.011734188</text:p>
          </table:table-cell>
          <table:table-cell office:value-type="float" office:value="21.305267" calcext:value-type="float">
            <text:p>21.305267</text:p>
          </table:table-cell>
          <table:table-cell table:formula="of:=[.C135]+[.A136]" office:value-type="float" office:value="5.521965377" calcext:value-type="float">
            <text:p>5.521965377</text:p>
          </table:table-cell>
        </table:table-row>
        <table:table-row table:style-name="ro1">
          <table:table-cell office:value-type="float" office:value="0.011444267" calcext:value-type="float">
            <text:p>0.011444267</text:p>
          </table:table-cell>
          <table:table-cell office:value-type="float" office:value="21.845" calcext:value-type="float">
            <text:p>21.845</text:p>
          </table:table-cell>
          <table:table-cell table:formula="of:=[.C136]+[.A137]" office:value-type="float" office:value="5.533409644" calcext:value-type="float">
            <text:p>5.533409644</text:p>
          </table:table-cell>
        </table:table-row>
        <table:table-row table:style-name="ro1">
          <table:table-cell office:value-type="float" office:value="0.011566339" calcext:value-type="float">
            <text:p>0.011566339</text:p>
          </table:table-cell>
          <table:table-cell office:value-type="float" office:value="21.614447" calcext:value-type="float">
            <text:p>21.614447</text:p>
          </table:table-cell>
          <table:table-cell table:formula="of:=[.C137]+[.A138]" office:value-type="float" office:value="5.544975983" calcext:value-type="float">
            <text:p>5.544975983</text:p>
          </table:table-cell>
        </table:table-row>
        <table:table-row table:style-name="ro1">
          <table:table-cell office:value-type="float" office:value="0.011581598" calcext:value-type="float">
            <text:p>0.011581598</text:p>
          </table:table-cell>
          <table:table-cell office:value-type="float" office:value="21.58597" calcext:value-type="float">
            <text:p>21.58597</text:p>
          </table:table-cell>
          <table:table-cell table:formula="of:=[.C138]+[.A139]" office:value-type="float" office:value="5.556557581" calcext:value-type="float">
            <text:p>5.556557581</text:p>
          </table:table-cell>
        </table:table-row>
        <table:table-row table:style-name="ro1">
          <table:table-cell office:value-type="float" office:value="0.011688411" calcext:value-type="float">
            <text:p>0.011688411</text:p>
          </table:table-cell>
          <table:table-cell office:value-type="float" office:value="21.388706" calcext:value-type="float">
            <text:p>21.388706</text:p>
          </table:table-cell>
          <table:table-cell table:formula="of:=[.C139]+[.A140]" office:value-type="float" office:value="5.568245992" calcext:value-type="float">
            <text:p>5.568245992</text:p>
          </table:table-cell>
        </table:table-row>
        <table:table-row table:style-name="ro1">
          <table:table-cell office:value-type="float" office:value="0.011352712" calcext:value-type="float">
            <text:p>0.011352712</text:p>
          </table:table-cell>
          <table:table-cell office:value-type="float" office:value="22.021168" calcext:value-type="float">
            <text:p>22.021168</text:p>
          </table:table-cell>
          <table:table-cell table:formula="of:=[.C140]+[.A141]" office:value-type="float" office:value="5.579598704" calcext:value-type="float">
            <text:p>5.579598704</text:p>
          </table:table-cell>
        </table:table-row>
        <table:table-row table:style-name="ro1">
          <table:table-cell office:value-type="float" office:value="0.011505303" calcext:value-type="float">
            <text:p>0.011505303</text:p>
          </table:table-cell>
          <table:table-cell office:value-type="float" office:value="21.72911" calcext:value-type="float">
            <text:p>21.72911</text:p>
          </table:table-cell>
          <table:table-cell table:formula="of:=[.C141]+[.A142]" office:value-type="float" office:value="5.591104007" calcext:value-type="float">
            <text:p>5.591104007</text:p>
          </table:table-cell>
        </table:table-row>
        <table:table-row table:style-name="ro1">
          <table:table-cell office:value-type="float" office:value="0.011535821" calcext:value-type="float">
            <text:p>0.011535821</text:p>
          </table:table-cell>
          <table:table-cell office:value-type="float" office:value="21.671627" calcext:value-type="float">
            <text:p>21.671627</text:p>
          </table:table-cell>
          <table:table-cell table:formula="of:=[.C142]+[.A143]" office:value-type="float" office:value="5.602639828" calcext:value-type="float">
            <text:p>5.602639828</text:p>
          </table:table-cell>
        </table:table-row>
        <table:table-row table:style-name="ro1">
          <table:table-cell office:value-type="float" office:value="0.011612115" calcext:value-type="float">
            <text:p>0.011612115</text:p>
          </table:table-cell>
          <table:table-cell office:value-type="float" office:value="21.52924" calcext:value-type="float">
            <text:p>21.52924</text:p>
          </table:table-cell>
          <table:table-cell table:formula="of:=[.C143]+[.A144]" office:value-type="float" office:value="5.614251943" calcext:value-type="float">
            <text:p>5.614251943</text:p>
          </table:table-cell>
        </table:table-row>
        <table:table-row table:style-name="ro1">
          <table:table-cell office:value-type="float" office:value="0.011291676" calcext:value-type="float">
            <text:p>0.011291676</text:p>
          </table:table-cell>
          <table:table-cell office:value-type="float" office:value="22.140202" calcext:value-type="float">
            <text:p>22.140202</text:p>
          </table:table-cell>
          <table:table-cell table:formula="of:=[.C144]+[.A145]" office:value-type="float" office:value="5.625543619" calcext:value-type="float">
            <text:p>5.625543619</text:p>
          </table:table-cell>
        </table:table-row>
        <table:table-row table:style-name="ro1">
          <table:table-cell office:value-type="float" office:value="0.011444267" calcext:value-type="float">
            <text:p>0.011444267</text:p>
          </table:table-cell>
          <table:table-cell office:value-type="float" office:value="21.845" calcext:value-type="float">
            <text:p>21.845</text:p>
          </table:table-cell>
          <table:table-cell table:formula="of:=[.C145]+[.A146]" office:value-type="float" office:value="5.636987886" calcext:value-type="float">
            <text:p>5.636987886</text:p>
          </table:table-cell>
        </table:table-row>
        <table:table-row table:style-name="ro1">
          <table:table-cell office:value-type="float" office:value="0.011490043" calcext:value-type="float">
            <text:p>0.011490043</text:p>
          </table:table-cell>
          <table:table-cell office:value-type="float" office:value="21.757969" calcext:value-type="float">
            <text:p>21.757969</text:p>
          </table:table-cell>
          <table:table-cell table:formula="of:=[.C146]+[.A147]" office:value-type="float" office:value="5.648477929" calcext:value-type="float">
            <text:p>5.648477929</text:p>
          </table:table-cell>
        </table:table-row>
        <table:table-row table:style-name="ro1">
          <table:table-cell office:value-type="float" office:value="0.011535821" calcext:value-type="float">
            <text:p>0.011535821</text:p>
          </table:table-cell>
          <table:table-cell office:value-type="float" office:value="21.671627" calcext:value-type="float">
            <text:p>21.671627</text:p>
          </table:table-cell>
          <table:table-cell table:formula="of:=[.C147]+[.A148]" office:value-type="float" office:value="5.66001375" calcext:value-type="float">
            <text:p>5.66001375</text:p>
          </table:table-cell>
        </table:table-row>
        <table:table-row table:style-name="ro1">
          <table:table-cell office:value-type="float" office:value="0.011215381" calcext:value-type="float">
            <text:p>0.011215381</text:p>
          </table:table-cell>
          <table:table-cell office:value-type="float" office:value="22.290815" calcext:value-type="float">
            <text:p>22.290815</text:p>
          </table:table-cell>
          <table:table-cell table:formula="of:=[.C148]+[.A149]" office:value-type="float" office:value="5.671229131" calcext:value-type="float">
            <text:p>5.671229131</text:p>
          </table:table-cell>
        </table:table-row>
        <table:table-row table:style-name="ro1">
          <table:table-cell office:value-type="float" office:value="0.011383231" calcext:value-type="float">
            <text:p>0.011383231</text:p>
          </table:table-cell>
          <table:table-cell office:value-type="float" office:value="21.962132" calcext:value-type="float">
            <text:p>21.962132</text:p>
          </table:table-cell>
          <table:table-cell table:formula="of:=[.C149]+[.A150]" office:value-type="float" office:value="5.682612362" calcext:value-type="float">
            <text:p>5.682612362</text:p>
          </table:table-cell>
        </table:table-row>
        <table:table-row table:style-name="ro1">
          <table:table-cell office:value-type="float" office:value="0.011413748" calcext:value-type="float">
            <text:p>0.011413748</text:p>
          </table:table-cell>
          <table:table-cell office:value-type="float" office:value="21.90341" calcext:value-type="float">
            <text:p>21.90341</text:p>
          </table:table-cell>
          <table:table-cell table:formula="of:=[.C150]+[.A151]" office:value-type="float" office:value="5.69402611" calcext:value-type="float">
            <text:p>5.69402611</text:p>
          </table:table-cell>
        </table:table-row>
        <table:table-row table:style-name="ro1">
          <table:table-cell office:value-type="float" office:value="0.011474784" calcext:value-type="float">
            <text:p>0.011474784</text:p>
          </table:table-cell>
          <table:table-cell office:value-type="float" office:value="21.786901" calcext:value-type="float">
            <text:p>21.786901</text:p>
          </table:table-cell>
          <table:table-cell table:formula="of:=[.C151]+[.A152]" office:value-type="float" office:value="5.705500894" calcext:value-type="float">
            <text:p>5.705500894</text:p>
          </table:table-cell>
        </table:table-row>
        <table:table-row table:style-name="ro1">
          <table:table-cell office:value-type="float" office:value="0.011154345" calcext:value-type="float">
            <text:p>0.011154345</text:p>
          </table:table-cell>
          <table:table-cell office:value-type="float" office:value="22.41279" calcext:value-type="float">
            <text:p>22.41279</text:p>
          </table:table-cell>
          <table:table-cell table:formula="of:=[.C152]+[.A153]" office:value-type="float" office:value="5.716655239" calcext:value-type="float">
            <text:p>5.716655239</text:p>
          </table:table-cell>
        </table:table-row>
        <table:table-row table:style-name="ro1">
          <table:table-cell office:value-type="float" office:value="0.0113374535" calcext:value-type="float">
            <text:p>0.0113374535</text:p>
          </table:table-cell>
          <table:table-cell office:value-type="float" office:value="22.050806" calcext:value-type="float">
            <text:p>22.050806</text:p>
          </table:table-cell>
          <table:table-cell table:formula="of:=[.C153]+[.A154]" office:value-type="float" office:value="5.7279926925" calcext:value-type="float">
            <text:p>5.7279926925</text:p>
          </table:table-cell>
        </table:table-row>
        <table:table-row table:style-name="ro1">
          <table:table-cell office:value-type="float" office:value="0.011352712" calcext:value-type="float">
            <text:p>0.011352712</text:p>
          </table:table-cell>
          <table:table-cell office:value-type="float" office:value="22.021168" calcext:value-type="float">
            <text:p>22.021168</text:p>
          </table:table-cell>
          <table:table-cell table:formula="of:=[.C154]+[.A155]" office:value-type="float" office:value="5.7393454045" calcext:value-type="float">
            <text:p>5.7393454045</text:p>
          </table:table-cell>
        </table:table-row>
        <table:table-row table:style-name="ro1">
          <table:table-cell office:value-type="float" office:value="0.011444267" calcext:value-type="float">
            <text:p>0.011444267</text:p>
          </table:table-cell>
          <table:table-cell office:value-type="float" office:value="21.845" calcext:value-type="float">
            <text:p>21.845</text:p>
          </table:table-cell>
          <table:table-cell table:formula="of:=[.C155]+[.A156]" office:value-type="float" office:value="5.7507896715" calcext:value-type="float">
            <text:p>5.7507896715</text:p>
          </table:table-cell>
        </table:table-row>
        <table:table-row table:style-name="ro1">
          <table:table-cell office:value-type="float" office:value="0.011108568" calcext:value-type="float">
            <text:p>0.011108568</text:p>
          </table:table-cell>
          <table:table-cell office:value-type="float" office:value="22.505152" calcext:value-type="float">
            <text:p>22.505152</text:p>
          </table:table-cell>
          <table:table-cell table:formula="of:=[.C156]+[.A157]" office:value-type="float" office:value="5.7618982395" calcext:value-type="float">
            <text:p>5.7618982395</text:p>
          </table:table-cell>
        </table:table-row>
        <table:table-row table:style-name="ro1">
          <table:table-cell office:value-type="float" office:value="0.011261159" calcext:value-type="float">
            <text:p>0.011261159</text:p>
          </table:table-cell>
          <table:table-cell office:value-type="float" office:value="22.200201" calcext:value-type="float">
            <text:p>22.200201</text:p>
          </table:table-cell>
          <table:table-cell table:formula="of:=[.C157]+[.A158]" office:value-type="float" office:value="5.7731593985" calcext:value-type="float">
            <text:p>5.7731593985</text:p>
          </table:table-cell>
        </table:table-row>
        <table:table-row table:style-name="ro1">
          <table:table-cell office:value-type="float" office:value="0.011276417" calcext:value-type="float">
            <text:p>0.011276417</text:p>
          </table:table-cell>
          <table:table-cell office:value-type="float" office:value="22.170162" calcext:value-type="float">
            <text:p>22.170162</text:p>
          </table:table-cell>
          <table:table-cell table:formula="of:=[.C158]+[.A159]" office:value-type="float" office:value="5.7844358155" calcext:value-type="float">
            <text:p>5.7844358155</text:p>
          </table:table-cell>
        </table:table-row>
        <table:table-row table:style-name="ro1">
          <table:table-cell office:value-type="float" office:value="0.011367971" calcext:value-type="float">
            <text:p>0.011367971</text:p>
          </table:table-cell>
          <table:table-cell office:value-type="float" office:value="21.99161" calcext:value-type="float">
            <text:p>21.99161</text:p>
          </table:table-cell>
          <table:table-cell table:formula="of:=[.C159]+[.A160]" office:value-type="float" office:value="5.7958037865" calcext:value-type="float">
            <text:p>5.7958037865</text:p>
          </table:table-cell>
        </table:table-row>
        <table:table-row table:style-name="ro1">
          <table:table-cell office:value-type="float" office:value="0.011062791" calcext:value-type="float">
            <text:p>0.011062791</text:p>
          </table:table-cell>
          <table:table-cell office:value-type="float" office:value="22.598276" calcext:value-type="float">
            <text:p>22.598276</text:p>
          </table:table-cell>
          <table:table-cell table:formula="of:=[.C160]+[.A161]" office:value-type="float" office:value="5.8068665775" calcext:value-type="float">
            <text:p>5.8068665775</text:p>
          </table:table-cell>
        </table:table-row>
        <table:table-row table:style-name="ro1">
          <table:table-cell office:value-type="float" office:value="0.011245899" calcext:value-type="float">
            <text:p>0.011245899</text:p>
          </table:table-cell>
          <table:table-cell office:value-type="float" office:value="22.230326" calcext:value-type="float">
            <text:p>22.230326</text:p>
          </table:table-cell>
          <table:table-cell table:formula="of:=[.C161]+[.A162]" office:value-type="float" office:value="5.8181124765" calcext:value-type="float">
            <text:p>5.8181124765</text:p>
          </table:table-cell>
        </table:table-row>
        <table:table-row table:style-name="ro1">
          <table:table-cell office:value-type="float" office:value="0.011276417" calcext:value-type="float">
            <text:p>0.011276417</text:p>
          </table:table-cell>
          <table:table-cell office:value-type="float" office:value="22.170162" calcext:value-type="float">
            <text:p>22.170162</text:p>
          </table:table-cell>
          <table:table-cell table:formula="of:=[.C162]+[.A163]" office:value-type="float" office:value="5.8293888935" calcext:value-type="float">
            <text:p>5.8293888935</text:p>
          </table:table-cell>
        </table:table-row>
        <table:table-row table:style-name="ro1">
          <table:table-cell office:value-type="float" office:value="0.0113374535" calcext:value-type="float">
            <text:p>0.0113374535</text:p>
          </table:table-cell>
          <table:table-cell office:value-type="float" office:value="22.050806" calcext:value-type="float">
            <text:p>22.050806</text:p>
          </table:table-cell>
          <table:table-cell table:formula="of:=[.C163]+[.A164]" office:value-type="float" office:value="5.840726347" calcext:value-type="float">
            <text:p>5.840726347</text:p>
          </table:table-cell>
        </table:table-row>
        <table:table-row table:style-name="ro1">
          <table:table-cell office:value-type="float" office:value="0.011032273" calcext:value-type="float">
            <text:p>0.011032273</text:p>
          </table:table-cell>
          <table:table-cell office:value-type="float" office:value="22.660788" calcext:value-type="float">
            <text:p>22.660788</text:p>
          </table:table-cell>
          <table:table-cell table:formula="of:=[.C164]+[.A165]" office:value-type="float" office:value="5.85175862" calcext:value-type="float">
            <text:p>5.85175862</text:p>
          </table:table-cell>
        </table:table-row>
        <table:table-row table:style-name="ro1">
          <table:table-cell office:value-type="float" office:value="0.011200123" calcext:value-type="float">
            <text:p>0.011200123</text:p>
          </table:table-cell>
          <table:table-cell office:value-type="float" office:value="22.321184" calcext:value-type="float">
            <text:p>22.321184</text:p>
          </table:table-cell>
          <table:table-cell table:formula="of:=[.C165]+[.A166]" office:value-type="float" office:value="5.862958743" calcext:value-type="float">
            <text:p>5.862958743</text:p>
          </table:table-cell>
        </table:table-row>
        <table:table-row table:style-name="ro1">
          <table:table-cell office:value-type="float" office:value="0.011200123" calcext:value-type="float">
            <text:p>0.011200123</text:p>
          </table:table-cell>
          <table:table-cell office:value-type="float" office:value="22.321184" calcext:value-type="float">
            <text:p>22.321184</text:p>
          </table:table-cell>
          <table:table-cell table:formula="of:=[.C166]+[.A167]" office:value-type="float" office:value="5.874158866" calcext:value-type="float">
            <text:p>5.874158866</text:p>
          </table:table-cell>
        </table:table-row>
        <table:table-row table:style-name="ro1">
          <table:table-cell office:value-type="float" office:value="0.011306935" calcext:value-type="float">
            <text:p>0.011306935</text:p>
          </table:table-cell>
          <table:table-cell office:value-type="float" office:value="22.110323" calcext:value-type="float">
            <text:p>22.110323</text:p>
          </table:table-cell>
          <table:table-cell table:formula="of:=[.C167]+[.A168]" office:value-type="float" office:value="5.885465801" calcext:value-type="float">
            <text:p>5.885465801</text:p>
          </table:table-cell>
        </table:table-row>
        <table:table-row table:style-name="ro1">
          <table:table-cell office:value-type="float" office:value="0.011001755" calcext:value-type="float">
            <text:p>0.011001755</text:p>
          </table:table-cell>
          <table:table-cell office:value-type="float" office:value="22.723648" calcext:value-type="float">
            <text:p>22.723648</text:p>
          </table:table-cell>
          <table:table-cell table:formula="of:=[.C168]+[.A169]" office:value-type="float" office:value="5.896467556" calcext:value-type="float">
            <text:p>5.896467556</text:p>
          </table:table-cell>
        </table:table-row>
        <table:table-row table:style-name="ro1">
          <table:table-cell office:value-type="float" office:value="0.011139086" calcext:value-type="float">
            <text:p>0.011139086</text:p>
          </table:table-cell>
          <table:table-cell office:value-type="float" office:value="22.443493" calcext:value-type="float">
            <text:p>22.443493</text:p>
          </table:table-cell>
          <table:table-cell table:formula="of:=[.C169]+[.A170]" office:value-type="float" office:value="5.907606642" calcext:value-type="float">
            <text:p>5.907606642</text:p>
          </table:table-cell>
        </table:table-row>
        <table:table-row table:style-name="ro1">
          <table:table-cell office:value-type="float" office:value="0.011184863" calcext:value-type="float">
            <text:p>0.011184863</text:p>
          </table:table-cell>
          <table:table-cell office:value-type="float" office:value="22.351639" calcext:value-type="float">
            <text:p>22.351639</text:p>
          </table:table-cell>
          <table:table-cell table:formula="of:=[.C170]+[.A171]" office:value-type="float" office:value="5.918791505" calcext:value-type="float">
            <text:p>5.918791505</text:p>
          </table:table-cell>
        </table:table-row>
        <table:table-row table:style-name="ro1">
          <table:table-cell office:value-type="float" office:value="0.011261159" calcext:value-type="float">
            <text:p>0.011261159</text:p>
          </table:table-cell>
          <table:table-cell office:value-type="float" office:value="22.200201" calcext:value-type="float">
            <text:p>22.200201</text:p>
          </table:table-cell>
          <table:table-cell table:formula="of:=[.C171]+[.A172]" office:value-type="float" office:value="5.930052664" calcext:value-type="float">
            <text:p>5.930052664</text:p>
          </table:table-cell>
        </table:table-row>
        <table:table-row table:style-name="ro1">
          <table:table-cell office:value-type="float" office:value="0.010955978" calcext:value-type="float">
            <text:p>0.010955978</text:p>
          </table:table-cell>
          <table:table-cell office:value-type="float" office:value="22.818592" calcext:value-type="float">
            <text:p>22.818592</text:p>
          </table:table-cell>
          <table:table-cell table:formula="of:=[.C172]+[.A173]" office:value-type="float" office:value="5.941008642" calcext:value-type="float">
            <text:p>5.941008642</text:p>
          </table:table-cell>
        </table:table-row>
        <table:table-row table:style-name="ro1">
          <table:table-cell office:value-type="float" office:value="0.011123827" calcext:value-type="float">
            <text:p>0.011123827</text:p>
          </table:table-cell>
          <table:table-cell office:value-type="float" office:value="22.474281" calcext:value-type="float">
            <text:p>22.474281</text:p>
          </table:table-cell>
          <table:table-cell table:formula="of:=[.C173]+[.A174]" office:value-type="float" office:value="5.952132469" calcext:value-type="float">
            <text:p>5.952132469</text:p>
          </table:table-cell>
        </table:table-row>
        <table:table-row table:style-name="ro1">
          <table:table-cell office:value-type="float" office:value="0.011154345" calcext:value-type="float">
            <text:p>0.011154345</text:p>
          </table:table-cell>
          <table:table-cell office:value-type="float" office:value="22.41279" calcext:value-type="float">
            <text:p>22.41279</text:p>
          </table:table-cell>
          <table:table-cell table:formula="of:=[.C174]+[.A175]" office:value-type="float" office:value="5.963286814" calcext:value-type="float">
            <text:p>5.963286814</text:p>
          </table:table-cell>
        </table:table-row>
        <table:table-row table:style-name="ro1">
          <table:table-cell office:value-type="float" office:value="0.01123064" calcext:value-type="float">
            <text:p>0.01123064</text:p>
          </table:table-cell>
          <table:table-cell office:value-type="float" office:value="22.26053" calcext:value-type="float">
            <text:p>22.26053</text:p>
          </table:table-cell>
          <table:table-cell table:formula="of:=[.C175]+[.A176]" office:value-type="float" office:value="5.974517454" calcext:value-type="float">
            <text:p>5.974517454</text:p>
          </table:table-cell>
        </table:table-row>
        <table:table-row table:style-name="ro1">
          <table:table-cell office:value-type="float" office:value="0.010910201" calcext:value-type="float">
            <text:p>0.010910201</text:p>
          </table:table-cell>
          <table:table-cell office:value-type="float" office:value="22.914335" calcext:value-type="float">
            <text:p>22.914335</text:p>
          </table:table-cell>
          <table:table-cell table:formula="of:=[.C176]+[.A177]" office:value-type="float" office:value="5.985427655" calcext:value-type="float">
            <text:p>5.985427655</text:p>
          </table:table-cell>
        </table:table-row>
        <table:table-row table:style-name="ro1">
          <table:table-cell office:value-type="float" office:value="0.011062791" calcext:value-type="float">
            <text:p>0.011062791</text:p>
          </table:table-cell>
          <table:table-cell office:value-type="float" office:value="22.598276" calcext:value-type="float">
            <text:p>22.598276</text:p>
          </table:table-cell>
          <table:table-cell table:formula="of:=[.C177]+[.A178]" office:value-type="float" office:value="5.996490446" calcext:value-type="float">
            <text:p>5.996490446</text:p>
          </table:table-cell>
        </table:table-row>
        <table:table-row table:style-name="ro1">
          <table:table-cell office:value-type="float" office:value="0.011093309" calcext:value-type="float">
            <text:p>0.011093309</text:p>
          </table:table-cell>
          <table:table-cell office:value-type="float" office:value="22.536108" calcext:value-type="float">
            <text:p>22.536108</text:p>
          </table:table-cell>
          <table:table-cell table:formula="of:=[.C178]+[.A179]" office:value-type="float" office:value="6.007583755" calcext:value-type="float">
            <text:p>6.007583755</text:p>
          </table:table-cell>
        </table:table-row>
        <table:table-row table:style-name="ro1">
          <table:table-cell office:value-type="float" office:value="0.011184863" calcext:value-type="float">
            <text:p>0.011184863</text:p>
          </table:table-cell>
          <table:table-cell office:value-type="float" office:value="22.351639" calcext:value-type="float">
            <text:p>22.351639</text:p>
          </table:table-cell>
          <table:table-cell table:formula="of:=[.C179]+[.A180]" office:value-type="float" office:value="6.018768618" calcext:value-type="float">
            <text:p>6.018768618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180]+[.A181]" office:value-type="float" office:value="6.02966356" calcext:value-type="float">
            <text:p>6.02966356</text:p>
          </table:table-cell>
        </table:table-row>
        <table:table-row table:style-name="ro1">
          <table:table-cell office:value-type="float" office:value="0.011047532" calcext:value-type="float">
            <text:p>0.011047532</text:p>
          </table:table-cell>
          <table:table-cell office:value-type="float" office:value="22.629488" calcext:value-type="float">
            <text:p>22.629488</text:p>
          </table:table-cell>
          <table:table-cell table:formula="of:=[.C181]+[.A182]" office:value-type="float" office:value="6.040711092" calcext:value-type="float">
            <text:p>6.040711092</text:p>
          </table:table-cell>
        </table:table-row>
        <table:table-row table:style-name="ro1">
          <table:table-cell office:value-type="float" office:value="0.01107805" calcext:value-type="float">
            <text:p>0.01107805</text:p>
          </table:table-cell>
          <table:table-cell office:value-type="float" office:value="22.567148" calcext:value-type="float">
            <text:p>22.567148</text:p>
          </table:table-cell>
          <table:table-cell table:formula="of:=[.C182]+[.A183]" office:value-type="float" office:value="6.051789142" calcext:value-type="float">
            <text:p>6.051789142</text:p>
          </table:table-cell>
        </table:table-row>
        <table:table-row table:style-name="ro1">
          <table:table-cell office:value-type="float" office:value="0.011169604" calcext:value-type="float">
            <text:p>0.011169604</text:p>
          </table:table-cell>
          <table:table-cell office:value-type="float" office:value="22.382174" calcext:value-type="float">
            <text:p>22.382174</text:p>
          </table:table-cell>
          <table:table-cell table:formula="of:=[.C183]+[.A184]" office:value-type="float" office:value="6.062958746" calcext:value-type="float">
            <text:p>6.062958746</text:p>
          </table:table-cell>
        </table:table-row>
        <table:table-row table:style-name="ro1">
          <table:table-cell office:value-type="float" office:value="0.010833906" calcext:value-type="float">
            <text:p>0.010833906</text:p>
          </table:table-cell>
          <table:table-cell office:value-type="float" office:value="23.075703" calcext:value-type="float">
            <text:p>23.075703</text:p>
          </table:table-cell>
          <table:table-cell table:formula="of:=[.C184]+[.A185]" office:value-type="float" office:value="6.073792652" calcext:value-type="float">
            <text:p>6.073792652</text:p>
          </table:table-cell>
        </table:table-row>
        <table:table-row table:style-name="ro1">
          <table:table-cell office:value-type="float" office:value="0.011032273" calcext:value-type="float">
            <text:p>0.011032273</text:p>
          </table:table-cell>
          <table:table-cell office:value-type="float" office:value="22.660788" calcext:value-type="float">
            <text:p>22.660788</text:p>
          </table:table-cell>
          <table:table-cell table:formula="of:=[.C185]+[.A186]" office:value-type="float" office:value="6.084824925" calcext:value-type="float">
            <text:p>6.084824925</text:p>
          </table:table-cell>
        </table:table-row>
        <table:table-row table:style-name="ro1">
          <table:table-cell office:value-type="float" office:value="0.011062791" calcext:value-type="float">
            <text:p>0.011062791</text:p>
          </table:table-cell>
          <table:table-cell office:value-type="float" office:value="22.598276" calcext:value-type="float">
            <text:p>22.598276</text:p>
          </table:table-cell>
          <table:table-cell table:formula="of:=[.C186]+[.A187]" office:value-type="float" office:value="6.095887716" calcext:value-type="float">
            <text:p>6.095887716</text:p>
          </table:table-cell>
        </table:table-row>
        <table:table-row table:style-name="ro1">
          <table:table-cell office:value-type="float" office:value="0.011169604" calcext:value-type="float">
            <text:p>0.011169604</text:p>
          </table:table-cell>
          <table:table-cell office:value-type="float" office:value="22.382174" calcext:value-type="float">
            <text:p>22.382174</text:p>
          </table:table-cell>
          <table:table-cell table:formula="of:=[.C187]+[.A188]" office:value-type="float" office:value="6.10705732" calcext:value-type="float">
            <text:p>6.10705732</text:p>
          </table:table-cell>
        </table:table-row>
        <table:table-row table:style-name="ro1">
          <table:table-cell office:value-type="float" office:value="0.010833906" calcext:value-type="float">
            <text:p>0.010833906</text:p>
          </table:table-cell>
          <table:table-cell office:value-type="float" office:value="23.075703" calcext:value-type="float">
            <text:p>23.075703</text:p>
          </table:table-cell>
          <table:table-cell table:formula="of:=[.C188]+[.A189]" office:value-type="float" office:value="6.117891226" calcext:value-type="float">
            <text:p>6.117891226</text:p>
          </table:table-cell>
        </table:table-row>
        <table:table-row table:style-name="ro1">
          <table:table-cell office:value-type="float" office:value="0.011017014" calcext:value-type="float">
            <text:p>0.011017014</text:p>
          </table:table-cell>
          <table:table-cell office:value-type="float" office:value="22.692173" calcext:value-type="float">
            <text:p>22.692173</text:p>
          </table:table-cell>
          <table:table-cell table:formula="of:=[.C189]+[.A190]" office:value-type="float" office:value="6.12890824" calcext:value-type="float">
            <text:p>6.12890824</text:p>
          </table:table-cell>
        </table:table-row>
        <table:table-row table:style-name="ro1">
          <table:table-cell office:value-type="float" office:value="0.011047532" calcext:value-type="float">
            <text:p>0.011047532</text:p>
          </table:table-cell>
          <table:table-cell office:value-type="float" office:value="22.629488" calcext:value-type="float">
            <text:p>22.629488</text:p>
          </table:table-cell>
          <table:table-cell table:formula="of:=[.C190]+[.A191]" office:value-type="float" office:value="6.139955772" calcext:value-type="float">
            <text:p>6.139955772</text:p>
          </table:table-cell>
        </table:table-row>
        <table:table-row table:style-name="ro1">
          <table:table-cell office:value-type="float" office:value="0.011123827" calcext:value-type="float">
            <text:p>0.011123827</text:p>
          </table:table-cell>
          <table:table-cell office:value-type="float" office:value="22.474281" calcext:value-type="float">
            <text:p>22.474281</text:p>
          </table:table-cell>
          <table:table-cell table:formula="of:=[.C191]+[.A192]" office:value-type="float" office:value="6.151079599" calcext:value-type="float">
            <text:p>6.151079599</text:p>
          </table:table-cell>
        </table:table-row>
        <table:table-row table:style-name="ro1">
          <table:table-cell office:value-type="float" office:value="0.010818646" calcext:value-type="float">
            <text:p>0.010818646</text:p>
          </table:table-cell>
          <table:table-cell office:value-type="float" office:value="23.108252" calcext:value-type="float">
            <text:p>23.108252</text:p>
          </table:table-cell>
          <table:table-cell table:formula="of:=[.C192]+[.A193]" office:value-type="float" office:value="6.161898245" calcext:value-type="float">
            <text:p>6.161898245</text:p>
          </table:table-cell>
        </table:table-row>
        <table:table-row table:style-name="ro1">
          <table:table-cell office:value-type="float" office:value="0.010986496" calcext:value-type="float">
            <text:p>0.010986496</text:p>
          </table:table-cell>
          <table:table-cell office:value-type="float" office:value="22.755209" calcext:value-type="float">
            <text:p>22.755209</text:p>
          </table:table-cell>
          <table:table-cell table:formula="of:=[.C193]+[.A194]" office:value-type="float" office:value="6.172884741" calcext:value-type="float">
            <text:p>6.172884741</text:p>
          </table:table-cell>
        </table:table-row>
        <table:table-row table:style-name="ro1">
          <table:table-cell office:value-type="float" office:value="0.011001755" calcext:value-type="float">
            <text:p>0.011001755</text:p>
          </table:table-cell>
          <table:table-cell office:value-type="float" office:value="22.723648" calcext:value-type="float">
            <text:p>22.723648</text:p>
          </table:table-cell>
          <table:table-cell table:formula="of:=[.C194]+[.A195]" office:value-type="float" office:value="6.183886496" calcext:value-type="float">
            <text:p>6.183886496</text:p>
          </table:table-cell>
        </table:table-row>
        <table:table-row table:style-name="ro1">
          <table:table-cell office:value-type="float" office:value="0.011108568" calcext:value-type="float">
            <text:p>0.011108568</text:p>
          </table:table-cell>
          <table:table-cell office:value-type="float" office:value="22.505152" calcext:value-type="float">
            <text:p>22.505152</text:p>
          </table:table-cell>
          <table:table-cell table:formula="of:=[.C195]+[.A196]" office:value-type="float" office:value="6.194995064" calcext:value-type="float">
            <text:p>6.194995064</text:p>
          </table:table-cell>
        </table:table-row>
        <table:table-row table:style-name="ro1">
          <table:table-cell office:value-type="float" office:value="0.010788129" calcext:value-type="float">
            <text:p>0.010788129</text:p>
          </table:table-cell>
          <table:table-cell office:value-type="float" office:value="23.17362" calcext:value-type="float">
            <text:p>23.17362</text:p>
          </table:table-cell>
          <table:table-cell table:formula="of:=[.C196]+[.A197]" office:value-type="float" office:value="6.205783193" calcext:value-type="float">
            <text:p>6.205783193</text:p>
          </table:table-cell>
        </table:table-row>
        <table:table-row table:style-name="ro1">
          <table:table-cell office:value-type="float" office:value="0.010971237" calcext:value-type="float">
            <text:p>0.010971237</text:p>
          </table:table-cell>
          <table:table-cell office:value-type="float" office:value="22.786856" calcext:value-type="float">
            <text:p>22.786856</text:p>
          </table:table-cell>
          <table:table-cell table:formula="of:=[.C197]+[.A198]" office:value-type="float" office:value="6.21675443" calcext:value-type="float">
            <text:p>6.21675443</text:p>
          </table:table-cell>
        </table:table-row>
        <table:table-row table:style-name="ro1">
          <table:table-cell office:value-type="float" office:value="0.011017014" calcext:value-type="float">
            <text:p>0.011017014</text:p>
          </table:table-cell>
          <table:table-cell office:value-type="float" office:value="22.692173" calcext:value-type="float">
            <text:p>22.692173</text:p>
          </table:table-cell>
          <table:table-cell table:formula="of:=[.C198]+[.A199]" office:value-type="float" office:value="6.227771444" calcext:value-type="float">
            <text:p>6.227771444</text:p>
          </table:table-cell>
        </table:table-row>
        <table:table-row table:style-name="ro1">
          <table:table-cell office:value-type="float" office:value="0.011062791" calcext:value-type="float">
            <text:p>0.011062791</text:p>
          </table:table-cell>
          <table:table-cell office:value-type="float" office:value="22.598276" calcext:value-type="float">
            <text:p>22.598276</text:p>
          </table:table-cell>
          <table:table-cell table:formula="of:=[.C199]+[.A200]" office:value-type="float" office:value="6.238834235" calcext:value-type="float">
            <text:p>6.238834235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00]+[.A201]" office:value-type="float" office:value="6.249591845" calcext:value-type="float">
            <text:p>6.249591845</text:p>
          </table:table-cell>
        </table:table-row>
        <table:table-row table:style-name="ro1">
          <table:table-cell office:value-type="float" office:value="0.010940718" calcext:value-type="float">
            <text:p>0.010940718</text:p>
          </table:table-cell>
          <table:table-cell office:value-type="float" office:value="22.85042" calcext:value-type="float">
            <text:p>22.85042</text:p>
          </table:table-cell>
          <table:table-cell table:formula="of:=[.C201]+[.A202]" office:value-type="float" office:value="6.260532563" calcext:value-type="float">
            <text:p>6.260532563</text:p>
          </table:table-cell>
        </table:table-row>
        <table:table-row table:style-name="ro1">
          <table:table-cell office:value-type="float" office:value="0.010986496" calcext:value-type="float">
            <text:p>0.010986496</text:p>
          </table:table-cell>
          <table:table-cell office:value-type="float" office:value="22.755209" calcext:value-type="float">
            <text:p>22.755209</text:p>
          </table:table-cell>
          <table:table-cell table:formula="of:=[.C202]+[.A203]" office:value-type="float" office:value="6.271519059" calcext:value-type="float">
            <text:p>6.271519059</text:p>
          </table:table-cell>
        </table:table-row>
        <table:table-row table:style-name="ro1">
          <table:table-cell office:value-type="float" office:value="0.011047532" calcext:value-type="float">
            <text:p>0.011047532</text:p>
          </table:table-cell>
          <table:table-cell office:value-type="float" office:value="22.629488" calcext:value-type="float">
            <text:p>22.629488</text:p>
          </table:table-cell>
          <table:table-cell table:formula="of:=[.C203]+[.A204]" office:value-type="float" office:value="6.282566591" calcext:value-type="float">
            <text:p>6.282566591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04]+[.A205]" office:value-type="float" office:value="6.293324201" calcext:value-type="float">
            <text:p>6.293324201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05]+[.A206]" office:value-type="float" office:value="6.304219143" calcext:value-type="float">
            <text:p>6.304219143</text:p>
          </table:table-cell>
        </table:table-row>
        <table:table-row table:style-name="ro1">
          <table:table-cell office:value-type="float" office:value="0.010971237" calcext:value-type="float">
            <text:p>0.010971237</text:p>
          </table:table-cell>
          <table:table-cell office:value-type="float" office:value="22.786856" calcext:value-type="float">
            <text:p>22.786856</text:p>
          </table:table-cell>
          <table:table-cell table:formula="of:=[.C206]+[.A207]" office:value-type="float" office:value="6.31519038" calcext:value-type="float">
            <text:p>6.31519038</text:p>
          </table:table-cell>
        </table:table-row>
        <table:table-row table:style-name="ro1">
          <table:table-cell office:value-type="float" office:value="0.011017014" calcext:value-type="float">
            <text:p>0.011017014</text:p>
          </table:table-cell>
          <table:table-cell office:value-type="float" office:value="22.692173" calcext:value-type="float">
            <text:p>22.692173</text:p>
          </table:table-cell>
          <table:table-cell table:formula="of:=[.C207]+[.A208]" office:value-type="float" office:value="6.326207394" calcext:value-type="float">
            <text:p>6.326207394</text:p>
          </table:table-cell>
        </table:table-row>
        <table:table-row table:style-name="ro1">
          <table:table-cell office:value-type="float" office:value="0.010727093" calcext:value-type="float">
            <text:p>0.010727093</text:p>
          </table:table-cell>
          <table:table-cell office:value-type="float" office:value="23.305475" calcext:value-type="float">
            <text:p>23.305475</text:p>
          </table:table-cell>
          <table:table-cell table:formula="of:=[.C208]+[.A209]" office:value-type="float" office:value="6.336934487" calcext:value-type="float">
            <text:p>6.336934487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09]+[.A210]" office:value-type="float" office:value="6.347829429" calcext:value-type="float">
            <text:p>6.347829429</text:p>
          </table:table-cell>
        </table:table-row>
        <table:table-row table:style-name="ro1">
          <table:table-cell office:value-type="float" office:value="0.010940718" calcext:value-type="float">
            <text:p>0.010940718</text:p>
          </table:table-cell>
          <table:table-cell office:value-type="float" office:value="22.85042" calcext:value-type="float">
            <text:p>22.85042</text:p>
          </table:table-cell>
          <table:table-cell table:formula="of:=[.C210]+[.A211]" office:value-type="float" office:value="6.358770147" calcext:value-type="float">
            <text:p>6.358770147</text:p>
          </table:table-cell>
        </table:table-row>
        <table:table-row table:style-name="ro1">
          <table:table-cell office:value-type="float" office:value="0.011032273" calcext:value-type="float">
            <text:p>0.011032273</text:p>
          </table:table-cell>
          <table:table-cell office:value-type="float" office:value="22.660788" calcext:value-type="float">
            <text:p>22.660788</text:p>
          </table:table-cell>
          <table:table-cell table:formula="of:=[.C211]+[.A212]" office:value-type="float" office:value="6.36980242" calcext:value-type="float">
            <text:p>6.36980242</text:p>
          </table:table-cell>
        </table:table-row>
        <table:table-row table:style-name="ro1">
          <table:table-cell office:value-type="float" office:value="0.010696574" calcext:value-type="float">
            <text:p>0.010696574</text:p>
          </table:table-cell>
          <table:table-cell office:value-type="float" office:value="23.37197" calcext:value-type="float">
            <text:p>23.37197</text:p>
          </table:table-cell>
          <table:table-cell table:formula="of:=[.C212]+[.A213]" office:value-type="float" office:value="6.380498994" calcext:value-type="float">
            <text:p>6.380498994</text:p>
          </table:table-cell>
        </table:table-row>
        <table:table-row table:style-name="ro1">
          <table:table-cell office:value-type="float" office:value="0.010879682" calcext:value-type="float">
            <text:p>0.010879682</text:p>
          </table:table-cell>
          <table:table-cell office:value-type="float" office:value="22.978611" calcext:value-type="float">
            <text:p>22.978611</text:p>
          </table:table-cell>
          <table:table-cell table:formula="of:=[.C213]+[.A214]" office:value-type="float" office:value="6.391378676" calcext:value-type="float">
            <text:p>6.391378676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14]+[.A215]" office:value-type="float" office:value="6.402273618" calcext:value-type="float">
            <text:p>6.402273618</text:p>
          </table:table-cell>
        </table:table-row>
        <table:table-row table:style-name="ro1">
          <table:table-cell office:value-type="float" office:value="0.010986496" calcext:value-type="float">
            <text:p>0.010986496</text:p>
          </table:table-cell>
          <table:table-cell office:value-type="float" office:value="22.755209" calcext:value-type="float">
            <text:p>22.755209</text:p>
          </table:table-cell>
          <table:table-cell table:formula="of:=[.C215]+[.A216]" office:value-type="float" office:value="6.413260114" calcext:value-type="float">
            <text:p>6.413260114</text:p>
          </table:table-cell>
        </table:table-row>
        <table:table-row table:style-name="ro1">
          <table:table-cell office:value-type="float" office:value="0.010711834" calcext:value-type="float">
            <text:p>0.010711834</text:p>
          </table:table-cell>
          <table:table-cell office:value-type="float" office:value="23.338675" calcext:value-type="float">
            <text:p>23.338675</text:p>
          </table:table-cell>
          <table:table-cell table:formula="of:=[.C216]+[.A217]" office:value-type="float" office:value="6.423971948" calcext:value-type="float">
            <text:p>6.423971948</text:p>
          </table:table-cell>
        </table:table-row>
        <table:table-row table:style-name="ro1">
          <table:table-cell office:value-type="float" office:value="0.010864424" calcext:value-type="float">
            <text:p>0.010864424</text:p>
          </table:table-cell>
          <table:table-cell office:value-type="float" office:value="23.010883" calcext:value-type="float">
            <text:p>23.010883</text:p>
          </table:table-cell>
          <table:table-cell table:formula="of:=[.C217]+[.A218]" office:value-type="float" office:value="6.434836372" calcext:value-type="float">
            <text:p>6.434836372</text:p>
          </table:table-cell>
        </table:table-row>
        <table:table-row table:style-name="ro1">
          <table:table-cell office:value-type="float" office:value="0.010910201" calcext:value-type="float">
            <text:p>0.010910201</text:p>
          </table:table-cell>
          <table:table-cell office:value-type="float" office:value="22.914335" calcext:value-type="float">
            <text:p>22.914335</text:p>
          </table:table-cell>
          <table:table-cell table:formula="of:=[.C218]+[.A219]" office:value-type="float" office:value="6.445746573" calcext:value-type="float">
            <text:p>6.445746573</text:p>
          </table:table-cell>
        </table:table-row>
        <table:table-row table:style-name="ro1">
          <table:table-cell office:value-type="float" office:value="0.010955978" calcext:value-type="float">
            <text:p>0.010955978</text:p>
          </table:table-cell>
          <table:table-cell office:value-type="float" office:value="22.818592" calcext:value-type="float">
            <text:p>22.818592</text:p>
          </table:table-cell>
          <table:table-cell table:formula="of:=[.C219]+[.A220]" office:value-type="float" office:value="6.456702551" calcext:value-type="float">
            <text:p>6.456702551</text:p>
          </table:table-cell>
        </table:table-row>
        <table:table-row table:style-name="ro1">
          <table:table-cell office:value-type="float" office:value="0.010696574" calcext:value-type="float">
            <text:p>0.010696574</text:p>
          </table:table-cell>
          <table:table-cell office:value-type="float" office:value="23.37197" calcext:value-type="float">
            <text:p>23.37197</text:p>
          </table:table-cell>
          <table:table-cell table:formula="of:=[.C220]+[.A221]" office:value-type="float" office:value="6.467399125" calcext:value-type="float">
            <text:p>6.467399125</text:p>
          </table:table-cell>
        </table:table-row>
        <table:table-row table:style-name="ro1">
          <table:table-cell office:value-type="float" office:value="0.010833906" calcext:value-type="float">
            <text:p>0.010833906</text:p>
          </table:table-cell>
          <table:table-cell office:value-type="float" office:value="23.075703" calcext:value-type="float">
            <text:p>23.075703</text:p>
          </table:table-cell>
          <table:table-cell table:formula="of:=[.C221]+[.A222]" office:value-type="float" office:value="6.478233031" calcext:value-type="float">
            <text:p>6.478233031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22]+[.A223]" office:value-type="float" office:value="6.489127973" calcext:value-type="float">
            <text:p>6.489127973</text:p>
          </table:table-cell>
        </table:table-row>
        <table:table-row table:style-name="ro1">
          <table:table-cell office:value-type="float" office:value="0.010971237" calcext:value-type="float">
            <text:p>0.010971237</text:p>
          </table:table-cell>
          <table:table-cell office:value-type="float" office:value="22.786856" calcext:value-type="float">
            <text:p>22.786856</text:p>
          </table:table-cell>
          <table:table-cell table:formula="of:=[.C223]+[.A224]" office:value-type="float" office:value="6.50009921" calcext:value-type="float">
            <text:p>6.50009921</text:p>
          </table:table-cell>
        </table:table-row>
        <table:table-row table:style-name="ro1">
          <table:table-cell office:value-type="float" office:value="0.010666057" calcext:value-type="float">
            <text:p>0.010666057</text:p>
          </table:table-cell>
          <table:table-cell office:value-type="float" office:value="23.43884" calcext:value-type="float">
            <text:p>23.43884</text:p>
          </table:table-cell>
          <table:table-cell table:formula="of:=[.C224]+[.A225]" office:value-type="float" office:value="6.510765267" calcext:value-type="float">
            <text:p>6.510765267</text:p>
          </table:table-cell>
        </table:table-row>
        <table:table-row table:style-name="ro1">
          <table:table-cell office:value-type="float" office:value="0.010818646" calcext:value-type="float">
            <text:p>0.010818646</text:p>
          </table:table-cell>
          <table:table-cell office:value-type="float" office:value="23.108252" calcext:value-type="float">
            <text:p>23.108252</text:p>
          </table:table-cell>
          <table:table-cell table:formula="of:=[.C225]+[.A226]" office:value-type="float" office:value="6.521583913" calcext:value-type="float">
            <text:p>6.521583913</text:p>
          </table:table-cell>
        </table:table-row>
        <table:table-row table:style-name="ro1">
          <table:table-cell office:value-type="float" office:value="0.010864424" calcext:value-type="float">
            <text:p>0.010864424</text:p>
          </table:table-cell>
          <table:table-cell office:value-type="float" office:value="23.010883" calcext:value-type="float">
            <text:p>23.010883</text:p>
          </table:table-cell>
          <table:table-cell table:formula="of:=[.C226]+[.A227]" office:value-type="float" office:value="6.532448337" calcext:value-type="float">
            <text:p>6.532448337</text:p>
          </table:table-cell>
        </table:table-row>
        <table:table-row table:style-name="ro1">
          <table:table-cell office:value-type="float" office:value="0.010940718" calcext:value-type="float">
            <text:p>0.010940718</text:p>
          </table:table-cell>
          <table:table-cell office:value-type="float" office:value="22.85042" calcext:value-type="float">
            <text:p>22.85042</text:p>
          </table:table-cell>
          <table:table-cell table:formula="of:=[.C227]+[.A228]" office:value-type="float" office:value="6.543389055" calcext:value-type="float">
            <text:p>6.543389055</text:p>
          </table:table-cell>
        </table:table-row>
        <table:table-row table:style-name="ro1">
          <table:table-cell office:value-type="float" office:value="0.010620279" calcext:value-type="float">
            <text:p>0.010620279</text:p>
          </table:table-cell>
          <table:table-cell office:value-type="float" office:value="23.539871" calcext:value-type="float">
            <text:p>23.539871</text:p>
          </table:table-cell>
          <table:table-cell table:formula="of:=[.C228]+[.A229]" office:value-type="float" office:value="6.554009334" calcext:value-type="float">
            <text:p>6.554009334</text:p>
          </table:table-cell>
        </table:table-row>
        <table:table-row table:style-name="ro1">
          <table:table-cell office:value-type="float" office:value="0.010818646" calcext:value-type="float">
            <text:p>0.010818646</text:p>
          </table:table-cell>
          <table:table-cell office:value-type="float" office:value="23.108252" calcext:value-type="float">
            <text:p>23.108252</text:p>
          </table:table-cell>
          <table:table-cell table:formula="of:=[.C229]+[.A230]" office:value-type="float" office:value="6.56482798" calcext:value-type="float">
            <text:p>6.56482798</text:p>
          </table:table-cell>
        </table:table-row>
        <table:table-row table:style-name="ro1">
          <table:table-cell office:value-type="float" office:value="0.010849165" calcext:value-type="float">
            <text:p>0.010849165</text:p>
          </table:table-cell>
          <table:table-cell office:value-type="float" office:value="23.043247" calcext:value-type="float">
            <text:p>23.043247</text:p>
          </table:table-cell>
          <table:table-cell table:formula="of:=[.C230]+[.A231]" office:value-type="float" office:value="6.575677145" calcext:value-type="float">
            <text:p>6.575677145</text:p>
          </table:table-cell>
        </table:table-row>
        <table:table-row table:style-name="ro1">
          <table:table-cell office:value-type="float" office:value="0.010910201" calcext:value-type="float">
            <text:p>0.010910201</text:p>
          </table:table-cell>
          <table:table-cell office:value-type="float" office:value="22.914335" calcext:value-type="float">
            <text:p>22.914335</text:p>
          </table:table-cell>
          <table:table-cell table:formula="of:=[.C231]+[.A232]" office:value-type="float" office:value="6.586587346" calcext:value-type="float">
            <text:p>6.586587346</text:p>
          </table:table-cell>
        </table:table-row>
        <table:table-row table:style-name="ro1">
          <table:table-cell office:value-type="float" office:value="0.010650798" calcext:value-type="float">
            <text:p>0.010650798</text:p>
          </table:table-cell>
          <table:table-cell office:value-type="float" office:value="23.472422" calcext:value-type="float">
            <text:p>23.472422</text:p>
          </table:table-cell>
          <table:table-cell table:formula="of:=[.C232]+[.A233]" office:value-type="float" office:value="6.597238144" calcext:value-type="float">
            <text:p>6.597238144</text:p>
          </table:table-cell>
        </table:table-row>
        <table:table-row table:style-name="ro1">
          <table:table-cell office:value-type="float" office:value="0.0108033875" calcext:value-type="float">
            <text:p>0.0108033875</text:p>
          </table:table-cell>
          <table:table-cell office:value-type="float" office:value="23.14089" calcext:value-type="float">
            <text:p>23.14089</text:p>
          </table:table-cell>
          <table:table-cell table:formula="of:=[.C233]+[.A234]" office:value-type="float" office:value="6.6080415315" calcext:value-type="float">
            <text:p>6.6080415315</text:p>
          </table:table-cell>
        </table:table-row>
        <table:table-row table:style-name="ro1">
          <table:table-cell office:value-type="float" office:value="0.010833906" calcext:value-type="float">
            <text:p>0.010833906</text:p>
          </table:table-cell>
          <table:table-cell office:value-type="float" office:value="23.075703" calcext:value-type="float">
            <text:p>23.075703</text:p>
          </table:table-cell>
          <table:table-cell table:formula="of:=[.C234]+[.A235]" office:value-type="float" office:value="6.6188754375" calcext:value-type="float">
            <text:p>6.6188754375</text:p>
          </table:table-cell>
        </table:table-row>
        <table:table-row table:style-name="ro1">
          <table:table-cell office:value-type="float" office:value="0.01092546" calcext:value-type="float">
            <text:p>0.01092546</text:p>
          </table:table-cell>
          <table:table-cell office:value-type="float" office:value="22.882334" calcext:value-type="float">
            <text:p>22.882334</text:p>
          </table:table-cell>
          <table:table-cell table:formula="of:=[.C235]+[.A236]" office:value-type="float" office:value="6.6298008975" calcext:value-type="float">
            <text:p>6.6298008975</text:p>
          </table:table-cell>
        </table:table-row>
        <table:table-row table:style-name="ro1">
          <table:table-cell office:value-type="float" office:value="0.010620279" calcext:value-type="float">
            <text:p>0.010620279</text:p>
          </table:table-cell>
          <table:table-cell office:value-type="float" office:value="23.539871" calcext:value-type="float">
            <text:p>23.539871</text:p>
          </table:table-cell>
          <table:table-cell table:formula="of:=[.C236]+[.A237]" office:value-type="float" office:value="6.6404211765" calcext:value-type="float">
            <text:p>6.6404211765</text:p>
          </table:table-cell>
        </table:table-row>
        <table:table-row table:style-name="ro1">
          <table:table-cell office:value-type="float" office:value="0.01077287" calcext:value-type="float">
            <text:p>0.01077287</text:p>
          </table:table-cell>
          <table:table-cell office:value-type="float" office:value="23.206444" calcext:value-type="float">
            <text:p>23.206444</text:p>
          </table:table-cell>
          <table:table-cell table:formula="of:=[.C237]+[.A238]" office:value-type="float" office:value="6.6511940465" calcext:value-type="float">
            <text:p>6.6511940465</text:p>
          </table:table-cell>
        </table:table-row>
        <table:table-row table:style-name="ro1">
          <table:table-cell office:value-type="float" office:value="0.0108033875" calcext:value-type="float">
            <text:p>0.0108033875</text:p>
          </table:table-cell>
          <table:table-cell office:value-type="float" office:value="23.14089" calcext:value-type="float">
            <text:p>23.14089</text:p>
          </table:table-cell>
          <table:table-cell table:formula="of:=[.C238]+[.A239]" office:value-type="float" office:value="6.661997434" calcext:value-type="float">
            <text:p>6.661997434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39]+[.A240]" office:value-type="float" office:value="6.672892376" calcext:value-type="float">
            <text:p>6.672892376</text:p>
          </table:table-cell>
        </table:table-row>
        <table:table-row table:style-name="ro1">
          <table:table-cell office:value-type="float" office:value="0.010620279" calcext:value-type="float">
            <text:p>0.010620279</text:p>
          </table:table-cell>
          <table:table-cell office:value-type="float" office:value="23.539871" calcext:value-type="float">
            <text:p>23.539871</text:p>
          </table:table-cell>
          <table:table-cell table:formula="of:=[.C240]+[.A241]" office:value-type="float" office:value="6.683512655" calcext:value-type="float">
            <text:p>6.683512655</text:p>
          </table:table-cell>
        </table:table-row>
        <table:table-row table:style-name="ro1">
          <table:table-cell office:value-type="float" office:value="0.010788129" calcext:value-type="float">
            <text:p>0.010788129</text:p>
          </table:table-cell>
          <table:table-cell office:value-type="float" office:value="23.17362" calcext:value-type="float">
            <text:p>23.17362</text:p>
          </table:table-cell>
          <table:table-cell table:formula="of:=[.C241]+[.A242]" office:value-type="float" office:value="6.694300784" calcext:value-type="float">
            <text:p>6.694300784</text:p>
          </table:table-cell>
        </table:table-row>
        <table:table-row table:style-name="ro1">
          <table:table-cell office:value-type="float" office:value="0.010818646" calcext:value-type="float">
            <text:p>0.010818646</text:p>
          </table:table-cell>
          <table:table-cell office:value-type="float" office:value="23.108252" calcext:value-type="float">
            <text:p>23.108252</text:p>
          </table:table-cell>
          <table:table-cell table:formula="of:=[.C242]+[.A243]" office:value-type="float" office:value="6.70511943" calcext:value-type="float">
            <text:p>6.70511943</text:p>
          </table:table-cell>
        </table:table-row>
        <table:table-row table:style-name="ro1">
          <table:table-cell office:value-type="float" office:value="0.010910201" calcext:value-type="float">
            <text:p>0.010910201</text:p>
          </table:table-cell>
          <table:table-cell office:value-type="float" office:value="22.914335" calcext:value-type="float">
            <text:p>22.914335</text:p>
          </table:table-cell>
          <table:table-cell table:formula="of:=[.C243]+[.A244]" office:value-type="float" office:value="6.716029631" calcext:value-type="float">
            <text:p>6.716029631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244]+[.A245]" office:value-type="float" office:value="6.726619393" calcext:value-type="float">
            <text:p>6.726619393</text:p>
          </table:table-cell>
        </table:table-row>
        <table:table-row table:style-name="ro1">
          <table:table-cell office:value-type="float" office:value="0.01077287" calcext:value-type="float">
            <text:p>0.01077287</text:p>
          </table:table-cell>
          <table:table-cell office:value-type="float" office:value="23.206444" calcext:value-type="float">
            <text:p>23.206444</text:p>
          </table:table-cell>
          <table:table-cell table:formula="of:=[.C245]+[.A246]" office:value-type="float" office:value="6.737392263" calcext:value-type="float">
            <text:p>6.737392263</text:p>
          </table:table-cell>
        </table:table-row>
        <table:table-row table:style-name="ro1">
          <table:table-cell office:value-type="float" office:value="0.0108033875" calcext:value-type="float">
            <text:p>0.0108033875</text:p>
          </table:table-cell>
          <table:table-cell office:value-type="float" office:value="23.14089" calcext:value-type="float">
            <text:p>23.14089</text:p>
          </table:table-cell>
          <table:table-cell table:formula="of:=[.C246]+[.A247]" office:value-type="float" office:value="6.7481956505" calcext:value-type="float">
            <text:p>6.7481956505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47]+[.A248]" office:value-type="float" office:value="6.7590905925" calcext:value-type="float">
            <text:p>6.7590905925</text:p>
          </table:table-cell>
        </table:table-row>
        <table:table-row table:style-name="ro1">
          <table:table-cell office:value-type="float" office:value="0.010620279" calcext:value-type="float">
            <text:p>0.010620279</text:p>
          </table:table-cell>
          <table:table-cell office:value-type="float" office:value="23.539871" calcext:value-type="float">
            <text:p>23.539871</text:p>
          </table:table-cell>
          <table:table-cell table:formula="of:=[.C248]+[.A249]" office:value-type="float" office:value="6.7697108715" calcext:value-type="float">
            <text:p>6.7697108715</text:p>
          </table:table-cell>
        </table:table-row>
        <table:table-row table:style-name="ro1">
          <table:table-cell office:value-type="float" office:value="0.01077287" calcext:value-type="float">
            <text:p>0.01077287</text:p>
          </table:table-cell>
          <table:table-cell office:value-type="float" office:value="23.206444" calcext:value-type="float">
            <text:p>23.206444</text:p>
          </table:table-cell>
          <table:table-cell table:formula="of:=[.C249]+[.A250]" office:value-type="float" office:value="6.7804837415" calcext:value-type="float">
            <text:p>6.7804837415</text:p>
          </table:table-cell>
        </table:table-row>
        <table:table-row table:style-name="ro1">
          <table:table-cell office:value-type="float" office:value="0.010818646" calcext:value-type="float">
            <text:p>0.010818646</text:p>
          </table:table-cell>
          <table:table-cell office:value-type="float" office:value="23.108252" calcext:value-type="float">
            <text:p>23.108252</text:p>
          </table:table-cell>
          <table:table-cell table:formula="of:=[.C250]+[.A251]" office:value-type="float" office:value="6.7913023875" calcext:value-type="float">
            <text:p>6.7913023875</text:p>
          </table:table-cell>
        </table:table-row>
        <table:table-row table:style-name="ro1">
          <table:table-cell office:value-type="float" office:value="0.010849165" calcext:value-type="float">
            <text:p>0.010849165</text:p>
          </table:table-cell>
          <table:table-cell office:value-type="float" office:value="23.043247" calcext:value-type="float">
            <text:p>23.043247</text:p>
          </table:table-cell>
          <table:table-cell table:formula="of:=[.C251]+[.A252]" office:value-type="float" office:value="6.8021515525" calcext:value-type="float">
            <text:p>6.8021515525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252]+[.A253]" office:value-type="float" office:value="6.8127413145" calcext:value-type="float">
            <text:p>6.8127413145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53]+[.A254]" office:value-type="float" office:value="6.8234989245" calcext:value-type="float">
            <text:p>6.8234989245</text:p>
          </table:table-cell>
        </table:table-row>
        <table:table-row table:style-name="ro1">
          <table:table-cell office:value-type="float" office:value="0.0108033875" calcext:value-type="float">
            <text:p>0.0108033875</text:p>
          </table:table-cell>
          <table:table-cell office:value-type="float" office:value="23.14089" calcext:value-type="float">
            <text:p>23.14089</text:p>
          </table:table-cell>
          <table:table-cell table:formula="of:=[.C254]+[.A255]" office:value-type="float" office:value="6.834302312" calcext:value-type="float">
            <text:p>6.834302312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55]+[.A256]" office:value-type="float" office:value="6.845197254" calcext:value-type="float">
            <text:p>6.845197254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256]+[.A257]" office:value-type="float" office:value="6.855787016" calcext:value-type="float">
            <text:p>6.855787016</text:p>
          </table:table-cell>
        </table:table-row>
        <table:table-row table:style-name="ro1">
          <table:table-cell office:value-type="float" office:value="0.010742351" calcext:value-type="float">
            <text:p>0.010742351</text:p>
          </table:table-cell>
          <table:table-cell office:value-type="float" office:value="23.272371" calcext:value-type="float">
            <text:p>23.272371</text:p>
          </table:table-cell>
          <table:table-cell table:formula="of:=[.C257]+[.A258]" office:value-type="float" office:value="6.866529367" calcext:value-type="float">
            <text:p>6.866529367</text:p>
          </table:table-cell>
        </table:table-row>
        <table:table-row table:style-name="ro1">
          <table:table-cell office:value-type="float" office:value="0.010818646" calcext:value-type="float">
            <text:p>0.010818646</text:p>
          </table:table-cell>
          <table:table-cell office:value-type="float" office:value="23.108252" calcext:value-type="float">
            <text:p>23.108252</text:p>
          </table:table-cell>
          <table:table-cell table:formula="of:=[.C258]+[.A259]" office:value-type="float" office:value="6.877348013" calcext:value-type="float">
            <text:p>6.877348013</text:p>
          </table:table-cell>
        </table:table-row>
        <table:table-row table:style-name="ro1">
          <table:table-cell office:value-type="float" office:value="0.010879682" calcext:value-type="float">
            <text:p>0.010879682</text:p>
          </table:table-cell>
          <table:table-cell office:value-type="float" office:value="22.978611" calcext:value-type="float">
            <text:p>22.978611</text:p>
          </table:table-cell>
          <table:table-cell table:formula="of:=[.C259]+[.A260]" office:value-type="float" office:value="6.888227695" calcext:value-type="float">
            <text:p>6.888227695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260]+[.A261]" office:value-type="float" office:value="6.898817457" calcext:value-type="float">
            <text:p>6.898817457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61]+[.A262]" office:value-type="float" office:value="6.909575067" calcext:value-type="float">
            <text:p>6.909575067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62]+[.A263]" office:value-type="float" office:value="6.920332677" calcext:value-type="float">
            <text:p>6.920332677</text:p>
          </table:table-cell>
        </table:table-row>
        <table:table-row table:style-name="ro1">
          <table:table-cell office:value-type="float" office:value="0.010849165" calcext:value-type="float">
            <text:p>0.010849165</text:p>
          </table:table-cell>
          <table:table-cell office:value-type="float" office:value="23.043247" calcext:value-type="float">
            <text:p>23.043247</text:p>
          </table:table-cell>
          <table:table-cell table:formula="of:=[.C263]+[.A264]" office:value-type="float" office:value="6.931181842" calcext:value-type="float">
            <text:p>6.931181842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264]+[.A265]" office:value-type="float" office:value="6.941771604" calcext:value-type="float">
            <text:p>6.941771604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65]+[.A266]" office:value-type="float" office:value="6.952529214" calcext:value-type="float">
            <text:p>6.952529214</text:p>
          </table:table-cell>
        </table:table-row>
        <table:table-row table:style-name="ro1">
          <table:table-cell office:value-type="float" office:value="0.010788129" calcext:value-type="float">
            <text:p>0.010788129</text:p>
          </table:table-cell>
          <table:table-cell office:value-type="float" office:value="23.17362" calcext:value-type="float">
            <text:p>23.17362</text:p>
          </table:table-cell>
          <table:table-cell table:formula="of:=[.C266]+[.A267]" office:value-type="float" office:value="6.963317343" calcext:value-type="float">
            <text:p>6.963317343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67]+[.A268]" office:value-type="float" office:value="6.974212285" calcext:value-type="float">
            <text:p>6.974212285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268]+[.A269]" office:value-type="float" office:value="6.984802047" calcext:value-type="float">
            <text:p>6.984802047</text:p>
          </table:table-cell>
        </table:table-row>
        <table:table-row table:style-name="ro1">
          <table:table-cell office:value-type="float" office:value="0.01077287" calcext:value-type="float">
            <text:p>0.01077287</text:p>
          </table:table-cell>
          <table:table-cell office:value-type="float" office:value="23.206444" calcext:value-type="float">
            <text:p>23.206444</text:p>
          </table:table-cell>
          <table:table-cell table:formula="of:=[.C269]+[.A270]" office:value-type="float" office:value="6.995574917" calcext:value-type="float">
            <text:p>6.995574917</text:p>
          </table:table-cell>
        </table:table-row>
        <table:table-row table:style-name="ro1">
          <table:table-cell office:value-type="float" office:value="0.010788129" calcext:value-type="float">
            <text:p>0.010788129</text:p>
          </table:table-cell>
          <table:table-cell office:value-type="float" office:value="23.17362" calcext:value-type="float">
            <text:p>23.17362</text:p>
          </table:table-cell>
          <table:table-cell table:formula="of:=[.C270]+[.A271]" office:value-type="float" office:value="7.006363046" calcext:value-type="float">
            <text:p>7.006363046</text:p>
          </table:table-cell>
        </table:table-row>
        <table:table-row table:style-name="ro1">
          <table:table-cell office:value-type="float" office:value="0.010879682" calcext:value-type="float">
            <text:p>0.010879682</text:p>
          </table:table-cell>
          <table:table-cell office:value-type="float" office:value="22.978611" calcext:value-type="float">
            <text:p>22.978611</text:p>
          </table:table-cell>
          <table:table-cell table:formula="of:=[.C271]+[.A272]" office:value-type="float" office:value="7.017242728" calcext:value-type="float">
            <text:p>7.017242728</text:p>
          </table:table-cell>
        </table:table-row>
        <table:table-row table:style-name="ro1">
          <table:table-cell office:value-type="float" office:value="0.010559243" calcext:value-type="float">
            <text:p>0.010559243</text:p>
          </table:table-cell>
          <table:table-cell office:value-type="float" office:value="23.67594" calcext:value-type="float">
            <text:p>23.67594</text:p>
          </table:table-cell>
          <table:table-cell table:formula="of:=[.C272]+[.A273]" office:value-type="float" office:value="7.027801971" calcext:value-type="float">
            <text:p>7.027801971</text:p>
          </table:table-cell>
        </table:table-row>
        <table:table-row table:style-name="ro1">
          <table:table-cell office:value-type="float" office:value="0.010742351" calcext:value-type="float">
            <text:p>0.010742351</text:p>
          </table:table-cell>
          <table:table-cell office:value-type="float" office:value="23.272371" calcext:value-type="float">
            <text:p>23.272371</text:p>
          </table:table-cell>
          <table:table-cell table:formula="of:=[.C273]+[.A274]" office:value-type="float" office:value="7.038544322" calcext:value-type="float">
            <text:p>7.038544322</text:p>
          </table:table-cell>
        </table:table-row>
        <table:table-row table:style-name="ro1">
          <table:table-cell office:value-type="float" office:value="0.01077287" calcext:value-type="float">
            <text:p>0.01077287</text:p>
          </table:table-cell>
          <table:table-cell office:value-type="float" office:value="23.206444" calcext:value-type="float">
            <text:p>23.206444</text:p>
          </table:table-cell>
          <table:table-cell table:formula="of:=[.C274]+[.A275]" office:value-type="float" office:value="7.049317192" calcext:value-type="float">
            <text:p>7.049317192</text:p>
          </table:table-cell>
        </table:table-row>
        <table:table-row table:style-name="ro1">
          <table:table-cell office:value-type="float" office:value="0.010864424" calcext:value-type="float">
            <text:p>0.010864424</text:p>
          </table:table-cell>
          <table:table-cell office:value-type="float" office:value="23.010883" calcext:value-type="float">
            <text:p>23.010883</text:p>
          </table:table-cell>
          <table:table-cell table:formula="of:=[.C275]+[.A276]" office:value-type="float" office:value="7.060181616" calcext:value-type="float">
            <text:p>7.060181616</text:p>
          </table:table-cell>
        </table:table-row>
        <table:table-row table:style-name="ro1">
          <table:table-cell office:value-type="float" office:value="0.010574502" calcext:value-type="float">
            <text:p>0.010574502</text:p>
          </table:table-cell>
          <table:table-cell office:value-type="float" office:value="23.641775" calcext:value-type="float">
            <text:p>23.641775</text:p>
          </table:table-cell>
          <table:table-cell table:formula="of:=[.C276]+[.A277]" office:value-type="float" office:value="7.070756118" calcext:value-type="float">
            <text:p>7.070756118</text:p>
          </table:table-cell>
        </table:table-row>
        <table:table-row table:style-name="ro1">
          <table:table-cell office:value-type="float" office:value="0.010727093" calcext:value-type="float">
            <text:p>0.010727093</text:p>
          </table:table-cell>
          <table:table-cell office:value-type="float" office:value="23.305475" calcext:value-type="float">
            <text:p>23.305475</text:p>
          </table:table-cell>
          <table:table-cell table:formula="of:=[.C277]+[.A278]" office:value-type="float" office:value="7.081483211" calcext:value-type="float">
            <text:p>7.081483211</text:p>
          </table:table-cell>
        </table:table-row>
        <table:table-row table:style-name="ro1">
          <table:table-cell office:value-type="float" office:value="0.010818646" calcext:value-type="float">
            <text:p>0.010818646</text:p>
          </table:table-cell>
          <table:table-cell office:value-type="float" office:value="23.108252" calcext:value-type="float">
            <text:p>23.108252</text:p>
          </table:table-cell>
          <table:table-cell table:formula="of:=[.C278]+[.A279]" office:value-type="float" office:value="7.092301857" calcext:value-type="float">
            <text:p>7.092301857</text:p>
          </table:table-cell>
        </table:table-row>
        <table:table-row table:style-name="ro1">
          <table:table-cell office:value-type="float" office:value="0.010879682" calcext:value-type="float">
            <text:p>0.010879682</text:p>
          </table:table-cell>
          <table:table-cell office:value-type="float" office:value="22.978611" calcext:value-type="float">
            <text:p>22.978611</text:p>
          </table:table-cell>
          <table:table-cell table:formula="of:=[.C279]+[.A280]" office:value-type="float" office:value="7.103181539" calcext:value-type="float">
            <text:p>7.103181539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280]+[.A281]" office:value-type="float" office:value="7.113771301" calcext:value-type="float">
            <text:p>7.113771301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81]+[.A282]" office:value-type="float" office:value="7.124528911" calcext:value-type="float">
            <text:p>7.124528911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82]+[.A283]" office:value-type="float" office:value="7.135286521" calcext:value-type="float">
            <text:p>7.135286521</text:p>
          </table:table-cell>
        </table:table-row>
        <table:table-row table:style-name="ro1">
          <table:table-cell office:value-type="float" office:value="0.010879682" calcext:value-type="float">
            <text:p>0.010879682</text:p>
          </table:table-cell>
          <table:table-cell office:value-type="float" office:value="22.978611" calcext:value-type="float">
            <text:p>22.978611</text:p>
          </table:table-cell>
          <table:table-cell table:formula="of:=[.C283]+[.A284]" office:value-type="float" office:value="7.146166203" calcext:value-type="float">
            <text:p>7.146166203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284]+[.A285]" office:value-type="float" office:value="7.156755965" calcext:value-type="float">
            <text:p>7.156755965</text:p>
          </table:table-cell>
        </table:table-row>
        <table:table-row table:style-name="ro1">
          <table:table-cell office:value-type="float" office:value="0.010742351" calcext:value-type="float">
            <text:p>0.010742351</text:p>
          </table:table-cell>
          <table:table-cell office:value-type="float" office:value="23.272371" calcext:value-type="float">
            <text:p>23.272371</text:p>
          </table:table-cell>
          <table:table-cell table:formula="of:=[.C285]+[.A286]" office:value-type="float" office:value="7.167498316" calcext:value-type="float">
            <text:p>7.167498316</text:p>
          </table:table-cell>
        </table:table-row>
        <table:table-row table:style-name="ro1">
          <table:table-cell office:value-type="float" office:value="0.0108033875" calcext:value-type="float">
            <text:p>0.0108033875</text:p>
          </table:table-cell>
          <table:table-cell office:value-type="float" office:value="23.14089" calcext:value-type="float">
            <text:p>23.14089</text:p>
          </table:table-cell>
          <table:table-cell table:formula="of:=[.C286]+[.A287]" office:value-type="float" office:value="7.1783017035" calcext:value-type="float">
            <text:p>7.1783017035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87]+[.A288]" office:value-type="float" office:value="7.1891966455" calcext:value-type="float">
            <text:p>7.1891966455</text:p>
          </table:table-cell>
        </table:table-row>
        <table:table-row table:style-name="ro1">
          <table:table-cell office:value-type="float" office:value="0.01060502" calcext:value-type="float">
            <text:p>0.01060502</text:p>
          </table:table-cell>
          <table:table-cell office:value-type="float" office:value="23.573742" calcext:value-type="float">
            <text:p>23.573742</text:p>
          </table:table-cell>
          <table:table-cell table:formula="of:=[.C288]+[.A289]" office:value-type="float" office:value="7.1998016655" calcext:value-type="float">
            <text:p>7.1998016655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89]+[.A290]" office:value-type="float" office:value="7.2105592755" calcext:value-type="float">
            <text:p>7.2105592755</text:p>
          </table:table-cell>
        </table:table-row>
        <table:table-row table:style-name="ro1">
          <table:table-cell office:value-type="float" office:value="0.0108033875" calcext:value-type="float">
            <text:p>0.0108033875</text:p>
          </table:table-cell>
          <table:table-cell office:value-type="float" office:value="23.14089" calcext:value-type="float">
            <text:p>23.14089</text:p>
          </table:table-cell>
          <table:table-cell table:formula="of:=[.C290]+[.A291]" office:value-type="float" office:value="7.221362663" calcext:value-type="float">
            <text:p>7.221362663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291]+[.A292]" office:value-type="float" office:value="7.232257605" calcext:value-type="float">
            <text:p>7.232257605</text:p>
          </table:table-cell>
        </table:table-row>
        <table:table-row table:style-name="ro1">
          <table:table-cell office:value-type="float" office:value="0.01060502" calcext:value-type="float">
            <text:p>0.01060502</text:p>
          </table:table-cell>
          <table:table-cell office:value-type="float" office:value="23.573742" calcext:value-type="float">
            <text:p>23.573742</text:p>
          </table:table-cell>
          <table:table-cell table:formula="of:=[.C292]+[.A293]" office:value-type="float" office:value="7.242862625" calcext:value-type="float">
            <text:p>7.242862625</text:p>
          </table:table-cell>
        </table:table-row>
        <table:table-row table:style-name="ro1">
          <table:table-cell office:value-type="float" office:value="0.01077287" calcext:value-type="float">
            <text:p>0.01077287</text:p>
          </table:table-cell>
          <table:table-cell office:value-type="float" office:value="23.206444" calcext:value-type="float">
            <text:p>23.206444</text:p>
          </table:table-cell>
          <table:table-cell table:formula="of:=[.C293]+[.A294]" office:value-type="float" office:value="7.253635495" calcext:value-type="float">
            <text:p>7.253635495</text:p>
          </table:table-cell>
        </table:table-row>
        <table:table-row table:style-name="ro1">
          <table:table-cell office:value-type="float" office:value="0.01077287" calcext:value-type="float">
            <text:p>0.01077287</text:p>
          </table:table-cell>
          <table:table-cell office:value-type="float" office:value="23.206444" calcext:value-type="float">
            <text:p>23.206444</text:p>
          </table:table-cell>
          <table:table-cell table:formula="of:=[.C294]+[.A295]" office:value-type="float" office:value="7.264408365" calcext:value-type="float">
            <text:p>7.264408365</text:p>
          </table:table-cell>
        </table:table-row>
        <table:table-row table:style-name="ro1">
          <table:table-cell office:value-type="float" office:value="0.010879682" calcext:value-type="float">
            <text:p>0.010879682</text:p>
          </table:table-cell>
          <table:table-cell office:value-type="float" office:value="22.978611" calcext:value-type="float">
            <text:p>22.978611</text:p>
          </table:table-cell>
          <table:table-cell table:formula="of:=[.C295]+[.A296]" office:value-type="float" office:value="7.275288047" calcext:value-type="float">
            <text:p>7.275288047</text:p>
          </table:table-cell>
        </table:table-row>
        <table:table-row table:style-name="ro1">
          <table:table-cell office:value-type="float" office:value="0.01060502" calcext:value-type="float">
            <text:p>0.01060502</text:p>
          </table:table-cell>
          <table:table-cell office:value-type="float" office:value="23.573742" calcext:value-type="float">
            <text:p>23.573742</text:p>
          </table:table-cell>
          <table:table-cell table:formula="of:=[.C296]+[.A297]" office:value-type="float" office:value="7.285893067" calcext:value-type="float">
            <text:p>7.285893067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297]+[.A298]" office:value-type="float" office:value="7.296650677" calcext:value-type="float">
            <text:p>7.296650677</text:p>
          </table:table-cell>
        </table:table-row>
        <table:table-row table:style-name="ro1">
          <table:table-cell office:value-type="float" office:value="0.010818646" calcext:value-type="float">
            <text:p>0.010818646</text:p>
          </table:table-cell>
          <table:table-cell office:value-type="float" office:value="23.108252" calcext:value-type="float">
            <text:p>23.108252</text:p>
          </table:table-cell>
          <table:table-cell table:formula="of:=[.C298]+[.A299]" office:value-type="float" office:value="7.307469323" calcext:value-type="float">
            <text:p>7.307469323</text:p>
          </table:table-cell>
        </table:table-row>
        <table:table-row table:style-name="ro1">
          <table:table-cell office:value-type="float" office:value="0.010849165" calcext:value-type="float">
            <text:p>0.010849165</text:p>
          </table:table-cell>
          <table:table-cell office:value-type="float" office:value="23.043247" calcext:value-type="float">
            <text:p>23.043247</text:p>
          </table:table-cell>
          <table:table-cell table:formula="of:=[.C299]+[.A300]" office:value-type="float" office:value="7.318318488" calcext:value-type="float">
            <text:p>7.318318488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300]+[.A301]" office:value-type="float" office:value="7.32890825" calcext:value-type="float">
            <text:p>7.32890825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301]+[.A302]" office:value-type="float" office:value="7.33966586" calcext:value-type="float">
            <text:p>7.33966586</text:p>
          </table:table-cell>
        </table:table-row>
        <table:table-row table:style-name="ro1">
          <table:table-cell office:value-type="float" office:value="0.010788129" calcext:value-type="float">
            <text:p>0.010788129</text:p>
          </table:table-cell>
          <table:table-cell office:value-type="float" office:value="23.17362" calcext:value-type="float">
            <text:p>23.17362</text:p>
          </table:table-cell>
          <table:table-cell table:formula="of:=[.C302]+[.A303]" office:value-type="float" office:value="7.350453989" calcext:value-type="float">
            <text:p>7.350453989</text:p>
          </table:table-cell>
        </table:table-row>
        <table:table-row table:style-name="ro1">
          <table:table-cell office:value-type="float" office:value="0.010894942" calcext:value-type="float">
            <text:p>0.010894942</text:p>
          </table:table-cell>
          <table:table-cell office:value-type="float" office:value="22.946428" calcext:value-type="float">
            <text:p>22.946428</text:p>
          </table:table-cell>
          <table:table-cell table:formula="of:=[.C303]+[.A304]" office:value-type="float" office:value="7.361348931" calcext:value-type="float">
            <text:p>7.361348931</text:p>
          </table:table-cell>
        </table:table-row>
        <table:table-row table:style-name="ro1">
          <table:table-cell office:value-type="float" office:value="0.010574502" calcext:value-type="float">
            <text:p>0.010574502</text:p>
          </table:table-cell>
          <table:table-cell office:value-type="float" office:value="23.641775" calcext:value-type="float">
            <text:p>23.641775</text:p>
          </table:table-cell>
          <table:table-cell table:formula="of:=[.C304]+[.A305]" office:value-type="float" office:value="7.371923433" calcext:value-type="float">
            <text:p>7.371923433</text:p>
          </table:table-cell>
        </table:table-row>
        <table:table-row table:style-name="ro1">
          <table:table-cell office:value-type="float" office:value="0.010711834" calcext:value-type="float">
            <text:p>0.010711834</text:p>
          </table:table-cell>
          <table:table-cell office:value-type="float" office:value="23.338675" calcext:value-type="float">
            <text:p>23.338675</text:p>
          </table:table-cell>
          <table:table-cell table:formula="of:=[.C305]+[.A306]" office:value-type="float" office:value="7.382635267" calcext:value-type="float">
            <text:p>7.382635267</text:p>
          </table:table-cell>
        </table:table-row>
        <table:table-row table:style-name="ro1">
          <table:table-cell office:value-type="float" office:value="0.01077287" calcext:value-type="float">
            <text:p>0.01077287</text:p>
          </table:table-cell>
          <table:table-cell office:value-type="float" office:value="23.206444" calcext:value-type="float">
            <text:p>23.206444</text:p>
          </table:table-cell>
          <table:table-cell table:formula="of:=[.C306]+[.A307]" office:value-type="float" office:value="7.393408137" calcext:value-type="float">
            <text:p>7.393408137</text:p>
          </table:table-cell>
        </table:table-row>
        <table:table-row table:style-name="ro1">
          <table:table-cell office:value-type="float" office:value="0.010864424" calcext:value-type="float">
            <text:p>0.010864424</text:p>
          </table:table-cell>
          <table:table-cell office:value-type="float" office:value="23.010883" calcext:value-type="float">
            <text:p>23.010883</text:p>
          </table:table-cell>
          <table:table-cell table:formula="of:=[.C307]+[.A308]" office:value-type="float" office:value="7.404272561" calcext:value-type="float">
            <text:p>7.404272561</text:p>
          </table:table-cell>
        </table:table-row>
        <table:table-row table:style-name="ro1">
          <table:table-cell office:value-type="float" office:value="0.010559243" calcext:value-type="float">
            <text:p>0.010559243</text:p>
          </table:table-cell>
          <table:table-cell office:value-type="float" office:value="23.67594" calcext:value-type="float">
            <text:p>23.67594</text:p>
          </table:table-cell>
          <table:table-cell table:formula="of:=[.C308]+[.A309]" office:value-type="float" office:value="7.414831804" calcext:value-type="float">
            <text:p>7.414831804</text:p>
          </table:table-cell>
        </table:table-row>
        <table:table-row table:style-name="ro1">
          <table:table-cell office:value-type="float" office:value="0.010711834" calcext:value-type="float">
            <text:p>0.010711834</text:p>
          </table:table-cell>
          <table:table-cell office:value-type="float" office:value="23.338675" calcext:value-type="float">
            <text:p>23.338675</text:p>
          </table:table-cell>
          <table:table-cell table:formula="of:=[.C309]+[.A310]" office:value-type="float" office:value="7.425543638" calcext:value-type="float">
            <text:p>7.425543638</text:p>
          </table:table-cell>
        </table:table-row>
        <table:table-row table:style-name="ro1">
          <table:table-cell office:value-type="float" office:value="0.01075761" calcext:value-type="float">
            <text:p>0.01075761</text:p>
          </table:table-cell>
          <table:table-cell office:value-type="float" office:value="23.239363" calcext:value-type="float">
            <text:p>23.239363</text:p>
          </table:table-cell>
          <table:table-cell table:formula="of:=[.C310]+[.A311]" office:value-type="float" office:value="7.436301248" calcext:value-type="float">
            <text:p>7.436301248</text:p>
          </table:table-cell>
        </table:table-row>
        <table:table-row table:style-name="ro1">
          <table:table-cell office:value-type="float" office:value="0.010833906" calcext:value-type="float">
            <text:p>0.010833906</text:p>
          </table:table-cell>
          <table:table-cell office:value-type="float" office:value="23.075703" calcext:value-type="float">
            <text:p>23.075703</text:p>
          </table:table-cell>
          <table:table-cell table:formula="of:=[.C311]+[.A312]" office:value-type="float" office:value="7.447135154" calcext:value-type="float">
            <text:p>7.447135154</text:p>
          </table:table-cell>
        </table:table-row>
        <table:table-row table:style-name="ro1">
          <table:table-cell office:value-type="float" office:value="0.010543984" calcext:value-type="float">
            <text:p>0.010543984</text:p>
          </table:table-cell>
          <table:table-cell office:value-type="float" office:value="23.710201" calcext:value-type="float">
            <text:p>23.710201</text:p>
          </table:table-cell>
          <table:table-cell table:formula="of:=[.C312]+[.A313]" office:value-type="float" office:value="7.457679138" calcext:value-type="float">
            <text:p>7.457679138</text:p>
          </table:table-cell>
        </table:table-row>
        <table:table-row table:style-name="ro1">
          <table:table-cell office:value-type="float" office:value="0.010681315" calcext:value-type="float">
            <text:p>0.010681315</text:p>
          </table:table-cell>
          <table:table-cell office:value-type="float" office:value="23.405357" calcext:value-type="float">
            <text:p>23.405357</text:p>
          </table:table-cell>
          <table:table-cell table:formula="of:=[.C313]+[.A314]" office:value-type="float" office:value="7.468360453" calcext:value-type="float">
            <text:p>7.468360453</text:p>
          </table:table-cell>
        </table:table-row>
        <table:table-row table:style-name="ro1">
          <table:table-cell office:value-type="float" office:value="0.010696574" calcext:value-type="float">
            <text:p>0.010696574</text:p>
          </table:table-cell>
          <table:table-cell office:value-type="float" office:value="23.37197" calcext:value-type="float">
            <text:p>23.37197</text:p>
          </table:table-cell>
          <table:table-cell table:formula="of:=[.C314]+[.A315]" office:value-type="float" office:value="7.479057027" calcext:value-type="float">
            <text:p>7.479057027</text:p>
          </table:table-cell>
        </table:table-row>
        <table:table-row table:style-name="ro1">
          <table:table-cell office:value-type="float" office:value="0.010788129" calcext:value-type="float">
            <text:p>0.010788129</text:p>
          </table:table-cell>
          <table:table-cell office:value-type="float" office:value="23.17362" calcext:value-type="float">
            <text:p>23.17362</text:p>
          </table:table-cell>
          <table:table-cell table:formula="of:=[.C315]+[.A316]" office:value-type="float" office:value="7.489845156" calcext:value-type="float">
            <text:p>7.489845156</text:p>
          </table:table-cell>
        </table:table-row>
        <table:table-row table:style-name="ro1">
          <table:table-cell office:value-type="float" office:value="0.010482948" calcext:value-type="float">
            <text:p>0.010482948</text:p>
          </table:table-cell>
          <table:table-cell office:value-type="float" office:value="23.848253" calcext:value-type="float">
            <text:p>23.848253</text:p>
          </table:table-cell>
          <table:table-cell table:formula="of:=[.C316]+[.A317]" office:value-type="float" office:value="7.500328104" calcext:value-type="float">
            <text:p>7.500328104</text:p>
          </table:table-cell>
        </table:table-row>
        <table:table-row table:style-name="ro1">
          <table:table-cell office:value-type="float" office:value="0.010650798" calcext:value-type="float">
            <text:p>0.010650798</text:p>
          </table:table-cell>
          <table:table-cell office:value-type="float" office:value="23.472422" calcext:value-type="float">
            <text:p>23.472422</text:p>
          </table:table-cell>
          <table:table-cell table:formula="of:=[.C317]+[.A318]" office:value-type="float" office:value="7.510978902" calcext:value-type="float">
            <text:p>7.510978902</text:p>
          </table:table-cell>
        </table:table-row>
        <table:table-row table:style-name="ro1">
          <table:table-cell office:value-type="float" office:value="0.010696574" calcext:value-type="float">
            <text:p>0.010696574</text:p>
          </table:table-cell>
          <table:table-cell office:value-type="float" office:value="23.37197" calcext:value-type="float">
            <text:p>23.37197</text:p>
          </table:table-cell>
          <table:table-cell table:formula="of:=[.C318]+[.A319]" office:value-type="float" office:value="7.521675476" calcext:value-type="float">
            <text:p>7.521675476</text:p>
          </table:table-cell>
        </table:table-row>
        <table:table-row table:style-name="ro1">
          <table:table-cell office:value-type="float" office:value="0.010742351" calcext:value-type="float">
            <text:p>0.010742351</text:p>
          </table:table-cell>
          <table:table-cell office:value-type="float" office:value="23.272371" calcext:value-type="float">
            <text:p>23.272371</text:p>
          </table:table-cell>
          <table:table-cell table:formula="of:=[.C319]+[.A320]" office:value-type="float" office:value="7.532417827" calcext:value-type="float">
            <text:p>7.532417827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320]+[.A321]" office:value-type="float" office:value="7.5428855165" calcext:value-type="float">
            <text:p>7.5428855165</text:p>
          </table:table-cell>
        </table:table-row>
        <table:table-row table:style-name="ro1">
          <table:table-cell office:value-type="float" office:value="0.010620279" calcext:value-type="float">
            <text:p>0.010620279</text:p>
          </table:table-cell>
          <table:table-cell office:value-type="float" office:value="23.539871" calcext:value-type="float">
            <text:p>23.539871</text:p>
          </table:table-cell>
          <table:table-cell table:formula="of:=[.C321]+[.A322]" office:value-type="float" office:value="7.5535057955" calcext:value-type="float">
            <text:p>7.5535057955</text:p>
          </table:table-cell>
        </table:table-row>
        <table:table-row table:style-name="ro1">
          <table:table-cell office:value-type="float" office:value="0.010635538" calcext:value-type="float">
            <text:p>0.010635538</text:p>
          </table:table-cell>
          <table:table-cell office:value-type="float" office:value="23.5061" calcext:value-type="float">
            <text:p>23.5061</text:p>
          </table:table-cell>
          <table:table-cell table:formula="of:=[.C322]+[.A323]" office:value-type="float" office:value="7.5641413335" calcext:value-type="float">
            <text:p>7.5641413335</text:p>
          </table:table-cell>
        </table:table-row>
        <table:table-row table:style-name="ro1">
          <table:table-cell office:value-type="float" office:value="0.010696574" calcext:value-type="float">
            <text:p>0.010696574</text:p>
          </table:table-cell>
          <table:table-cell office:value-type="float" office:value="23.37197" calcext:value-type="float">
            <text:p>23.37197</text:p>
          </table:table-cell>
          <table:table-cell table:formula="of:=[.C323]+[.A324]" office:value-type="float" office:value="7.5748379075" calcext:value-type="float">
            <text:p>7.5748379075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324]+[.A325]" office:value-type="float" office:value="7.5852140425" calcext:value-type="float">
            <text:p>7.5852140425</text:p>
          </table:table-cell>
        </table:table-row>
        <table:table-row table:style-name="ro1">
          <table:table-cell office:value-type="float" office:value="0.010559243" calcext:value-type="float">
            <text:p>0.010559243</text:p>
          </table:table-cell>
          <table:table-cell office:value-type="float" office:value="23.67594" calcext:value-type="float">
            <text:p>23.67594</text:p>
          </table:table-cell>
          <table:table-cell table:formula="of:=[.C325]+[.A326]" office:value-type="float" office:value="7.5957732855" calcext:value-type="float">
            <text:p>7.5957732855</text:p>
          </table:table-cell>
        </table:table-row>
        <table:table-row table:style-name="ro1">
          <table:table-cell office:value-type="float" office:value="0.010589762" calcext:value-type="float">
            <text:p>0.010589762</text:p>
          </table:table-cell>
          <table:table-cell office:value-type="float" office:value="23.60771" calcext:value-type="float">
            <text:p>23.60771</text:p>
          </table:table-cell>
          <table:table-cell table:formula="of:=[.C326]+[.A327]" office:value-type="float" office:value="7.6063630475" calcext:value-type="float">
            <text:p>7.6063630475</text:p>
          </table:table-cell>
        </table:table-row>
        <table:table-row table:style-name="ro1">
          <table:table-cell office:value-type="float" office:value="0.010650798" calcext:value-type="float">
            <text:p>0.010650798</text:p>
          </table:table-cell>
          <table:table-cell office:value-type="float" office:value="23.472422" calcext:value-type="float">
            <text:p>23.472422</text:p>
          </table:table-cell>
          <table:table-cell table:formula="of:=[.C327]+[.A328]" office:value-type="float" office:value="7.6170138455" calcext:value-type="float">
            <text:p>7.6170138455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328]+[.A329]" office:value-type="float" office:value="7.6273899805" calcext:value-type="float">
            <text:p>7.6273899805</text:p>
          </table:table-cell>
        </table:table-row>
        <table:table-row table:style-name="ro1">
          <table:table-cell office:value-type="float" office:value="0.010498207" calcext:value-type="float">
            <text:p>0.010498207</text:p>
          </table:table-cell>
          <table:table-cell office:value-type="float" office:value="23.813591" calcext:value-type="float">
            <text:p>23.813591</text:p>
          </table:table-cell>
          <table:table-cell table:formula="of:=[.C329]+[.A330]" office:value-type="float" office:value="7.6378881875" calcext:value-type="float">
            <text:p>7.6378881875</text:p>
          </table:table-cell>
        </table:table-row>
        <table:table-row table:style-name="ro1">
          <table:table-cell office:value-type="float" office:value="0.010528726" calcext:value-type="float">
            <text:p>0.010528726</text:p>
          </table:table-cell>
          <table:table-cell office:value-type="float" office:value="23.744564" calcext:value-type="float">
            <text:p>23.744564</text:p>
          </table:table-cell>
          <table:table-cell table:formula="of:=[.C330]+[.A331]" office:value-type="float" office:value="7.6484169135" calcext:value-type="float">
            <text:p>7.6484169135</text:p>
          </table:table-cell>
        </table:table-row>
        <table:table-row table:style-name="ro1">
          <table:table-cell office:value-type="float" office:value="0.01060502" calcext:value-type="float">
            <text:p>0.01060502</text:p>
          </table:table-cell>
          <table:table-cell office:value-type="float" office:value="23.573742" calcext:value-type="float">
            <text:p>23.573742</text:p>
          </table:table-cell>
          <table:table-cell table:formula="of:=[.C331]+[.A332]" office:value-type="float" office:value="7.6590219335" calcext:value-type="float">
            <text:p>7.6590219335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332]+[.A333]" office:value-type="float" office:value="7.6693370325" calcext:value-type="float">
            <text:p>7.6693370325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333]+[.A334]" office:value-type="float" office:value="7.679804722" calcext:value-type="float">
            <text:p>7.679804722</text:p>
          </table:table-cell>
        </table:table-row>
        <table:table-row table:style-name="ro1">
          <table:table-cell office:value-type="float" office:value="0.010513466" calcext:value-type="float">
            <text:p>0.010513466</text:p>
          </table:table-cell>
          <table:table-cell office:value-type="float" office:value="23.779028" calcext:value-type="float">
            <text:p>23.779028</text:p>
          </table:table-cell>
          <table:table-cell table:formula="of:=[.C334]+[.A335]" office:value-type="float" office:value="7.690318188" calcext:value-type="float">
            <text:p>7.690318188</text:p>
          </table:table-cell>
        </table:table-row>
        <table:table-row table:style-name="ro1">
          <table:table-cell office:value-type="float" office:value="0.010574502" calcext:value-type="float">
            <text:p>0.010574502</text:p>
          </table:table-cell>
          <table:table-cell office:value-type="float" office:value="23.641775" calcext:value-type="float">
            <text:p>23.641775</text:p>
          </table:table-cell>
          <table:table-cell table:formula="of:=[.C335]+[.A336]" office:value-type="float" office:value="7.70089269" calcext:value-type="float">
            <text:p>7.70089269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336]+[.A337]" office:value-type="float" office:value="7.711177271" calcext:value-type="float">
            <text:p>7.711177271</text:p>
          </table:table-cell>
        </table:table-row>
        <table:table-row table:style-name="ro1">
          <table:table-cell office:value-type="float" office:value="0.01045243" calcext:value-type="float">
            <text:p>0.01045243</text:p>
          </table:table-cell>
          <table:table-cell office:value-type="float" office:value="23.917885" calcext:value-type="float">
            <text:p>23.917885</text:p>
          </table:table-cell>
          <table:table-cell table:formula="of:=[.C337]+[.A338]" office:value-type="float" office:value="7.721629701" calcext:value-type="float">
            <text:p>7.721629701</text:p>
          </table:table-cell>
        </table:table-row>
        <table:table-row table:style-name="ro1">
          <table:table-cell office:value-type="float" office:value="0.010482948" calcext:value-type="float">
            <text:p>0.010482948</text:p>
          </table:table-cell>
          <table:table-cell office:value-type="float" office:value="23.848253" calcext:value-type="float">
            <text:p>23.848253</text:p>
          </table:table-cell>
          <table:table-cell table:formula="of:=[.C338]+[.A339]" office:value-type="float" office:value="7.732112649" calcext:value-type="float">
            <text:p>7.732112649</text:p>
          </table:table-cell>
        </table:table-row>
        <table:table-row table:style-name="ro1">
          <table:table-cell office:value-type="float" office:value="0.010559243" calcext:value-type="float">
            <text:p>0.010559243</text:p>
          </table:table-cell>
          <table:table-cell office:value-type="float" office:value="23.67594" calcext:value-type="float">
            <text:p>23.67594</text:p>
          </table:table-cell>
          <table:table-cell table:formula="of:=[.C339]+[.A340]" office:value-type="float" office:value="7.742671892" calcext:value-type="float">
            <text:p>7.742671892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340]+[.A341]" office:value-type="float" office:value="7.752925955" calcext:value-type="float">
            <text:p>7.752925955</text:p>
          </table:table-cell>
        </table:table-row>
        <table:table-row table:style-name="ro1">
          <table:table-cell office:value-type="float" office:value="0.010421912" calcext:value-type="float">
            <text:p>0.010421912</text:p>
          </table:table-cell>
          <table:table-cell office:value-type="float" office:value="23.98792" calcext:value-type="float">
            <text:p>23.98792</text:p>
          </table:table-cell>
          <table:table-cell table:formula="of:=[.C341]+[.A342]" office:value-type="float" office:value="7.763347867" calcext:value-type="float">
            <text:p>7.763347867</text:p>
          </table:table-cell>
        </table:table-row>
        <table:table-row table:style-name="ro1">
          <table:table-cell office:value-type="float" office:value="0.01045243" calcext:value-type="float">
            <text:p>0.01045243</text:p>
          </table:table-cell>
          <table:table-cell office:value-type="float" office:value="23.917885" calcext:value-type="float">
            <text:p>23.917885</text:p>
          </table:table-cell>
          <table:table-cell table:formula="of:=[.C342]+[.A343]" office:value-type="float" office:value="7.773800297" calcext:value-type="float">
            <text:p>7.773800297</text:p>
          </table:table-cell>
        </table:table-row>
        <table:table-row table:style-name="ro1">
          <table:table-cell office:value-type="float" office:value="0.010513466" calcext:value-type="float">
            <text:p>0.010513466</text:p>
          </table:table-cell>
          <table:table-cell office:value-type="float" office:value="23.779028" calcext:value-type="float">
            <text:p>23.779028</text:p>
          </table:table-cell>
          <table:table-cell table:formula="of:=[.C343]+[.A344]" office:value-type="float" office:value="7.784313763" calcext:value-type="float">
            <text:p>7.784313763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344]+[.A345]" office:value-type="float" office:value="7.79450679" calcext:value-type="float">
            <text:p>7.79450679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345]+[.A346]" office:value-type="float" office:value="7.804882925" calcext:value-type="float">
            <text:p>7.804882925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346]+[.A347]" office:value-type="float" office:value="7.815274319" calcext:value-type="float">
            <text:p>7.815274319</text:p>
          </table:table-cell>
        </table:table-row>
        <table:table-row table:style-name="ro1">
          <table:table-cell office:value-type="float" office:value="0.010498207" calcext:value-type="float">
            <text:p>0.010498207</text:p>
          </table:table-cell>
          <table:table-cell office:value-type="float" office:value="23.813591" calcext:value-type="float">
            <text:p>23.813591</text:p>
          </table:table-cell>
          <table:table-cell table:formula="of:=[.C347]+[.A348]" office:value-type="float" office:value="7.825772526" calcext:value-type="float">
            <text:p>7.825772526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348]+[.A349]" office:value-type="float" office:value="7.835965553" calcext:value-type="float">
            <text:p>7.835965553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349]+[.A350]" office:value-type="float" office:value="7.84631117" calcext:value-type="float">
            <text:p>7.84631117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350]+[.A351]" office:value-type="float" office:value="7.856687305" calcext:value-type="float">
            <text:p>7.856687305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351]+[.A352]" office:value-type="float" office:value="7.8671549945" calcext:value-type="float">
            <text:p>7.8671549945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352]+[.A353]" office:value-type="float" office:value="7.8773175035" calcext:value-type="float">
            <text:p>7.877317503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353]+[.A354]" office:value-type="float" office:value="7.8876173435" calcext:value-type="float">
            <text:p>7.8876173435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354]+[.A355]" office:value-type="float" office:value="7.8979782195" calcext:value-type="float">
            <text:p>7.8979782195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355]+[.A356]" office:value-type="float" office:value="7.9083848725" calcext:value-type="float">
            <text:p>7.9083848725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356]+[.A357]" office:value-type="float" office:value="7.9185321215" calcext:value-type="float">
            <text:p>7.918532121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357]+[.A358]" office:value-type="float" office:value="7.9288319615" calcext:value-type="float">
            <text:p>7.9288319615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358]+[.A359]" office:value-type="float" office:value="7.9391470605" calcext:value-type="float">
            <text:p>7.9391470605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359]+[.A360]" office:value-type="float" office:value="7.9495537135" calcext:value-type="float">
            <text:p>7.9495537135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360]+[.A361]" office:value-type="float" office:value="7.9596704455" calcext:value-type="float">
            <text:p>7.959670445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361]+[.A362]" office:value-type="float" office:value="7.969939767" calcext:value-type="float">
            <text:p>7.969939767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362]+[.A363]" office:value-type="float" office:value="7.980224348" calcext:value-type="float">
            <text:p>7.980224348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363]+[.A364]" office:value-type="float" office:value="7.990600483" calcext:value-type="float">
            <text:p>7.990600483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364]+[.A365]" office:value-type="float" office:value="8.000686696" calcext:value-type="float">
            <text:p>8.000686696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365]+[.A366]" office:value-type="float" office:value="8.010940759" calcext:value-type="float">
            <text:p>8.010940759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366]+[.A367]" office:value-type="float" office:value="8.0212100805" calcext:value-type="float">
            <text:p>8.0212100805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367]+[.A368]" office:value-type="float" office:value="8.0315862155" calcext:value-type="float">
            <text:p>8.0315862155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368]+[.A369]" office:value-type="float" office:value="8.0416571695" calcext:value-type="float">
            <text:p>8.041657169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369]+[.A370]" office:value-type="float" office:value="8.0518807145" calcext:value-type="float">
            <text:p>8.0518807145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370]+[.A371]" office:value-type="float" office:value="8.0621195185" calcext:value-type="float">
            <text:p>8.0621195185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371]+[.A372]" office:value-type="float" office:value="8.0724803945" calcext:value-type="float">
            <text:p>8.072480394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372]+[.A373]" office:value-type="float" office:value="8.0825360905" calcext:value-type="float">
            <text:p>8.0825360905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373]+[.A374]" office:value-type="float" office:value="8.0927443755" calcext:value-type="float">
            <text:p>8.0927443755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374]+[.A375]" office:value-type="float" office:value="8.1029984385" calcext:value-type="float">
            <text:p>8.1029984385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375]+[.A376]" office:value-type="float" office:value="8.1133135375" calcext:value-type="float">
            <text:p>8.113313537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376]+[.A377]" office:value-type="float" office:value="8.1233692335" calcext:value-type="float">
            <text:p>8.1233692335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377]+[.A378]" office:value-type="float" office:value="8.1335622605" calcext:value-type="float">
            <text:p>8.1335622605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378]+[.A379]" office:value-type="float" office:value="8.1438010645" calcext:value-type="float">
            <text:p>8.1438010645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379]+[.A380]" office:value-type="float" office:value="8.1541161635" calcext:value-type="float">
            <text:p>8.1541161635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380]+[.A381]" office:value-type="float" office:value="8.1641566005" calcext:value-type="float">
            <text:p>8.1641566005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381]+[.A382]" office:value-type="float" office:value="8.1743343685" calcext:value-type="float">
            <text:p>8.1743343685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382]+[.A383]" office:value-type="float" office:value="8.1845273955" calcext:value-type="float">
            <text:p>8.1845273955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383]+[.A384]" office:value-type="float" office:value="8.1948119765" calcext:value-type="float">
            <text:p>8.1948119765</text:p>
          </table:table-cell>
        </table:table-row>
        <table:table-row table:style-name="ro1">
          <table:table-cell office:value-type="float" office:value="0.010009918" calcext:value-type="float">
            <text:p>0.010009918</text:p>
          </table:table-cell>
          <table:table-cell office:value-type="float" office:value="24.97523" calcext:value-type="float">
            <text:p>24.97523</text:p>
          </table:table-cell>
          <table:table-cell table:formula="of:=[.C384]+[.A385]" office:value-type="float" office:value="8.2048218945" calcext:value-type="float">
            <text:p>8.2048218945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385]+[.A386]" office:value-type="float" office:value="8.2149844035" calcext:value-type="float">
            <text:p>8.2149844035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386]+[.A387]" office:value-type="float" office:value="8.2251926885" calcext:value-type="float">
            <text:p>8.2251926885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387]+[.A388]" office:value-type="float" office:value="8.2354772695" calcext:value-type="float">
            <text:p>8.2354772695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388]+[.A389]" office:value-type="float" office:value="8.2454719295" calcext:value-type="float">
            <text:p>8.2454719295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389]+[.A390]" office:value-type="float" office:value="8.2556496975" calcext:value-type="float">
            <text:p>8.2556496975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390]+[.A391]" office:value-type="float" office:value="8.2658274655" calcext:value-type="float">
            <text:p>8.2658274655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391]+[.A392]" office:value-type="float" office:value="8.2761120465" calcext:value-type="float">
            <text:p>8.276112046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392]+[.A393]" office:value-type="float" office:value="8.2860914475" calcext:value-type="float">
            <text:p>8.2860914475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393]+[.A394]" office:value-type="float" office:value="8.2962539565" calcext:value-type="float">
            <text:p>8.2962539565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394]+[.A395]" office:value-type="float" office:value="8.3064622415" calcext:value-type="float">
            <text:p>8.3064622415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395]+[.A396]" office:value-type="float" office:value="8.3167163045" calcext:value-type="float">
            <text:p>8.316716304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396]+[.A397]" office:value-type="float" office:value="8.3266957055" calcext:value-type="float">
            <text:p>8.3266957055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397]+[.A398]" office:value-type="float" office:value="8.3368429545" calcext:value-type="float">
            <text:p>8.3368429545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398]+[.A399]" office:value-type="float" office:value="8.3470359815" calcext:value-type="float">
            <text:p>8.347035981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399]+[.A400]" office:value-type="float" office:value="8.3572595265" calcext:value-type="float">
            <text:p>8.3572595265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400]+[.A401]" office:value-type="float" office:value="8.3672541865" calcext:value-type="float">
            <text:p>8.3672541865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401]+[.A402]" office:value-type="float" office:value="8.3773709185" calcext:value-type="float">
            <text:p>8.3773709185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402]+[.A403]" office:value-type="float" office:value="8.3875639455" calcext:value-type="float">
            <text:p>8.387563945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03]+[.A404]" office:value-type="float" office:value="8.397833267" calcext:value-type="float">
            <text:p>8.397833267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404]+[.A405]" office:value-type="float" office:value="8.407827927" calcext:value-type="float">
            <text:p>8.407827927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405]+[.A406]" office:value-type="float" office:value="8.417959918" calcext:value-type="float">
            <text:p>8.417959918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406]+[.A407]" office:value-type="float" office:value="8.428137686" calcext:value-type="float">
            <text:p>8.428137686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407]+[.A408]" office:value-type="float" office:value="8.438361231" calcext:value-type="float">
            <text:p>8.438361231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408]+[.A409]" office:value-type="float" office:value="8.448310113" calcext:value-type="float">
            <text:p>8.448310113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09]+[.A410]" office:value-type="float" office:value="8.458457362" calcext:value-type="float">
            <text:p>8.458457362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410]+[.A411]" office:value-type="float" office:value="8.468650389" calcext:value-type="float">
            <text:p>8.468650389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11]+[.A412]" office:value-type="float" office:value="8.478904452" calcext:value-type="float">
            <text:p>8.478904452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412]+[.A413]" office:value-type="float" office:value="8.488883853" calcext:value-type="float">
            <text:p>8.488883853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413]+[.A414]" office:value-type="float" office:value="8.499015844" calcext:value-type="float">
            <text:p>8.499015844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414]+[.A415]" office:value-type="float" office:value="8.509178353" calcext:value-type="float">
            <text:p>8.509178353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15]+[.A416]" office:value-type="float" office:value="8.519432416" calcext:value-type="float">
            <text:p>8.519432416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416]+[.A417]" office:value-type="float" office:value="8.529396557" calcext:value-type="float">
            <text:p>8.529396557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17]+[.A418]" office:value-type="float" office:value="8.539543806" calcext:value-type="float">
            <text:p>8.539543806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418]+[.A419]" office:value-type="float" office:value="8.549706315" calcext:value-type="float">
            <text:p>8.549706315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19]+[.A420]" office:value-type="float" office:value="8.559960378" calcext:value-type="float">
            <text:p>8.559960378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420]+[.A421]" office:value-type="float" office:value="8.56990926" calcext:value-type="float">
            <text:p>8.56990926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421]+[.A422]" office:value-type="float" office:value="8.580025992" calcext:value-type="float">
            <text:p>8.580025992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422]+[.A423]" office:value-type="float" office:value="8.590188501" calcext:value-type="float">
            <text:p>8.590188501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23]+[.A424]" office:value-type="float" office:value="8.600442564" calcext:value-type="float">
            <text:p>8.600442564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424]+[.A425]" office:value-type="float" office:value="8.610406705" calcext:value-type="float">
            <text:p>8.610406705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25]+[.A426]" office:value-type="float" office:value="8.620553954" calcext:value-type="float">
            <text:p>8.620553954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26]+[.A427]" office:value-type="float" office:value="8.630701203" calcext:value-type="float">
            <text:p>8.630701203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427]+[.A428]" office:value-type="float" office:value="8.640940007" calcext:value-type="float">
            <text:p>8.640940007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428]+[.A429]" office:value-type="float" office:value="8.650904148" calcext:value-type="float">
            <text:p>8.650904148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429]+[.A430]" office:value-type="float" office:value="8.661005621" calcext:value-type="float">
            <text:p>8.661005621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430]+[.A431]" office:value-type="float" office:value="8.67116813" calcext:value-type="float">
            <text:p>8.67116813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31]+[.A432]" office:value-type="float" office:value="8.681422193" calcext:value-type="float">
            <text:p>8.681422193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432]+[.A433]" office:value-type="float" office:value="8.691401594" calcext:value-type="float">
            <text:p>8.691401594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33]+[.A434]" office:value-type="float" office:value="8.701548843" calcext:value-type="float">
            <text:p>8.701548843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434]+[.A435]" office:value-type="float" office:value="8.711711352" calcext:value-type="float">
            <text:p>8.711711352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35]+[.A436]" office:value-type="float" office:value="8.721965415" calcext:value-type="float">
            <text:p>8.72196541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436]+[.A437]" office:value-type="float" office:value="8.731929556" calcext:value-type="float">
            <text:p>8.731929556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437]+[.A438]" office:value-type="float" office:value="8.742061547" calcext:value-type="float">
            <text:p>8.742061547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438]+[.A439]" office:value-type="float" office:value="8.752239315" calcext:value-type="float">
            <text:p>8.752239315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39]+[.A440]" office:value-type="float" office:value="8.762493378" calcext:value-type="float">
            <text:p>8.762493378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440]+[.A441]" office:value-type="float" office:value="8.772472779" calcext:value-type="float">
            <text:p>8.772472779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441]+[.A442]" office:value-type="float" office:value="8.78260477" calcext:value-type="float">
            <text:p>8.78260477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442]+[.A443]" office:value-type="float" office:value="8.792782538" calcext:value-type="float">
            <text:p>8.792782538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443]+[.A444]" office:value-type="float" office:value="8.803021342" calcext:value-type="float">
            <text:p>8.803021342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444]+[.A445]" office:value-type="float" office:value="8.813000743" calcext:value-type="float">
            <text:p>8.813000743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445]+[.A446]" office:value-type="float" office:value="8.823132734" calcext:value-type="float">
            <text:p>8.823132734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446]+[.A447]" office:value-type="float" office:value="8.833295243" calcext:value-type="float">
            <text:p>8.833295243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447]+[.A448]" office:value-type="float" office:value="8.843534047" calcext:value-type="float">
            <text:p>8.843534047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448]+[.A449]" office:value-type="float" office:value="8.853528707" calcext:value-type="float">
            <text:p>8.853528707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49]+[.A450]" office:value-type="float" office:value="8.863675956" calcext:value-type="float">
            <text:p>8.863675956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450]+[.A451]" office:value-type="float" office:value="8.873868983" calcext:value-type="float">
            <text:p>8.873868983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51]+[.A452]" office:value-type="float" office:value="8.8841383045" calcext:value-type="float">
            <text:p>8.8841383045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452]+[.A453]" office:value-type="float" office:value="8.8941329645" calcext:value-type="float">
            <text:p>8.8941329645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453]+[.A454]" office:value-type="float" office:value="8.9042649555" calcext:value-type="float">
            <text:p>8.9042649555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454]+[.A455]" office:value-type="float" office:value="8.9144579825" calcext:value-type="float">
            <text:p>8.914457982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55]+[.A456]" office:value-type="float" office:value="8.92472730399999" calcext:value-type="float">
            <text:p>8.92472730399999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456]+[.A457]" office:value-type="float" office:value="8.93469144499999" calcext:value-type="float">
            <text:p>8.93469144499999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57]+[.A458]" office:value-type="float" office:value="8.94483869399999" calcext:value-type="float">
            <text:p>8.94483869399999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58]+[.A459]" office:value-type="float" office:value="8.95498594299999" calcext:value-type="float">
            <text:p>8.95498594299999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59]+[.A460]" office:value-type="float" office:value="8.96525526449999" calcext:value-type="float">
            <text:p>8.96525526449999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460]+[.A461]" office:value-type="float" office:value="8.97523466549999" calcext:value-type="float">
            <text:p>8.97523466549999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461]+[.A462]" office:value-type="float" office:value="8.98538191449999" calcext:value-type="float">
            <text:p>8.98538191449999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462]+[.A463]" office:value-type="float" office:value="8.99555968249999" calcext:value-type="float">
            <text:p>8.99555968249999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63]+[.A464]" office:value-type="float" office:value="9.00582900399999" calcext:value-type="float">
            <text:p>9.00582900399999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464]+[.A465]" office:value-type="float" office:value="9.01582366399999" calcext:value-type="float">
            <text:p>9.01582366399999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465]+[.A466]" office:value-type="float" office:value="9.02598617299999" calcext:value-type="float">
            <text:p>9.02598617299999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466]+[.A467]" office:value-type="float" office:value="9.03619445799999" calcext:value-type="float">
            <text:p>9.03619445799999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67]+[.A468]" office:value-type="float" office:value="9.04646377949999" calcext:value-type="float">
            <text:p>9.04646377949999</text:p>
          </table:table-cell>
        </table:table-row>
        <table:table-row table:style-name="ro1">
          <table:table-cell office:value-type="float" office:value="0.010009918" calcext:value-type="float">
            <text:p>0.010009918</text:p>
          </table:table-cell>
          <table:table-cell office:value-type="float" office:value="24.97523" calcext:value-type="float">
            <text:p>24.97523</text:p>
          </table:table-cell>
          <table:table-cell table:formula="of:=[.C468]+[.A469]" office:value-type="float" office:value="9.05647369749999" calcext:value-type="float">
            <text:p>9.05647369749999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469]+[.A470]" office:value-type="float" office:value="9.06659042949999" calcext:value-type="float">
            <text:p>9.06659042949999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470]+[.A471]" office:value-type="float" office:value="9.07678345649999" calcext:value-type="float">
            <text:p>9.07678345649999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71]+[.A472]" office:value-type="float" office:value="9.08705277799999" calcext:value-type="float">
            <text:p>9.08705277799999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472]+[.A473]" office:value-type="float" office:value="9.09704743799999" calcext:value-type="float">
            <text:p>9.09704743799999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473]+[.A474]" office:value-type="float" office:value="9.10722520599999" calcext:value-type="float">
            <text:p>9.10722520599999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474]+[.A475]" office:value-type="float" office:value="9.11744875099999" calcext:value-type="float">
            <text:p>9.11744875099999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75]+[.A476]" office:value-type="float" office:value="9.12771807249999" calcext:value-type="float">
            <text:p>9.12771807249999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476]+[.A477]" office:value-type="float" office:value="9.13774324949999" calcext:value-type="float">
            <text:p>9.13774324949999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477]+[.A478]" office:value-type="float" office:value="9.14792101749999" calcext:value-type="float">
            <text:p>9.14792101749999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478]+[.A479]" office:value-type="float" office:value="9.15811404449999" calcext:value-type="float">
            <text:p>9.15811404449999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479]+[.A480]" office:value-type="float" office:value="9.16841388449999" calcext:value-type="float">
            <text:p>9.16841388449999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480]+[.A481]" office:value-type="float" office:value="9.17843906149999" calcext:value-type="float">
            <text:p>9.17843906149999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481]+[.A482]" office:value-type="float" office:value="9.18863208849999" calcext:value-type="float">
            <text:p>9.18863208849999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482]+[.A483]" office:value-type="float" office:value="9.19885563349999" calcext:value-type="float">
            <text:p>9.19885563349999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483]+[.A484]" office:value-type="float" office:value="9.20915547349999" calcext:value-type="float">
            <text:p>9.20915547349999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484]+[.A485]" office:value-type="float" office:value="9.21918065049999" calcext:value-type="float">
            <text:p>9.21918065049999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485]+[.A486]" office:value-type="float" office:value="9.22934315949999" calcext:value-type="float">
            <text:p>9.22934315949999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486]+[.A487]" office:value-type="float" office:value="9.23958196349999" calcext:value-type="float">
            <text:p>9.23958196349999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487]+[.A488]" office:value-type="float" office:value="9.24989706249999" calcext:value-type="float">
            <text:p>9.24989706249999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488]+[.A489]" office:value-type="float" office:value="9.25995275849999" calcext:value-type="float">
            <text:p>9.25995275849999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489]+[.A490]" office:value-type="float" office:value="9.27014578549999" calcext:value-type="float">
            <text:p>9.27014578549999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90]+[.A491]" office:value-type="float" office:value="9.28039984849999" calcext:value-type="float">
            <text:p>9.28039984849999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491]+[.A492]" office:value-type="float" office:value="9.29071494749999" calcext:value-type="float">
            <text:p>9.29071494749999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492]+[.A493]" office:value-type="float" office:value="9.30077064349999" calcext:value-type="float">
            <text:p>9.30077064349999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493]+[.A494]" office:value-type="float" office:value="9.31097892849999" calcext:value-type="float">
            <text:p>9.31097892849999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494]+[.A495]" office:value-type="float" office:value="9.32123299149998" calcext:value-type="float">
            <text:p>9.32123299149998</text:p>
          </table:table-cell>
        </table:table-row>
        <table:table-row table:style-name="ro1">
          <table:table-cell office:value-type="float" office:value="0.010330358" calcext:value-type="float">
            <text:p>0.010330358</text:p>
          </table:table-cell>
          <table:table-cell office:value-type="float" office:value="24.200518" calcext:value-type="float">
            <text:p>24.200518</text:p>
          </table:table-cell>
          <table:table-cell table:formula="of:=[.C495]+[.A496]" office:value-type="float" office:value="9.33156334949998" calcext:value-type="float">
            <text:p>9.33156334949998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496]+[.A497]" office:value-type="float" office:value="9.34160378649998" calcext:value-type="float">
            <text:p>9.34160378649998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497]+[.A498]" office:value-type="float" office:value="9.35181207149998" calcext:value-type="float">
            <text:p>9.35181207149998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498]+[.A499]" office:value-type="float" office:value="9.36208139299998" calcext:value-type="float">
            <text:p>9.36208139299998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499]+[.A500]" office:value-type="float" office:value="9.37242700999998" calcext:value-type="float">
            <text:p>9.37242700999998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500]+[.A501]" office:value-type="float" office:value="9.38248270599998" calcext:value-type="float">
            <text:p>9.38248270599998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501]+[.A502]" office:value-type="float" office:value="9.39272150999998" calcext:value-type="float">
            <text:p>9.39272150999998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502]+[.A503]" office:value-type="float" office:value="9.40299083149998" calcext:value-type="float">
            <text:p>9.40299083149998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503]+[.A504]" office:value-type="float" office:value="9.41333644849998" calcext:value-type="float">
            <text:p>9.41333644849998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504]+[.A505]" office:value-type="float" office:value="9.42342266149998" calcext:value-type="float">
            <text:p>9.42342266149998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505]+[.A506]" office:value-type="float" office:value="9.43366146549998" calcext:value-type="float">
            <text:p>9.43366146549998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506]+[.A507]" office:value-type="float" office:value="9.44394604649998" calcext:value-type="float">
            <text:p>9.4439460464999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07]+[.A508]" office:value-type="float" office:value="9.45430692249998" calcext:value-type="float">
            <text:p>9.45430692249998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508]+[.A509]" office:value-type="float" office:value="9.46439313549998" calcext:value-type="float">
            <text:p>9.46439313549998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509]+[.A510]" office:value-type="float" office:value="9.47461668049998" calcext:value-type="float">
            <text:p>9.47461668049998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510]+[.A511]" office:value-type="float" office:value="9.48488600199998" calcext:value-type="float">
            <text:p>9.48488600199998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511]+[.A512]" office:value-type="float" office:value="9.49526213699998" calcext:value-type="float">
            <text:p>9.49526213699998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512]+[.A513]" office:value-type="float" office:value="9.50534834999998" calcext:value-type="float">
            <text:p>9.50534834999998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513]+[.A514]" office:value-type="float" office:value="9.51560241299998" calcext:value-type="float">
            <text:p>9.51560241299998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514]+[.A515]" office:value-type="float" office:value="9.52590225299998" calcext:value-type="float">
            <text:p>9.5259022529999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15]+[.A516]" office:value-type="float" office:value="9.53626312899998" calcext:value-type="float">
            <text:p>9.53626312899998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516]+[.A517]" office:value-type="float" office:value="9.54636460199998" calcext:value-type="float">
            <text:p>9.54636460199998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517]+[.A518]" office:value-type="float" office:value="9.55663392349998" calcext:value-type="float">
            <text:p>9.55663392349998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518]+[.A519]" office:value-type="float" office:value="9.56694902249998" calcext:value-type="float">
            <text:p>9.5669490224999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19]+[.A520]" office:value-type="float" office:value="9.57730989849998" calcext:value-type="float">
            <text:p>9.57730989849998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520]+[.A521]" office:value-type="float" office:value="9.58744188949998" calcext:value-type="float">
            <text:p>9.58744188949998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521]+[.A522]" office:value-type="float" office:value="9.59772647049998" calcext:value-type="float">
            <text:p>9.59772647049998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522]+[.A523]" office:value-type="float" office:value="9.60804156949998" calcext:value-type="float">
            <text:p>9.60804156949998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523]+[.A524]" office:value-type="float" office:value="9.61843296349998" calcext:value-type="float">
            <text:p>9.61843296349998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524]+[.A525]" office:value-type="float" office:value="9.62854969549998" calcext:value-type="float">
            <text:p>9.62854969549998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525]+[.A526]" office:value-type="float" office:value="9.63884953549998" calcext:value-type="float">
            <text:p>9.63884953549998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526]+[.A527]" office:value-type="float" office:value="9.64919515249998" calcext:value-type="float">
            <text:p>9.64919515249998</text:p>
          </table:table-cell>
        </table:table-row>
        <table:table-row table:style-name="ro1">
          <table:table-cell office:value-type="float" office:value="0.010421912" calcext:value-type="float">
            <text:p>0.010421912</text:p>
          </table:table-cell>
          <table:table-cell office:value-type="float" office:value="23.98792" calcext:value-type="float">
            <text:p>23.98792</text:p>
          </table:table-cell>
          <table:table-cell table:formula="of:=[.C527]+[.A528]" office:value-type="float" office:value="9.65961706449998" calcext:value-type="float">
            <text:p>9.65961706449998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528]+[.A529]" office:value-type="float" office:value="9.66970327749998" calcext:value-type="float">
            <text:p>9.66970327749998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529]+[.A530]" office:value-type="float" office:value="9.67998785849998" calcext:value-type="float">
            <text:p>9.67998785849998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530]+[.A531]" office:value-type="float" office:value="9.69033347549998" calcext:value-type="float">
            <text:p>9.69033347549998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531]+[.A532]" office:value-type="float" office:value="9.70077064649998" calcext:value-type="float">
            <text:p>9.70077064649998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532]+[.A533]" office:value-type="float" office:value="9.71091789549998" calcext:value-type="float">
            <text:p>9.71091789549998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533]+[.A534]" office:value-type="float" office:value="9.72121773549998" calcext:value-type="float">
            <text:p>9.7212177354999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34]+[.A535]" office:value-type="float" office:value="9.73157861149998" calcext:value-type="float">
            <text:p>9.73157861149998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535]+[.A536]" office:value-type="float" office:value="9.74201578249998" calcext:value-type="float">
            <text:p>9.74201578249998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536]+[.A537]" office:value-type="float" office:value="9.75216303149998" calcext:value-type="float">
            <text:p>9.75216303149998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537]+[.A538]" office:value-type="float" office:value="9.76247813049998" calcext:value-type="float">
            <text:p>9.7624781304999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38]+[.A539]" office:value-type="float" office:value="9.77283900649998" calcext:value-type="float">
            <text:p>9.77283900649998</text:p>
          </table:table-cell>
        </table:table-row>
        <table:table-row table:style-name="ro1">
          <table:table-cell office:value-type="float" office:value="0.01045243" calcext:value-type="float">
            <text:p>0.01045243</text:p>
          </table:table-cell>
          <table:table-cell office:value-type="float" office:value="23.917885" calcext:value-type="float">
            <text:p>23.917885</text:p>
          </table:table-cell>
          <table:table-cell table:formula="of:=[.C539]+[.A540]" office:value-type="float" office:value="9.78329143649998" calcext:value-type="float">
            <text:p>9.78329143649998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540]+[.A541]" office:value-type="float" office:value="9.79346920449998" calcext:value-type="float">
            <text:p>9.79346920449998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541]+[.A542]" office:value-type="float" office:value="9.80378430349998" calcext:value-type="float">
            <text:p>9.8037843034999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42]+[.A543]" office:value-type="float" office:value="9.81414517949998" calcext:value-type="float">
            <text:p>9.81414517949998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543]+[.A544]" office:value-type="float" office:value="9.82461286899998" calcext:value-type="float">
            <text:p>9.82461286899998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544]+[.A545]" office:value-type="float" office:value="9.83476011799998" calcext:value-type="float">
            <text:p>9.83476011799998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545]+[.A546]" office:value-type="float" office:value="9.84507521699998" calcext:value-type="float">
            <text:p>9.84507521699998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546]+[.A547]" office:value-type="float" office:value="9.85546661099998" calcext:value-type="float">
            <text:p>9.85546661099998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547]+[.A548]" office:value-type="float" office:value="9.86593430049998" calcext:value-type="float">
            <text:p>9.86593430049998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548]+[.A549]" office:value-type="float" office:value="9.87612732749998" calcext:value-type="float">
            <text:p>9.87612732749998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549]+[.A550]" office:value-type="float" office:value="9.88642716749998" calcext:value-type="float">
            <text:p>9.88642716749998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550]+[.A551]" office:value-type="float" office:value="9.89681856149998" calcext:value-type="float">
            <text:p>9.89681856149998</text:p>
          </table:table-cell>
        </table:table-row>
        <table:table-row table:style-name="ro1">
          <table:table-cell office:value-type="float" office:value="0.01045243" calcext:value-type="float">
            <text:p>0.01045243</text:p>
          </table:table-cell>
          <table:table-cell office:value-type="float" office:value="23.917885" calcext:value-type="float">
            <text:p>23.917885</text:p>
          </table:table-cell>
          <table:table-cell table:formula="of:=[.C551]+[.A552]" office:value-type="float" office:value="9.90727099149998" calcext:value-type="float">
            <text:p>9.90727099149998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552]+[.A553]" office:value-type="float" office:value="9.91746401849998" calcext:value-type="float">
            <text:p>9.9174640184999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53]+[.A554]" office:value-type="float" office:value="9.92782489449998" calcext:value-type="float">
            <text:p>9.92782489449998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554]+[.A555]" office:value-type="float" office:value="9.93823154749998" calcext:value-type="float">
            <text:p>9.93823154749998</text:p>
          </table:table-cell>
        </table:table-row>
        <table:table-row table:style-name="ro1">
          <table:table-cell office:value-type="float" office:value="0.010482948" calcext:value-type="float">
            <text:p>0.010482948</text:p>
          </table:table-cell>
          <table:table-cell office:value-type="float" office:value="23.848253" calcext:value-type="float">
            <text:p>23.848253</text:p>
          </table:table-cell>
          <table:table-cell table:formula="of:=[.C555]+[.A556]" office:value-type="float" office:value="9.94871449549998" calcext:value-type="float">
            <text:p>9.94871449549998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556]+[.A557]" office:value-type="float" office:value="9.95890752249998" calcext:value-type="float">
            <text:p>9.95890752249998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557]+[.A558]" office:value-type="float" office:value="9.96928365749998" calcext:value-type="float">
            <text:p>9.96928365749998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558]+[.A559]" office:value-type="float" office:value="9.97967505149998" calcext:value-type="float">
            <text:p>9.97967505149998</text:p>
          </table:table-cell>
        </table:table-row>
        <table:table-row table:style-name="ro1">
          <table:table-cell office:value-type="float" office:value="0.010482948" calcext:value-type="float">
            <text:p>0.010482948</text:p>
          </table:table-cell>
          <table:table-cell office:value-type="float" office:value="23.848253" calcext:value-type="float">
            <text:p>23.848253</text:p>
          </table:table-cell>
          <table:table-cell table:formula="of:=[.C559]+[.A560]" office:value-type="float" office:value="9.99015799949998" calcext:value-type="float">
            <text:p>9.99015799949998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560]+[.A561]" office:value-type="float" office:value="10.0003357675" calcext:value-type="float">
            <text:p>10.0003357675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561]+[.A562]" office:value-type="float" office:value="10.0106813845" calcext:value-type="float">
            <text:p>10.0106813845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562]+[.A563]" office:value-type="float" office:value="10.0210880375" calcext:value-type="float">
            <text:p>10.0210880375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563]+[.A564]" office:value-type="float" office:value="10.031555727" calcext:value-type="float">
            <text:p>10.031555727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564]+[.A565]" office:value-type="float" office:value="10.041764012" calcext:value-type="float">
            <text:p>10.041764012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565]+[.A566]" office:value-type="float" office:value="10.052140147" calcext:value-type="float">
            <text:p>10.052140147</text:p>
          </table:table-cell>
        </table:table-row>
        <table:table-row table:style-name="ro1">
          <table:table-cell office:value-type="float" office:value="0.010421912" calcext:value-type="float">
            <text:p>0.010421912</text:p>
          </table:table-cell>
          <table:table-cell office:value-type="float" office:value="23.98792" calcext:value-type="float">
            <text:p>23.98792</text:p>
          </table:table-cell>
          <table:table-cell table:formula="of:=[.C566]+[.A567]" office:value-type="float" office:value="10.062562059" calcext:value-type="float">
            <text:p>10.062562059</text:p>
          </table:table-cell>
        </table:table-row>
        <table:table-row table:style-name="ro1">
          <table:table-cell office:value-type="float" office:value="0.010482948" calcext:value-type="float">
            <text:p>0.010482948</text:p>
          </table:table-cell>
          <table:table-cell office:value-type="float" office:value="23.848253" calcext:value-type="float">
            <text:p>23.848253</text:p>
          </table:table-cell>
          <table:table-cell table:formula="of:=[.C567]+[.A568]" office:value-type="float" office:value="10.073045007" calcext:value-type="float">
            <text:p>10.073045007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568]+[.A569]" office:value-type="float" office:value="10.083268552" calcext:value-type="float">
            <text:p>10.083268552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569]+[.A570]" office:value-type="float" office:value="10.093644687" calcext:value-type="float">
            <text:p>10.093644687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570]+[.A571]" office:value-type="float" office:value="10.10405134" calcext:value-type="float">
            <text:p>10.10405134</text:p>
          </table:table-cell>
        </table:table-row>
        <table:table-row table:style-name="ro1">
          <table:table-cell office:value-type="float" office:value="0.010498207" calcext:value-type="float">
            <text:p>0.010498207</text:p>
          </table:table-cell>
          <table:table-cell office:value-type="float" office:value="23.813591" calcext:value-type="float">
            <text:p>23.813591</text:p>
          </table:table-cell>
          <table:table-cell table:formula="of:=[.C571]+[.A572]" office:value-type="float" office:value="10.114549547" calcext:value-type="float">
            <text:p>10.114549547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572]+[.A573]" office:value-type="float" office:value="10.124773092" calcext:value-type="float">
            <text:p>10.124773092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73]+[.A574]" office:value-type="float" office:value="10.135133968" calcext:value-type="float">
            <text:p>10.135133968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574]+[.A575]" office:value-type="float" office:value="10.145540621" calcext:value-type="float">
            <text:p>10.145540621</text:p>
          </table:table-cell>
        </table:table-row>
        <table:table-row table:style-name="ro1">
          <table:table-cell office:value-type="float" office:value="0.010498207" calcext:value-type="float">
            <text:p>0.010498207</text:p>
          </table:table-cell>
          <table:table-cell office:value-type="float" office:value="23.813591" calcext:value-type="float">
            <text:p>23.813591</text:p>
          </table:table-cell>
          <table:table-cell table:formula="of:=[.C575]+[.A576]" office:value-type="float" office:value="10.156038828" calcext:value-type="float">
            <text:p>10.156038828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576]+[.A577]" office:value-type="float" office:value="10.166231855" calcext:value-type="float">
            <text:p>10.166231855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577]+[.A578]" office:value-type="float" office:value="10.17660799" calcext:value-type="float">
            <text:p>10.17660799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578]+[.A579]" office:value-type="float" office:value="10.187014643" calcext:value-type="float">
            <text:p>10.187014643</text:p>
          </table:table-cell>
        </table:table-row>
        <table:table-row table:style-name="ro1">
          <table:table-cell office:value-type="float" office:value="0.010482948" calcext:value-type="float">
            <text:p>0.010482948</text:p>
          </table:table-cell>
          <table:table-cell office:value-type="float" office:value="23.848253" calcext:value-type="float">
            <text:p>23.848253</text:p>
          </table:table-cell>
          <table:table-cell table:formula="of:=[.C579]+[.A580]" office:value-type="float" office:value="10.197497591" calcext:value-type="float">
            <text:p>10.197497591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580]+[.A581]" office:value-type="float" office:value="10.207705876" calcext:value-type="float">
            <text:p>10.207705876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81]+[.A582]" office:value-type="float" office:value="10.218066752" calcext:value-type="float">
            <text:p>10.218066752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582]+[.A583]" office:value-type="float" office:value="10.228458146" calcext:value-type="float">
            <text:p>10.228458146</text:p>
          </table:table-cell>
        </table:table-row>
        <table:table-row table:style-name="ro1">
          <table:table-cell office:value-type="float" office:value="0.01045243" calcext:value-type="float">
            <text:p>0.01045243</text:p>
          </table:table-cell>
          <table:table-cell office:value-type="float" office:value="23.917885" calcext:value-type="float">
            <text:p>23.917885</text:p>
          </table:table-cell>
          <table:table-cell table:formula="of:=[.C583]+[.A584]" office:value-type="float" office:value="10.238910576" calcext:value-type="float">
            <text:p>10.238910576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584]+[.A585]" office:value-type="float" office:value="10.249057825" calcext:value-type="float">
            <text:p>10.249057825</text:p>
          </table:table-cell>
        </table:table-row>
        <table:table-row table:style-name="ro1">
          <table:table-cell office:value-type="float" office:value="0.010330358" calcext:value-type="float">
            <text:p>0.010330358</text:p>
          </table:table-cell>
          <table:table-cell office:value-type="float" office:value="24.200518" calcext:value-type="float">
            <text:p>24.200518</text:p>
          </table:table-cell>
          <table:table-cell table:formula="of:=[.C585]+[.A586]" office:value-type="float" office:value="10.259388183" calcext:value-type="float">
            <text:p>10.259388183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586]+[.A587]" office:value-type="float" office:value="10.269764318" calcext:value-type="float">
            <text:p>10.269764318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587]+[.A588]" office:value-type="float" office:value="10.280201489" calcext:value-type="float">
            <text:p>10.280201489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588]+[.A589]" office:value-type="float" office:value="10.290363998" calcext:value-type="float">
            <text:p>10.290363998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589]+[.A590]" office:value-type="float" office:value="10.300663838" calcext:value-type="float">
            <text:p>10.30066383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90]+[.A591]" office:value-type="float" office:value="10.311024714" calcext:value-type="float">
            <text:p>10.311024714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591]+[.A592]" office:value-type="float" office:value="10.321431367" calcext:value-type="float">
            <text:p>10.321431367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592]+[.A593]" office:value-type="float" office:value="10.331563358" calcext:value-type="float">
            <text:p>10.331563358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593]+[.A594]" office:value-type="float" office:value="10.3418326795" calcext:value-type="float">
            <text:p>10.3418326795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594]+[.A595]" office:value-type="float" office:value="10.3521477785" calcext:value-type="float">
            <text:p>10.3521477785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595]+[.A596]" office:value-type="float" office:value="10.3625391725" calcext:value-type="float">
            <text:p>10.3625391725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596]+[.A597]" office:value-type="float" office:value="10.3726406455" calcext:value-type="float">
            <text:p>10.3726406455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597]+[.A598]" office:value-type="float" office:value="10.3829252265" calcext:value-type="float">
            <text:p>10.3829252265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598]+[.A599]" office:value-type="float" office:value="10.3932098075" calcext:value-type="float">
            <text:p>10.3932098075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599]+[.A600]" office:value-type="float" office:value="10.4035706835" calcext:value-type="float">
            <text:p>10.4035706835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600]+[.A601]" office:value-type="float" office:value="10.4136416375" calcext:value-type="float">
            <text:p>10.413641637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601]+[.A602]" office:value-type="float" office:value="10.4238651825" calcext:value-type="float">
            <text:p>10.4238651825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602]+[.A603]" office:value-type="float" office:value="10.4341192455" calcext:value-type="float">
            <text:p>10.4341192455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603]+[.A604]" office:value-type="float" office:value="10.4444801215" calcext:value-type="float">
            <text:p>10.4444801215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604]+[.A605]" office:value-type="float" office:value="10.4545510755" calcext:value-type="float">
            <text:p>10.454551075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605]+[.A606]" office:value-type="float" office:value="10.4647746205" calcext:value-type="float">
            <text:p>10.464774620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606]+[.A607]" office:value-type="float" office:value="10.475043942" calcext:value-type="float">
            <text:p>10.475043942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607]+[.A608]" office:value-type="float" office:value="10.485343782" calcext:value-type="float">
            <text:p>10.485343782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608]+[.A609]" office:value-type="float" office:value="10.495338442" calcext:value-type="float">
            <text:p>10.495338442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609]+[.A610]" office:value-type="float" office:value="10.50551621" calcext:value-type="float">
            <text:p>10.50551621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610]+[.A611]" office:value-type="float" office:value="10.515755014" calcext:value-type="float">
            <text:p>10.515755014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611]+[.A612]" office:value-type="float" office:value="10.526070113" calcext:value-type="float">
            <text:p>10.526070113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612]+[.A613]" office:value-type="float" office:value="10.53609529" calcext:value-type="float">
            <text:p>10.53609529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613]+[.A614]" office:value-type="float" office:value="10.546273058" calcext:value-type="float">
            <text:p>10.546273058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614]+[.A615]" office:value-type="float" office:value="10.556466085" calcext:value-type="float">
            <text:p>10.556466085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615]+[.A616]" office:value-type="float" office:value="10.566750666" calcext:value-type="float">
            <text:p>10.566750666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616]+[.A617]" office:value-type="float" office:value="10.576745326" calcext:value-type="float">
            <text:p>10.576745326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617]+[.A618]" office:value-type="float" office:value="10.586877317" calcext:value-type="float">
            <text:p>10.586877317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618]+[.A619]" office:value-type="float" office:value="10.597055085" calcext:value-type="float">
            <text:p>10.597055085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619]+[.A620]" office:value-type="float" office:value="10.607293889" calcext:value-type="float">
            <text:p>10.607293889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620]+[.A621]" office:value-type="float" office:value="10.617242771" calcext:value-type="float">
            <text:p>10.617242771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621]+[.A622]" office:value-type="float" office:value="10.627359503" calcext:value-type="float">
            <text:p>10.627359503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622]+[.A623]" office:value-type="float" office:value="10.637522012" calcext:value-type="float">
            <text:p>10.637522012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623]+[.A624]" office:value-type="float" office:value="10.647745557" calcext:value-type="float">
            <text:p>10.647745557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624]+[.A625]" office:value-type="float" office:value="10.6576791805" calcext:value-type="float">
            <text:p>10.6576791805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625]+[.A626]" office:value-type="float" office:value="10.6677806535" calcext:value-type="float">
            <text:p>10.6677806535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626]+[.A627]" office:value-type="float" office:value="10.6779279025" calcext:value-type="float">
            <text:p>10.6779279025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627]+[.A628]" office:value-type="float" office:value="10.6881361875" calcext:value-type="float">
            <text:p>10.688136187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628]+[.A629]" office:value-type="float" office:value="10.698069811" calcext:value-type="float">
            <text:p>10.698069811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629]+[.A630]" office:value-type="float" office:value="10.708125507" calcext:value-type="float">
            <text:p>10.708125507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630]+[.A631]" office:value-type="float" office:value="10.718242239" calcext:value-type="float">
            <text:p>10.718242239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631]+[.A632]" office:value-type="float" office:value="10.728435266" calcext:value-type="float">
            <text:p>10.728435266</text:p>
          </table:table-cell>
        </table:table-row>
        <table:table-row table:style-name="ro1">
          <table:table-cell office:value-type="float" office:value="0.009918365" calcext:value-type="float">
            <text:p>0.009918365</text:p>
          </table:table-cell>
          <table:table-cell office:value-type="float" office:value="25.205769" calcext:value-type="float">
            <text:p>25.205769</text:p>
          </table:table-cell>
          <table:table-cell table:formula="of:=[.C632]+[.A633]" office:value-type="float" office:value="10.738353631" calcext:value-type="float">
            <text:p>10.738353631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633]+[.A634]" office:value-type="float" office:value="10.748378808" calcext:value-type="float">
            <text:p>10.748378808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634]+[.A635]" office:value-type="float" office:value="10.758449762" calcext:value-type="float">
            <text:p>10.758449762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635]+[.A636]" office:value-type="float" office:value="10.768612271" calcext:value-type="float">
            <text:p>10.768612271</text:p>
          </table:table-cell>
        </table:table-row>
        <table:table-row table:style-name="ro1">
          <table:table-cell office:value-type="float" office:value="0.009887846" calcext:value-type="float">
            <text:p>0.009887846</text:p>
          </table:table-cell>
          <table:table-cell office:value-type="float" office:value="25.283566" calcext:value-type="float">
            <text:p>25.283566</text:p>
          </table:table-cell>
          <table:table-cell table:formula="of:=[.C636]+[.A637]" office:value-type="float" office:value="10.778500117" calcext:value-type="float">
            <text:p>10.778500117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637]+[.A638]" office:value-type="float" office:value="10.788525294" calcext:value-type="float">
            <text:p>10.788525294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638]+[.A639]" office:value-type="float" office:value="10.79858099" calcext:value-type="float">
            <text:p>10.79858099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639]+[.A640]" office:value-type="float" office:value="10.808728239" calcext:value-type="float">
            <text:p>10.808728239</text:p>
          </table:table-cell>
        </table:table-row>
        <table:table-row table:style-name="ro1">
          <table:table-cell office:value-type="float" office:value="0.009872587" calcext:value-type="float">
            <text:p>0.009872587</text:p>
          </table:table-cell>
          <table:table-cell office:value-type="float" office:value="25.322643" calcext:value-type="float">
            <text:p>25.322643</text:p>
          </table:table-cell>
          <table:table-cell table:formula="of:=[.C640]+[.A641]" office:value-type="float" office:value="10.818600826" calcext:value-type="float">
            <text:p>10.818600826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641]+[.A642]" office:value-type="float" office:value="10.828626003" calcext:value-type="float">
            <text:p>10.828626003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642]+[.A643]" office:value-type="float" office:value="10.838681699" calcext:value-type="float">
            <text:p>10.838681699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643]+[.A644]" office:value-type="float" office:value="10.84881369" calcext:value-type="float">
            <text:p>10.84881369</text:p>
          </table:table-cell>
        </table:table-row>
        <table:table-row table:style-name="ro1">
          <table:table-cell office:value-type="float" office:value="0.009842069" calcext:value-type="float">
            <text:p>0.009842069</text:p>
          </table:table-cell>
          <table:table-cell office:value-type="float" office:value="25.401163" calcext:value-type="float">
            <text:p>25.401163</text:p>
          </table:table-cell>
          <table:table-cell table:formula="of:=[.C644]+[.A645]" office:value-type="float" office:value="10.858655759" calcext:value-type="float">
            <text:p>10.858655759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645]+[.A646]" office:value-type="float" office:value="10.868650419" calcext:value-type="float">
            <text:p>10.868650419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646]+[.A647]" office:value-type="float" office:value="10.878706115" calcext:value-type="float">
            <text:p>10.878706115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647]+[.A648]" office:value-type="float" office:value="10.888822847" calcext:value-type="float">
            <text:p>10.888822847</text:p>
          </table:table-cell>
        </table:table-row>
        <table:table-row table:style-name="ro1">
          <table:table-cell office:value-type="float" office:value="0.009842069" calcext:value-type="float">
            <text:p>0.009842069</text:p>
          </table:table-cell>
          <table:table-cell office:value-type="float" office:value="25.401163" calcext:value-type="float">
            <text:p>25.401163</text:p>
          </table:table-cell>
          <table:table-cell table:formula="of:=[.C648]+[.A649]" office:value-type="float" office:value="10.898664916" calcext:value-type="float">
            <text:p>10.898664916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649]+[.A650]" office:value-type="float" office:value="10.908659576" calcext:value-type="float">
            <text:p>10.908659576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650]+[.A651]" office:value-type="float" office:value="10.918700013" calcext:value-type="float">
            <text:p>10.918700013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651]+[.A652]" office:value-type="float" office:value="10.928816745" calcext:value-type="float">
            <text:p>10.928816745</text:p>
          </table:table-cell>
        </table:table-row>
        <table:table-row table:style-name="ro1">
          <table:table-cell office:value-type="float" office:value="0.009842069" calcext:value-type="float">
            <text:p>0.009842069</text:p>
          </table:table-cell>
          <table:table-cell office:value-type="float" office:value="25.401163" calcext:value-type="float">
            <text:p>25.401163</text:p>
          </table:table-cell>
          <table:table-cell table:formula="of:=[.C652]+[.A653]" office:value-type="float" office:value="10.938658814" calcext:value-type="float">
            <text:p>10.938658814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653]+[.A654]" office:value-type="float" office:value="10.948622955" calcext:value-type="float">
            <text:p>10.948622955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654]+[.A655]" office:value-type="float" office:value="10.958648132" calcext:value-type="float">
            <text:p>10.958648132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655]+[.A656]" office:value-type="float" office:value="10.968749605" calcext:value-type="float">
            <text:p>10.968749605</text:p>
          </table:table-cell>
        </table:table-row>
        <table:table-row table:style-name="ro1">
          <table:table-cell office:value-type="float" office:value="0.00982681" calcext:value-type="float">
            <text:p>0.00982681</text:p>
          </table:table-cell>
          <table:table-cell office:value-type="float" office:value="25.440605" calcext:value-type="float">
            <text:p>25.440605</text:p>
          </table:table-cell>
          <table:table-cell table:formula="of:=[.C656]+[.A657]" office:value-type="float" office:value="10.978576415" calcext:value-type="float">
            <text:p>10.97857641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657]+[.A658]" office:value-type="float" office:value="10.988555816" calcext:value-type="float">
            <text:p>10.988555816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658]+[.A659]" office:value-type="float" office:value="10.998519957" calcext:value-type="float">
            <text:p>10.998519957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659]+[.A660]" office:value-type="float" office:value="11.00860617" calcext:value-type="float">
            <text:p>11.00860617</text:p>
          </table:table-cell>
        </table:table-row>
        <table:table-row table:style-name="ro1">
          <table:table-cell office:value-type="float" office:value="0.0097962925" calcext:value-type="float">
            <text:p>0.0097962925</text:p>
          </table:table-cell>
          <table:table-cell office:value-type="float" office:value="25.519857" calcext:value-type="float">
            <text:p>25.519857</text:p>
          </table:table-cell>
          <table:table-cell table:formula="of:=[.C660]+[.A661]" office:value-type="float" office:value="11.0184024625" calcext:value-type="float">
            <text:p>11.018402462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661]+[.A662]" office:value-type="float" office:value="11.0283818635" calcext:value-type="float">
            <text:p>11.028381863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662]+[.A663]" office:value-type="float" office:value="11.0383612645" calcext:value-type="float">
            <text:p>11.0383612645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663]+[.A664]" office:value-type="float" office:value="11.0484322185" calcext:value-type="float">
            <text:p>11.0484322185</text:p>
          </table:table-cell>
        </table:table-row>
        <table:table-row table:style-name="ro1">
          <table:table-cell office:value-type="float" office:value="0.009811551" calcext:value-type="float">
            <text:p>0.009811551</text:p>
          </table:table-cell>
          <table:table-cell office:value-type="float" office:value="25.48017" calcext:value-type="float">
            <text:p>25.48017</text:p>
          </table:table-cell>
          <table:table-cell table:formula="of:=[.C664]+[.A665]" office:value-type="float" office:value="11.0582437695" calcext:value-type="float">
            <text:p>11.058243769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665]+[.A666]" office:value-type="float" office:value="11.068177393" calcext:value-type="float">
            <text:p>11.068177393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666]+[.A667]" office:value-type="float" office:value="11.078156794" calcext:value-type="float">
            <text:p>11.078156794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667]+[.A668]" office:value-type="float" office:value="11.088181971" calcext:value-type="float">
            <text:p>11.088181971</text:p>
          </table:table-cell>
        </table:table-row>
        <table:table-row table:style-name="ro1">
          <table:table-cell office:value-type="float" office:value="0.009811551" calcext:value-type="float">
            <text:p>0.009811551</text:p>
          </table:table-cell>
          <table:table-cell office:value-type="float" office:value="25.48017" calcext:value-type="float">
            <text:p>25.48017</text:p>
          </table:table-cell>
          <table:table-cell table:formula="of:=[.C668]+[.A669]" office:value-type="float" office:value="11.097993522" calcext:value-type="float">
            <text:p>11.097993522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669]+[.A670]" office:value-type="float" office:value="11.107942404" calcext:value-type="float">
            <text:p>11.107942404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670]+[.A671]" office:value-type="float" office:value="11.117906545" calcext:value-type="float">
            <text:p>11.117906545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671]+[.A672]" office:value-type="float" office:value="11.127977499" calcext:value-type="float">
            <text:p>11.127977499</text:p>
          </table:table-cell>
        </table:table-row>
        <table:table-row table:style-name="ro1">
          <table:table-cell office:value-type="float" office:value="0.009765774" calcext:value-type="float">
            <text:p>0.009765774</text:p>
          </table:table-cell>
          <table:table-cell office:value-type="float" office:value="25.59961" calcext:value-type="float">
            <text:p>25.59961</text:p>
          </table:table-cell>
          <table:table-cell table:formula="of:=[.C672]+[.A673]" office:value-type="float" office:value="11.137743273" calcext:value-type="float">
            <text:p>11.137743273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673]+[.A674]" office:value-type="float" office:value="11.147692155" calcext:value-type="float">
            <text:p>11.147692155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674]+[.A675]" office:value-type="float" office:value="11.157641037" calcext:value-type="float">
            <text:p>11.157641037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675]+[.A676]" office:value-type="float" office:value="11.167696733" calcext:value-type="float">
            <text:p>11.167696733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676]+[.A677]" office:value-type="float" office:value="11.177477766" calcext:value-type="float">
            <text:p>11.177477766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677]+[.A678]" office:value-type="float" office:value="11.1874113895" calcext:value-type="float">
            <text:p>11.187411389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678]+[.A679]" office:value-type="float" office:value="11.1973907905" calcext:value-type="float">
            <text:p>11.1973907905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679]+[.A680]" office:value-type="float" office:value="11.2074312275" calcext:value-type="float">
            <text:p>11.2074312275</text:p>
          </table:table-cell>
        </table:table-row>
        <table:table-row table:style-name="ro1">
          <table:table-cell office:value-type="float" office:value="0.009765774" calcext:value-type="float">
            <text:p>0.009765774</text:p>
          </table:table-cell>
          <table:table-cell office:value-type="float" office:value="25.59961" calcext:value-type="float">
            <text:p>25.59961</text:p>
          </table:table-cell>
          <table:table-cell table:formula="of:=[.C680]+[.A681]" office:value-type="float" office:value="11.2171970015" calcext:value-type="float">
            <text:p>11.217197001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681]+[.A682]" office:value-type="float" office:value="11.227130625" calcext:value-type="float">
            <text:p>11.22713062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682]+[.A683]" office:value-type="float" office:value="11.237110026" calcext:value-type="float">
            <text:p>11.237110026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683]+[.A684]" office:value-type="float" office:value="11.247150463" calcext:value-type="float">
            <text:p>11.247150463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684]+[.A685]" office:value-type="float" office:value="11.256931496" calcext:value-type="float">
            <text:p>11.256931496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685]+[.A686]" office:value-type="float" office:value="11.2668651195" calcext:value-type="float">
            <text:p>11.266865119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686]+[.A687]" office:value-type="float" office:value="11.2768292605" calcext:value-type="float">
            <text:p>11.2768292605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687]+[.A688]" office:value-type="float" office:value="11.2868544375" calcext:value-type="float">
            <text:p>11.2868544375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688]+[.A689]" office:value-type="float" office:value="11.2966354705" calcext:value-type="float">
            <text:p>11.296635470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689]+[.A690]" office:value-type="float" office:value="11.306569094" calcext:value-type="float">
            <text:p>11.306569094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690]+[.A691]" office:value-type="float" office:value="11.3165027175" calcext:value-type="float">
            <text:p>11.3165027175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691]+[.A692]" office:value-type="float" office:value="11.3265278945" calcext:value-type="float">
            <text:p>11.3265278945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692]+[.A693]" office:value-type="float" office:value="11.3363089275" calcext:value-type="float">
            <text:p>11.3363089275</text:p>
          </table:table-cell>
        </table:table-row>
        <table:table-row table:style-name="ro1">
          <table:table-cell office:value-type="float" office:value="0.009918365" calcext:value-type="float">
            <text:p>0.009918365</text:p>
          </table:table-cell>
          <table:table-cell office:value-type="float" office:value="25.205769" calcext:value-type="float">
            <text:p>25.205769</text:p>
          </table:table-cell>
          <table:table-cell table:formula="of:=[.C693]+[.A694]" office:value-type="float" office:value="11.3462272925" calcext:value-type="float">
            <text:p>11.346227292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694]+[.A695]" office:value-type="float" office:value="11.3561914335" calcext:value-type="float">
            <text:p>11.3561914335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695]+[.A696]" office:value-type="float" office:value="11.3662318705" calcext:value-type="float">
            <text:p>11.3662318705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696]+[.A697]" office:value-type="float" office:value="11.3760129035" calcext:value-type="float">
            <text:p>11.3760129035</text:p>
          </table:table-cell>
        </table:table-row>
        <table:table-row table:style-name="ro1">
          <table:table-cell office:value-type="float" office:value="0.009903105" calcext:value-type="float">
            <text:p>0.009903105</text:p>
          </table:table-cell>
          <table:table-cell office:value-type="float" office:value="25.244608" calcext:value-type="float">
            <text:p>25.244608</text:p>
          </table:table-cell>
          <table:table-cell table:formula="of:=[.C697]+[.A698]" office:value-type="float" office:value="11.3859160085" calcext:value-type="float">
            <text:p>11.385916008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698]+[.A699]" office:value-type="float" office:value="11.3958801495" calcext:value-type="float">
            <text:p>11.3958801495</text:p>
          </table:table-cell>
        </table:table-row>
        <table:table-row table:style-name="ro1">
          <table:table-cell office:value-type="float" office:value="0.010009918" calcext:value-type="float">
            <text:p>0.010009918</text:p>
          </table:table-cell>
          <table:table-cell office:value-type="float" office:value="24.97523" calcext:value-type="float">
            <text:p>24.97523</text:p>
          </table:table-cell>
          <table:table-cell table:formula="of:=[.C699]+[.A700]" office:value-type="float" office:value="11.4058900675" calcext:value-type="float">
            <text:p>11.4058900675</text:p>
          </table:table-cell>
        </table:table-row>
        <table:table-row table:style-name="ro1">
          <table:table-cell office:value-type="float" office:value="0.009750515" calcext:value-type="float">
            <text:p>0.009750515</text:p>
          </table:table-cell>
          <table:table-cell office:value-type="float" office:value="25.639671" calcext:value-type="float">
            <text:p>25.639671</text:p>
          </table:table-cell>
          <table:table-cell table:formula="of:=[.C700]+[.A701]" office:value-type="float" office:value="11.4156405825" calcext:value-type="float">
            <text:p>11.4156405825</text:p>
          </table:table-cell>
        </table:table-row>
        <table:table-row table:style-name="ro1">
          <table:table-cell office:value-type="float" office:value="0.009887846" calcext:value-type="float">
            <text:p>0.009887846</text:p>
          </table:table-cell>
          <table:table-cell office:value-type="float" office:value="25.283566" calcext:value-type="float">
            <text:p>25.283566</text:p>
          </table:table-cell>
          <table:table-cell table:formula="of:=[.C701]+[.A702]" office:value-type="float" office:value="11.4255284285" calcext:value-type="float">
            <text:p>11.425528428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02]+[.A703]" office:value-type="float" office:value="11.4354925695" calcext:value-type="float">
            <text:p>11.435492569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03]+[.A704]" office:value-type="float" office:value="11.4455482655" calcext:value-type="float">
            <text:p>11.4455482655</text:p>
          </table:table-cell>
        </table:table-row>
        <table:table-row table:style-name="ro1">
          <table:table-cell office:value-type="float" office:value="0.009735256" calcext:value-type="float">
            <text:p>0.009735256</text:p>
          </table:table-cell>
          <table:table-cell office:value-type="float" office:value="25.679857" calcext:value-type="float">
            <text:p>25.679857</text:p>
          </table:table-cell>
          <table:table-cell table:formula="of:=[.C704]+[.A705]" office:value-type="float" office:value="11.4552835215" calcext:value-type="float">
            <text:p>11.455283521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705]+[.A706]" office:value-type="float" office:value="11.465217145" calcext:value-type="float">
            <text:p>11.46521714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06]+[.A707]" office:value-type="float" office:value="11.475181286" calcext:value-type="float">
            <text:p>11.475181286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707]+[.A708]" office:value-type="float" office:value="11.485221723" calcext:value-type="float">
            <text:p>11.485221723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708]+[.A709]" office:value-type="float" office:value="11.495002756" calcext:value-type="float">
            <text:p>11.495002756</text:p>
          </table:table-cell>
        </table:table-row>
        <table:table-row table:style-name="ro1">
          <table:table-cell office:value-type="float" office:value="0.009887846" calcext:value-type="float">
            <text:p>0.009887846</text:p>
          </table:table-cell>
          <table:table-cell office:value-type="float" office:value="25.283566" calcext:value-type="float">
            <text:p>25.283566</text:p>
          </table:table-cell>
          <table:table-cell table:formula="of:=[.C709]+[.A710]" office:value-type="float" office:value="11.504890602" calcext:value-type="float">
            <text:p>11.504890602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710]+[.A711]" office:value-type="float" office:value="11.514839484" calcext:value-type="float">
            <text:p>11.514839484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711]+[.A712]" office:value-type="float" office:value="11.524879921" calcext:value-type="float">
            <text:p>11.524879921</text:p>
          </table:table-cell>
        </table:table-row>
        <table:table-row table:style-name="ro1">
          <table:table-cell office:value-type="float" office:value="0.009765774" calcext:value-type="float">
            <text:p>0.009765774</text:p>
          </table:table-cell>
          <table:table-cell office:value-type="float" office:value="25.59961" calcext:value-type="float">
            <text:p>25.59961</text:p>
          </table:table-cell>
          <table:table-cell table:formula="of:=[.C712]+[.A713]" office:value-type="float" office:value="11.534645695" calcext:value-type="float">
            <text:p>11.534645695</text:p>
          </table:table-cell>
        </table:table-row>
        <table:table-row table:style-name="ro1">
          <table:table-cell office:value-type="float" office:value="0.009903105" calcext:value-type="float">
            <text:p>0.009903105</text:p>
          </table:table-cell>
          <table:table-cell office:value-type="float" office:value="25.244608" calcext:value-type="float">
            <text:p>25.244608</text:p>
          </table:table-cell>
          <table:table-cell table:formula="of:=[.C713]+[.A714]" office:value-type="float" office:value="11.5445488" calcext:value-type="float">
            <text:p>11.5445488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14]+[.A715]" office:value-type="float" office:value="11.554512941" calcext:value-type="float">
            <text:p>11.554512941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715]+[.A716]" office:value-type="float" office:value="11.564553378" calcext:value-type="float">
            <text:p>11.564553378</text:p>
          </table:table-cell>
        </table:table-row>
        <table:table-row table:style-name="ro1">
          <table:table-cell office:value-type="float" office:value="0.009750515" calcext:value-type="float">
            <text:p>0.009750515</text:p>
          </table:table-cell>
          <table:table-cell office:value-type="float" office:value="25.639671" calcext:value-type="float">
            <text:p>25.639671</text:p>
          </table:table-cell>
          <table:table-cell table:formula="of:=[.C716]+[.A717]" office:value-type="float" office:value="11.574303893" calcext:value-type="float">
            <text:p>11.574303893</text:p>
          </table:table-cell>
        </table:table-row>
        <table:table-row table:style-name="ro1">
          <table:table-cell office:value-type="float" office:value="0.009918365" calcext:value-type="float">
            <text:p>0.009918365</text:p>
          </table:table-cell>
          <table:table-cell office:value-type="float" office:value="25.205769" calcext:value-type="float">
            <text:p>25.205769</text:p>
          </table:table-cell>
          <table:table-cell table:formula="of:=[.C717]+[.A718]" office:value-type="float" office:value="11.584222258" calcext:value-type="float">
            <text:p>11.584222258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18]+[.A719]" office:value-type="float" office:value="11.594186399" calcext:value-type="float">
            <text:p>11.594186399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719]+[.A720]" office:value-type="float" office:value="11.604226836" calcext:value-type="float">
            <text:p>11.604226836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720]+[.A721]" office:value-type="float" office:value="11.614007869" calcext:value-type="float">
            <text:p>11.614007869</text:p>
          </table:table-cell>
        </table:table-row>
        <table:table-row table:style-name="ro1">
          <table:table-cell office:value-type="float" office:value="0.009903105" calcext:value-type="float">
            <text:p>0.009903105</text:p>
          </table:table-cell>
          <table:table-cell office:value-type="float" office:value="25.244608" calcext:value-type="float">
            <text:p>25.244608</text:p>
          </table:table-cell>
          <table:table-cell table:formula="of:=[.C721]+[.A722]" office:value-type="float" office:value="11.623910974" calcext:value-type="float">
            <text:p>11.623910974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22]+[.A723]" office:value-type="float" office:value="11.633875115" calcext:value-type="float">
            <text:p>11.633875115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723]+[.A724]" office:value-type="float" office:value="11.643915552" calcext:value-type="float">
            <text:p>11.643915552</text:p>
          </table:table-cell>
        </table:table-row>
        <table:table-row table:style-name="ro1">
          <table:table-cell office:value-type="float" office:value="0.009735256" calcext:value-type="float">
            <text:p>0.009735256</text:p>
          </table:table-cell>
          <table:table-cell office:value-type="float" office:value="25.679857" calcext:value-type="float">
            <text:p>25.679857</text:p>
          </table:table-cell>
          <table:table-cell table:formula="of:=[.C724]+[.A725]" office:value-type="float" office:value="11.653650808" calcext:value-type="float">
            <text:p>11.653650808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725]+[.A726]" office:value-type="float" office:value="11.6635844315" calcext:value-type="float">
            <text:p>11.6635844315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726]+[.A727]" office:value-type="float" office:value="11.6735333135" calcext:value-type="float">
            <text:p>11.673533313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27]+[.A728]" office:value-type="float" office:value="11.6835890095" calcext:value-type="float">
            <text:p>11.6835890095</text:p>
          </table:table-cell>
        </table:table-row>
        <table:table-row table:style-name="ro1">
          <table:table-cell office:value-type="float" office:value="0.009765774" calcext:value-type="float">
            <text:p>0.009765774</text:p>
          </table:table-cell>
          <table:table-cell office:value-type="float" office:value="25.59961" calcext:value-type="float">
            <text:p>25.59961</text:p>
          </table:table-cell>
          <table:table-cell table:formula="of:=[.C728]+[.A729]" office:value-type="float" office:value="11.6933547835" calcext:value-type="float">
            <text:p>11.6933547835</text:p>
          </table:table-cell>
        </table:table-row>
        <table:table-row table:style-name="ro1">
          <table:table-cell office:value-type="float" office:value="0.009887846" calcext:value-type="float">
            <text:p>0.009887846</text:p>
          </table:table-cell>
          <table:table-cell office:value-type="float" office:value="25.283566" calcext:value-type="float">
            <text:p>25.283566</text:p>
          </table:table-cell>
          <table:table-cell table:formula="of:=[.C729]+[.A730]" office:value-type="float" office:value="11.7032426295" calcext:value-type="float">
            <text:p>11.703242629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30]+[.A731]" office:value-type="float" office:value="11.7132067705" calcext:value-type="float">
            <text:p>11.713206770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31]+[.A732]" office:value-type="float" office:value="11.7232624665" calcext:value-type="float">
            <text:p>11.7232624665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732]+[.A733]" office:value-type="float" office:value="11.7330434995" calcext:value-type="float">
            <text:p>11.733043499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733]+[.A734]" office:value-type="float" office:value="11.742977123" calcext:value-type="float">
            <text:p>11.742977123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734]+[.A735]" office:value-type="float" office:value="11.752956524" calcext:value-type="float">
            <text:p>11.752956524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735]+[.A736]" office:value-type="float" office:value="11.762996961" calcext:value-type="float">
            <text:p>11.762996961</text:p>
          </table:table-cell>
        </table:table-row>
        <table:table-row table:style-name="ro1">
          <table:table-cell office:value-type="float" office:value="0.009765774" calcext:value-type="float">
            <text:p>0.009765774</text:p>
          </table:table-cell>
          <table:table-cell office:value-type="float" office:value="25.59961" calcext:value-type="float">
            <text:p>25.59961</text:p>
          </table:table-cell>
          <table:table-cell table:formula="of:=[.C736]+[.A737]" office:value-type="float" office:value="11.772762735" calcext:value-type="float">
            <text:p>11.77276273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737]+[.A738]" office:value-type="float" office:value="11.7826963585" calcext:value-type="float">
            <text:p>11.782696358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38]+[.A739]" office:value-type="float" office:value="11.7926604995" calcext:value-type="float">
            <text:p>11.792660499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39]+[.A740]" office:value-type="float" office:value="11.8027161955" calcext:value-type="float">
            <text:p>11.8027161955</text:p>
          </table:table-cell>
        </table:table-row>
        <table:table-row table:style-name="ro1">
          <table:table-cell office:value-type="float" office:value="0.009781033" calcext:value-type="float">
            <text:p>0.009781033</text:p>
          </table:table-cell>
          <table:table-cell office:value-type="float" office:value="25.559673" calcext:value-type="float">
            <text:p>25.559673</text:p>
          </table:table-cell>
          <table:table-cell table:formula="of:=[.C740]+[.A741]" office:value-type="float" office:value="11.8124972285" calcext:value-type="float">
            <text:p>11.8124972285</text:p>
          </table:table-cell>
        </table:table-row>
        <table:table-row table:style-name="ro1">
          <table:table-cell office:value-type="float" office:value="0.009903105" calcext:value-type="float">
            <text:p>0.009903105</text:p>
          </table:table-cell>
          <table:table-cell office:value-type="float" office:value="25.244608" calcext:value-type="float">
            <text:p>25.244608</text:p>
          </table:table-cell>
          <table:table-cell table:formula="of:=[.C741]+[.A742]" office:value-type="float" office:value="11.8224003335" calcext:value-type="float">
            <text:p>11.822400333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42]+[.A743]" office:value-type="float" office:value="11.8323644745" calcext:value-type="float">
            <text:p>11.832364474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43]+[.A744]" office:value-type="float" office:value="11.8424201705" calcext:value-type="float">
            <text:p>11.8424201705</text:p>
          </table:table-cell>
        </table:table-row>
        <table:table-row table:style-name="ro1">
          <table:table-cell office:value-type="float" office:value="0.009765774" calcext:value-type="float">
            <text:p>0.009765774</text:p>
          </table:table-cell>
          <table:table-cell office:value-type="float" office:value="25.59961" calcext:value-type="float">
            <text:p>25.59961</text:p>
          </table:table-cell>
          <table:table-cell table:formula="of:=[.C744]+[.A745]" office:value-type="float" office:value="11.8521859445" calcext:value-type="float">
            <text:p>11.852185944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745]+[.A746]" office:value-type="float" office:value="11.862119568" calcext:value-type="float">
            <text:p>11.862119568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46]+[.A747]" office:value-type="float" office:value="11.872083709" calcext:value-type="float">
            <text:p>11.872083709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47]+[.A748]" office:value-type="float" office:value="11.882139405" calcext:value-type="float">
            <text:p>11.882139405</text:p>
          </table:table-cell>
        </table:table-row>
        <table:table-row table:style-name="ro1">
          <table:table-cell office:value-type="float" office:value="0.0097962925" calcext:value-type="float">
            <text:p>0.0097962925</text:p>
          </table:table-cell>
          <table:table-cell office:value-type="float" office:value="25.519857" calcext:value-type="float">
            <text:p>25.519857</text:p>
          </table:table-cell>
          <table:table-cell table:formula="of:=[.C748]+[.A749]" office:value-type="float" office:value="11.8919356975" calcext:value-type="float">
            <text:p>11.891935697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749]+[.A750]" office:value-type="float" office:value="11.901869321" calcext:value-type="float">
            <text:p>11.901869321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750]+[.A751]" office:value-type="float" office:value="11.911848722" calcext:value-type="float">
            <text:p>11.911848722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751]+[.A752]" office:value-type="float" office:value="11.921873899" calcext:value-type="float">
            <text:p>11.921873899</text:p>
          </table:table-cell>
        </table:table-row>
        <table:table-row table:style-name="ro1">
          <table:table-cell office:value-type="float" office:value="0.009811551" calcext:value-type="float">
            <text:p>0.009811551</text:p>
          </table:table-cell>
          <table:table-cell office:value-type="float" office:value="25.48017" calcext:value-type="float">
            <text:p>25.48017</text:p>
          </table:table-cell>
          <table:table-cell table:formula="of:=[.C752]+[.A753]" office:value-type="float" office:value="11.93168545" calcext:value-type="float">
            <text:p>11.93168545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753]+[.A754]" office:value-type="float" office:value="11.941634332" calcext:value-type="float">
            <text:p>11.941634332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754]+[.A755]" office:value-type="float" office:value="11.951628992" calcext:value-type="float">
            <text:p>11.951628992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755]+[.A756]" office:value-type="float" office:value="11.961715205" calcext:value-type="float">
            <text:p>11.961715205</text:p>
          </table:table-cell>
        </table:table-row>
        <table:table-row table:style-name="ro1">
          <table:table-cell office:value-type="float" office:value="0.0097962925" calcext:value-type="float">
            <text:p>0.0097962925</text:p>
          </table:table-cell>
          <table:table-cell office:value-type="float" office:value="25.519857" calcext:value-type="float">
            <text:p>25.519857</text:p>
          </table:table-cell>
          <table:table-cell table:formula="of:=[.C756]+[.A757]" office:value-type="float" office:value="11.9715114975" calcext:value-type="float">
            <text:p>11.9715114975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757]+[.A758]" office:value-type="float" office:value="11.9814603795" calcext:value-type="float">
            <text:p>11.981460379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758]+[.A759]" office:value-type="float" office:value="11.9914397805" calcext:value-type="float">
            <text:p>11.9914397805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759]+[.A760]" office:value-type="float" office:value="12.0015107345" calcext:value-type="float">
            <text:p>12.0015107345</text:p>
          </table:table-cell>
        </table:table-row>
        <table:table-row table:style-name="ro1">
          <table:table-cell office:value-type="float" office:value="0.009811551" calcext:value-type="float">
            <text:p>0.009811551</text:p>
          </table:table-cell>
          <table:table-cell office:value-type="float" office:value="25.48017" calcext:value-type="float">
            <text:p>25.48017</text:p>
          </table:table-cell>
          <table:table-cell table:formula="of:=[.C760]+[.A761]" office:value-type="float" office:value="12.0113222855" calcext:value-type="float">
            <text:p>12.011322285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61]+[.A762]" office:value-type="float" office:value="12.0212864265" calcext:value-type="float">
            <text:p>12.0212864265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762]+[.A763]" office:value-type="float" office:value="12.0312810865" calcext:value-type="float">
            <text:p>12.0312810865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763]+[.A764]" office:value-type="float" office:value="12.0413520405" calcext:value-type="float">
            <text:p>12.0413520405</text:p>
          </table:table-cell>
        </table:table-row>
        <table:table-row table:style-name="ro1">
          <table:table-cell office:value-type="float" office:value="0.0097962925" calcext:value-type="float">
            <text:p>0.0097962925</text:p>
          </table:table-cell>
          <table:table-cell office:value-type="float" office:value="25.519857" calcext:value-type="float">
            <text:p>25.519857</text:p>
          </table:table-cell>
          <table:table-cell table:formula="of:=[.C764]+[.A765]" office:value-type="float" office:value="12.051148333" calcext:value-type="float">
            <text:p>12.051148333</text:p>
          </table:table-cell>
        </table:table-row>
        <table:table-row table:style-name="ro1">
          <table:table-cell office:value-type="float" office:value="0.009948882" calcext:value-type="float">
            <text:p>0.009948882</text:p>
          </table:table-cell>
          <table:table-cell office:value-type="float" office:value="25.128452" calcext:value-type="float">
            <text:p>25.128452</text:p>
          </table:table-cell>
          <table:table-cell table:formula="of:=[.C765]+[.A766]" office:value-type="float" office:value="12.061097215" calcext:value-type="float">
            <text:p>12.061097215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766]+[.A767]" office:value-type="float" office:value="12.071091875" calcext:value-type="float">
            <text:p>12.071091875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767]+[.A768]" office:value-type="float" office:value="12.081178088" calcext:value-type="float">
            <text:p>12.081178088</text:p>
          </table:table-cell>
        </table:table-row>
        <table:table-row table:style-name="ro1">
          <table:table-cell office:value-type="float" office:value="0.009811551" calcext:value-type="float">
            <text:p>0.009811551</text:p>
          </table:table-cell>
          <table:table-cell office:value-type="float" office:value="25.48017" calcext:value-type="float">
            <text:p>25.48017</text:p>
          </table:table-cell>
          <table:table-cell table:formula="of:=[.C768]+[.A769]" office:value-type="float" office:value="12.090989639" calcext:value-type="float">
            <text:p>12.090989639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69]+[.A770]" office:value-type="float" office:value="12.10095378" calcext:value-type="float">
            <text:p>12.10095378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770]+[.A771]" office:value-type="float" office:value="12.11094844" calcext:value-type="float">
            <text:p>12.11094844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771]+[.A772]" office:value-type="float" office:value="12.121019394" calcext:value-type="float">
            <text:p>12.121019394</text:p>
          </table:table-cell>
        </table:table-row>
        <table:table-row table:style-name="ro1">
          <table:table-cell office:value-type="float" office:value="0.009811551" calcext:value-type="float">
            <text:p>0.009811551</text:p>
          </table:table-cell>
          <table:table-cell office:value-type="float" office:value="25.48017" calcext:value-type="float">
            <text:p>25.48017</text:p>
          </table:table-cell>
          <table:table-cell table:formula="of:=[.C772]+[.A773]" office:value-type="float" office:value="12.130830945" calcext:value-type="float">
            <text:p>12.130830945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773]+[.A774]" office:value-type="float" office:value="12.140795086" calcext:value-type="float">
            <text:p>12.140795086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774]+[.A775]" office:value-type="float" office:value="12.150835523" calcext:value-type="float">
            <text:p>12.150835523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775]+[.A776]" office:value-type="float" office:value="12.160921736" calcext:value-type="float">
            <text:p>12.160921736</text:p>
          </table:table-cell>
        </table:table-row>
        <table:table-row table:style-name="ro1">
          <table:table-cell office:value-type="float" office:value="0.009842069" calcext:value-type="float">
            <text:p>0.009842069</text:p>
          </table:table-cell>
          <table:table-cell office:value-type="float" office:value="25.401163" calcext:value-type="float">
            <text:p>25.401163</text:p>
          </table:table-cell>
          <table:table-cell table:formula="of:=[.C776]+[.A777]" office:value-type="float" office:value="12.170763805" calcext:value-type="float">
            <text:p>12.17076380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777]+[.A778]" office:value-type="float" office:value="12.180743206" calcext:value-type="float">
            <text:p>12.180743206</text:p>
          </table:table-cell>
        </table:table-row>
        <table:table-row table:style-name="ro1">
          <table:table-cell office:value-type="float" office:value="0.010009918" calcext:value-type="float">
            <text:p>0.010009918</text:p>
          </table:table-cell>
          <table:table-cell office:value-type="float" office:value="24.97523" calcext:value-type="float">
            <text:p>24.97523</text:p>
          </table:table-cell>
          <table:table-cell table:formula="of:=[.C778]+[.A779]" office:value-type="float" office:value="12.190753124" calcext:value-type="float">
            <text:p>12.190753124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779]+[.A780]" office:value-type="float" office:value="12.200854597" calcext:value-type="float">
            <text:p>12.200854597</text:p>
          </table:table-cell>
        </table:table-row>
        <table:table-row table:style-name="ro1">
          <table:table-cell office:value-type="float" office:value="0.00982681" calcext:value-type="float">
            <text:p>0.00982681</text:p>
          </table:table-cell>
          <table:table-cell office:value-type="float" office:value="25.440605" calcext:value-type="float">
            <text:p>25.440605</text:p>
          </table:table-cell>
          <table:table-cell table:formula="of:=[.C780]+[.A781]" office:value-type="float" office:value="12.210681407" calcext:value-type="float">
            <text:p>12.210681407</text:p>
          </table:table-cell>
        </table:table-row>
        <table:table-row table:style-name="ro1">
          <table:table-cell office:value-type="float" office:value="0.00999466" calcext:value-type="float">
            <text:p>0.00999466</text:p>
          </table:table-cell>
          <table:table-cell office:value-type="float" office:value="25.01336" calcext:value-type="float">
            <text:p>25.01336</text:p>
          </table:table-cell>
          <table:table-cell table:formula="of:=[.C781]+[.A782]" office:value-type="float" office:value="12.220676067" calcext:value-type="float">
            <text:p>12.220676067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82]+[.A783]" office:value-type="float" office:value="12.230731763" calcext:value-type="float">
            <text:p>12.230731763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783]+[.A784]" office:value-type="float" office:value="12.240833236" calcext:value-type="float">
            <text:p>12.240833236</text:p>
          </table:table-cell>
        </table:table-row>
        <table:table-row table:style-name="ro1">
          <table:table-cell office:value-type="float" office:value="0.009857329" calcext:value-type="float">
            <text:p>0.009857329</text:p>
          </table:table-cell>
          <table:table-cell office:value-type="float" office:value="25.361841" calcext:value-type="float">
            <text:p>25.361841</text:p>
          </table:table-cell>
          <table:table-cell table:formula="of:=[.C784]+[.A785]" office:value-type="float" office:value="12.250690565" calcext:value-type="float">
            <text:p>12.250690565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785]+[.A786]" office:value-type="float" office:value="12.260715742" calcext:value-type="float">
            <text:p>12.260715742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786]+[.A787]" office:value-type="float" office:value="12.270740919" calcext:value-type="float">
            <text:p>12.270740919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787]+[.A788]" office:value-type="float" office:value="12.280857651" calcext:value-type="float">
            <text:p>12.280857651</text:p>
          </table:table-cell>
        </table:table-row>
        <table:table-row table:style-name="ro1">
          <table:table-cell office:value-type="float" office:value="0.009872587" calcext:value-type="float">
            <text:p>0.009872587</text:p>
          </table:table-cell>
          <table:table-cell office:value-type="float" office:value="25.322643" calcext:value-type="float">
            <text:p>25.322643</text:p>
          </table:table-cell>
          <table:table-cell table:formula="of:=[.C788]+[.A789]" office:value-type="float" office:value="12.290730238" calcext:value-type="float">
            <text:p>12.290730238</text:p>
          </table:table-cell>
        </table:table-row>
        <table:table-row table:style-name="ro1">
          <table:table-cell office:value-type="float" office:value="0.010009918" calcext:value-type="float">
            <text:p>0.010009918</text:p>
          </table:table-cell>
          <table:table-cell office:value-type="float" office:value="24.97523" calcext:value-type="float">
            <text:p>24.97523</text:p>
          </table:table-cell>
          <table:table-cell table:formula="of:=[.C789]+[.A790]" office:value-type="float" office:value="12.300740156" calcext:value-type="float">
            <text:p>12.300740156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90]+[.A791]" office:value-type="float" office:value="12.310795852" calcext:value-type="float">
            <text:p>12.310795852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791]+[.A792]" office:value-type="float" office:value="12.320943101" calcext:value-type="float">
            <text:p>12.320943101</text:p>
          </table:table-cell>
        </table:table-row>
        <table:table-row table:style-name="ro1">
          <table:table-cell office:value-type="float" office:value="0.009857329" calcext:value-type="float">
            <text:p>0.009857329</text:p>
          </table:table-cell>
          <table:table-cell office:value-type="float" office:value="25.361841" calcext:value-type="float">
            <text:p>25.361841</text:p>
          </table:table-cell>
          <table:table-cell table:formula="of:=[.C792]+[.A793]" office:value-type="float" office:value="12.33080043" calcext:value-type="float">
            <text:p>12.33080043</text:p>
          </table:table-cell>
        </table:table-row>
        <table:table-row table:style-name="ro1">
          <table:table-cell office:value-type="float" office:value="0.010009918" calcext:value-type="float">
            <text:p>0.010009918</text:p>
          </table:table-cell>
          <table:table-cell office:value-type="float" office:value="24.97523" calcext:value-type="float">
            <text:p>24.97523</text:p>
          </table:table-cell>
          <table:table-cell table:formula="of:=[.C793]+[.A794]" office:value-type="float" office:value="12.340810348" calcext:value-type="float">
            <text:p>12.340810348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94]+[.A795]" office:value-type="float" office:value="12.350866044" calcext:value-type="float">
            <text:p>12.350866044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795]+[.A796]" office:value-type="float" office:value="12.360998035" calcext:value-type="float">
            <text:p>12.360998035</text:p>
          </table:table-cell>
        </table:table-row>
        <table:table-row table:style-name="ro1">
          <table:table-cell office:value-type="float" office:value="0.009872587" calcext:value-type="float">
            <text:p>0.009872587</text:p>
          </table:table-cell>
          <table:table-cell office:value-type="float" office:value="25.322643" calcext:value-type="float">
            <text:p>25.322643</text:p>
          </table:table-cell>
          <table:table-cell table:formula="of:=[.C796]+[.A797]" office:value-type="float" office:value="12.370870622" calcext:value-type="float">
            <text:p>12.370870622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797]+[.A798]" office:value-type="float" office:value="12.380926318" calcext:value-type="float">
            <text:p>12.380926318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798]+[.A799]" office:value-type="float" office:value="12.391012531" calcext:value-type="float">
            <text:p>12.391012531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799]+[.A800]" office:value-type="float" office:value="12.40115978" calcext:value-type="float">
            <text:p>12.40115978</text:p>
          </table:table-cell>
        </table:table-row>
        <table:table-row table:style-name="ro1">
          <table:table-cell office:value-type="float" office:value="0.009903105" calcext:value-type="float">
            <text:p>0.009903105</text:p>
          </table:table-cell>
          <table:table-cell office:value-type="float" office:value="25.244608" calcext:value-type="float">
            <text:p>25.244608</text:p>
          </table:table-cell>
          <table:table-cell table:formula="of:=[.C800]+[.A801]" office:value-type="float" office:value="12.411062885" calcext:value-type="float">
            <text:p>12.41106288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801]+[.A802]" office:value-type="float" office:value="12.421118581" calcext:value-type="float">
            <text:p>12.421118581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802]+[.A803]" office:value-type="float" office:value="12.431204794" calcext:value-type="float">
            <text:p>12.431204794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803]+[.A804]" office:value-type="float" office:value="12.441367303" calcext:value-type="float">
            <text:p>12.441367303</text:p>
          </table:table-cell>
        </table:table-row>
        <table:table-row table:style-name="ro1">
          <table:table-cell office:value-type="float" office:value="0.009872587" calcext:value-type="float">
            <text:p>0.009872587</text:p>
          </table:table-cell>
          <table:table-cell office:value-type="float" office:value="25.322643" calcext:value-type="float">
            <text:p>25.322643</text:p>
          </table:table-cell>
          <table:table-cell table:formula="of:=[.C804]+[.A805]" office:value-type="float" office:value="12.45123989" calcext:value-type="float">
            <text:p>12.45123989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805]+[.A806]" office:value-type="float" office:value="12.461295586" calcext:value-type="float">
            <text:p>12.461295586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806]+[.A807]" office:value-type="float" office:value="12.471412318" calcext:value-type="float">
            <text:p>12.471412318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807]+[.A808]" office:value-type="float" office:value="12.481574827" calcext:value-type="float">
            <text:p>12.481574827</text:p>
          </table:table-cell>
        </table:table-row>
        <table:table-row table:style-name="ro1">
          <table:table-cell office:value-type="float" office:value="0.009903105" calcext:value-type="float">
            <text:p>0.009903105</text:p>
          </table:table-cell>
          <table:table-cell office:value-type="float" office:value="25.244608" calcext:value-type="float">
            <text:p>25.244608</text:p>
          </table:table-cell>
          <table:table-cell table:formula="of:=[.C808]+[.A809]" office:value-type="float" office:value="12.491477932" calcext:value-type="float">
            <text:p>12.491477932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809]+[.A810]" office:value-type="float" office:value="12.501564145" calcext:value-type="float">
            <text:p>12.501564145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810]+[.A811]" office:value-type="float" office:value="12.511650358" calcext:value-type="float">
            <text:p>12.511650358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811]+[.A812]" office:value-type="float" office:value="12.521828126" calcext:value-type="float">
            <text:p>12.521828126</text:p>
          </table:table-cell>
        </table:table-row>
        <table:table-row table:style-name="ro1">
          <table:table-cell office:value-type="float" office:value="0.009903105" calcext:value-type="float">
            <text:p>0.009903105</text:p>
          </table:table-cell>
          <table:table-cell office:value-type="float" office:value="25.244608" calcext:value-type="float">
            <text:p>25.244608</text:p>
          </table:table-cell>
          <table:table-cell table:formula="of:=[.C812]+[.A813]" office:value-type="float" office:value="12.531731231" calcext:value-type="float">
            <text:p>12.531731231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813]+[.A814]" office:value-type="float" office:value="12.541786927" calcext:value-type="float">
            <text:p>12.541786927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814]+[.A815]" office:value-type="float" office:value="12.551903659" calcext:value-type="float">
            <text:p>12.551903659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815]+[.A816]" office:value-type="float" office:value="12.562096686" calcext:value-type="float">
            <text:p>12.562096686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816]+[.A817]" office:value-type="float" office:value="12.5720303095" calcext:value-type="float">
            <text:p>12.572030309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817]+[.A818]" office:value-type="float" office:value="12.5820860055" calcext:value-type="float">
            <text:p>12.5820860055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818]+[.A819]" office:value-type="float" office:value="12.5922179965" calcext:value-type="float">
            <text:p>12.592217996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819]+[.A820]" office:value-type="float" office:value="12.6024415415" calcext:value-type="float">
            <text:p>12.6024415415</text:p>
          </table:table-cell>
        </table:table-row>
        <table:table-row table:style-name="ro1">
          <table:table-cell office:value-type="float" office:value="0.009918365" calcext:value-type="float">
            <text:p>0.009918365</text:p>
          </table:table-cell>
          <table:table-cell office:value-type="float" office:value="25.205769" calcext:value-type="float">
            <text:p>25.205769</text:p>
          </table:table-cell>
          <table:table-cell table:formula="of:=[.C820]+[.A821]" office:value-type="float" office:value="12.6123599065" calcext:value-type="float">
            <text:p>12.6123599065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821]+[.A822]" office:value-type="float" office:value="12.6224613795" calcext:value-type="float">
            <text:p>12.6224613795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822]+[.A823]" office:value-type="float" office:value="12.6326238885" calcext:value-type="float">
            <text:p>12.6326238885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823]+[.A824]" office:value-type="float" office:value="12.6428321735" calcext:value-type="float">
            <text:p>12.6428321735</text:p>
          </table:table-cell>
        </table:table-row>
        <table:table-row table:style-name="ro1">
          <table:table-cell office:value-type="float" office:value="0.0099336235" calcext:value-type="float">
            <text:p>0.0099336235</text:p>
          </table:table-cell>
          <table:table-cell office:value-type="float" office:value="25.167051" calcext:value-type="float">
            <text:p>25.167051</text:p>
          </table:table-cell>
          <table:table-cell table:formula="of:=[.C824]+[.A825]" office:value-type="float" office:value="12.652765797" calcext:value-type="float">
            <text:p>12.652765797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825]+[.A826]" office:value-type="float" office:value="12.66286727" calcext:value-type="float">
            <text:p>12.66286727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826]+[.A827]" office:value-type="float" office:value="12.672984002" calcext:value-type="float">
            <text:p>12.672984002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827]+[.A828]" office:value-type="float" office:value="12.683222806" calcext:value-type="float">
            <text:p>12.683222806</text:p>
          </table:table-cell>
        </table:table-row>
        <table:table-row table:style-name="ro1">
          <table:table-cell office:value-type="float" office:value="0.009964141" calcext:value-type="float">
            <text:p>0.009964141</text:p>
          </table:table-cell>
          <table:table-cell office:value-type="float" office:value="25.089972" calcext:value-type="float">
            <text:p>25.089972</text:p>
          </table:table-cell>
          <table:table-cell table:formula="of:=[.C828]+[.A829]" office:value-type="float" office:value="12.693186947" calcext:value-type="float">
            <text:p>12.693186947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829]+[.A830]" office:value-type="float" office:value="12.70328842" calcext:value-type="float">
            <text:p>12.70328842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830]+[.A831]" office:value-type="float" office:value="12.713466188" calcext:value-type="float">
            <text:p>12.713466188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831]+[.A832]" office:value-type="float" office:value="12.723689733" calcext:value-type="float">
            <text:p>12.723689733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832]+[.A833]" office:value-type="float" office:value="12.733669134" calcext:value-type="float">
            <text:p>12.733669134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833]+[.A834]" office:value-type="float" office:value="12.743785866" calcext:value-type="float">
            <text:p>12.743785866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834]+[.A835]" office:value-type="float" office:value="12.753948375" calcext:value-type="float">
            <text:p>12.75394837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835]+[.A836]" office:value-type="float" office:value="12.7642176965" calcext:value-type="float">
            <text:p>12.7642176965</text:p>
          </table:table-cell>
        </table:table-row>
        <table:table-row table:style-name="ro1">
          <table:table-cell office:value-type="float" office:value="0.009979401" calcext:value-type="float">
            <text:p>0.009979401</text:p>
          </table:table-cell>
          <table:table-cell office:value-type="float" office:value="25.051605" calcext:value-type="float">
            <text:p>25.051605</text:p>
          </table:table-cell>
          <table:table-cell table:formula="of:=[.C836]+[.A837]" office:value-type="float" office:value="12.7741970975" calcext:value-type="float">
            <text:p>12.7741970975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837]+[.A838]" office:value-type="float" office:value="12.7843596065" calcext:value-type="float">
            <text:p>12.7843596065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838]+[.A839]" office:value-type="float" office:value="12.7945373745" calcext:value-type="float">
            <text:p>12.7945373745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839]+[.A840]" office:value-type="float" office:value="12.8047914375" calcext:value-type="float">
            <text:p>12.8047914375</text:p>
          </table:table-cell>
        </table:table-row>
        <table:table-row table:style-name="ro1">
          <table:table-cell office:value-type="float" office:value="0.010009918" calcext:value-type="float">
            <text:p>0.010009918</text:p>
          </table:table-cell>
          <table:table-cell office:value-type="float" office:value="24.97523" calcext:value-type="float">
            <text:p>24.97523</text:p>
          </table:table-cell>
          <table:table-cell table:formula="of:=[.C840]+[.A841]" office:value-type="float" office:value="12.8148013555" calcext:value-type="float">
            <text:p>12.8148013555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841]+[.A842]" office:value-type="float" office:value="12.8249791235" calcext:value-type="float">
            <text:p>12.8249791235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842]+[.A843]" office:value-type="float" office:value="12.8351721505" calcext:value-type="float">
            <text:p>12.835172150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843]+[.A844]" office:value-type="float" office:value="12.8454719905" calcext:value-type="float">
            <text:p>12.8454719905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844]+[.A845]" office:value-type="float" office:value="12.8554971675" calcext:value-type="float">
            <text:p>12.8554971675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845]+[.A846]" office:value-type="float" office:value="12.8656596765" calcext:value-type="float">
            <text:p>12.865659676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846]+[.A847]" office:value-type="float" office:value="12.8758832215" calcext:value-type="float">
            <text:p>12.875883221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847]+[.A848]" office:value-type="float" office:value="12.8861830615" calcext:value-type="float">
            <text:p>12.8861830615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848]+[.A849]" office:value-type="float" office:value="12.8962082385" calcext:value-type="float">
            <text:p>12.8962082385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849]+[.A850]" office:value-type="float" office:value="12.9063860065" calcext:value-type="float">
            <text:p>12.906386006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850]+[.A851]" office:value-type="float" office:value="12.9166095515" calcext:value-type="float">
            <text:p>12.9166095515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851]+[.A852]" office:value-type="float" office:value="12.9269246505" calcext:value-type="float">
            <text:p>12.9269246505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852]+[.A853]" office:value-type="float" office:value="12.9369498275" calcext:value-type="float">
            <text:p>12.9369498275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853]+[.A854]" office:value-type="float" office:value="12.9471581125" calcext:value-type="float">
            <text:p>12.947158112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854]+[.A855]" office:value-type="float" office:value="12.9573816575" calcext:value-type="float">
            <text:p>12.957381657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855]+[.A856]" office:value-type="float" office:value="12.9676814975" calcext:value-type="float">
            <text:p>12.9676814975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856]+[.A857]" office:value-type="float" office:value="12.9777219345" calcext:value-type="float">
            <text:p>12.9777219345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857]+[.A858]" office:value-type="float" office:value="12.9878997025" calcext:value-type="float">
            <text:p>12.9878997025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858]+[.A859]" office:value-type="float" office:value="12.9981537655" calcext:value-type="float">
            <text:p>12.9981537655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859]+[.A860]" office:value-type="float" office:value="13.0084993825" calcext:value-type="float">
            <text:p>13.0084993825</text:p>
          </table:table-cell>
        </table:table-row>
        <table:table-row table:style-name="ro1">
          <table:table-cell office:value-type="float" office:value="0.010040437" calcext:value-type="float">
            <text:p>0.010040437</text:p>
          </table:table-cell>
          <table:table-cell office:value-type="float" office:value="24.899315" calcext:value-type="float">
            <text:p>24.899315</text:p>
          </table:table-cell>
          <table:table-cell table:formula="of:=[.C860]+[.A861]" office:value-type="float" office:value="13.0185398195" calcext:value-type="float">
            <text:p>13.0185398195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861]+[.A862]" office:value-type="float" office:value="13.0287481045" calcext:value-type="float">
            <text:p>13.028748104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862]+[.A863]" office:value-type="float" office:value="13.039017426" calcext:value-type="float">
            <text:p>13.039017426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863]+[.A864]" office:value-type="float" office:value="13.049332525" calcext:value-type="float">
            <text:p>13.049332525</text:p>
          </table:table-cell>
        </table:table-row>
        <table:table-row table:style-name="ro1">
          <table:table-cell office:value-type="float" office:value="0.010070954" calcext:value-type="float">
            <text:p>0.010070954</text:p>
          </table:table-cell>
          <table:table-cell office:value-type="float" office:value="24.823862" calcext:value-type="float">
            <text:p>24.823862</text:p>
          </table:table-cell>
          <table:table-cell table:formula="of:=[.C864]+[.A865]" office:value-type="float" office:value="13.059403479" calcext:value-type="float">
            <text:p>13.059403479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865]+[.A866]" office:value-type="float" office:value="13.069611764" calcext:value-type="float">
            <text:p>13.069611764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866]+[.A867]" office:value-type="float" office:value="13.079850568" calcext:value-type="float">
            <text:p>13.079850568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867]+[.A868]" office:value-type="float" office:value="13.090196185" calcext:value-type="float">
            <text:p>13.090196185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868]+[.A869]" office:value-type="float" office:value="13.100282398" calcext:value-type="float">
            <text:p>13.100282398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869]+[.A870]" office:value-type="float" office:value="13.110505943" calcext:value-type="float">
            <text:p>13.110505943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870]+[.A871]" office:value-type="float" office:value="13.120790524" calcext:value-type="float">
            <text:p>13.120790524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871]+[.A872]" office:value-type="float" office:value="13.131166659" calcext:value-type="float">
            <text:p>13.131166659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872]+[.A873]" office:value-type="float" office:value="13.141268132" calcext:value-type="float">
            <text:p>13.141268132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873]+[.A874]" office:value-type="float" office:value="13.151522195" calcext:value-type="float">
            <text:p>13.151522195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874]+[.A875]" office:value-type="float" office:value="13.161806776" calcext:value-type="float">
            <text:p>13.161806776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875]+[.A876]" office:value-type="float" office:value="13.172182911" calcext:value-type="float">
            <text:p>13.172182911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876]+[.A877]" office:value-type="float" office:value="13.182284384" calcext:value-type="float">
            <text:p>13.182284384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877]+[.A878]" office:value-type="float" office:value="13.1925537055" calcext:value-type="float">
            <text:p>13.1925537055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878]+[.A879]" office:value-type="float" office:value="13.2028688045" calcext:value-type="float">
            <text:p>13.2028688045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879]+[.A880]" office:value-type="float" office:value="13.2132601985" calcext:value-type="float">
            <text:p>13.2132601985</text:p>
          </table:table-cell>
        </table:table-row>
        <table:table-row table:style-name="ro1">
          <table:table-cell office:value-type="float" office:value="0.010086213" calcext:value-type="float">
            <text:p>0.010086213</text:p>
          </table:table-cell>
          <table:table-cell office:value-type="float" office:value="24.786308" calcext:value-type="float">
            <text:p>24.786308</text:p>
          </table:table-cell>
          <table:table-cell table:formula="of:=[.C880]+[.A881]" office:value-type="float" office:value="13.2233464115" calcext:value-type="float">
            <text:p>13.2233464115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881]+[.A882]" office:value-type="float" office:value="13.2336309925" calcext:value-type="float">
            <text:p>13.233630992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882]+[.A883]" office:value-type="float" office:value="13.2439308325" calcext:value-type="float">
            <text:p>13.2439308325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883]+[.A884]" office:value-type="float" office:value="13.2543374855" calcext:value-type="float">
            <text:p>13.2543374855</text:p>
          </table:table-cell>
        </table:table-row>
        <table:table-row table:style-name="ro1">
          <table:table-cell office:value-type="float" office:value="0.010131991" calcext:value-type="float">
            <text:p>0.010131991</text:p>
          </table:table-cell>
          <table:table-cell office:value-type="float" office:value="24.674322" calcext:value-type="float">
            <text:p>24.674322</text:p>
          </table:table-cell>
          <table:table-cell table:formula="of:=[.C884]+[.A885]" office:value-type="float" office:value="13.2644694765" calcext:value-type="float">
            <text:p>13.264469476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885]+[.A886]" office:value-type="float" office:value="13.274738798" calcext:value-type="float">
            <text:p>13.274738798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886]+[.A887]" office:value-type="float" office:value="13.285053897" calcext:value-type="float">
            <text:p>13.285053897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887]+[.A888]" office:value-type="float" office:value="13.295430032" calcext:value-type="float">
            <text:p>13.295430032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888]+[.A889]" office:value-type="float" office:value="13.305577281" calcext:value-type="float">
            <text:p>13.305577281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889]+[.A890]" office:value-type="float" office:value="13.315861862" calcext:value-type="float">
            <text:p>13.315861862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890]+[.A891]" office:value-type="float" office:value="13.326161702" calcext:value-type="float">
            <text:p>13.326161702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891]+[.A892]" office:value-type="float" office:value="13.336598873" calcext:value-type="float">
            <text:p>13.336598873</text:p>
          </table:table-cell>
        </table:table-row>
        <table:table-row table:style-name="ro1">
          <table:table-cell office:value-type="float" office:value="0.010116732" calcext:value-type="float">
            <text:p>0.010116732</text:p>
          </table:table-cell>
          <table:table-cell office:value-type="float" office:value="24.711538" calcext:value-type="float">
            <text:p>24.711538</text:p>
          </table:table-cell>
          <table:table-cell table:formula="of:=[.C892]+[.A893]" office:value-type="float" office:value="13.346715605" calcext:value-type="float">
            <text:p>13.34671560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893]+[.A894]" office:value-type="float" office:value="13.3569849265" calcext:value-type="float">
            <text:p>13.3569849265</text:p>
          </table:table-cell>
        </table:table-row>
        <table:table-row table:style-name="ro1">
          <table:table-cell office:value-type="float" office:value="0.010330358" calcext:value-type="float">
            <text:p>0.010330358</text:p>
          </table:table-cell>
          <table:table-cell office:value-type="float" office:value="24.200518" calcext:value-type="float">
            <text:p>24.200518</text:p>
          </table:table-cell>
          <table:table-cell table:formula="of:=[.C894]+[.A895]" office:value-type="float" office:value="13.3673152845" calcext:value-type="float">
            <text:p>13.3673152845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895]+[.A896]" office:value-type="float" office:value="13.3777524555" calcext:value-type="float">
            <text:p>13.3777524555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896]+[.A897]" office:value-type="float" office:value="13.3878997045" calcext:value-type="float">
            <text:p>13.387899704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897]+[.A898]" office:value-type="float" office:value="13.3981995445" calcext:value-type="float">
            <text:p>13.3981995445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898]+[.A899]" office:value-type="float" office:value="13.4085604205" calcext:value-type="float">
            <text:p>13.4085604205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899]+[.A900]" office:value-type="float" office:value="13.4189975915" calcext:value-type="float">
            <text:p>13.4189975915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900]+[.A901]" office:value-type="float" office:value="13.4291448405" calcext:value-type="float">
            <text:p>13.4291448405</text:p>
          </table:table-cell>
        </table:table-row>
        <table:table-row table:style-name="ro1">
          <table:table-cell office:value-type="float" office:value="0.010315099" calcext:value-type="float">
            <text:p>0.010315099</text:p>
          </table:table-cell>
          <table:table-cell office:value-type="float" office:value="24.236317" calcext:value-type="float">
            <text:p>24.236317</text:p>
          </table:table-cell>
          <table:table-cell table:formula="of:=[.C901]+[.A902]" office:value-type="float" office:value="13.4394599395" calcext:value-type="float">
            <text:p>13.4394599395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902]+[.A903]" office:value-type="float" office:value="13.4498055565" calcext:value-type="float">
            <text:p>13.4498055565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903]+[.A904]" office:value-type="float" office:value="13.4602427275" calcext:value-type="float">
            <text:p>13.4602427275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904]+[.A905]" office:value-type="float" office:value="13.4704052365" calcext:value-type="float">
            <text:p>13.4704052365</text:p>
          </table:table-cell>
        </table:table-row>
        <table:table-row table:style-name="ro1">
          <table:table-cell office:value-type="float" office:value="0.010330358" calcext:value-type="float">
            <text:p>0.010330358</text:p>
          </table:table-cell>
          <table:table-cell office:value-type="float" office:value="24.200518" calcext:value-type="float">
            <text:p>24.200518</text:p>
          </table:table-cell>
          <table:table-cell table:formula="of:=[.C905]+[.A906]" office:value-type="float" office:value="13.4807355945" calcext:value-type="float">
            <text:p>13.4807355945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906]+[.A907]" office:value-type="float" office:value="13.4910964705" calcext:value-type="float">
            <text:p>13.4910964705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907]+[.A908]" office:value-type="float" office:value="13.50156416" calcext:value-type="float">
            <text:p>13.50156416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908]+[.A909]" office:value-type="float" office:value="13.511757187" calcext:value-type="float">
            <text:p>13.511757187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909]+[.A910]" office:value-type="float" office:value="13.522102804" calcext:value-type="float">
            <text:p>13.522102804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10]+[.A911]" office:value-type="float" office:value="13.532478939" calcext:value-type="float">
            <text:p>13.532478939</text:p>
          </table:table-cell>
        </table:table-row>
        <table:table-row table:style-name="ro1">
          <table:table-cell office:value-type="float" office:value="0.010482948" calcext:value-type="float">
            <text:p>0.010482948</text:p>
          </table:table-cell>
          <table:table-cell office:value-type="float" office:value="23.848253" calcext:value-type="float">
            <text:p>23.848253</text:p>
          </table:table-cell>
          <table:table-cell table:formula="of:=[.C911]+[.A912]" office:value-type="float" office:value="13.542961887" calcext:value-type="float">
            <text:p>13.542961887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912]+[.A913]" office:value-type="float" office:value="13.553139655" calcext:value-type="float">
            <text:p>13.553139655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913]+[.A914]" office:value-type="float" office:value="13.563485272" calcext:value-type="float">
            <text:p>13.563485272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14]+[.A915]" office:value-type="float" office:value="13.573861407" calcext:value-type="float">
            <text:p>13.573861407</text:p>
          </table:table-cell>
        </table:table-row>
        <table:table-row table:style-name="ro1">
          <table:table-cell office:value-type="float" office:value="0.01045243" calcext:value-type="float">
            <text:p>0.01045243</text:p>
          </table:table-cell>
          <table:table-cell office:value-type="float" office:value="23.917885" calcext:value-type="float">
            <text:p>23.917885</text:p>
          </table:table-cell>
          <table:table-cell table:formula="of:=[.C915]+[.A916]" office:value-type="float" office:value="13.584313837" calcext:value-type="float">
            <text:p>13.584313837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916]+[.A917]" office:value-type="float" office:value="13.594506864" calcext:value-type="float">
            <text:p>13.594506864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917]+[.A918]" office:value-type="float" office:value="13.60486774" calcext:value-type="float">
            <text:p>13.60486774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18]+[.A919]" office:value-type="float" office:value="13.615243875" calcext:value-type="float">
            <text:p>13.615243875</text:p>
          </table:table-cell>
        </table:table-row>
        <table:table-row table:style-name="ro1">
          <table:table-cell office:value-type="float" office:value="0.010498207" calcext:value-type="float">
            <text:p>0.010498207</text:p>
          </table:table-cell>
          <table:table-cell office:value-type="float" office:value="23.813591" calcext:value-type="float">
            <text:p>23.813591</text:p>
          </table:table-cell>
          <table:table-cell table:formula="of:=[.C919]+[.A920]" office:value-type="float" office:value="13.625742082" calcext:value-type="float">
            <text:p>13.625742082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920]+[.A921]" office:value-type="float" office:value="13.635950367" calcext:value-type="float">
            <text:p>13.635950367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21]+[.A922]" office:value-type="float" office:value="13.646326502" calcext:value-type="float">
            <text:p>13.646326502</text:p>
          </table:table-cell>
        </table:table-row>
        <table:table-row table:style-name="ro1">
          <table:table-cell office:value-type="float" office:value="0.010421912" calcext:value-type="float">
            <text:p>0.010421912</text:p>
          </table:table-cell>
          <table:table-cell office:value-type="float" office:value="23.98792" calcext:value-type="float">
            <text:p>23.98792</text:p>
          </table:table-cell>
          <table:table-cell table:formula="of:=[.C922]+[.A923]" office:value-type="float" office:value="13.656748414" calcext:value-type="float">
            <text:p>13.656748414</text:p>
          </table:table-cell>
        </table:table-row>
        <table:table-row table:style-name="ro1">
          <table:table-cell office:value-type="float" office:value="0.010498207" calcext:value-type="float">
            <text:p>0.010498207</text:p>
          </table:table-cell>
          <table:table-cell office:value-type="float" office:value="23.813591" calcext:value-type="float">
            <text:p>23.813591</text:p>
          </table:table-cell>
          <table:table-cell table:formula="of:=[.C923]+[.A924]" office:value-type="float" office:value="13.667246621" calcext:value-type="float">
            <text:p>13.667246621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924]+[.A925]" office:value-type="float" office:value="13.677454906" calcext:value-type="float">
            <text:p>13.677454906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25]+[.A926]" office:value-type="float" office:value="13.687831041" calcext:value-type="float">
            <text:p>13.687831041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926]+[.A927]" office:value-type="float" office:value="13.698237694" calcext:value-type="float">
            <text:p>13.698237694</text:p>
          </table:table-cell>
        </table:table-row>
        <table:table-row table:style-name="ro1">
          <table:table-cell office:value-type="float" office:value="0.010513466" calcext:value-type="float">
            <text:p>0.010513466</text:p>
          </table:table-cell>
          <table:table-cell office:value-type="float" office:value="23.779028" calcext:value-type="float">
            <text:p>23.779028</text:p>
          </table:table-cell>
          <table:table-cell table:formula="of:=[.C927]+[.A928]" office:value-type="float" office:value="13.70875116" calcext:value-type="float">
            <text:p>13.70875116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928]+[.A929]" office:value-type="float" office:value="13.718989964" calcext:value-type="float">
            <text:p>13.718989964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929]+[.A930]" office:value-type="float" office:value="13.729381358" calcext:value-type="float">
            <text:p>13.729381358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930]+[.A931]" office:value-type="float" office:value="13.739788011" calcext:value-type="float">
            <text:p>13.739788011</text:p>
          </table:table-cell>
        </table:table-row>
        <table:table-row table:style-name="ro1">
          <table:table-cell office:value-type="float" office:value="0.010513466" calcext:value-type="float">
            <text:p>0.010513466</text:p>
          </table:table-cell>
          <table:table-cell office:value-type="float" office:value="23.779028" calcext:value-type="float">
            <text:p>23.779028</text:p>
          </table:table-cell>
          <table:table-cell table:formula="of:=[.C931]+[.A932]" office:value-type="float" office:value="13.750301477" calcext:value-type="float">
            <text:p>13.750301477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932]+[.A933]" office:value-type="float" office:value="13.760479245" calcext:value-type="float">
            <text:p>13.760479245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33]+[.A934]" office:value-type="float" office:value="13.77085538" calcext:value-type="float">
            <text:p>13.77085538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934]+[.A935]" office:value-type="float" office:value="13.781292551" calcext:value-type="float">
            <text:p>13.781292551</text:p>
          </table:table-cell>
        </table:table-row>
        <table:table-row table:style-name="ro1">
          <table:table-cell office:value-type="float" office:value="0.010513466" calcext:value-type="float">
            <text:p>0.010513466</text:p>
          </table:table-cell>
          <table:table-cell office:value-type="float" office:value="23.779028" calcext:value-type="float">
            <text:p>23.779028</text:p>
          </table:table-cell>
          <table:table-cell table:formula="of:=[.C935]+[.A936]" office:value-type="float" office:value="13.791806017" calcext:value-type="float">
            <text:p>13.791806017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936]+[.A937]" office:value-type="float" office:value="13.802044821" calcext:value-type="float">
            <text:p>13.802044821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37]+[.A938]" office:value-type="float" office:value="13.812420956" calcext:value-type="float">
            <text:p>13.812420956</text:p>
          </table:table-cell>
        </table:table-row>
        <table:table-row table:style-name="ro1">
          <table:table-cell office:value-type="float" office:value="0.010421912" calcext:value-type="float">
            <text:p>0.010421912</text:p>
          </table:table-cell>
          <table:table-cell office:value-type="float" office:value="23.98792" calcext:value-type="float">
            <text:p>23.98792</text:p>
          </table:table-cell>
          <table:table-cell table:formula="of:=[.C938]+[.A939]" office:value-type="float" office:value="13.822842868" calcext:value-type="float">
            <text:p>13.822842868</text:p>
          </table:table-cell>
        </table:table-row>
        <table:table-row table:style-name="ro1">
          <table:table-cell office:value-type="float" office:value="0.010513466" calcext:value-type="float">
            <text:p>0.010513466</text:p>
          </table:table-cell>
          <table:table-cell office:value-type="float" office:value="23.779028" calcext:value-type="float">
            <text:p>23.779028</text:p>
          </table:table-cell>
          <table:table-cell table:formula="of:=[.C939]+[.A940]" office:value-type="float" office:value="13.833356334" calcext:value-type="float">
            <text:p>13.833356334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940]+[.A941]" office:value-type="float" office:value="13.843595138" calcext:value-type="float">
            <text:p>13.843595138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941]+[.A942]" office:value-type="float" office:value="13.854001791" calcext:value-type="float">
            <text:p>13.854001791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942]+[.A943]" office:value-type="float" office:value="13.864438962" calcext:value-type="float">
            <text:p>13.864438962</text:p>
          </table:table-cell>
        </table:table-row>
        <table:table-row table:style-name="ro1">
          <table:table-cell office:value-type="float" office:value="0.010513466" calcext:value-type="float">
            <text:p>0.010513466</text:p>
          </table:table-cell>
          <table:table-cell office:value-type="float" office:value="23.779028" calcext:value-type="float">
            <text:p>23.779028</text:p>
          </table:table-cell>
          <table:table-cell table:formula="of:=[.C943]+[.A944]" office:value-type="float" office:value="13.874952428" calcext:value-type="float">
            <text:p>13.874952428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944]+[.A945]" office:value-type="float" office:value="13.885160713" calcext:value-type="float">
            <text:p>13.885160713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945]+[.A946]" office:value-type="float" office:value="13.895567366" calcext:value-type="float">
            <text:p>13.895567366</text:p>
          </table:table-cell>
        </table:table-row>
        <table:table-row table:style-name="ro1">
          <table:table-cell office:value-type="float" office:value="0.010421912" calcext:value-type="float">
            <text:p>0.010421912</text:p>
          </table:table-cell>
          <table:table-cell office:value-type="float" office:value="23.98792" calcext:value-type="float">
            <text:p>23.98792</text:p>
          </table:table-cell>
          <table:table-cell table:formula="of:=[.C946]+[.A947]" office:value-type="float" office:value="13.905989278" calcext:value-type="float">
            <text:p>13.905989278</text:p>
          </table:table-cell>
        </table:table-row>
        <table:table-row table:style-name="ro1">
          <table:table-cell office:value-type="float" office:value="0.010498207" calcext:value-type="float">
            <text:p>0.010498207</text:p>
          </table:table-cell>
          <table:table-cell office:value-type="float" office:value="23.813591" calcext:value-type="float">
            <text:p>23.813591</text:p>
          </table:table-cell>
          <table:table-cell table:formula="of:=[.C947]+[.A948]" office:value-type="float" office:value="13.916487485" calcext:value-type="float">
            <text:p>13.91648748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948]+[.A949]" office:value-type="float" office:value="13.92671103" calcext:value-type="float">
            <text:p>13.92671103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49]+[.A950]" office:value-type="float" office:value="13.937087165" calcext:value-type="float">
            <text:p>13.937087165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950]+[.A951]" office:value-type="float" office:value="13.947524336" calcext:value-type="float">
            <text:p>13.947524336</text:p>
          </table:table-cell>
        </table:table-row>
        <table:table-row table:style-name="ro1">
          <table:table-cell office:value-type="float" office:value="0.010513466" calcext:value-type="float">
            <text:p>0.010513466</text:p>
          </table:table-cell>
          <table:table-cell office:value-type="float" office:value="23.779028" calcext:value-type="float">
            <text:p>23.779028</text:p>
          </table:table-cell>
          <table:table-cell table:formula="of:=[.C951]+[.A952]" office:value-type="float" office:value="13.958037802" calcext:value-type="float">
            <text:p>13.958037802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952]+[.A953]" office:value-type="float" office:value="13.968230829" calcext:value-type="float">
            <text:p>13.968230829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953]+[.A954]" office:value-type="float" office:value="13.978622223" calcext:value-type="float">
            <text:p>13.978622223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954]+[.A955]" office:value-type="float" office:value="13.989059394" calcext:value-type="float">
            <text:p>13.989059394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955]+[.A956]" office:value-type="float" office:value="13.9995270835" calcext:value-type="float">
            <text:p>13.9995270835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956]+[.A957]" office:value-type="float" office:value="14.0097658875" calcext:value-type="float">
            <text:p>14.0097658875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57]+[.A958]" office:value-type="float" office:value="14.0201420225" calcext:value-type="float">
            <text:p>14.0201420225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958]+[.A959]" office:value-type="float" office:value="14.0305791935" calcext:value-type="float">
            <text:p>14.0305791935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959]+[.A960]" office:value-type="float" office:value="14.041046883" calcext:value-type="float">
            <text:p>14.041046883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960]+[.A961]" office:value-type="float" office:value="14.051270428" calcext:value-type="float">
            <text:p>14.05127042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961]+[.A962]" office:value-type="float" office:value="14.061631304" calcext:value-type="float">
            <text:p>14.061631304</text:p>
          </table:table-cell>
        </table:table-row>
        <table:table-row table:style-name="ro1">
          <table:table-cell office:value-type="float" office:value="0.010421912" calcext:value-type="float">
            <text:p>0.010421912</text:p>
          </table:table-cell>
          <table:table-cell office:value-type="float" office:value="23.98792" calcext:value-type="float">
            <text:p>23.98792</text:p>
          </table:table-cell>
          <table:table-cell table:formula="of:=[.C962]+[.A963]" office:value-type="float" office:value="14.072053216" calcext:value-type="float">
            <text:p>14.072053216</text:p>
          </table:table-cell>
        </table:table-row>
        <table:table-row table:style-name="ro1">
          <table:table-cell office:value-type="float" office:value="0.010498207" calcext:value-type="float">
            <text:p>0.010498207</text:p>
          </table:table-cell>
          <table:table-cell office:value-type="float" office:value="23.813591" calcext:value-type="float">
            <text:p>23.813591</text:p>
          </table:table-cell>
          <table:table-cell table:formula="of:=[.C963]+[.A964]" office:value-type="float" office:value="14.082551423" calcext:value-type="float">
            <text:p>14.082551423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964]+[.A965]" office:value-type="float" office:value="14.092759708" calcext:value-type="float">
            <text:p>14.092759708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965]+[.A966]" office:value-type="float" office:value="14.103120584" calcext:value-type="float">
            <text:p>14.103120584</text:p>
          </table:table-cell>
        </table:table-row>
        <table:table-row table:style-name="ro1">
          <table:table-cell office:value-type="float" office:value="0.010406653" calcext:value-type="float">
            <text:p>0.010406653</text:p>
          </table:table-cell>
          <table:table-cell office:value-type="float" office:value="24.023094" calcext:value-type="float">
            <text:p>24.023094</text:p>
          </table:table-cell>
          <table:table-cell table:formula="of:=[.C966]+[.A967]" office:value-type="float" office:value="14.113527237" calcext:value-type="float">
            <text:p>14.113527237</text:p>
          </table:table-cell>
        </table:table-row>
        <table:table-row table:style-name="ro1">
          <table:table-cell office:value-type="float" office:value="0.0104676895" calcext:value-type="float">
            <text:p>0.0104676895</text:p>
          </table:table-cell>
          <table:table-cell office:value-type="float" office:value="23.883017" calcext:value-type="float">
            <text:p>23.883017</text:p>
          </table:table-cell>
          <table:table-cell table:formula="of:=[.C967]+[.A968]" office:value-type="float" office:value="14.1239949265" calcext:value-type="float">
            <text:p>14.1239949265</text:p>
          </table:table-cell>
        </table:table-row>
        <table:table-row table:style-name="ro1">
          <table:table-cell office:value-type="float" office:value="0.010193027" calcext:value-type="float">
            <text:p>0.010193027</text:p>
          </table:table-cell>
          <table:table-cell office:value-type="float" office:value="24.526573" calcext:value-type="float">
            <text:p>24.526573</text:p>
          </table:table-cell>
          <table:table-cell table:formula="of:=[.C968]+[.A969]" office:value-type="float" office:value="14.1341879535" calcext:value-type="float">
            <text:p>14.1341879535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969]+[.A970]" office:value-type="float" office:value="14.1445335705" calcext:value-type="float">
            <text:p>14.1445335705</text:p>
          </table:table-cell>
        </table:table-row>
        <table:table-row table:style-name="ro1">
          <table:table-cell office:value-type="float" office:value="0.010360876" calcext:value-type="float">
            <text:p>0.010360876</text:p>
          </table:table-cell>
          <table:table-cell office:value-type="float" office:value="24.129234" calcext:value-type="float">
            <text:p>24.129234</text:p>
          </table:table-cell>
          <table:table-cell table:formula="of:=[.C970]+[.A971]" office:value-type="float" office:value="14.1548944465" calcext:value-type="float">
            <text:p>14.1548944465</text:p>
          </table:table-cell>
        </table:table-row>
        <table:table-row table:style-name="ro1">
          <table:table-cell office:value-type="float" office:value="0.010421912" calcext:value-type="float">
            <text:p>0.010421912</text:p>
          </table:table-cell>
          <table:table-cell office:value-type="float" office:value="23.98792" calcext:value-type="float">
            <text:p>23.98792</text:p>
          </table:table-cell>
          <table:table-cell table:formula="of:=[.C971]+[.A972]" office:value-type="float" office:value="14.1653163585" calcext:value-type="float">
            <text:p>14.1653163585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972]+[.A973]" office:value-type="float" office:value="14.1754636075" calcext:value-type="float">
            <text:p>14.175463607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973]+[.A974]" office:value-type="float" office:value="14.1857634475" calcext:value-type="float">
            <text:p>14.1857634475</text:p>
          </table:table-cell>
        </table:table-row>
        <table:table-row table:style-name="ro1">
          <table:table-cell office:value-type="float" office:value="0.010345617" calcext:value-type="float">
            <text:p>0.010345617</text:p>
          </table:table-cell>
          <table:table-cell office:value-type="float" office:value="24.164822" calcext:value-type="float">
            <text:p>24.164822</text:p>
          </table:table-cell>
          <table:table-cell table:formula="of:=[.C974]+[.A975]" office:value-type="float" office:value="14.1961090645" calcext:value-type="float">
            <text:p>14.1961090645</text:p>
          </table:table-cell>
        </table:table-row>
        <table:table-row table:style-name="ro1">
          <table:table-cell office:value-type="float" office:value="0.010437171" calcext:value-type="float">
            <text:p>0.010437171</text:p>
          </table:table-cell>
          <table:table-cell office:value-type="float" office:value="23.952852" calcext:value-type="float">
            <text:p>23.952852</text:p>
          </table:table-cell>
          <table:table-cell table:formula="of:=[.C975]+[.A976]" office:value-type="float" office:value="14.2065462355" calcext:value-type="float">
            <text:p>14.2065462355</text:p>
          </table:table-cell>
        </table:table-row>
        <table:table-row table:style-name="ro1">
          <table:table-cell office:value-type="float" office:value="0.010147249" calcext:value-type="float">
            <text:p>0.010147249</text:p>
          </table:table-cell>
          <table:table-cell office:value-type="float" office:value="24.637218" calcext:value-type="float">
            <text:p>24.637218</text:p>
          </table:table-cell>
          <table:table-cell table:formula="of:=[.C976]+[.A977]" office:value-type="float" office:value="14.2166934845" calcext:value-type="float">
            <text:p>14.2166934845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977]+[.A978]" office:value-type="float" office:value="14.2269933245" calcext:value-type="float">
            <text:p>14.2269933245</text:p>
          </table:table-cell>
        </table:table-row>
        <table:table-row table:style-name="ro1">
          <table:table-cell office:value-type="float" office:value="0.010330358" calcext:value-type="float">
            <text:p>0.010330358</text:p>
          </table:table-cell>
          <table:table-cell office:value-type="float" office:value="24.200518" calcext:value-type="float">
            <text:p>24.200518</text:p>
          </table:table-cell>
          <table:table-cell table:formula="of:=[.C978]+[.A979]" office:value-type="float" office:value="14.2373236825" calcext:value-type="float">
            <text:p>14.2373236825</text:p>
          </table:table-cell>
        </table:table-row>
        <table:table-row table:style-name="ro1">
          <table:table-cell office:value-type="float" office:value="0.010391394" calcext:value-type="float">
            <text:p>0.010391394</text:p>
          </table:table-cell>
          <table:table-cell office:value-type="float" office:value="24.05837" calcext:value-type="float">
            <text:p>24.05837</text:p>
          </table:table-cell>
          <table:table-cell table:formula="of:=[.C979]+[.A980]" office:value-type="float" office:value="14.2477150765" calcext:value-type="float">
            <text:p>14.2477150765</text:p>
          </table:table-cell>
        </table:table-row>
        <table:table-row table:style-name="ro1">
          <table:table-cell office:value-type="float" office:value="0.010101473" calcext:value-type="float">
            <text:p>0.010101473</text:p>
          </table:table-cell>
          <table:table-cell office:value-type="float" office:value="24.748865" calcext:value-type="float">
            <text:p>24.748865</text:p>
          </table:table-cell>
          <table:table-cell table:formula="of:=[.C980]+[.A981]" office:value-type="float" office:value="14.2578165495" calcext:value-type="float">
            <text:p>14.2578165495</text:p>
          </table:table-cell>
        </table:table-row>
        <table:table-row table:style-name="ro1">
          <table:table-cell office:value-type="float" office:value="0.0102693215" calcext:value-type="float">
            <text:p>0.0102693215</text:p>
          </table:table-cell>
          <table:table-cell office:value-type="float" office:value="24.344355" calcext:value-type="float">
            <text:p>24.344355</text:p>
          </table:table-cell>
          <table:table-cell table:formula="of:=[.C981]+[.A982]" office:value-type="float" office:value="14.268085871" calcext:value-type="float">
            <text:p>14.268085871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982]+[.A983]" office:value-type="float" office:value="14.278370452" calcext:value-type="float">
            <text:p>14.278370452</text:p>
          </table:table-cell>
        </table:table-row>
        <table:table-row table:style-name="ro1">
          <table:table-cell office:value-type="float" office:value="0.010376135" calcext:value-type="float">
            <text:p>0.010376135</text:p>
          </table:table-cell>
          <table:table-cell office:value-type="float" office:value="24.09375" calcext:value-type="float">
            <text:p>24.09375</text:p>
          </table:table-cell>
          <table:table-cell table:formula="of:=[.C983]+[.A984]" office:value-type="float" office:value="14.288746587" calcext:value-type="float">
            <text:p>14.288746587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984]+[.A985]" office:value-type="float" office:value="14.298802283" calcext:value-type="float">
            <text:p>14.298802283</text:p>
          </table:table-cell>
        </table:table-row>
        <table:table-row table:style-name="ro1">
          <table:table-cell office:value-type="float" office:value="0.010254063" calcext:value-type="float">
            <text:p>0.010254063</text:p>
          </table:table-cell>
          <table:table-cell office:value-type="float" office:value="24.38058" calcext:value-type="float">
            <text:p>24.38058</text:p>
          </table:table-cell>
          <table:table-cell table:formula="of:=[.C985]+[.A986]" office:value-type="float" office:value="14.309056346" calcext:value-type="float">
            <text:p>14.309056346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986]+[.A987]" office:value-type="float" office:value="14.319340927" calcext:value-type="float">
            <text:p>14.319340927</text:p>
          </table:table-cell>
        </table:table-row>
        <table:table-row table:style-name="ro1">
          <table:table-cell office:value-type="float" office:value="0.010330358" calcext:value-type="float">
            <text:p>0.010330358</text:p>
          </table:table-cell>
          <table:table-cell office:value-type="float" office:value="24.200518" calcext:value-type="float">
            <text:p>24.200518</text:p>
          </table:table-cell>
          <table:table-cell table:formula="of:=[.C987]+[.A988]" office:value-type="float" office:value="14.329671285" calcext:value-type="float">
            <text:p>14.329671285</text:p>
          </table:table-cell>
        </table:table-row>
        <table:table-row table:style-name="ro1">
          <table:table-cell office:value-type="float" office:value="0.010055696" calcext:value-type="float">
            <text:p>0.010055696</text:p>
          </table:table-cell>
          <table:table-cell office:value-type="float" office:value="24.861532" calcext:value-type="float">
            <text:p>24.861532</text:p>
          </table:table-cell>
          <table:table-cell table:formula="of:=[.C988]+[.A989]" office:value-type="float" office:value="14.339726981" calcext:value-type="float">
            <text:p>14.339726981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989]+[.A990]" office:value-type="float" office:value="14.349935266" calcext:value-type="float">
            <text:p>14.349935266</text:p>
          </table:table-cell>
        </table:table-row>
        <table:table-row table:style-name="ro1">
          <table:table-cell office:value-type="float" office:value="0.010238804" calcext:value-type="float">
            <text:p>0.010238804</text:p>
          </table:table-cell>
          <table:table-cell office:value-type="float" office:value="24.416914" calcext:value-type="float">
            <text:p>24.416914</text:p>
          </table:table-cell>
          <table:table-cell table:formula="of:=[.C990]+[.A991]" office:value-type="float" office:value="14.36017407" calcext:value-type="float">
            <text:p>14.36017407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991]+[.A992]" office:value-type="float" office:value="14.37047391" calcext:value-type="float">
            <text:p>14.37047391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992]+[.A993]" office:value-type="float" office:value="14.380499087" calcext:value-type="float">
            <text:p>14.380499087</text:p>
          </table:table-cell>
        </table:table-row>
        <table:table-row table:style-name="ro1">
          <table:table-cell office:value-type="float" office:value="0.010177768" calcext:value-type="float">
            <text:p>0.010177768</text:p>
          </table:table-cell>
          <table:table-cell office:value-type="float" office:value="24.563343" calcext:value-type="float">
            <text:p>24.563343</text:p>
          </table:table-cell>
          <table:table-cell table:formula="of:=[.C993]+[.A994]" office:value-type="float" office:value="14.390676855" calcext:value-type="float">
            <text:p>14.390676855</text:p>
          </table:table-cell>
        </table:table-row>
        <table:table-row table:style-name="ro1">
          <table:table-cell office:value-type="float" office:value="0.010223545" calcext:value-type="float">
            <text:p>0.010223545</text:p>
          </table:table-cell>
          <table:table-cell office:value-type="float" office:value="24.453358" calcext:value-type="float">
            <text:p>24.453358</text:p>
          </table:table-cell>
          <table:table-cell table:formula="of:=[.C994]+[.A995]" office:value-type="float" office:value="14.4009004" calcext:value-type="float">
            <text:p>14.4009004</text:p>
          </table:table-cell>
        </table:table-row>
        <table:table-row table:style-name="ro1">
          <table:table-cell office:value-type="float" office:value="0.01029984" calcext:value-type="float">
            <text:p>0.01029984</text:p>
          </table:table-cell>
          <table:table-cell office:value-type="float" office:value="24.27222" calcext:value-type="float">
            <text:p>24.27222</text:p>
          </table:table-cell>
          <table:table-cell table:formula="of:=[.C995]+[.A996]" office:value-type="float" office:value="14.41120024" calcext:value-type="float">
            <text:p>14.41120024</text:p>
          </table:table-cell>
        </table:table-row>
        <table:table-row table:style-name="ro1">
          <table:table-cell office:value-type="float" office:value="0.010025177" calcext:value-type="float">
            <text:p>0.010025177</text:p>
          </table:table-cell>
          <table:table-cell office:value-type="float" office:value="24.937216" calcext:value-type="float">
            <text:p>24.937216</text:p>
          </table:table-cell>
          <table:table-cell table:formula="of:=[.C996]+[.A997]" office:value-type="float" office:value="14.421225417" calcext:value-type="float">
            <text:p>14.421225417</text:p>
          </table:table-cell>
        </table:table-row>
        <table:table-row table:style-name="ro1">
          <table:table-cell office:value-type="float" office:value="0.010162509" calcext:value-type="float">
            <text:p>0.010162509</text:p>
          </table:table-cell>
          <table:table-cell office:value-type="float" office:value="24.600225" calcext:value-type="float">
            <text:p>24.600225</text:p>
          </table:table-cell>
          <table:table-cell table:formula="of:=[.C997]+[.A998]" office:value-type="float" office:value="14.431387926" calcext:value-type="float">
            <text:p>14.431387926</text:p>
          </table:table-cell>
        </table:table-row>
        <table:table-row table:style-name="ro1">
          <table:table-cell office:value-type="float" office:value="0.010208285" calcext:value-type="float">
            <text:p>0.010208285</text:p>
          </table:table-cell>
          <table:table-cell office:value-type="float" office:value="24.489912" calcext:value-type="float">
            <text:p>24.489912</text:p>
          </table:table-cell>
          <table:table-cell table:formula="of:=[.C998]+[.A999]" office:value-type="float" office:value="14.441596211" calcext:value-type="float">
            <text:p>14.441596211</text:p>
          </table:table-cell>
        </table:table-row>
        <table:table-row table:style-name="ro1">
          <table:table-cell office:value-type="float" office:value="0.010284581" calcext:value-type="float">
            <text:p>0.010284581</text:p>
          </table:table-cell>
          <table:table-cell office:value-type="float" office:value="24.308233" calcext:value-type="float">
            <text:p>24.308233</text:p>
          </table:table-cell>
          <table:table-cell table:formula="of:=[.C999]+[.A1000]" office:value-type="float" office:value="14.451880792" calcext:value-type="float">
            <text:p>14.451880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50.918415914</dc:date>
    <meta:editing-duration>PT3H40M2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'data-open-0.9'.B1:'data-open-0.9'.C1000" svg:x="0.32cm" svg:y="0.18cm" svg:width="12.508cm" svg:height="8.64cm">
          <chartooo:coordinate-region svg:x="0.941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open-0.9'.B1:'data-open-0.9'.B1000" chart:class="chart:scatter">
            <chart:domain table:cell-range-address="'data-open-0.9'.C1:'data-open-0.9'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842527">
                <text:p>1.9842527</text:p>
                <draw:g>
                  <svg:desc>'data-open-0.9'.C1:'data-open-0.9'.C1000</svg:desc>
                </draw:g>
              </table:table-cell>
              <table:table-cell office:value-type="float" office:value="0.12599203">
                <text:p>0.12599203</text:p>
                <draw:g>
                  <svg:desc>'data-open-0.9'.B1:'data-open-0.9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5465783">
                <text:p>2.45465783</text:p>
              </table:table-cell>
              <table:table-cell office:value-type="float" office:value="0.53145677">
                <text:p>0.53145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775311">
                <text:p>2.94775311</text:p>
              </table:table-cell>
              <table:table-cell office:value-type="float" office:value="0.5070014">
                <text:p>0.507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71595334">
                <text:p>3.071595334</text:p>
              </table:table-cell>
              <table:table-cell office:value-type="float" office:value="2.0186977">
                <text:p>2.0186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52956444">
                <text:p>3.152956444</text:p>
              </table:table-cell>
              <table:table-cell office:value-type="float" office:value="3.0727212">
                <text:p>3.0727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19317934">
                <text:p>3.219317934</text:p>
              </table:table-cell>
              <table:table-cell office:value-type="float" office:value="3.7672453">
                <text:p>3.7672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76279862">
                <text:p>3.276279862</text:p>
              </table:table-cell>
              <table:table-cell office:value-type="float" office:value="4.3888965">
                <text:p>4.3888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27077146">
                <text:p>3.327077146</text:p>
              </table:table-cell>
              <table:table-cell office:value-type="float" office:value="4.921523">
                <text:p>4.921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1816596">
                <text:p>3.371816596</text:p>
              </table:table-cell>
              <table:table-cell office:value-type="float" office:value="5.5879097">
                <text:p>5.5879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1356528">
                <text:p>3.41356528</text:p>
              </table:table-cell>
              <table:table-cell office:value-type="float" office:value="5.988213">
                <text:p>5.988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52460526">
                <text:p>3.452460526</text:p>
              </table:table-cell>
              <table:table-cell office:value-type="float" office:value="6.427521">
                <text:p>6.4275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89082179">
                <text:p>3.489082179</text:p>
              </table:table-cell>
              <table:table-cell office:value-type="float" office:value="6.8265624">
                <text:p>6.8265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22758839">
                <text:p>3.522758839</text:p>
              </table:table-cell>
              <table:table-cell office:value-type="float" office:value="7.4235387">
                <text:p>7.42353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5184261">
                <text:p>3.555184261</text:p>
              </table:table-cell>
              <table:table-cell office:value-type="float" office:value="7.7099996">
                <text:p>7.7099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86282148">
                <text:p>3.586282148</text:p>
              </table:table-cell>
              <table:table-cell office:value-type="float" office:value="8.039131">
                <text:p>8.039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6296644">
                <text:p>3.616296644</text:p>
              </table:table-cell>
              <table:table-cell office:value-type="float" office:value="8.3293085">
                <text:p>8.3293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4419021">
                <text:p>3.644419021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71946297">
                <text:p>3.671946297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98664845">
                <text:p>3.698664845</text:p>
              </table:table-cell>
              <table:table-cell office:value-type="float" office:value="9.356796">
                <text:p>9.356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24803549">
                <text:p>3.724803549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49523165">
                <text:p>3.749523165</text:p>
              </table:table-cell>
              <table:table-cell office:value-type="float" office:value="10.113426">
                <text:p>10.1134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774029155">
                <text:p>3.774029155</text:p>
              </table:table-cell>
              <table:table-cell office:value-type="float" office:value="10.201588">
                <text:p>10.201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98046855">
                <text:p>3.798046855</text:p>
              </table:table-cell>
              <table:table-cell office:value-type="float" office:value="10.408989">
                <text:p>10.408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21713598">
                <text:p>3.821713598</text:p>
              </table:table-cell>
              <table:table-cell office:value-type="float" office:value="10.563346">
                <text:p>10.563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44235915">
                <text:p>3.844235915</text:p>
              </table:table-cell>
              <table:table-cell office:value-type="float" office:value="11.1001005">
                <text:p>11.1001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66681936">
                <text:p>3.866681936</text:p>
              </table:table-cell>
              <table:table-cell office:value-type="float" office:value="11.137832">
                <text:p>11.137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88838036">
                <text:p>3.888838036</text:p>
              </table:table-cell>
              <table:table-cell office:value-type="float" office:value="11.283574">
                <text:p>11.283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10795769">
                <text:p>3.910795769</text:p>
              </table:table-cell>
              <table:table-cell office:value-type="float" office:value="11.38551">
                <text:p>11.38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31792183">
                <text:p>3.931792183</text:p>
              </table:table-cell>
              <table:table-cell office:value-type="float" office:value="11.9067955">
                <text:p>11.9067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52819115">
                <text:p>3.952819115</text:p>
              </table:table-cell>
              <table:table-cell office:value-type="float" office:value="11.889514">
                <text:p>11.889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73647681">
                <text:p>3.973647681</text:p>
              </table:table-cell>
              <table:table-cell office:value-type="float" office:value="12.002748">
                <text:p>12.002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94354174">
                <text:p>3.994354174</text:p>
              </table:table-cell>
              <table:table-cell office:value-type="float" office:value="12.073507">
                <text:p>12.073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014267197">
                <text:p>4.014267197</text:p>
              </table:table-cell>
              <table:table-cell office:value-type="float" office:value="12.554598">
                <text:p>12.5545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418022">
                <text:p>4.03418022</text:p>
              </table:table-cell>
              <table:table-cell office:value-type="float" office:value="12.554598">
                <text:p>12.5545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5398643">
                <text:p>4.05398643</text:p>
              </table:table-cell>
              <table:table-cell office:value-type="float" office:value="12.622304">
                <text:p>12.622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73731605">
                <text:p>4.073731605</text:p>
              </table:table-cell>
              <table:table-cell office:value-type="float" office:value="12.661322">
                <text:p>12.661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92713829">
                <text:p>4.092713829</text:p>
              </table:table-cell>
              <table:table-cell office:value-type="float" office:value="13.170217">
                <text:p>13.170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11802865">
                <text:p>4.111802865</text:p>
              </table:table-cell>
              <table:table-cell office:value-type="float" office:value="13.096523">
                <text:p>13.096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30830865">
                <text:p>4.130830865</text:p>
              </table:table-cell>
              <table:table-cell office:value-type="float" office:value="13.138533">
                <text:p>13.138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49813089">
                <text:p>4.149813089</text:p>
              </table:table-cell>
              <table:table-cell office:value-type="float" office:value="13.170217">
                <text:p>13.1702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68123915">
                <text:p>4.168123915</text:p>
              </table:table-cell>
              <table:table-cell office:value-type="float" office:value="13.653125">
                <text:p>13.65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8660259">
                <text:p>4.18660259</text:p>
              </table:table-cell>
              <table:table-cell office:value-type="float" office:value="13.529109">
                <text:p>13.529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04989712">
                <text:p>4.204989712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223392092">
                <text:p>4.223392092</text:p>
              </table:table-cell>
              <table:table-cell office:value-type="float" office:value="13.585199">
                <text:p>13.585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241184112">
                <text:p>4.241184112</text:p>
              </table:table-cell>
              <table:table-cell office:value-type="float" office:value="14.051243">
                <text:p>14.0512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59128722">
                <text:p>4.259128722</text:p>
              </table:table-cell>
              <table:table-cell office:value-type="float" office:value="13.931761">
                <text:p>13.931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77058073">
                <text:p>4.277058073</text:p>
              </table:table-cell>
              <table:table-cell office:value-type="float" office:value="13.943617">
                <text:p>13.943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295048459">
                <text:p>4.295048459</text:p>
              </table:table-cell>
              <table:table-cell office:value-type="float" office:value="13.896312">
                <text:p>13.8963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12443745">
                <text:p>4.312443745</text:p>
              </table:table-cell>
              <table:table-cell office:value-type="float" office:value="14.37171">
                <text:p>14.37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330052655">
                <text:p>4.330052655</text:p>
              </table:table-cell>
              <table:table-cell office:value-type="float" office:value="14.197357">
                <text:p>14.1973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347631048">
                <text:p>4.347631048</text:p>
              </table:table-cell>
              <table:table-cell office:value-type="float" office:value="14.222005">
                <text:p>14.222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365270478">
                <text:p>4.365270478</text:p>
              </table:table-cell>
              <table:table-cell office:value-type="float" office:value="14.172792">
                <text:p>14.172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82360583">
                <text:p>4.382360583</text:p>
              </table:table-cell>
              <table:table-cell office:value-type="float" office:value="14.628348">
                <text:p>14.628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399664314">
                <text:p>4.399664314</text:p>
              </table:table-cell>
              <table:table-cell office:value-type="float" office:value="14.447751">
                <text:p>14.447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416937528">
                <text:p>4.416937528</text:p>
              </table:table-cell>
              <table:table-cell office:value-type="float" office:value="14.473276">
                <text:p>14.473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34302294">
                <text:p>4.434302294</text:p>
              </table:table-cell>
              <table:table-cell office:value-type="float" office:value="14.396969">
                <text:p>14.396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51132995">
                <text:p>4.451132995</text:p>
              </table:table-cell>
              <table:table-cell office:value-type="float" office:value="14.853807">
                <text:p>14.853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468177323">
                <text:p>4.468177323</text:p>
              </table:table-cell>
              <table:table-cell office:value-type="float" office:value="14.667636">
                <text:p>14.667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485221651">
                <text:p>4.485221651</text:p>
              </table:table-cell>
              <table:table-cell office:value-type="float" office:value="14.667636">
                <text:p>14.6676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502357531">
                <text:p>4.502357531</text:p>
              </table:table-cell>
              <table:table-cell office:value-type="float" office:value="14.589271">
                <text:p>14.5892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518883051">
                <text:p>4.518883051</text:p>
              </table:table-cell>
              <table:table-cell office:value-type="float" office:value="15.128118">
                <text:p>15.1281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35545904">
                <text:p>4.535545904</text:p>
              </table:table-cell>
              <table:table-cell office:value-type="float" office:value="15.003432">
                <text:p>15.003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55214772">
                <text:p>4.55214772</text:p>
              </table:table-cell>
              <table:table-cell office:value-type="float" office:value="15.058594">
                <text:p>15.058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68749536">
                <text:p>4.568749536</text:p>
              </table:table-cell>
              <table:table-cell office:value-type="float" office:value="15.058594">
                <text:p>15.0585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584786767">
                <text:p>4.584786767</text:p>
              </table:table-cell>
              <table:table-cell office:value-type="float" office:value="15.588726">
                <text:p>15.588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600930812">
                <text:p>4.600930812</text:p>
              </table:table-cell>
              <table:table-cell office:value-type="float" office:value="15.485586">
                <text:p>15.4855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616968043">
                <text:p>4.616968043</text:p>
              </table:table-cell>
              <table:table-cell office:value-type="float" office:value="15.588726">
                <text:p>15.5887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33005274">
                <text:p>4.633005274</text:p>
              </table:table-cell>
              <table:table-cell office:value-type="float" office:value="15.588726">
                <text:p>15.588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48447404">
                <text:p>4.648447404</text:p>
              </table:table-cell>
              <table:table-cell office:value-type="float" office:value="16.189476">
                <text:p>16.1894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663935311">
                <text:p>4.663935311</text:p>
              </table:table-cell>
              <table:table-cell office:value-type="float" office:value="16.141626">
                <text:p>16.141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79423218">
                <text:p>4.679423218</text:p>
              </table:table-cell>
              <table:table-cell office:value-type="float" office:value="16.141626">
                <text:p>16.1416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694956903">
                <text:p>4.694956903</text:p>
              </table:table-cell>
              <table:table-cell office:value-type="float" office:value="16.094057">
                <text:p>16.0940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710002299">
                <text:p>4.710002299</text:p>
              </table:table-cell>
              <table:table-cell office:value-type="float" office:value="16.616379">
                <text:p>16.6163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2512399">
                <text:p>4.72512399</text:p>
              </table:table-cell>
              <table:table-cell office:value-type="float" office:value="16.532543">
                <text:p>16.5325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740215162">
                <text:p>4.740215162</text:p>
              </table:table-cell>
              <table:table-cell office:value-type="float" office:value="16.565977">
                <text:p>16.5659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55275817">
                <text:p>4.755275817</text:p>
              </table:table-cell>
              <table:table-cell office:value-type="float" office:value="16.599545">
                <text:p>16.599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69848183">
                <text:p>4.769848183</text:p>
              </table:table-cell>
              <table:table-cell office:value-type="float" office:value="17.15576">
                <text:p>17.15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784496844">
                <text:p>4.784496844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99145505">
                <text:p>4.799145505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13794166">
                <text:p>4.813794166</text:p>
              </table:table-cell>
              <table:table-cell office:value-type="float" office:value="17.066406">
                <text:p>17.0664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827985057">
                <text:p>4.827985057</text:p>
              </table:table-cell>
              <table:table-cell office:value-type="float" office:value="17.616934">
                <text:p>17.6169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42252243">
                <text:p>4.842252243</text:p>
              </table:table-cell>
              <table:table-cell office:value-type="float" office:value="17.522726">
                <text:p>17.5227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856565206">
                <text:p>4.856565206</text:p>
              </table:table-cell>
              <table:table-cell office:value-type="float" office:value="17.466684">
                <text:p>17.4666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870771356">
                <text:p>4.870771356</text:p>
              </table:table-cell>
              <table:table-cell office:value-type="float" office:value="17.598013">
                <text:p>17.598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8459603">
                <text:p>4.88459603</text:p>
              </table:table-cell>
              <table:table-cell office:value-type="float" office:value="18.083609">
                <text:p>18.083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898512258">
                <text:p>4.898512258</text:p>
              </table:table-cell>
              <table:table-cell office:value-type="float" office:value="17.964638">
                <text:p>17.9646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12428486">
                <text:p>4.912428486</text:p>
              </table:table-cell>
              <table:table-cell office:value-type="float" office:value="17.964638">
                <text:p>17.964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26329455">
                <text:p>4.926329455</text:p>
              </table:table-cell>
              <table:table-cell office:value-type="float" office:value="17.984358">
                <text:p>17.984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939833689">
                <text:p>4.939833689</text:p>
              </table:table-cell>
              <table:table-cell office:value-type="float" office:value="18.512712">
                <text:p>18.5127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9534447365">
                <text:p>4.9534447365</text:p>
              </table:table-cell>
              <table:table-cell office:value-type="float" office:value="18.367434">
                <text:p>18.367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9670100065">
                <text:p>4.9670100065</text:p>
              </table:table-cell>
              <table:table-cell office:value-type="float" office:value="18.429417">
                <text:p>18.4294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980621054">
                <text:p>4.980621054</text:p>
              </table:table-cell>
              <table:table-cell office:value-type="float" office:value="18.367434">
                <text:p>18.367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99378959">
                <text:p>4.99378959</text:p>
              </table:table-cell>
              <table:table-cell office:value-type="float" office:value="18.984646">
                <text:p>18.9846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007080198">
                <text:p>5.007080198</text:p>
              </table:table-cell>
              <table:table-cell office:value-type="float" office:value="18.810274">
                <text:p>18.810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0203555475">
                <text:p>5.0203555475</text:p>
              </table:table-cell>
              <table:table-cell office:value-type="float" office:value="18.831896">
                <text:p>18.8318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0336461555">
                <text:p>5.0336461555</text:p>
              </table:table-cell>
              <table:table-cell office:value-type="float" office:value="18.810274">
                <text:p>18.810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0465400285">
                <text:p>5.0465400285</text:p>
              </table:table-cell>
              <table:table-cell office:value-type="float" office:value="19.389053">
                <text:p>19.3890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0595712335">
                <text:p>5.0595712335</text:p>
              </table:table-cell>
              <table:table-cell office:value-type="float" office:value="19.18472">
                <text:p>19.18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725719205">
                <text:p>5.0725719205</text:p>
              </table:table-cell>
              <table:table-cell office:value-type="float" office:value="19.229753">
                <text:p>19.2297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0856336435">
                <text:p>5.0856336435</text:p>
              </table:table-cell>
              <table:table-cell office:value-type="float" office:value="19.139896">
                <text:p>19.139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982375965">
                <text:p>5.0982375965</text:p>
              </table:table-cell>
              <table:table-cell office:value-type="float" office:value="19.835049">
                <text:p>19.8350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1110093975">
                <text:p>5.1110093975</text:p>
              </table:table-cell>
              <table:table-cell office:value-type="float" office:value="19.574373">
                <text:p>19.5743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237964585">
                <text:p>5.1237964585</text:p>
              </table:table-cell>
              <table:table-cell office:value-type="float" office:value="19.551012">
                <text:p>19.551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366292955">
                <text:p>5.1366292955</text:p>
              </table:table-cell>
              <table:table-cell office:value-type="float" office:value="19.481272">
                <text:p>19.4812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490196215">
                <text:p>5.1490196215</text:p>
              </table:table-cell>
              <table:table-cell office:value-type="float" office:value="20.177032">
                <text:p>20.1770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1616083145">
                <text:p>5.1616083145</text:p>
              </table:table-cell>
              <table:table-cell office:value-type="float" office:value="19.859093">
                <text:p>19.8590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1741817485">
                <text:p>5.1741817485</text:p>
              </table:table-cell>
              <table:table-cell office:value-type="float" office:value="19.883192">
                <text:p>19.8831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1868009595">
                <text:p>5.1868009595</text:p>
              </table:table-cell>
              <table:table-cell office:value-type="float" office:value="19.811064">
                <text:p>19.8110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1990386955">
                <text:p>5.1990386955</text:p>
              </table:table-cell>
              <table:table-cell office:value-type="float" office:value="20.428616">
                <text:p>20.4286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2114290215">
                <text:p>5.2114290215</text:p>
              </table:table-cell>
              <table:table-cell office:value-type="float" office:value="20.177032">
                <text:p>20.1770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2238040885">
                <text:p>5.2238040885</text:p>
              </table:table-cell>
              <table:table-cell office:value-type="float" office:value="20.201912">
                <text:p>20.201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2362554505">
                <text:p>5.2362554505</text:p>
              </table:table-cell>
              <table:table-cell office:value-type="float" office:value="20.078125">
                <text:p>20.078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2483405955">
                <text:p>5.2483405955</text:p>
              </table:table-cell>
              <table:table-cell office:value-type="float" office:value="20.686554">
                <text:p>20.6865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605783315">
                <text:p>5.2605783315</text:p>
              </table:table-cell>
              <table:table-cell office:value-type="float" office:value="20.428616">
                <text:p>20.428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272785549">
                <text:p>5.272785549</text:p>
              </table:table-cell>
              <table:table-cell office:value-type="float" office:value="20.479687">
                <text:p>20.4796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285084321">
                <text:p>5.285084321</text:p>
              </table:table-cell>
              <table:table-cell office:value-type="float" office:value="20.327232">
                <text:p>20.327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297016877">
                <text:p>5.297016877</text:p>
              </table:table-cell>
              <table:table-cell office:value-type="float" office:value="20.951086">
                <text:p>20.9510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09086764">
                <text:p>5.309086764</text:p>
              </table:table-cell>
              <table:table-cell office:value-type="float" office:value="20.712706">
                <text:p>20.7127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321187168">
                <text:p>5.321187168</text:p>
              </table:table-cell>
              <table:table-cell office:value-type="float" office:value="20.660467">
                <text:p>20.660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33348608">
                <text:p>5.333348608</text:p>
              </table:table-cell>
              <table:table-cell office:value-type="float" office:value="20.556776">
                <text:p>20.556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345159091">
                <text:p>5.345159091</text:p>
              </table:table-cell>
              <table:table-cell office:value-type="float" office:value="21.167633">
                <text:p>21.1676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357137423">
                <text:p>5.357137423</text:p>
              </table:table-cell>
              <table:table-cell office:value-type="float" office:value="20.87102">
                <text:p>20.87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69115755">
                <text:p>5.369115755</text:p>
              </table:table-cell>
              <table:table-cell office:value-type="float" office:value="20.87102">
                <text:p>20.87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381155123">
                <text:p>5.381155123</text:p>
              </table:table-cell>
              <table:table-cell office:value-type="float" office:value="20.76521">
                <text:p>20.765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392843534">
                <text:p>5.392843534</text:p>
              </table:table-cell>
              <table:table-cell office:value-type="float" office:value="21.388706">
                <text:p>21.3887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404699794">
                <text:p>5.404699794</text:p>
              </table:table-cell>
              <table:table-cell office:value-type="float" office:value="21.085907">
                <text:p>21.0859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416556054">
                <text:p>5.416556054</text:p>
              </table:table-cell>
              <table:table-cell office:value-type="float" office:value="21.085907">
                <text:p>21.0859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428458091">
                <text:p>5.428458091</text:p>
              </table:table-cell>
              <table:table-cell office:value-type="float" office:value="21.004808">
                <text:p>21.004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440039689">
                <text:p>5.440039689</text:p>
              </table:table-cell>
              <table:table-cell office:value-type="float" office:value="21.58597">
                <text:p>21.585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51758618">
                <text:p>5.451758618</text:p>
              </table:table-cell>
              <table:table-cell office:value-type="float" office:value="21.333008">
                <text:p>21.333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63538583">
                <text:p>5.463538583</text:p>
              </table:table-cell>
              <table:table-cell office:value-type="float" office:value="21.222473">
                <text:p>21.22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75394843">
                <text:p>5.475394843</text:p>
              </table:table-cell>
              <table:table-cell office:value-type="float" office:value="21.085907">
                <text:p>21.0859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486884886">
                <text:p>5.486884886</text:p>
              </table:table-cell>
              <table:table-cell office:value-type="float" office:value="21.757969">
                <text:p>21.7579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4985580375">
                <text:p>5.4985580375</text:p>
              </table:table-cell>
              <table:table-cell office:value-type="float" office:value="21.416668">
                <text:p>21.416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10231189">
                <text:p>5.510231189</text:p>
              </table:table-cell>
              <table:table-cell office:value-type="float" office:value="21.416668">
                <text:p>21.4166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521965377">
                <text:p>5.521965377</text:p>
              </table:table-cell>
              <table:table-cell office:value-type="float" office:value="21.305267">
                <text:p>21.3052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533409644">
                <text:p>5.533409644</text:p>
              </table:table-cell>
              <table:table-cell office:value-type="float" office:value="21.845">
                <text:p>21.8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44975983">
                <text:p>5.544975983</text:p>
              </table:table-cell>
              <table:table-cell office:value-type="float" office:value="21.614447">
                <text:p>21.6144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56557581">
                <text:p>5.556557581</text:p>
              </table:table-cell>
              <table:table-cell office:value-type="float" office:value="21.58597">
                <text:p>21.58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8245992">
                <text:p>5.568245992</text:p>
              </table:table-cell>
              <table:table-cell office:value-type="float" office:value="21.388706">
                <text:p>21.3887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579598704">
                <text:p>5.579598704</text:p>
              </table:table-cell>
              <table:table-cell office:value-type="float" office:value="22.021168">
                <text:p>22.0211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591104007">
                <text:p>5.591104007</text:p>
              </table:table-cell>
              <table:table-cell office:value-type="float" office:value="21.72911">
                <text:p>21.729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02639828">
                <text:p>5.602639828</text:p>
              </table:table-cell>
              <table:table-cell office:value-type="float" office:value="21.671627">
                <text:p>21.6716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614251943">
                <text:p>5.614251943</text:p>
              </table:table-cell>
              <table:table-cell office:value-type="float" office:value="21.52924">
                <text:p>21.529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625543619">
                <text:p>5.625543619</text:p>
              </table:table-cell>
              <table:table-cell office:value-type="float" office:value="22.140202">
                <text:p>22.1402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636987886">
                <text:p>5.636987886</text:p>
              </table:table-cell>
              <table:table-cell office:value-type="float" office:value="21.845">
                <text:p>21.8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648477929">
                <text:p>5.648477929</text:p>
              </table:table-cell>
              <table:table-cell office:value-type="float" office:value="21.757969">
                <text:p>21.7579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66001375">
                <text:p>5.66001375</text:p>
              </table:table-cell>
              <table:table-cell office:value-type="float" office:value="21.671627">
                <text:p>21.671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671229131">
                <text:p>5.671229131</text:p>
              </table:table-cell>
              <table:table-cell office:value-type="float" office:value="22.290815">
                <text:p>22.290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682612362">
                <text:p>5.682612362</text:p>
              </table:table-cell>
              <table:table-cell office:value-type="float" office:value="21.962132">
                <text:p>21.9621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69402611">
                <text:p>5.69402611</text:p>
              </table:table-cell>
              <table:table-cell office:value-type="float" office:value="21.90341">
                <text:p>21.903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705500894">
                <text:p>5.705500894</text:p>
              </table:table-cell>
              <table:table-cell office:value-type="float" office:value="21.786901">
                <text:p>21.786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716655239">
                <text:p>5.716655239</text:p>
              </table:table-cell>
              <table:table-cell office:value-type="float" office:value="22.41279">
                <text:p>22.412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279926925">
                <text:p>5.7279926925</text:p>
              </table:table-cell>
              <table:table-cell office:value-type="float" office:value="22.050806">
                <text:p>22.050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7393454045">
                <text:p>5.7393454045</text:p>
              </table:table-cell>
              <table:table-cell office:value-type="float" office:value="22.021168">
                <text:p>22.0211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7507896715">
                <text:p>5.7507896715</text:p>
              </table:table-cell>
              <table:table-cell office:value-type="float" office:value="21.845">
                <text:p>21.8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618982395">
                <text:p>5.7618982395</text:p>
              </table:table-cell>
              <table:table-cell office:value-type="float" office:value="22.505152">
                <text:p>22.5051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7731593985">
                <text:p>5.7731593985</text:p>
              </table:table-cell>
              <table:table-cell office:value-type="float" office:value="22.200201">
                <text:p>22.200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844358155">
                <text:p>5.7844358155</text:p>
              </table:table-cell>
              <table:table-cell office:value-type="float" office:value="22.170162">
                <text:p>22.1701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7958037865">
                <text:p>5.7958037865</text:p>
              </table:table-cell>
              <table:table-cell office:value-type="float" office:value="21.99161">
                <text:p>21.99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8068665775">
                <text:p>5.8068665775</text:p>
              </table:table-cell>
              <table:table-cell office:value-type="float" office:value="22.598276">
                <text:p>22.5982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8181124765">
                <text:p>5.8181124765</text:p>
              </table:table-cell>
              <table:table-cell office:value-type="float" office:value="22.230326">
                <text:p>22.2303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8293888935">
                <text:p>5.8293888935</text:p>
              </table:table-cell>
              <table:table-cell office:value-type="float" office:value="22.170162">
                <text:p>22.1701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840726347">
                <text:p>5.840726347</text:p>
              </table:table-cell>
              <table:table-cell office:value-type="float" office:value="22.050806">
                <text:p>22.050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85175862">
                <text:p>5.85175862</text:p>
              </table:table-cell>
              <table:table-cell office:value-type="float" office:value="22.660788">
                <text:p>22.6607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862958743">
                <text:p>5.862958743</text:p>
              </table:table-cell>
              <table:table-cell office:value-type="float" office:value="22.321184">
                <text:p>22.3211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874158866">
                <text:p>5.874158866</text:p>
              </table:table-cell>
              <table:table-cell office:value-type="float" office:value="22.321184">
                <text:p>22.3211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885465801">
                <text:p>5.885465801</text:p>
              </table:table-cell>
              <table:table-cell office:value-type="float" office:value="22.110323">
                <text:p>22.1103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896467556">
                <text:p>5.896467556</text:p>
              </table:table-cell>
              <table:table-cell office:value-type="float" office:value="22.723648">
                <text:p>22.7236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907606642">
                <text:p>5.907606642</text:p>
              </table:table-cell>
              <table:table-cell office:value-type="float" office:value="22.443493">
                <text:p>22.4434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918791505">
                <text:p>5.918791505</text:p>
              </table:table-cell>
              <table:table-cell office:value-type="float" office:value="22.351639">
                <text:p>22.3516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930052664">
                <text:p>5.930052664</text:p>
              </table:table-cell>
              <table:table-cell office:value-type="float" office:value="22.200201">
                <text:p>22.20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941008642">
                <text:p>5.941008642</text:p>
              </table:table-cell>
              <table:table-cell office:value-type="float" office:value="22.818592">
                <text:p>22.8185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952132469">
                <text:p>5.952132469</text:p>
              </table:table-cell>
              <table:table-cell office:value-type="float" office:value="22.474281">
                <text:p>22.4742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963286814">
                <text:p>5.963286814</text:p>
              </table:table-cell>
              <table:table-cell office:value-type="float" office:value="22.41279">
                <text:p>22.412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974517454">
                <text:p>5.974517454</text:p>
              </table:table-cell>
              <table:table-cell office:value-type="float" office:value="22.26053">
                <text:p>22.260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85427655">
                <text:p>5.985427655</text:p>
              </table:table-cell>
              <table:table-cell office:value-type="float" office:value="22.914335">
                <text:p>22.9143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96490446">
                <text:p>5.996490446</text:p>
              </table:table-cell>
              <table:table-cell office:value-type="float" office:value="22.598276">
                <text:p>22.5982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007583755">
                <text:p>6.007583755</text:p>
              </table:table-cell>
              <table:table-cell office:value-type="float" office:value="22.536108">
                <text:p>22.5361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018768618">
                <text:p>6.018768618</text:p>
              </table:table-cell>
              <table:table-cell office:value-type="float" office:value="22.351639">
                <text:p>22.3516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2966356">
                <text:p>6.02966356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40711092">
                <text:p>6.040711092</text:p>
              </table:table-cell>
              <table:table-cell office:value-type="float" office:value="22.629488">
                <text:p>22.6294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051789142">
                <text:p>6.051789142</text:p>
              </table:table-cell>
              <table:table-cell office:value-type="float" office:value="22.567148">
                <text:p>22.5671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062958746">
                <text:p>6.062958746</text:p>
              </table:table-cell>
              <table:table-cell office:value-type="float" office:value="22.382174">
                <text:p>22.3821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073792652">
                <text:p>6.073792652</text:p>
              </table:table-cell>
              <table:table-cell office:value-type="float" office:value="23.075703">
                <text:p>23.0757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084824925">
                <text:p>6.084824925</text:p>
              </table:table-cell>
              <table:table-cell office:value-type="float" office:value="22.660788">
                <text:p>22.6607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095887716">
                <text:p>6.095887716</text:p>
              </table:table-cell>
              <table:table-cell office:value-type="float" office:value="22.598276">
                <text:p>22.5982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10705732">
                <text:p>6.10705732</text:p>
              </table:table-cell>
              <table:table-cell office:value-type="float" office:value="22.382174">
                <text:p>22.3821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117891226">
                <text:p>6.117891226</text:p>
              </table:table-cell>
              <table:table-cell office:value-type="float" office:value="23.075703">
                <text:p>23.0757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12890824">
                <text:p>6.12890824</text:p>
              </table:table-cell>
              <table:table-cell office:value-type="float" office:value="22.692173">
                <text:p>22.6921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139955772">
                <text:p>6.139955772</text:p>
              </table:table-cell>
              <table:table-cell office:value-type="float" office:value="22.629488">
                <text:p>22.6294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151079599">
                <text:p>6.151079599</text:p>
              </table:table-cell>
              <table:table-cell office:value-type="float" office:value="22.474281">
                <text:p>22.4742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161898245">
                <text:p>6.161898245</text:p>
              </table:table-cell>
              <table:table-cell office:value-type="float" office:value="23.108252">
                <text:p>23.1082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172884741">
                <text:p>6.172884741</text:p>
              </table:table-cell>
              <table:table-cell office:value-type="float" office:value="22.755209">
                <text:p>22.755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183886496">
                <text:p>6.183886496</text:p>
              </table:table-cell>
              <table:table-cell office:value-type="float" office:value="22.723648">
                <text:p>22.7236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194995064">
                <text:p>6.194995064</text:p>
              </table:table-cell>
              <table:table-cell office:value-type="float" office:value="22.505152">
                <text:p>22.505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205783193">
                <text:p>6.205783193</text:p>
              </table:table-cell>
              <table:table-cell office:value-type="float" office:value="23.17362">
                <text:p>23.173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21675443">
                <text:p>6.21675443</text:p>
              </table:table-cell>
              <table:table-cell office:value-type="float" office:value="22.786856">
                <text:p>22.7868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227771444">
                <text:p>6.227771444</text:p>
              </table:table-cell>
              <table:table-cell office:value-type="float" office:value="22.692173">
                <text:p>22.6921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38834235">
                <text:p>6.238834235</text:p>
              </table:table-cell>
              <table:table-cell office:value-type="float" office:value="22.598276">
                <text:p>22.5982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249591845">
                <text:p>6.249591845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260532563">
                <text:p>6.260532563</text:p>
              </table:table-cell>
              <table:table-cell office:value-type="float" office:value="22.85042">
                <text:p>22.850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271519059">
                <text:p>6.271519059</text:p>
              </table:table-cell>
              <table:table-cell office:value-type="float" office:value="22.755209">
                <text:p>22.7552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282566591">
                <text:p>6.282566591</text:p>
              </table:table-cell>
              <table:table-cell office:value-type="float" office:value="22.629488">
                <text:p>22.6294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293324201">
                <text:p>6.293324201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304219143">
                <text:p>6.304219143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31519038">
                <text:p>6.31519038</text:p>
              </table:table-cell>
              <table:table-cell office:value-type="float" office:value="22.786856">
                <text:p>22.7868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326207394">
                <text:p>6.326207394</text:p>
              </table:table-cell>
              <table:table-cell office:value-type="float" office:value="22.692173">
                <text:p>22.6921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336934487">
                <text:p>6.336934487</text:p>
              </table:table-cell>
              <table:table-cell office:value-type="float" office:value="23.305475">
                <text:p>23.3054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347829429">
                <text:p>6.347829429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358770147">
                <text:p>6.358770147</text:p>
              </table:table-cell>
              <table:table-cell office:value-type="float" office:value="22.85042">
                <text:p>22.850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36980242">
                <text:p>6.36980242</text:p>
              </table:table-cell>
              <table:table-cell office:value-type="float" office:value="22.660788">
                <text:p>22.6607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380498994">
                <text:p>6.380498994</text:p>
              </table:table-cell>
              <table:table-cell office:value-type="float" office:value="23.37197">
                <text:p>23.371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391378676">
                <text:p>6.391378676</text:p>
              </table:table-cell>
              <table:table-cell office:value-type="float" office:value="22.978611">
                <text:p>22.9786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402273618">
                <text:p>6.402273618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413260114">
                <text:p>6.413260114</text:p>
              </table:table-cell>
              <table:table-cell office:value-type="float" office:value="22.755209">
                <text:p>22.7552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423971948">
                <text:p>6.423971948</text:p>
              </table:table-cell>
              <table:table-cell office:value-type="float" office:value="23.338675">
                <text:p>23.3386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434836372">
                <text:p>6.434836372</text:p>
              </table:table-cell>
              <table:table-cell office:value-type="float" office:value="23.010883">
                <text:p>23.0108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445746573">
                <text:p>6.445746573</text:p>
              </table:table-cell>
              <table:table-cell office:value-type="float" office:value="22.914335">
                <text:p>22.9143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456702551">
                <text:p>6.456702551</text:p>
              </table:table-cell>
              <table:table-cell office:value-type="float" office:value="22.818592">
                <text:p>22.8185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467399125">
                <text:p>6.467399125</text:p>
              </table:table-cell>
              <table:table-cell office:value-type="float" office:value="23.37197">
                <text:p>23.371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478233031">
                <text:p>6.478233031</text:p>
              </table:table-cell>
              <table:table-cell office:value-type="float" office:value="23.075703">
                <text:p>23.0757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489127973">
                <text:p>6.489127973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50009921">
                <text:p>6.50009921</text:p>
              </table:table-cell>
              <table:table-cell office:value-type="float" office:value="22.786856">
                <text:p>22.7868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510765267">
                <text:p>6.510765267</text:p>
              </table:table-cell>
              <table:table-cell office:value-type="float" office:value="23.43884">
                <text:p>23.438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521583913">
                <text:p>6.521583913</text:p>
              </table:table-cell>
              <table:table-cell office:value-type="float" office:value="23.108252">
                <text:p>23.108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532448337">
                <text:p>6.532448337</text:p>
              </table:table-cell>
              <table:table-cell office:value-type="float" office:value="23.010883">
                <text:p>23.0108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543389055">
                <text:p>6.543389055</text:p>
              </table:table-cell>
              <table:table-cell office:value-type="float" office:value="22.85042">
                <text:p>22.850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554009334">
                <text:p>6.554009334</text:p>
              </table:table-cell>
              <table:table-cell office:value-type="float" office:value="23.539871">
                <text:p>23.5398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56482798">
                <text:p>6.56482798</text:p>
              </table:table-cell>
              <table:table-cell office:value-type="float" office:value="23.108252">
                <text:p>23.1082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575677145">
                <text:p>6.575677145</text:p>
              </table:table-cell>
              <table:table-cell office:value-type="float" office:value="23.043247">
                <text:p>23.0432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586587346">
                <text:p>6.586587346</text:p>
              </table:table-cell>
              <table:table-cell office:value-type="float" office:value="22.914335">
                <text:p>22.9143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597238144">
                <text:p>6.597238144</text:p>
              </table:table-cell>
              <table:table-cell office:value-type="float" office:value="23.472422">
                <text:p>23.4724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6080415315">
                <text:p>6.6080415315</text:p>
              </table:table-cell>
              <table:table-cell office:value-type="float" office:value="23.14089">
                <text:p>23.140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6188754375">
                <text:p>6.6188754375</text:p>
              </table:table-cell>
              <table:table-cell office:value-type="float" office:value="23.075703">
                <text:p>23.0757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6298008975">
                <text:p>6.6298008975</text:p>
              </table:table-cell>
              <table:table-cell office:value-type="float" office:value="22.882334">
                <text:p>22.8823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6404211765">
                <text:p>6.6404211765</text:p>
              </table:table-cell>
              <table:table-cell office:value-type="float" office:value="23.539871">
                <text:p>23.5398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6511940465">
                <text:p>6.6511940465</text:p>
              </table:table-cell>
              <table:table-cell office:value-type="float" office:value="23.206444">
                <text:p>23.2064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661997434">
                <text:p>6.661997434</text:p>
              </table:table-cell>
              <table:table-cell office:value-type="float" office:value="23.14089">
                <text:p>23.140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672892376">
                <text:p>6.672892376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683512655">
                <text:p>6.683512655</text:p>
              </table:table-cell>
              <table:table-cell office:value-type="float" office:value="23.539871">
                <text:p>23.5398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694300784">
                <text:p>6.694300784</text:p>
              </table:table-cell>
              <table:table-cell office:value-type="float" office:value="23.17362">
                <text:p>23.173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70511943">
                <text:p>6.70511943</text:p>
              </table:table-cell>
              <table:table-cell office:value-type="float" office:value="23.108252">
                <text:p>23.1082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716029631">
                <text:p>6.716029631</text:p>
              </table:table-cell>
              <table:table-cell office:value-type="float" office:value="22.914335">
                <text:p>22.9143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726619393">
                <text:p>6.726619393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737392263">
                <text:p>6.737392263</text:p>
              </table:table-cell>
              <table:table-cell office:value-type="float" office:value="23.206444">
                <text:p>23.2064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7481956505">
                <text:p>6.7481956505</text:p>
              </table:table-cell>
              <table:table-cell office:value-type="float" office:value="23.14089">
                <text:p>23.140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7590905925">
                <text:p>6.7590905925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7697108715">
                <text:p>6.7697108715</text:p>
              </table:table-cell>
              <table:table-cell office:value-type="float" office:value="23.539871">
                <text:p>23.5398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7804837415">
                <text:p>6.7804837415</text:p>
              </table:table-cell>
              <table:table-cell office:value-type="float" office:value="23.206444">
                <text:p>23.2064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7913023875">
                <text:p>6.7913023875</text:p>
              </table:table-cell>
              <table:table-cell office:value-type="float" office:value="23.108252">
                <text:p>23.1082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8021515525">
                <text:p>6.8021515525</text:p>
              </table:table-cell>
              <table:table-cell office:value-type="float" office:value="23.043247">
                <text:p>23.0432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8127413145">
                <text:p>6.8127413145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8234989245">
                <text:p>6.8234989245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834302312">
                <text:p>6.834302312</text:p>
              </table:table-cell>
              <table:table-cell office:value-type="float" office:value="23.14089">
                <text:p>23.140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845197254">
                <text:p>6.845197254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855787016">
                <text:p>6.855787016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866529367">
                <text:p>6.866529367</text:p>
              </table:table-cell>
              <table:table-cell office:value-type="float" office:value="23.272371">
                <text:p>23.2723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877348013">
                <text:p>6.877348013</text:p>
              </table:table-cell>
              <table:table-cell office:value-type="float" office:value="23.108252">
                <text:p>23.1082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888227695">
                <text:p>6.888227695</text:p>
              </table:table-cell>
              <table:table-cell office:value-type="float" office:value="22.978611">
                <text:p>22.9786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898817457">
                <text:p>6.898817457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909575067">
                <text:p>6.909575067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920332677">
                <text:p>6.920332677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931181842">
                <text:p>6.931181842</text:p>
              </table:table-cell>
              <table:table-cell office:value-type="float" office:value="23.043247">
                <text:p>23.0432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941771604">
                <text:p>6.941771604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952529214">
                <text:p>6.952529214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963317343">
                <text:p>6.963317343</text:p>
              </table:table-cell>
              <table:table-cell office:value-type="float" office:value="23.17362">
                <text:p>23.173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974212285">
                <text:p>6.974212285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984802047">
                <text:p>6.984802047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95574917">
                <text:p>6.995574917</text:p>
              </table:table-cell>
              <table:table-cell office:value-type="float" office:value="23.206444">
                <text:p>23.2064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006363046">
                <text:p>7.006363046</text:p>
              </table:table-cell>
              <table:table-cell office:value-type="float" office:value="23.17362">
                <text:p>23.173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017242728">
                <text:p>7.017242728</text:p>
              </table:table-cell>
              <table:table-cell office:value-type="float" office:value="22.978611">
                <text:p>22.9786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027801971">
                <text:p>7.027801971</text:p>
              </table:table-cell>
              <table:table-cell office:value-type="float" office:value="23.67594">
                <text:p>23.67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038544322">
                <text:p>7.038544322</text:p>
              </table:table-cell>
              <table:table-cell office:value-type="float" office:value="23.272371">
                <text:p>23.2723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049317192">
                <text:p>7.049317192</text:p>
              </table:table-cell>
              <table:table-cell office:value-type="float" office:value="23.206444">
                <text:p>23.2064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060181616">
                <text:p>7.060181616</text:p>
              </table:table-cell>
              <table:table-cell office:value-type="float" office:value="23.010883">
                <text:p>23.0108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070756118">
                <text:p>7.070756118</text:p>
              </table:table-cell>
              <table:table-cell office:value-type="float" office:value="23.641775">
                <text:p>23.6417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81483211">
                <text:p>7.081483211</text:p>
              </table:table-cell>
              <table:table-cell office:value-type="float" office:value="23.305475">
                <text:p>23.3054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092301857">
                <text:p>7.092301857</text:p>
              </table:table-cell>
              <table:table-cell office:value-type="float" office:value="23.108252">
                <text:p>23.1082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03181539">
                <text:p>7.103181539</text:p>
              </table:table-cell>
              <table:table-cell office:value-type="float" office:value="22.978611">
                <text:p>22.9786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13771301">
                <text:p>7.113771301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24528911">
                <text:p>7.124528911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35286521">
                <text:p>7.135286521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46166203">
                <text:p>7.146166203</text:p>
              </table:table-cell>
              <table:table-cell office:value-type="float" office:value="22.978611">
                <text:p>22.9786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56755965">
                <text:p>7.156755965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67498316">
                <text:p>7.167498316</text:p>
              </table:table-cell>
              <table:table-cell office:value-type="float" office:value="23.272371">
                <text:p>23.2723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783017035">
                <text:p>7.1783017035</text:p>
              </table:table-cell>
              <table:table-cell office:value-type="float" office:value="23.14089">
                <text:p>23.140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891966455">
                <text:p>7.1891966455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998016655">
                <text:p>7.1998016655</text:p>
              </table:table-cell>
              <table:table-cell office:value-type="float" office:value="23.573742">
                <text:p>23.5737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105592755">
                <text:p>7.2105592755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221362663">
                <text:p>7.221362663</text:p>
              </table:table-cell>
              <table:table-cell office:value-type="float" office:value="23.14089">
                <text:p>23.140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232257605">
                <text:p>7.232257605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242862625">
                <text:p>7.242862625</text:p>
              </table:table-cell>
              <table:table-cell office:value-type="float" office:value="23.573742">
                <text:p>23.5737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253635495">
                <text:p>7.253635495</text:p>
              </table:table-cell>
              <table:table-cell office:value-type="float" office:value="23.206444">
                <text:p>23.2064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264408365">
                <text:p>7.264408365</text:p>
              </table:table-cell>
              <table:table-cell office:value-type="float" office:value="23.206444">
                <text:p>23.2064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275288047">
                <text:p>7.275288047</text:p>
              </table:table-cell>
              <table:table-cell office:value-type="float" office:value="22.978611">
                <text:p>22.978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285893067">
                <text:p>7.285893067</text:p>
              </table:table-cell>
              <table:table-cell office:value-type="float" office:value="23.573742">
                <text:p>23.5737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296650677">
                <text:p>7.296650677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307469323">
                <text:p>7.307469323</text:p>
              </table:table-cell>
              <table:table-cell office:value-type="float" office:value="23.108252">
                <text:p>23.1082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318318488">
                <text:p>7.318318488</text:p>
              </table:table-cell>
              <table:table-cell office:value-type="float" office:value="23.043247">
                <text:p>23.0432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32890825">
                <text:p>7.32890825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3966586">
                <text:p>7.33966586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350453989">
                <text:p>7.350453989</text:p>
              </table:table-cell>
              <table:table-cell office:value-type="float" office:value="23.17362">
                <text:p>23.173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361348931">
                <text:p>7.361348931</text:p>
              </table:table-cell>
              <table:table-cell office:value-type="float" office:value="22.946428">
                <text:p>22.9464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371923433">
                <text:p>7.371923433</text:p>
              </table:table-cell>
              <table:table-cell office:value-type="float" office:value="23.641775">
                <text:p>23.6417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382635267">
                <text:p>7.382635267</text:p>
              </table:table-cell>
              <table:table-cell office:value-type="float" office:value="23.338675">
                <text:p>23.3386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393408137">
                <text:p>7.393408137</text:p>
              </table:table-cell>
              <table:table-cell office:value-type="float" office:value="23.206444">
                <text:p>23.2064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404272561">
                <text:p>7.404272561</text:p>
              </table:table-cell>
              <table:table-cell office:value-type="float" office:value="23.010883">
                <text:p>23.01088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414831804">
                <text:p>7.414831804</text:p>
              </table:table-cell>
              <table:table-cell office:value-type="float" office:value="23.67594">
                <text:p>23.675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425543638">
                <text:p>7.425543638</text:p>
              </table:table-cell>
              <table:table-cell office:value-type="float" office:value="23.338675">
                <text:p>23.3386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436301248">
                <text:p>7.436301248</text:p>
              </table:table-cell>
              <table:table-cell office:value-type="float" office:value="23.239363">
                <text:p>23.2393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447135154">
                <text:p>7.447135154</text:p>
              </table:table-cell>
              <table:table-cell office:value-type="float" office:value="23.075703">
                <text:p>23.0757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457679138">
                <text:p>7.457679138</text:p>
              </table:table-cell>
              <table:table-cell office:value-type="float" office:value="23.710201">
                <text:p>23.7102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468360453">
                <text:p>7.468360453</text:p>
              </table:table-cell>
              <table:table-cell office:value-type="float" office:value="23.405357">
                <text:p>23.4053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479057027">
                <text:p>7.479057027</text:p>
              </table:table-cell>
              <table:table-cell office:value-type="float" office:value="23.37197">
                <text:p>23.371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489845156">
                <text:p>7.489845156</text:p>
              </table:table-cell>
              <table:table-cell office:value-type="float" office:value="23.17362">
                <text:p>23.173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500328104">
                <text:p>7.500328104</text:p>
              </table:table-cell>
              <table:table-cell office:value-type="float" office:value="23.848253">
                <text:p>23.8482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510978902">
                <text:p>7.510978902</text:p>
              </table:table-cell>
              <table:table-cell office:value-type="float" office:value="23.472422">
                <text:p>23.4724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521675476">
                <text:p>7.521675476</text:p>
              </table:table-cell>
              <table:table-cell office:value-type="float" office:value="23.37197">
                <text:p>23.371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532417827">
                <text:p>7.532417827</text:p>
              </table:table-cell>
              <table:table-cell office:value-type="float" office:value="23.272371">
                <text:p>23.2723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5428855165">
                <text:p>7.5428855165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5535057955">
                <text:p>7.5535057955</text:p>
              </table:table-cell>
              <table:table-cell office:value-type="float" office:value="23.539871">
                <text:p>23.5398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5641413335">
                <text:p>7.5641413335</text:p>
              </table:table-cell>
              <table:table-cell office:value-type="float" office:value="23.5061">
                <text:p>23.50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5748379075">
                <text:p>7.5748379075</text:p>
              </table:table-cell>
              <table:table-cell office:value-type="float" office:value="23.37197">
                <text:p>23.371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5852140425">
                <text:p>7.5852140425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5957732855">
                <text:p>7.5957732855</text:p>
              </table:table-cell>
              <table:table-cell office:value-type="float" office:value="23.67594">
                <text:p>23.675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6063630475">
                <text:p>7.6063630475</text:p>
              </table:table-cell>
              <table:table-cell office:value-type="float" office:value="23.60771">
                <text:p>23.607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6170138455">
                <text:p>7.6170138455</text:p>
              </table:table-cell>
              <table:table-cell office:value-type="float" office:value="23.472422">
                <text:p>23.4724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6273899805">
                <text:p>7.6273899805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6378881875">
                <text:p>7.6378881875</text:p>
              </table:table-cell>
              <table:table-cell office:value-type="float" office:value="23.813591">
                <text:p>23.8135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6484169135">
                <text:p>7.6484169135</text:p>
              </table:table-cell>
              <table:table-cell office:value-type="float" office:value="23.744564">
                <text:p>23.7445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6590219335">
                <text:p>7.6590219335</text:p>
              </table:table-cell>
              <table:table-cell office:value-type="float" office:value="23.573742">
                <text:p>23.5737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6693370325">
                <text:p>7.669337032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679804722">
                <text:p>7.679804722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690318188">
                <text:p>7.690318188</text:p>
              </table:table-cell>
              <table:table-cell office:value-type="float" office:value="23.779028">
                <text:p>23.7790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70089269">
                <text:p>7.70089269</text:p>
              </table:table-cell>
              <table:table-cell office:value-type="float" office:value="23.641775">
                <text:p>23.6417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711177271">
                <text:p>7.711177271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721629701">
                <text:p>7.721629701</text:p>
              </table:table-cell>
              <table:table-cell office:value-type="float" office:value="23.917885">
                <text:p>23.9178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732112649">
                <text:p>7.732112649</text:p>
              </table:table-cell>
              <table:table-cell office:value-type="float" office:value="23.848253">
                <text:p>23.8482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742671892">
                <text:p>7.742671892</text:p>
              </table:table-cell>
              <table:table-cell office:value-type="float" office:value="23.67594">
                <text:p>23.675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752925955">
                <text:p>7.752925955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763347867">
                <text:p>7.763347867</text:p>
              </table:table-cell>
              <table:table-cell office:value-type="float" office:value="23.98792">
                <text:p>23.987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773800297">
                <text:p>7.773800297</text:p>
              </table:table-cell>
              <table:table-cell office:value-type="float" office:value="23.917885">
                <text:p>23.9178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784313763">
                <text:p>7.784313763</text:p>
              </table:table-cell>
              <table:table-cell office:value-type="float" office:value="23.779028">
                <text:p>23.7790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79450679">
                <text:p>7.79450679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804882925">
                <text:p>7.804882925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815274319">
                <text:p>7.815274319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825772526">
                <text:p>7.825772526</text:p>
              </table:table-cell>
              <table:table-cell office:value-type="float" office:value="23.813591">
                <text:p>23.8135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835965553">
                <text:p>7.835965553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84631117">
                <text:p>7.84631117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856687305">
                <text:p>7.856687305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8671549945">
                <text:p>7.8671549945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8773175035">
                <text:p>7.877317503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8876173435">
                <text:p>7.887617343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8979782195">
                <text:p>7.8979782195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9083848725">
                <text:p>7.9083848725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9185321215">
                <text:p>7.9185321215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9288319615">
                <text:p>7.928831961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9391470605">
                <text:p>7.939147060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9495537135">
                <text:p>7.9495537135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9596704455">
                <text:p>7.9596704455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969939767">
                <text:p>7.969939767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980224348">
                <text:p>7.980224348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990600483">
                <text:p>7.990600483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.000686696">
                <text:p>8.000686696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.010940759">
                <text:p>8.010940759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.0212100805">
                <text:p>8.0212100805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.0315862155">
                <text:p>8.0315862155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0416571695">
                <text:p>8.0416571695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0518807145">
                <text:p>8.0518807145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0621195185">
                <text:p>8.0621195185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0724803945">
                <text:p>8.0724803945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0825360905">
                <text:p>8.082536090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0927443755">
                <text:p>8.0927443755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.1029984385">
                <text:p>8.1029984385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.1133135375">
                <text:p>8.113313537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1233692335">
                <text:p>8.123369233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1335622605">
                <text:p>8.133562260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1438010645">
                <text:p>8.1438010645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1541161635">
                <text:p>8.154116163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.1641566005">
                <text:p>8.1641566005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1743343685">
                <text:p>8.174334368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1845273955">
                <text:p>8.184527395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.1948119765">
                <text:p>8.1948119765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.2048218945">
                <text:p>8.2048218945</text:p>
              </table:table-cell>
              <table:table-cell office:value-type="float" office:value="24.97523">
                <text:p>24.975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2149844035">
                <text:p>8.214984403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2251926885">
                <text:p>8.2251926885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.2354772695">
                <text:p>8.2354772695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2454719295">
                <text:p>8.2454719295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2556496975">
                <text:p>8.255649697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.2658274655">
                <text:p>8.265827465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.2761120465">
                <text:p>8.2761120465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2860914475">
                <text:p>8.2860914475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2962539565">
                <text:p>8.296253956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3064622415">
                <text:p>8.3064622415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3167163045">
                <text:p>8.3167163045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3266957055">
                <text:p>8.3266957055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3368429545">
                <text:p>8.3368429545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.3470359815">
                <text:p>8.347035981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.3572595265">
                <text:p>8.3572595265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.3672541865">
                <text:p>8.3672541865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3773709185">
                <text:p>8.3773709185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3875639455">
                <text:p>8.387563945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397833267">
                <text:p>8.397833267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407827927">
                <text:p>8.407827927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417959918">
                <text:p>8.417959918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428137686">
                <text:p>8.428137686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438361231">
                <text:p>8.438361231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448310113">
                <text:p>8.448310113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458457362">
                <text:p>8.458457362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468650389">
                <text:p>8.468650389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478904452">
                <text:p>8.478904452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488883853">
                <text:p>8.488883853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499015844">
                <text:p>8.499015844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509178353">
                <text:p>8.509178353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519432416">
                <text:p>8.519432416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529396557">
                <text:p>8.529396557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539543806">
                <text:p>8.539543806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549706315">
                <text:p>8.54970631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559960378">
                <text:p>8.559960378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56990926">
                <text:p>8.56990926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580025992">
                <text:p>8.580025992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90188501">
                <text:p>8.590188501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600442564">
                <text:p>8.600442564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610406705">
                <text:p>8.61040670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620553954">
                <text:p>8.620553954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630701203">
                <text:p>8.630701203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640940007">
                <text:p>8.640940007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650904148">
                <text:p>8.650904148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661005621">
                <text:p>8.661005621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67116813">
                <text:p>8.67116813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681422193">
                <text:p>8.681422193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691401594">
                <text:p>8.691401594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701548843">
                <text:p>8.701548843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711711352">
                <text:p>8.711711352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721965415">
                <text:p>8.721965415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31929556">
                <text:p>8.731929556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742061547">
                <text:p>8.742061547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52239315">
                <text:p>8.75223931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62493378">
                <text:p>8.762493378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772472779">
                <text:p>8.772472779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78260477">
                <text:p>8.78260477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792782538">
                <text:p>8.792782538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03021342">
                <text:p>8.803021342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13000743">
                <text:p>8.813000743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823132734">
                <text:p>8.823132734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833295243">
                <text:p>8.833295243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843534047">
                <text:p>8.843534047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53528707">
                <text:p>8.853528707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863675956">
                <text:p>8.863675956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873868983">
                <text:p>8.873868983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8841383045">
                <text:p>8.8841383045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.8941329645">
                <text:p>8.8941329645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9042649555">
                <text:p>8.9042649555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9144579825">
                <text:p>8.914457982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92472730399999">
                <text:p>8.92472730399999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.93469144499999">
                <text:p>8.93469144499999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.94483869399999">
                <text:p>8.94483869399999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95498594299999">
                <text:p>8.95498594299999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.96525526449999">
                <text:p>8.96525526449999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.97523466549999">
                <text:p>8.97523466549999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.98538191449999">
                <text:p>8.98538191449999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.99555968249999">
                <text:p>8.99555968249999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00582900399999">
                <text:p>9.00582900399999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01582366399999">
                <text:p>9.01582366399999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02598617299999">
                <text:p>9.02598617299999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03619445799999">
                <text:p>9.03619445799999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04646377949999">
                <text:p>9.04646377949999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05647369749999">
                <text:p>9.05647369749999</text:p>
              </table:table-cell>
              <table:table-cell office:value-type="float" office:value="24.97523">
                <text:p>24.975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06659042949999">
                <text:p>9.06659042949999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07678345649999">
                <text:p>9.07678345649999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08705277799999">
                <text:p>9.08705277799999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09704743799999">
                <text:p>9.09704743799999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10722520599999">
                <text:p>9.10722520599999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11744875099999">
                <text:p>9.11744875099999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12771807249999">
                <text:p>9.12771807249999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13774324949999">
                <text:p>9.13774324949999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14792101749999">
                <text:p>9.14792101749999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15811404449999">
                <text:p>9.15811404449999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16841388449999">
                <text:p>9.16841388449999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17843906149999">
                <text:p>9.17843906149999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18863208849999">
                <text:p>9.18863208849999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19885563349999">
                <text:p>9.19885563349999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20915547349999">
                <text:p>9.20915547349999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21918065049999">
                <text:p>9.21918065049999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22934315949999">
                <text:p>9.22934315949999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23958196349999">
                <text:p>9.23958196349999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24989706249999">
                <text:p>9.24989706249999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25995275849999">
                <text:p>9.25995275849999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27014578549999">
                <text:p>9.27014578549999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28039984849999">
                <text:p>9.28039984849999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29071494749999">
                <text:p>9.29071494749999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30077064349999">
                <text:p>9.30077064349999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31097892849999">
                <text:p>9.31097892849999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32123299149998">
                <text:p>9.32123299149998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33156334949998">
                <text:p>9.33156334949998</text:p>
              </table:table-cell>
              <table:table-cell office:value-type="float" office:value="24.200518">
                <text:p>24.2005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34160378649998">
                <text:p>9.34160378649998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35181207149998">
                <text:p>9.35181207149998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36208139299998">
                <text:p>9.36208139299998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37242700999998">
                <text:p>9.37242700999998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38248270599998">
                <text:p>9.38248270599998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39272150999998">
                <text:p>9.39272150999998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40299083149998">
                <text:p>9.40299083149998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41333644849998">
                <text:p>9.41333644849998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.42342266149998">
                <text:p>9.42342266149998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43366146549998">
                <text:p>9.43366146549998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.44394604649998">
                <text:p>9.44394604649998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.45430692249998">
                <text:p>9.45430692249998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.46439313549998">
                <text:p>9.46439313549998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.47461668049998">
                <text:p>9.47461668049998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.48488600199998">
                <text:p>9.48488600199998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.49526213699998">
                <text:p>9.49526213699998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.50534834999998">
                <text:p>9.50534834999998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.51560241299998">
                <text:p>9.51560241299998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.52590225299998">
                <text:p>9.52590225299998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.53626312899998">
                <text:p>9.53626312899998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.54636460199998">
                <text:p>9.54636460199998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.55663392349998">
                <text:p>9.55663392349998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.56694902249998">
                <text:p>9.56694902249998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.57730989849998">
                <text:p>9.57730989849998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.58744188949998">
                <text:p>9.58744188949998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.59772647049998">
                <text:p>9.59772647049998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60804156949998">
                <text:p>9.60804156949998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.61843296349998">
                <text:p>9.61843296349998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62854969549998">
                <text:p>9.62854969549998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.63884953549998">
                <text:p>9.63884953549998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.64919515249998">
                <text:p>9.64919515249998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65961706449998">
                <text:p>9.65961706449998</text:p>
              </table:table-cell>
              <table:table-cell office:value-type="float" office:value="23.98792">
                <text:p>23.987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66970327749998">
                <text:p>9.66970327749998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.67998785849998">
                <text:p>9.67998785849998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.69033347549998">
                <text:p>9.69033347549998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70077064649998">
                <text:p>9.70077064649998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.71091789549998">
                <text:p>9.71091789549998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.72121773549998">
                <text:p>9.72121773549998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.73157861149998">
                <text:p>9.73157861149998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74201578249998">
                <text:p>9.74201578249998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.75216303149998">
                <text:p>9.75216303149998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.76247813049998">
                <text:p>9.76247813049998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77283900649998">
                <text:p>9.77283900649998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.78329143649998">
                <text:p>9.78329143649998</text:p>
              </table:table-cell>
              <table:table-cell office:value-type="float" office:value="23.917885">
                <text:p>23.9178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.79346920449998">
                <text:p>9.79346920449998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.80378430349998">
                <text:p>9.80378430349998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.81414517949998">
                <text:p>9.81414517949998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.82461286899998">
                <text:p>9.82461286899998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.83476011799998">
                <text:p>9.83476011799998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.84507521699998">
                <text:p>9.84507521699998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.85546661099998">
                <text:p>9.85546661099998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.86593430049998">
                <text:p>9.86593430049998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.87612732749998">
                <text:p>9.87612732749998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.88642716749998">
                <text:p>9.88642716749998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.89681856149998">
                <text:p>9.89681856149998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.90727099149998">
                <text:p>9.90727099149998</text:p>
              </table:table-cell>
              <table:table-cell office:value-type="float" office:value="23.917885">
                <text:p>23.9178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.91746401849998">
                <text:p>9.91746401849998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.92782489449998">
                <text:p>9.92782489449998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93823154749998">
                <text:p>9.93823154749998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94871449549998">
                <text:p>9.94871449549998</text:p>
              </table:table-cell>
              <table:table-cell office:value-type="float" office:value="23.848253">
                <text:p>23.8482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.95890752249998">
                <text:p>9.95890752249998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.96928365749998">
                <text:p>9.96928365749998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.97967505149998">
                <text:p>9.97967505149998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.99015799949998">
                <text:p>9.99015799949998</text:p>
              </table:table-cell>
              <table:table-cell office:value-type="float" office:value="23.848253">
                <text:p>23.8482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.0003357675">
                <text:p>10.000335767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.0106813845">
                <text:p>10.0106813845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.0210880375">
                <text:p>10.0210880375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.031555727">
                <text:p>10.031555727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.041764012">
                <text:p>10.041764012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.052140147">
                <text:p>10.052140147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.062562059">
                <text:p>10.062562059</text:p>
              </table:table-cell>
              <table:table-cell office:value-type="float" office:value="23.98792">
                <text:p>23.9879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.073045007">
                <text:p>10.073045007</text:p>
              </table:table-cell>
              <table:table-cell office:value-type="float" office:value="23.848253">
                <text:p>23.8482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.083268552">
                <text:p>10.083268552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.093644687">
                <text:p>10.093644687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.10405134">
                <text:p>10.10405134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.114549547">
                <text:p>10.114549547</text:p>
              </table:table-cell>
              <table:table-cell office:value-type="float" office:value="23.813591">
                <text:p>23.8135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.124773092">
                <text:p>10.124773092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.135133968">
                <text:p>10.135133968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.145540621">
                <text:p>10.145540621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.156038828">
                <text:p>10.156038828</text:p>
              </table:table-cell>
              <table:table-cell office:value-type="float" office:value="23.813591">
                <text:p>23.81359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.166231855">
                <text:p>10.16623185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.17660799">
                <text:p>10.17660799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.187014643">
                <text:p>10.187014643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.197497591">
                <text:p>10.197497591</text:p>
              </table:table-cell>
              <table:table-cell office:value-type="float" office:value="23.848253">
                <text:p>23.8482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.207705876">
                <text:p>10.207705876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.218066752">
                <text:p>10.218066752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.228458146">
                <text:p>10.228458146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.238910576">
                <text:p>10.238910576</text:p>
              </table:table-cell>
              <table:table-cell office:value-type="float" office:value="23.917885">
                <text:p>23.9178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.249057825">
                <text:p>10.249057825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.259388183">
                <text:p>10.259388183</text:p>
              </table:table-cell>
              <table:table-cell office:value-type="float" office:value="24.200518">
                <text:p>24.2005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.269764318">
                <text:p>10.269764318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.280201489">
                <text:p>10.280201489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.290363998">
                <text:p>10.290363998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.300663838">
                <text:p>10.300663838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.311024714">
                <text:p>10.311024714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.321431367">
                <text:p>10.321431367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331563358">
                <text:p>10.331563358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.3418326795">
                <text:p>10.3418326795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.3521477785">
                <text:p>10.352147778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.3625391725">
                <text:p>10.3625391725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.3726406455">
                <text:p>10.3726406455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.3829252265">
                <text:p>10.3829252265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3932098075">
                <text:p>10.3932098075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4035706835">
                <text:p>10.4035706835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4136416375">
                <text:p>10.4136416375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4238651825">
                <text:p>10.4238651825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4341192455">
                <text:p>10.4341192455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.4444801215">
                <text:p>10.4444801215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4545510755">
                <text:p>10.4545510755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.4647746205">
                <text:p>10.4647746205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475043942">
                <text:p>10.475043942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485343782">
                <text:p>10.485343782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495338442">
                <text:p>10.495338442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50551621">
                <text:p>10.50551621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515755014">
                <text:p>10.515755014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526070113">
                <text:p>10.526070113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53609529">
                <text:p>10.53609529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546273058">
                <text:p>10.546273058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556466085">
                <text:p>10.55646608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566750666">
                <text:p>10.566750666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576745326">
                <text:p>10.576745326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586877317">
                <text:p>10.586877317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.597055085">
                <text:p>10.59705508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607293889">
                <text:p>10.607293889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617242771">
                <text:p>10.617242771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627359503">
                <text:p>10.627359503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637522012">
                <text:p>10.637522012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647745557">
                <text:p>10.647745557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6576791805">
                <text:p>10.657679180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6677806535">
                <text:p>10.6677806535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6779279025">
                <text:p>10.6779279025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6881361875">
                <text:p>10.6881361875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.698069811">
                <text:p>10.698069811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.708125507">
                <text:p>10.708125507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.718242239">
                <text:p>10.718242239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.728435266">
                <text:p>10.728435266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.738353631">
                <text:p>10.738353631</text:p>
              </table:table-cell>
              <table:table-cell office:value-type="float" office:value="25.205769">
                <text:p>25.2057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748378808">
                <text:p>10.748378808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.758449762">
                <text:p>10.758449762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768612271">
                <text:p>10.768612271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.778500117">
                <text:p>10.778500117</text:p>
              </table:table-cell>
              <table:table-cell office:value-type="float" office:value="25.283566">
                <text:p>25.2835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788525294">
                <text:p>10.788525294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79858099">
                <text:p>10.79858099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808728239">
                <text:p>10.808728239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818600826">
                <text:p>10.818600826</text:p>
              </table:table-cell>
              <table:table-cell office:value-type="float" office:value="25.322643">
                <text:p>25.32264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828626003">
                <text:p>10.828626003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838681699">
                <text:p>10.838681699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84881369">
                <text:p>10.84881369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858655759">
                <text:p>10.858655759</text:p>
              </table:table-cell>
              <table:table-cell office:value-type="float" office:value="25.401163">
                <text:p>25.4011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868650419">
                <text:p>10.868650419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878706115">
                <text:p>10.87870611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888822847">
                <text:p>10.888822847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898664916">
                <text:p>10.898664916</text:p>
              </table:table-cell>
              <table:table-cell office:value-type="float" office:value="25.401163">
                <text:p>25.4011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908659576">
                <text:p>10.908659576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918700013">
                <text:p>10.918700013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928816745">
                <text:p>10.928816745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938658814">
                <text:p>10.938658814</text:p>
              </table:table-cell>
              <table:table-cell office:value-type="float" office:value="25.401163">
                <text:p>25.4011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948622955">
                <text:p>10.94862295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958648132">
                <text:p>10.958648132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968749605">
                <text:p>10.968749605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978576415">
                <text:p>10.978576415</text:p>
              </table:table-cell>
              <table:table-cell office:value-type="float" office:value="25.440605">
                <text:p>25.4406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988555816">
                <text:p>10.988555816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998519957">
                <text:p>10.998519957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.00860617">
                <text:p>11.00860617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.0184024625">
                <text:p>11.0184024625</text:p>
              </table:table-cell>
              <table:table-cell office:value-type="float" office:value="25.519857">
                <text:p>25.5198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1.0283818635">
                <text:p>11.0283818635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.0383612645">
                <text:p>11.0383612645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.0484322185">
                <text:p>11.0484322185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.0582437695">
                <text:p>11.0582437695</text:p>
              </table:table-cell>
              <table:table-cell office:value-type="float" office:value="25.48017">
                <text:p>25.480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.068177393">
                <text:p>11.068177393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.078156794">
                <text:p>11.078156794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.088181971">
                <text:p>11.088181971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.097993522">
                <text:p>11.097993522</text:p>
              </table:table-cell>
              <table:table-cell office:value-type="float" office:value="25.48017">
                <text:p>25.480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.107942404">
                <text:p>11.107942404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117906545">
                <text:p>11.11790654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.127977499">
                <text:p>11.127977499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137743273">
                <text:p>11.137743273</text:p>
              </table:table-cell>
              <table:table-cell office:value-type="float" office:value="25.59961">
                <text:p>25.599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.147692155">
                <text:p>11.147692155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.157641037">
                <text:p>11.157641037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167696733">
                <text:p>11.167696733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177477766">
                <text:p>11.177477766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.1874113895">
                <text:p>11.187411389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.1973907905">
                <text:p>11.1973907905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.2074312275">
                <text:p>11.2074312275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.2171970015">
                <text:p>11.2171970015</text:p>
              </table:table-cell>
              <table:table-cell office:value-type="float" office:value="25.59961">
                <text:p>25.5996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.227130625">
                <text:p>11.22713062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.237110026">
                <text:p>11.237110026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.247150463">
                <text:p>11.247150463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.256931496">
                <text:p>11.256931496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2668651195">
                <text:p>11.266865119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.2768292605">
                <text:p>11.276829260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.2868544375">
                <text:p>11.2868544375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.2966354705">
                <text:p>11.2966354705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.306569094">
                <text:p>11.306569094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.3165027175">
                <text:p>11.316502717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.3265278945">
                <text:p>11.3265278945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.3363089275">
                <text:p>11.3363089275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.3462272925">
                <text:p>11.3462272925</text:p>
              </table:table-cell>
              <table:table-cell office:value-type="float" office:value="25.205769">
                <text:p>25.2057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.3561914335">
                <text:p>11.356191433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.3662318705">
                <text:p>11.3662318705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3760129035">
                <text:p>11.3760129035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3859160085">
                <text:p>11.3859160085</text:p>
              </table:table-cell>
              <table:table-cell office:value-type="float" office:value="25.244608">
                <text:p>25.24460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.3958801495">
                <text:p>11.395880149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.4058900675">
                <text:p>11.4058900675</text:p>
              </table:table-cell>
              <table:table-cell office:value-type="float" office:value="24.97523">
                <text:p>24.975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.4156405825">
                <text:p>11.4156405825</text:p>
              </table:table-cell>
              <table:table-cell office:value-type="float" office:value="25.639671">
                <text:p>25.6396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4255284285">
                <text:p>11.4255284285</text:p>
              </table:table-cell>
              <table:table-cell office:value-type="float" office:value="25.283566">
                <text:p>25.2835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4354925695">
                <text:p>11.435492569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4455482655">
                <text:p>11.445548265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4552835215">
                <text:p>11.4552835215</text:p>
              </table:table-cell>
              <table:table-cell office:value-type="float" office:value="25.679857">
                <text:p>25.6798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465217145">
                <text:p>11.46521714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475181286">
                <text:p>11.475181286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485221723">
                <text:p>11.485221723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495002756">
                <text:p>11.495002756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504890602">
                <text:p>11.504890602</text:p>
              </table:table-cell>
              <table:table-cell office:value-type="float" office:value="25.283566">
                <text:p>25.2835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514839484">
                <text:p>11.514839484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524879921">
                <text:p>11.524879921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534645695">
                <text:p>11.534645695</text:p>
              </table:table-cell>
              <table:table-cell office:value-type="float" office:value="25.59961">
                <text:p>25.5996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5445488">
                <text:p>11.5445488</text:p>
              </table:table-cell>
              <table:table-cell office:value-type="float" office:value="25.244608">
                <text:p>25.24460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554512941">
                <text:p>11.554512941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564553378">
                <text:p>11.564553378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574303893">
                <text:p>11.574303893</text:p>
              </table:table-cell>
              <table:table-cell office:value-type="float" office:value="25.639671">
                <text:p>25.6396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584222258">
                <text:p>11.584222258</text:p>
              </table:table-cell>
              <table:table-cell office:value-type="float" office:value="25.205769">
                <text:p>25.2057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594186399">
                <text:p>11.594186399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604226836">
                <text:p>11.604226836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614007869">
                <text:p>11.614007869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623910974">
                <text:p>11.623910974</text:p>
              </table:table-cell>
              <table:table-cell office:value-type="float" office:value="25.244608">
                <text:p>25.2446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633875115">
                <text:p>11.63387511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.643915552">
                <text:p>11.643915552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.653650808">
                <text:p>11.653650808</text:p>
              </table:table-cell>
              <table:table-cell office:value-type="float" office:value="25.679857">
                <text:p>25.6798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.6635844315">
                <text:p>11.663584431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6735333135">
                <text:p>11.6735333135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.6835890095">
                <text:p>11.683589009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.6933547835">
                <text:p>11.6933547835</text:p>
              </table:table-cell>
              <table:table-cell office:value-type="float" office:value="25.59961">
                <text:p>25.5996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.7032426295">
                <text:p>11.7032426295</text:p>
              </table:table-cell>
              <table:table-cell office:value-type="float" office:value="25.283566">
                <text:p>25.2835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.7132067705">
                <text:p>11.713206770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.7232624665">
                <text:p>11.723262466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7330434995">
                <text:p>11.7330434995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.742977123">
                <text:p>11.742977123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.752956524">
                <text:p>11.752956524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.762996961">
                <text:p>11.762996961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772762735">
                <text:p>11.772762735</text:p>
              </table:table-cell>
              <table:table-cell office:value-type="float" office:value="25.59961">
                <text:p>25.599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.7826963585">
                <text:p>11.782696358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.7926604995">
                <text:p>11.792660499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.8027161955">
                <text:p>11.802716195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.8124972285">
                <text:p>11.8124972285</text:p>
              </table:table-cell>
              <table:table-cell office:value-type="float" office:value="25.559673">
                <text:p>25.5596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.8224003335">
                <text:p>11.8224003335</text:p>
              </table:table-cell>
              <table:table-cell office:value-type="float" office:value="25.244608">
                <text:p>25.2446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.8323644745">
                <text:p>11.832364474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.8424201705">
                <text:p>11.842420170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.8521859445">
                <text:p>11.8521859445</text:p>
              </table:table-cell>
              <table:table-cell office:value-type="float" office:value="25.59961">
                <text:p>25.599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.862119568">
                <text:p>11.862119568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.872083709">
                <text:p>11.872083709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882139405">
                <text:p>11.88213940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.8919356975">
                <text:p>11.8919356975</text:p>
              </table:table-cell>
              <table:table-cell office:value-type="float" office:value="25.519857">
                <text:p>25.5198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.901869321">
                <text:p>11.901869321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.911848722">
                <text:p>11.911848722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.921873899">
                <text:p>11.921873899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.93168545">
                <text:p>11.93168545</text:p>
              </table:table-cell>
              <table:table-cell office:value-type="float" office:value="25.48017">
                <text:p>25.480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941634332">
                <text:p>11.941634332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.951628992">
                <text:p>11.951628992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961715205">
                <text:p>11.961715205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.9715114975">
                <text:p>11.9715114975</text:p>
              </table:table-cell>
              <table:table-cell office:value-type="float" office:value="25.519857">
                <text:p>25.5198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9814603795">
                <text:p>11.9814603795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.9914397805">
                <text:p>11.9914397805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.0015107345">
                <text:p>12.0015107345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.0113222855">
                <text:p>12.0113222855</text:p>
              </table:table-cell>
              <table:table-cell office:value-type="float" office:value="25.48017">
                <text:p>25.480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.0212864265">
                <text:p>12.0212864265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.0312810865">
                <text:p>12.0312810865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.0413520405">
                <text:p>12.0413520405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.051148333">
                <text:p>12.051148333</text:p>
              </table:table-cell>
              <table:table-cell office:value-type="float" office:value="25.519857">
                <text:p>25.5198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.061097215">
                <text:p>12.061097215</text:p>
              </table:table-cell>
              <table:table-cell office:value-type="float" office:value="25.128452">
                <text:p>25.1284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.071091875">
                <text:p>12.071091875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.081178088">
                <text:p>12.081178088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.090989639">
                <text:p>12.090989639</text:p>
              </table:table-cell>
              <table:table-cell office:value-type="float" office:value="25.48017">
                <text:p>25.480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.10095378">
                <text:p>12.10095378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.11094844">
                <text:p>12.11094844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121019394">
                <text:p>12.121019394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.130830945">
                <text:p>12.130830945</text:p>
              </table:table-cell>
              <table:table-cell office:value-type="float" office:value="25.48017">
                <text:p>25.480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140795086">
                <text:p>12.140795086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150835523">
                <text:p>12.150835523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.160921736">
                <text:p>12.160921736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.170763805">
                <text:p>12.170763805</text:p>
              </table:table-cell>
              <table:table-cell office:value-type="float" office:value="25.401163">
                <text:p>25.4011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.180743206">
                <text:p>12.180743206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.190753124">
                <text:p>12.190753124</text:p>
              </table:table-cell>
              <table:table-cell office:value-type="float" office:value="24.97523">
                <text:p>24.9752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.200854597">
                <text:p>12.200854597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.210681407">
                <text:p>12.210681407</text:p>
              </table:table-cell>
              <table:table-cell office:value-type="float" office:value="25.440605">
                <text:p>25.44060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.220676067">
                <text:p>12.220676067</text:p>
              </table:table-cell>
              <table:table-cell office:value-type="float" office:value="25.01336">
                <text:p>25.013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230731763">
                <text:p>12.230731763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.240833236">
                <text:p>12.240833236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2.250690565">
                <text:p>12.250690565</text:p>
              </table:table-cell>
              <table:table-cell office:value-type="float" office:value="25.361841">
                <text:p>25.3618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.260715742">
                <text:p>12.260715742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2.270740919">
                <text:p>12.270740919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.280857651">
                <text:p>12.280857651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.290730238">
                <text:p>12.290730238</text:p>
              </table:table-cell>
              <table:table-cell office:value-type="float" office:value="25.322643">
                <text:p>25.32264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2.300740156">
                <text:p>12.300740156</text:p>
              </table:table-cell>
              <table:table-cell office:value-type="float" office:value="24.97523">
                <text:p>24.975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.310795852">
                <text:p>12.310795852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.320943101">
                <text:p>12.320943101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33080043">
                <text:p>12.33080043</text:p>
              </table:table-cell>
              <table:table-cell office:value-type="float" office:value="25.361841">
                <text:p>25.36184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.340810348">
                <text:p>12.340810348</text:p>
              </table:table-cell>
              <table:table-cell office:value-type="float" office:value="24.97523">
                <text:p>24.975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.350866044">
                <text:p>12.350866044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.360998035">
                <text:p>12.360998035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.370870622">
                <text:p>12.370870622</text:p>
              </table:table-cell>
              <table:table-cell office:value-type="float" office:value="25.322643">
                <text:p>25.3226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.380926318">
                <text:p>12.380926318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.391012531">
                <text:p>12.391012531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.40115978">
                <text:p>12.40115978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.411062885">
                <text:p>12.411062885</text:p>
              </table:table-cell>
              <table:table-cell office:value-type="float" office:value="25.244608">
                <text:p>25.2446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.421118581">
                <text:p>12.421118581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.431204794">
                <text:p>12.431204794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.441367303">
                <text:p>12.441367303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.45123989">
                <text:p>12.45123989</text:p>
              </table:table-cell>
              <table:table-cell office:value-type="float" office:value="25.322643">
                <text:p>25.32264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.461295586">
                <text:p>12.461295586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.471412318">
                <text:p>12.471412318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.481574827">
                <text:p>12.481574827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.491477932">
                <text:p>12.491477932</text:p>
              </table:table-cell>
              <table:table-cell office:value-type="float" office:value="25.244608">
                <text:p>25.2446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.501564145">
                <text:p>12.501564145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.511650358">
                <text:p>12.511650358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.521828126">
                <text:p>12.521828126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.531731231">
                <text:p>12.531731231</text:p>
              </table:table-cell>
              <table:table-cell office:value-type="float" office:value="25.244608">
                <text:p>25.24460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.541786927">
                <text:p>12.541786927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.551903659">
                <text:p>12.551903659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.562096686">
                <text:p>12.562096686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.5720303095">
                <text:p>12.5720303095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.5820860055">
                <text:p>12.5820860055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.5922179965">
                <text:p>12.5922179965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.6024415415">
                <text:p>12.6024415415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.6123599065">
                <text:p>12.6123599065</text:p>
              </table:table-cell>
              <table:table-cell office:value-type="float" office:value="25.205769">
                <text:p>25.20576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.6224613795">
                <text:p>12.6224613795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.6326238885">
                <text:p>12.632623888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.6428321735">
                <text:p>12.6428321735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.652765797">
                <text:p>12.652765797</text:p>
              </table:table-cell>
              <table:table-cell office:value-type="float" office:value="25.167051">
                <text:p>25.1670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.66286727">
                <text:p>12.66286727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.672984002">
                <text:p>12.672984002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.683222806">
                <text:p>12.683222806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.693186947">
                <text:p>12.693186947</text:p>
              </table:table-cell>
              <table:table-cell office:value-type="float" office:value="25.089972">
                <text:p>25.0899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.70328842">
                <text:p>12.70328842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.713466188">
                <text:p>12.713466188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.723689733">
                <text:p>12.723689733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.733669134">
                <text:p>12.733669134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.743785866">
                <text:p>12.743785866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.753948375">
                <text:p>12.75394837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.7642176965">
                <text:p>12.7642176965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.7741970975">
                <text:p>12.7741970975</text:p>
              </table:table-cell>
              <table:table-cell office:value-type="float" office:value="25.051605">
                <text:p>25.0516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.7843596065">
                <text:p>12.784359606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.7945373745">
                <text:p>12.794537374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.8047914375">
                <text:p>12.8047914375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.8148013555">
                <text:p>12.8148013555</text:p>
              </table:table-cell>
              <table:table-cell office:value-type="float" office:value="24.97523">
                <text:p>24.975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.8249791235">
                <text:p>12.824979123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.8351721505">
                <text:p>12.835172150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.8454719905">
                <text:p>12.845471990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.8554971675">
                <text:p>12.8554971675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.8656596765">
                <text:p>12.865659676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.8758832215">
                <text:p>12.8758832215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.8861830615">
                <text:p>12.886183061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.8962082385">
                <text:p>12.8962082385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.9063860065">
                <text:p>12.906386006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.9166095515">
                <text:p>12.9166095515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.9269246505">
                <text:p>12.926924650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.9369498275">
                <text:p>12.9369498275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.9471581125">
                <text:p>12.9471581125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.9573816575">
                <text:p>12.9573816575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.9676814975">
                <text:p>12.967681497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.9777219345">
                <text:p>12.9777219345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.9878997025">
                <text:p>12.987899702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.9981537655">
                <text:p>12.9981537655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0084993825">
                <text:p>13.0084993825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.0185398195">
                <text:p>13.0185398195</text:p>
              </table:table-cell>
              <table:table-cell office:value-type="float" office:value="24.899315">
                <text:p>24.8993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0287481045">
                <text:p>13.0287481045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.039017426">
                <text:p>13.039017426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3.049332525">
                <text:p>13.04933252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.059403479">
                <text:p>13.059403479</text:p>
              </table:table-cell>
              <table:table-cell office:value-type="float" office:value="24.823862">
                <text:p>24.8238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.069611764">
                <text:p>13.069611764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3.079850568">
                <text:p>13.079850568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3.090196185">
                <text:p>13.090196185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.100282398">
                <text:p>13.100282398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3.110505943">
                <text:p>13.110505943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3.120790524">
                <text:p>13.120790524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131166659">
                <text:p>13.131166659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141268132">
                <text:p>13.141268132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3.151522195">
                <text:p>13.151522195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3.161806776">
                <text:p>13.161806776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3.172182911">
                <text:p>13.172182911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.182284384">
                <text:p>13.182284384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.1925537055">
                <text:p>13.1925537055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.2028688045">
                <text:p>13.202868804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.2132601985">
                <text:p>13.2132601985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.2233464115">
                <text:p>13.2233464115</text:p>
              </table:table-cell>
              <table:table-cell office:value-type="float" office:value="24.786308">
                <text:p>24.7863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2336309925">
                <text:p>13.2336309925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.2439308325">
                <text:p>13.243930832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2543374855">
                <text:p>13.2543374855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.2644694765">
                <text:p>13.2644694765</text:p>
              </table:table-cell>
              <table:table-cell office:value-type="float" office:value="24.674322">
                <text:p>24.6743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.274738798">
                <text:p>13.274738798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.285053897">
                <text:p>13.285053897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.295430032">
                <text:p>13.295430032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.305577281">
                <text:p>13.305577281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.315861862">
                <text:p>13.315861862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326161702">
                <text:p>13.326161702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.336598873">
                <text:p>13.336598873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.346715605">
                <text:p>13.346715605</text:p>
              </table:table-cell>
              <table:table-cell office:value-type="float" office:value="24.711538">
                <text:p>24.7115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.3569849265">
                <text:p>13.3569849265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.3673152845">
                <text:p>13.3673152845</text:p>
              </table:table-cell>
              <table:table-cell office:value-type="float" office:value="24.200518">
                <text:p>24.2005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.3777524555">
                <text:p>13.3777524555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.3878997045">
                <text:p>13.3878997045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.3981995445">
                <text:p>13.398199544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.4085604205">
                <text:p>13.4085604205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.4189975915">
                <text:p>13.4189975915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.4291448405">
                <text:p>13.4291448405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.4394599395">
                <text:p>13.4394599395</text:p>
              </table:table-cell>
              <table:table-cell office:value-type="float" office:value="24.236317">
                <text:p>24.2363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.4498055565">
                <text:p>13.4498055565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.4602427275">
                <text:p>13.4602427275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.4704052365">
                <text:p>13.4704052365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.4807355945">
                <text:p>13.4807355945</text:p>
              </table:table-cell>
              <table:table-cell office:value-type="float" office:value="24.200518">
                <text:p>24.2005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.4910964705">
                <text:p>13.4910964705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.50156416">
                <text:p>13.50156416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.511757187">
                <text:p>13.511757187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.522102804">
                <text:p>13.522102804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3.532478939">
                <text:p>13.532478939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3.542961887">
                <text:p>13.542961887</text:p>
              </table:table-cell>
              <table:table-cell office:value-type="float" office:value="23.848253">
                <text:p>23.84825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.553139655">
                <text:p>13.55313965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.563485272">
                <text:p>13.563485272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3.573861407">
                <text:p>13.573861407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3.584313837">
                <text:p>13.584313837</text:p>
              </table:table-cell>
              <table:table-cell office:value-type="float" office:value="23.917885">
                <text:p>23.91788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3.594506864">
                <text:p>13.594506864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3.60486774">
                <text:p>13.60486774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.615243875">
                <text:p>13.615243875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.625742082">
                <text:p>13.625742082</text:p>
              </table:table-cell>
              <table:table-cell office:value-type="float" office:value="23.813591">
                <text:p>23.8135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3.635950367">
                <text:p>13.635950367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3.646326502">
                <text:p>13.646326502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3.656748414">
                <text:p>13.656748414</text:p>
              </table:table-cell>
              <table:table-cell office:value-type="float" office:value="23.98792">
                <text:p>23.987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3.667246621">
                <text:p>13.667246621</text:p>
              </table:table-cell>
              <table:table-cell office:value-type="float" office:value="23.813591">
                <text:p>23.8135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.677454906">
                <text:p>13.677454906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.687831041">
                <text:p>13.687831041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3.698237694">
                <text:p>13.698237694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3.70875116">
                <text:p>13.70875116</text:p>
              </table:table-cell>
              <table:table-cell office:value-type="float" office:value="23.779028">
                <text:p>23.77902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3.718989964">
                <text:p>13.718989964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.729381358">
                <text:p>13.729381358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.739788011">
                <text:p>13.739788011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3.750301477">
                <text:p>13.750301477</text:p>
              </table:table-cell>
              <table:table-cell office:value-type="float" office:value="23.779028">
                <text:p>23.77902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.760479245">
                <text:p>13.76047924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3.77085538">
                <text:p>13.77085538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3.781292551">
                <text:p>13.781292551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.791806017">
                <text:p>13.791806017</text:p>
              </table:table-cell>
              <table:table-cell office:value-type="float" office:value="23.779028">
                <text:p>23.7790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3.802044821">
                <text:p>13.802044821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.812420956">
                <text:p>13.812420956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.822842868">
                <text:p>13.822842868</text:p>
              </table:table-cell>
              <table:table-cell office:value-type="float" office:value="23.98792">
                <text:p>23.9879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3.833356334">
                <text:p>13.833356334</text:p>
              </table:table-cell>
              <table:table-cell office:value-type="float" office:value="23.779028">
                <text:p>23.77902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3.843595138">
                <text:p>13.843595138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.854001791">
                <text:p>13.854001791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.864438962">
                <text:p>13.864438962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3.874952428">
                <text:p>13.874952428</text:p>
              </table:table-cell>
              <table:table-cell office:value-type="float" office:value="23.779028">
                <text:p>23.7790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3.885160713">
                <text:p>13.885160713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.895567366">
                <text:p>13.895567366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.905989278">
                <text:p>13.905989278</text:p>
              </table:table-cell>
              <table:table-cell office:value-type="float" office:value="23.98792">
                <text:p>23.9879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3.916487485">
                <text:p>13.916487485</text:p>
              </table:table-cell>
              <table:table-cell office:value-type="float" office:value="23.813591">
                <text:p>23.8135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.92671103">
                <text:p>13.92671103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.937087165">
                <text:p>13.937087165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.947524336">
                <text:p>13.947524336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.958037802">
                <text:p>13.958037802</text:p>
              </table:table-cell>
              <table:table-cell office:value-type="float" office:value="23.779028">
                <text:p>23.77902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.968230829">
                <text:p>13.968230829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.978622223">
                <text:p>13.978622223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3.989059394">
                <text:p>13.989059394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.9995270835">
                <text:p>13.9995270835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4.0097658875">
                <text:p>14.0097658875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4.0201420225">
                <text:p>14.0201420225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4.0305791935">
                <text:p>14.0305791935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.041046883">
                <text:p>14.041046883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4.051270428">
                <text:p>14.051270428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4.061631304">
                <text:p>14.061631304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4.072053216">
                <text:p>14.072053216</text:p>
              </table:table-cell>
              <table:table-cell office:value-type="float" office:value="23.98792">
                <text:p>23.9879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4.082551423">
                <text:p>14.082551423</text:p>
              </table:table-cell>
              <table:table-cell office:value-type="float" office:value="23.813591">
                <text:p>23.8135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4.092759708">
                <text:p>14.092759708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4.103120584">
                <text:p>14.103120584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.113527237">
                <text:p>14.113527237</text:p>
              </table:table-cell>
              <table:table-cell office:value-type="float" office:value="24.023094">
                <text:p>24.0230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.1239949265">
                <text:p>14.1239949265</text:p>
              </table:table-cell>
              <table:table-cell office:value-type="float" office:value="23.883017">
                <text:p>23.8830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4.1341879535">
                <text:p>14.1341879535</text:p>
              </table:table-cell>
              <table:table-cell office:value-type="float" office:value="24.526573">
                <text:p>24.52657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4.1445335705">
                <text:p>14.1445335705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4.1548944465">
                <text:p>14.1548944465</text:p>
              </table:table-cell>
              <table:table-cell office:value-type="float" office:value="24.129234">
                <text:p>24.1292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4.1653163585">
                <text:p>14.1653163585</text:p>
              </table:table-cell>
              <table:table-cell office:value-type="float" office:value="23.98792">
                <text:p>23.9879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.1754636075">
                <text:p>14.1754636075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.1857634475">
                <text:p>14.185763447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4.1961090645">
                <text:p>14.1961090645</text:p>
              </table:table-cell>
              <table:table-cell office:value-type="float" office:value="24.164822">
                <text:p>24.16482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4.2065462355">
                <text:p>14.2065462355</text:p>
              </table:table-cell>
              <table:table-cell office:value-type="float" office:value="23.952852">
                <text:p>23.95285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4.2166934845">
                <text:p>14.2166934845</text:p>
              </table:table-cell>
              <table:table-cell office:value-type="float" office:value="24.637218">
                <text:p>24.6372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.2269933245">
                <text:p>14.2269933245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.2373236825">
                <text:p>14.2373236825</text:p>
              </table:table-cell>
              <table:table-cell office:value-type="float" office:value="24.200518">
                <text:p>24.20051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2477150765">
                <text:p>14.2477150765</text:p>
              </table:table-cell>
              <table:table-cell office:value-type="float" office:value="24.05837">
                <text:p>24.0583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.2578165495">
                <text:p>14.2578165495</text:p>
              </table:table-cell>
              <table:table-cell office:value-type="float" office:value="24.748865">
                <text:p>24.74886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.268085871">
                <text:p>14.268085871</text:p>
              </table:table-cell>
              <table:table-cell office:value-type="float" office:value="24.344355">
                <text:p>24.3443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.278370452">
                <text:p>14.278370452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.288746587">
                <text:p>14.288746587</text:p>
              </table:table-cell>
              <table:table-cell office:value-type="float" office:value="24.09375">
                <text:p>24.0937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.298802283">
                <text:p>14.298802283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.309056346">
                <text:p>14.309056346</text:p>
              </table:table-cell>
              <table:table-cell office:value-type="float" office:value="24.38058">
                <text:p>24.3805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.319340927">
                <text:p>14.319340927</text:p>
              </table:table-cell>
              <table:table-cell office:value-type="float" office:value="24.308233">
                <text:p>24.3082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.329671285">
                <text:p>14.329671285</text:p>
              </table:table-cell>
              <table:table-cell office:value-type="float" office:value="24.200518">
                <text:p>24.20051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4.339726981">
                <text:p>14.339726981</text:p>
              </table:table-cell>
              <table:table-cell office:value-type="float" office:value="24.861532">
                <text:p>24.86153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4.349935266">
                <text:p>14.349935266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.36017407">
                <text:p>14.36017407</text:p>
              </table:table-cell>
              <table:table-cell office:value-type="float" office:value="24.416914">
                <text:p>24.41691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4.37047391">
                <text:p>14.37047391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.380499087">
                <text:p>14.380499087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.390676855">
                <text:p>14.390676855</text:p>
              </table:table-cell>
              <table:table-cell office:value-type="float" office:value="24.563343">
                <text:p>24.5633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.4009004">
                <text:p>14.4009004</text:p>
              </table:table-cell>
              <table:table-cell office:value-type="float" office:value="24.453358">
                <text:p>24.4533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.41120024">
                <text:p>14.41120024</text:p>
              </table:table-cell>
              <table:table-cell office:value-type="float" office:value="24.27222">
                <text:p>24.2722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.421225417">
                <text:p>14.421225417</text:p>
              </table:table-cell>
              <table:table-cell office:value-type="float" office:value="24.937216">
                <text:p>24.93721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.431387926">
                <text:p>14.431387926</text:p>
              </table:table-cell>
              <table:table-cell office:value-type="float" office:value="24.600225">
                <text:p>24.6002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.441596211">
                <text:p>14.441596211</text:p>
              </table:table-cell>
              <table:table-cell office:value-type="float" office:value="24.489912">
                <text:p>24.4899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.451880792">
                <text:p>14.451880792</text:p>
              </table:table-cell>
              <table:table-cell office:value-type="float" office:value="24.308233">
                <text:p>24.308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